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transparent" style:cell-protect="protected"/>
      <style:text-properties fo:color="#000000"/>
    </style:style>
    <style:style style:name="ce2" style:family="table-cell" style:parent-style-name="Default" style:data-style-name="N0">
      <style:table-cell-properties fo:background-color="transparent" style:cell-protect="protected"/>
      <style:text-properties fo:color="#000000"/>
    </style:style>
    <style:style style:name="ce3" style:family="table-cell" style:parent-style-name="Default" style:data-style-name="N3">
      <style:table-cell-properties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3">
      <style:table-cell-properties fo:border-top="2pt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8" style:family="table-cell" style:parent-style-name="Default" style:data-style-name="N3">
      <style:table-cell-properties fo:border-top="2pt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">
      <style:table-cell-properties fo:border-top="2pt solid #000000" fo:border-bottom="thin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3">
      <style:table-cell-properties fo:border-top="2pt solid #000000" fo:border-bottom="none" fo:border-left="2pt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3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3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3">
      <style:table-cell-properties fo:border-top="none" fo:border-bottom="none" fo:border-left="2pt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Default" style:data-style-name="N3">
      <style:table-cell-properties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none" fo:border-bottom="none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2pt solid #000000" style:vertical-align="middle" fo:background-color="transparent" style:cell-protect="protected"/>
      <style:text-properties fo:color="#000000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23" style:family="table-cell" style:parent-style-name="Default" style:data-style-name="N36">
      <style:table-cell-properties fo:border-top="none" fo:border-bottom="thin solid #000000" fo:border-left="2pt solid #000000" fo:border-right="2pt solid #000000" style:vertical-align="middle" fo:background-color="transparent" style:cell-protect="protected"/>
      <style:text-properties fo:color="#000000" fo:font-weight="bold" style:font-weight-asian="bold" style:font-weight-complex="bold"/>
    </style:style>
    <style:style style:name="ce24" style:family="table-cell" style:parent-style-name="Default" style:data-style-name="N36">
      <style:table-cell-properties fo:background-color="transparent" style:cell-protect="protected"/>
      <style:text-properties fo:color="#000000"/>
    </style:style>
    <style:style style:name="ce25" style:family="table-cell" style:parent-style-name="Default" style:data-style-name="N3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cell-protect="protected"/>
      <style:text-properties fo:color="#000000"/>
    </style:style>
    <style:style style:name="ce28" style:family="table-cell" style:parent-style-name="Default" style:data-style-name="N3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3">
      <style:table-cell-properties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">
      <style:table-cell-properties fo:border-top="2pt solid #000000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2pt solid #000000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2" style:family="table-cell" style:parent-style-name="Default" style:data-style-name="N3">
      <style:table-cell-properties fo:border-top="2pt solid #000000" fo:border-bottom="2pt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3" style:family="table-cell" style:parent-style-name="Default" style:data-style-name="N36">
      <style:table-cell-properties fo:border="2pt solid #000000" style:vertical-align="middle" fo:background-color="transparent" style:cell-protect="protected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222B35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222B35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336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333399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333399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80008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829027777777778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08138888888889cm"/>
    </style:style>
    <style:style style:name="co4" style:family="table-column">
      <style:table-column-properties fo:break-before="auto" style:column-width="15.2752777777778cm"/>
    </style:style>
    <style:style style:name="co5" style:family="table-column">
      <style:table-column-properties fo:break-before="auto" style:column-width="3.05152777777778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2.2225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 draw:fill="none" draw:stroke="solid" svg:stroke-width="0.01389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1" table:default-cell-style-name="ce2"/>
        <table:table-column table:style-name="co6" table:default-cell-style-name="ce3"/>
        <table:table-column table:style-name="co7" table:number-columns-repeated="16308" table:default-cell-style-name="ce2"/>
        <table:table-row table:style-name="ro1">
          <table:table-cell table:style-name="ce2"/>
          <table:table-cell office:value-type="string" table:number-columns-spanned="1" table:number-rows-spanned="2" table:style-name="ce4">
            <text:p>No. de orden</text:p>
          </table:table-cell>
          <table:table-cell office:value-type="string" table:number-columns-spanned="1" table:number-rows-spanned="2" table:style-name="ce5">
            <text:p>CICN</text:p>
          </table:table-cell>
          <table:table-cell table:number-columns-spanned="1" table:number-rows-spanned="2" table:style-name="ce6">
            <draw:connector draw:type="line" svg:x1="0.03125in" svg:y1="0.02083in" svg:x2="6.02431in" svg:y2="0.56944in" draw:z-index="1" draw:id="id0" draw:style-name="a0" draw:name="3 Conector recto">
              <svg:title/>
              <svg:desc/>
            </draw:connector>
          </table:table-cell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8">
            <text:p>31</text:p>
          </table:table-cell>
          <table:table-cell office:value-type="float" office:value="32" table:style-name="ce8">
            <text:p>3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8">
            <text:p>34</text:p>
          </table:table-cell>
          <table:table-cell office:value-type="float" office:value="35" table:style-name="ce8">
            <text:p>35</text:p>
          </table:table-cell>
          <table:table-cell office:value-type="float" office:value="36" table:style-name="ce8">
            <text:p>36</text:p>
          </table:table-cell>
          <table:table-cell office:value-type="float" office:value="37" table:style-name="ce8">
            <text:p>37</text:p>
          </table:table-cell>
          <table:table-cell office:value-type="float" office:value="38" table:style-name="ce8">
            <text:p>38</text:p>
          </table:table-cell>
          <table:table-cell office:value-type="float" office:value="39" table:style-name="ce8">
            <text:p>39</text:p>
          </table:table-cell>
          <table:table-cell office:value-type="float" office:value="40" table:style-name="ce8">
            <text:p>40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8">
            <text:p>42</text:p>
          </table:table-cell>
          <table:table-cell office:value-type="float" office:value="43" table:style-name="ce8">
            <text:p>43</text:p>
          </table:table-cell>
          <table:table-cell office:value-type="float" office:value="44" table:style-name="ce8">
            <text:p>44</text:p>
          </table:table-cell>
          <table:table-cell office:value-type="float" office:value="45" table:style-name="ce8">
            <text:p>45</text:p>
          </table:table-cell>
          <table:table-cell office:value-type="float" office:value="46" table:style-name="ce8">
            <text:p>46</text:p>
          </table:table-cell>
          <table:table-cell office:value-type="float" office:value="47" table:style-name="ce8">
            <text:p>47</text:p>
          </table:table-cell>
          <table:table-cell office:value-type="float" office:value="48" table:style-name="ce8">
            <text:p>48</text:p>
          </table:table-cell>
          <table:table-cell office:value-type="float" office:value="49" table:style-name="ce8">
            <text:p>49</text:p>
          </table:table-cell>
          <table:table-cell office:value-type="float" office:value="50" table:style-name="ce8">
            <text:p>50</text:p>
          </table:table-cell>
          <table:table-cell office:value-type="float" office:value="51" table:style-name="ce8">
            <text:p>51</text:p>
          </table:table-cell>
          <table:table-cell office:value-type="float" office:value="52" table:style-name="ce8">
            <text:p>52</text:p>
          </table:table-cell>
          <table:table-cell office:value-type="float" office:value="53" table:style-name="ce8">
            <text:p>53</text:p>
          </table:table-cell>
          <table:table-cell office:value-type="float" office:value="54" table:style-name="ce8">
            <text:p>54</text:p>
          </table:table-cell>
          <table:table-cell office:value-type="float" office:value="55" table:style-name="ce8">
            <text:p>55</text:p>
          </table:table-cell>
          <table:table-cell office:value-type="float" office:value="56" table:style-name="ce8">
            <text:p>56</text:p>
          </table:table-cell>
          <table:table-cell office:value-type="float" office:value="57" table:style-name="ce8">
            <text:p>57</text:p>
          </table:table-cell>
          <table:table-cell office:value-type="float" office:value="58" table:style-name="ce8">
            <text:p>58</text:p>
          </table:table-cell>
          <table:table-cell office:value-type="float" office:value="59" table:style-name="ce8">
            <text:p>59</text:p>
          </table:table-cell>
          <table:table-cell office:value-type="float" office:value="60" table:style-name="ce8">
            <text:p>60</text:p>
          </table:table-cell>
          <table:table-cell office:value-type="float" office:value="61" table:style-name="ce8">
            <text:p>61</text:p>
          </table:table-cell>
          <table:table-cell office:value-type="float" office:value="62" table:style-name="ce8">
            <text:p>62</text:p>
          </table:table-cell>
          <table:table-cell office:value-type="float" office:value="63" table:style-name="ce8">
            <text:p>63</text:p>
          </table:table-cell>
          <table:table-cell office:value-type="float" office:value="64" table:style-name="ce8">
            <text:p>64</text:p>
          </table:table-cell>
          <table:table-cell office:value-type="float" office:value="65" table:style-name="ce8">
            <text:p>65</text:p>
          </table:table-cell>
          <table:table-cell office:value-type="float" office:value="66" table:style-name="ce8">
            <text:p>66</text:p>
          </table:table-cell>
          <table:table-cell office:value-type="float" office:value="67" table:style-name="ce8">
            <text:p>67</text:p>
          </table:table-cell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71" table:style-name="ce9">
            <text:p>71</text:p>
          </table:table-cell>
          <table:table-cell office:value-type="string" table:number-columns-spanned="1" table:number-rows-spanned="2" table:style-name="ce10">
            <text:p>ENCADENAMIENTOS TOTALES HACIA ADELANTE</text:p>
          </table:table-cell>
          <table:table-cell table:number-columns-repeated="16308" table:style-name="ce2"/>
        </table:table-row>
        <table:table-row table:style-name="ro2">
          <table:table-cell table:style-name="ce2"/>
          <table:covered-table-cell/>
          <table:covered-table-cell/>
          <table:covered-table-cell/>
          <table:table-cell office:value-type="string" table:style-name="ce14">
            <text:p>001001</text:p>
          </table:table-cell>
          <table:table-cell office:value-type="string" table:style-name="ce15">
            <text:p>002001</text:p>
          </table:table-cell>
          <table:table-cell office:value-type="string" table:style-name="ce15">
            <text:p>003001</text:p>
          </table:table-cell>
          <table:table-cell office:value-type="string" table:style-name="ce15">
            <text:p>004001</text:p>
          </table:table-cell>
          <table:table-cell office:value-type="string" table:style-name="ce15">
            <text:p>004002</text:p>
          </table:table-cell>
          <table:table-cell office:value-type="string" table:style-name="ce15">
            <text:p>004003</text:p>
          </table:table-cell>
          <table:table-cell office:value-type="string" table:style-name="ce15">
            <text:p>005001</text:p>
          </table:table-cell>
          <table:table-cell office:value-type="string" table:style-name="ce15">
            <text:p>006001</text:p>
          </table:table-cell>
          <table:table-cell office:value-type="string" table:style-name="ce15">
            <text:p>007001</text:p>
          </table:table-cell>
          <table:table-cell office:value-type="string" table:style-name="ce15">
            <text:p>008001</text:p>
          </table:table-cell>
          <table:table-cell office:value-type="string" table:style-name="ce15">
            <text:p>008002</text:p>
          </table:table-cell>
          <table:table-cell office:value-type="string" table:style-name="ce15">
            <text:p>009001</text:p>
          </table:table-cell>
          <table:table-cell office:value-type="string" table:style-name="ce15">
            <text:p>009002</text:p>
          </table:table-cell>
          <table:table-cell office:value-type="string" table:style-name="ce15">
            <text:p>010001</text:p>
          </table:table-cell>
          <table:table-cell office:value-type="string" table:style-name="ce15">
            <text:p>010002</text:p>
          </table:table-cell>
          <table:table-cell office:value-type="string" table:style-name="ce15">
            <text:p>011001</text:p>
          </table:table-cell>
          <table:table-cell office:value-type="string" table:style-name="ce15">
            <text:p>012001</text:p>
          </table:table-cell>
          <table:table-cell office:value-type="string" table:style-name="ce15">
            <text:p>013001</text:p>
          </table:table-cell>
          <table:table-cell office:value-type="string" table:style-name="ce15">
            <text:p>013002</text:p>
          </table:table-cell>
          <table:table-cell office:value-type="string" table:style-name="ce15">
            <text:p>014001</text:p>
          </table:table-cell>
          <table:table-cell office:value-type="string" table:style-name="ce15">
            <text:p>015001</text:p>
          </table:table-cell>
          <table:table-cell office:value-type="string" table:style-name="ce15">
            <text:p>016001</text:p>
          </table:table-cell>
          <table:table-cell office:value-type="string" table:style-name="ce15">
            <text:p>016002</text:p>
          </table:table-cell>
          <table:table-cell office:value-type="string" table:style-name="ce15">
            <text:p>016003</text:p>
          </table:table-cell>
          <table:table-cell office:value-type="string" table:style-name="ce15">
            <text:p>017001</text:p>
          </table:table-cell>
          <table:table-cell office:value-type="string" table:style-name="ce15">
            <text:p>018001</text:p>
          </table:table-cell>
          <table:table-cell office:value-type="string" table:style-name="ce15">
            <text:p>019001</text:p>
          </table:table-cell>
          <table:table-cell office:value-type="string" table:style-name="ce15">
            <text:p>019002</text:p>
          </table:table-cell>
          <table:table-cell office:value-type="string" table:style-name="ce15">
            <text:p>019003</text:p>
          </table:table-cell>
          <table:table-cell office:value-type="string" table:style-name="ce15">
            <text:p>020001</text:p>
          </table:table-cell>
          <table:table-cell office:value-type="string" table:style-name="ce15">
            <text:p>020002</text:p>
          </table:table-cell>
          <table:table-cell office:value-type="string" table:style-name="ce15">
            <text:p>020003</text:p>
          </table:table-cell>
          <table:table-cell office:value-type="string" table:style-name="ce15">
            <text:p>021001</text:p>
          </table:table-cell>
          <table:table-cell office:value-type="string" table:style-name="ce15">
            <text:p>021002</text:p>
          </table:table-cell>
          <table:table-cell office:value-type="string" table:style-name="ce15">
            <text:p>021003</text:p>
          </table:table-cell>
          <table:table-cell office:value-type="string" table:style-name="ce15">
            <text:p>022001</text:p>
          </table:table-cell>
          <table:table-cell office:value-type="string" table:style-name="ce15">
            <text:p>023001</text:p>
          </table:table-cell>
          <table:table-cell office:value-type="string" table:style-name="ce15">
            <text:p>024001</text:p>
          </table:table-cell>
          <table:table-cell office:value-type="string" table:style-name="ce15">
            <text:p>025001</text:p>
          </table:table-cell>
          <table:table-cell office:value-type="string" table:style-name="ce15">
            <text:p>025002</text:p>
          </table:table-cell>
          <table:table-cell office:value-type="string" table:style-name="ce15">
            <text:p>026001</text:p>
          </table:table-cell>
          <table:table-cell office:value-type="string" table:style-name="ce15">
            <text:p>026002</text:p>
          </table:table-cell>
          <table:table-cell office:value-type="string" table:style-name="ce15">
            <text:p>027001</text:p>
          </table:table-cell>
          <table:table-cell office:value-type="string" table:style-name="ce15">
            <text:p>027002</text:p>
          </table:table-cell>
          <table:table-cell office:value-type="string" table:style-name="ce15">
            <text:p>028001</text:p>
          </table:table-cell>
          <table:table-cell office:value-type="string" table:style-name="ce15">
            <text:p>028002</text:p>
          </table:table-cell>
          <table:table-cell office:value-type="string" table:style-name="ce15">
            <text:p>029001</text:p>
          </table:table-cell>
          <table:table-cell office:value-type="string" table:style-name="ce15">
            <text:p>030001</text:p>
          </table:table-cell>
          <table:table-cell office:value-type="string" table:style-name="ce15">
            <text:p>031001</text:p>
          </table:table-cell>
          <table:table-cell office:value-type="string" table:style-name="ce15">
            <text:p>032001</text:p>
          </table:table-cell>
          <table:table-cell office:value-type="string" table:style-name="ce15">
            <text:p>033001</text:p>
          </table:table-cell>
          <table:table-cell office:value-type="string" table:style-name="ce15">
            <text:p>033002</text:p>
          </table:table-cell>
          <table:table-cell office:value-type="string" table:style-name="ce15">
            <text:p>034001</text:p>
          </table:table-cell>
          <table:table-cell office:value-type="string" table:style-name="ce15">
            <text:p>035001</text:p>
          </table:table-cell>
          <table:table-cell office:value-type="string" table:style-name="ce15">
            <text:p>035002</text:p>
          </table:table-cell>
          <table:table-cell office:value-type="string" table:style-name="ce15">
            <text:p>036001</text:p>
          </table:table-cell>
          <table:table-cell office:value-type="string" table:style-name="ce15">
            <text:p>036002</text:p>
          </table:table-cell>
          <table:table-cell office:value-type="string" table:style-name="ce15">
            <text:p>037001</text:p>
          </table:table-cell>
          <table:table-cell office:value-type="string" table:style-name="ce15">
            <text:p>038001</text:p>
          </table:table-cell>
          <table:table-cell office:value-type="string" table:style-name="ce15">
            <text:p>038002</text:p>
          </table:table-cell>
          <table:table-cell office:value-type="string" table:style-name="ce15">
            <text:p>039001</text:p>
          </table:table-cell>
          <table:table-cell office:value-type="string" table:style-name="ce15">
            <text:p>040001</text:p>
          </table:table-cell>
          <table:table-cell office:value-type="string" table:style-name="ce15">
            <text:p>041001</text:p>
          </table:table-cell>
          <table:table-cell office:value-type="string" table:style-name="ce15">
            <text:p>042001</text:p>
          </table:table-cell>
          <table:table-cell office:value-type="string" table:style-name="ce15">
            <text:p>043001</text:p>
          </table:table-cell>
          <table:table-cell office:value-type="string" table:style-name="ce15">
            <text:p>044001</text:p>
          </table:table-cell>
          <table:table-cell office:value-type="string" table:style-name="ce15">
            <text:p>044002</text:p>
          </table:table-cell>
          <table:table-cell office:value-type="string" table:style-name="ce15">
            <text:p>045001</text:p>
          </table:table-cell>
          <table:table-cell office:value-type="string" table:style-name="ce15">
            <text:p>045002</text:p>
          </table:table-cell>
          <table:table-cell office:value-type="string" table:style-name="ce15">
            <text:p>046001</text:p>
          </table:table-cell>
          <table:table-cell office:value-type="string" table:style-name="ce16">
            <text:p>047001</text:p>
          </table:table-cell>
          <table:covered-table-cell/>
          <table:table-cell table:number-columns-repeated="16308" table:style-name="ce2"/>
        </table:table-row>
        <table:table-row table:style-name="ro3">
          <table:table-cell table:style-name="ce18"/>
          <table:table-cell office:value-type="float" office:value="1" table:style-name="ce19">
            <text:p>1</text:p>
          </table:table-cell>
          <table:table-cell office:value-type="string" table:style-name="ce20">
            <text:p>001001</text:p>
          </table:table-cell>
          <table:table-cell office:value-type="string" table:style-name="ce21">
            <text:p>Cultivo de banano, café y cacao</text:p>
          </table:table-cell>
          <table:table-cell office:value-type="float" office:value="1.0349442281620527" table:style-name="ce22">
            <text:p>1.0349</text:p>
          </table:table-cell>
          <table:table-cell office:value-type="float" office:value="1.6211427607117876E-4" table:style-name="ce22">
            <text:p>0.0002</text:p>
          </table:table-cell>
          <table:table-cell office:value-type="float" office:value="2.0538176205345073E-4" table:style-name="ce22">
            <text:p>0.0002</text:p>
          </table:table-cell>
          <table:table-cell office:value-type="float" office:value="9.556542819291969E-5" table:style-name="ce22">
            <text:p>0.0001</text:p>
          </table:table-cell>
          <table:table-cell office:value-type="float" office:value="2.6257920173206484E-4" table:style-name="ce22">
            <text:p>0.0003</text:p>
          </table:table-cell>
          <table:table-cell office:value-type="float" office:value="1.6628717229442996E-4" table:style-name="ce22">
            <text:p>0.0002</text:p>
          </table:table-cell>
          <table:table-cell office:value-type="float" office:value="1.0310476246714905E-3" table:style-name="ce22">
            <text:p>0.0010</text:p>
          </table:table-cell>
          <table:table-cell office:value-type="float" office:value="9.7165606696250661E-5" table:style-name="ce22">
            <text:p>0.0001</text:p>
          </table:table-cell>
          <table:table-cell office:value-type="float" office:value="7.1931915856040813E-4" table:style-name="ce22">
            <text:p>0.0007</text:p>
          </table:table-cell>
          <table:table-cell office:value-type="float" office:value="3.1557175081613464E-4" table:style-name="ce22">
            <text:p>0.0003</text:p>
          </table:table-cell>
          <table:table-cell office:value-type="float" office:value="3.8616739991294188E-4" table:style-name="ce22">
            <text:p>0.0004</text:p>
          </table:table-cell>
          <table:table-cell office:value-type="float" office:value="1.7165209595020259E-4" table:style-name="ce22">
            <text:p>0.0002</text:p>
          </table:table-cell>
          <table:table-cell office:value-type="float" office:value="3.143691187526015E-4" table:style-name="ce22">
            <text:p>0.0003</text:p>
          </table:table-cell>
          <table:table-cell office:value-type="float" office:value="3.1837270390146303E-4" table:style-name="ce22">
            <text:p>0.0003</text:p>
          </table:table-cell>
          <table:table-cell office:value-type="float" office:value="3.8876212860215222E-4" table:style-name="ce22">
            <text:p>0.0004</text:p>
          </table:table-cell>
          <table:table-cell office:value-type="float" office:value="1.6415502109737381E-3" table:style-name="ce22">
            <text:p>0.0016</text:p>
          </table:table-cell>
          <table:table-cell office:value-type="float" office:value="1.5431228442083543E-3" table:style-name="ce22">
            <text:p>0.0015</text:p>
          </table:table-cell>
          <table:table-cell office:value-type="float" office:value="8.4151055305969121E-4" table:style-name="ce22">
            <text:p>0.0008</text:p>
          </table:table-cell>
          <table:table-cell office:value-type="float" office:value="9.1248850025391678E-4" table:style-name="ce22">
            <text:p>0.0009</text:p>
          </table:table-cell>
          <table:table-cell office:value-type="float" office:value="7.998605176192103E-4" table:style-name="ce22">
            <text:p>0.0008</text:p>
          </table:table-cell>
          <table:table-cell office:value-type="float" office:value="1.560407415035803E-3" table:style-name="ce22">
            <text:p>0.0016</text:p>
          </table:table-cell>
          <table:table-cell office:value-type="float" office:value="2.9153660958829569E-3" table:style-name="ce22">
            <text:p>0.0029</text:p>
          </table:table-cell>
          <table:table-cell office:value-type="float" office:value="3.6812313898103685E-3" table:style-name="ce22">
            <text:p>0.0037</text:p>
          </table:table-cell>
          <table:table-cell office:value-type="float" office:value="3.2367680686721458E-3" table:style-name="ce22">
            <text:p>0.0032</text:p>
          </table:table-cell>
          <table:table-cell office:value-type="float" office:value="3.2102020881609971E-4" table:style-name="ce22">
            <text:p>0.0003</text:p>
          </table:table-cell>
          <table:table-cell office:value-type="float" office:value="0.11862513635779623" table:style-name="ce22">
            <text:p>0.1186</text:p>
          </table:table-cell>
          <table:table-cell office:value-type="float" office:value="1.3233500257828243E-3" table:style-name="ce22">
            <text:p>0.0013</text:p>
          </table:table-cell>
          <table:table-cell office:value-type="float" office:value="0.26922934444117985" table:style-name="ce22">
            <text:p>0.2692</text:p>
          </table:table-cell>
          <table:table-cell office:value-type="float" office:value="2.4888251179181156E-2" table:style-name="ce22">
            <text:p>0.0249</text:p>
          </table:table-cell>
          <table:table-cell office:value-type="float" office:value="4.455290404550111E-4" table:style-name="ce22">
            <text:p>0.0004</text:p>
          </table:table-cell>
          <table:table-cell office:value-type="float" office:value="6.6866645347885944E-4" table:style-name="ce22">
            <text:p>0.0007</text:p>
          </table:table-cell>
          <table:table-cell office:value-type="float" office:value="3.8042379890715821E-4" table:style-name="ce22">
            <text:p>0.0004</text:p>
          </table:table-cell>
          <table:table-cell office:value-type="float" office:value="7.4300113218268881E-4" table:style-name="ce22">
            <text:p>0.0007</text:p>
          </table:table-cell>
          <table:table-cell office:value-type="float" office:value="9.3777065509075333E-4" table:style-name="ce22">
            <text:p>0.0009</text:p>
          </table:table-cell>
          <table:table-cell office:value-type="float" office:value="8.8717399977810796E-4" table:style-name="ce22">
            <text:p>0.0009</text:p>
          </table:table-cell>
          <table:table-cell office:value-type="float" office:value="1.1181678781497411E-3" table:style-name="ce22">
            <text:p>0.0011</text:p>
          </table:table-cell>
          <table:table-cell office:value-type="float" office:value="5.5685922260111196E-4" table:style-name="ce22">
            <text:p>0.0006</text:p>
          </table:table-cell>
          <table:table-cell office:value-type="float" office:value="4.138361983407433E-4" table:style-name="ce22">
            <text:p>0.0004</text:p>
          </table:table-cell>
          <table:table-cell office:value-type="float" office:value="9.733842862686764E-4" table:style-name="ce22">
            <text:p>0.0010</text:p>
          </table:table-cell>
          <table:table-cell office:value-type="float" office:value="5.226522112956977E-4" table:style-name="ce22">
            <text:p>0.0005</text:p>
          </table:table-cell>
          <table:table-cell office:value-type="float" office:value="5.6904336968334826E-4" table:style-name="ce22">
            <text:p>0.0006</text:p>
          </table:table-cell>
          <table:table-cell office:value-type="float" office:value="9.2913729511843904E-4" table:style-name="ce22">
            <text:p>0.0009</text:p>
          </table:table-cell>
          <table:table-cell office:value-type="float" office:value="4.4686966109962304E-4" table:style-name="ce22">
            <text:p>0.0004</text:p>
          </table:table-cell>
          <table:table-cell office:value-type="float" office:value="5.4661405779084552E-4" table:style-name="ce22">
            <text:p>0.0005</text:p>
          </table:table-cell>
          <table:table-cell office:value-type="float" office:value="7.8167561830991467E-4" table:style-name="ce22">
            <text:p>0.0008</text:p>
          </table:table-cell>
          <table:table-cell office:value-type="float" office:value="5.6693850495165418E-4" table:style-name="ce22">
            <text:p>0.0006</text:p>
          </table:table-cell>
          <table:table-cell office:value-type="float" office:value="7.9072756445497719E-4" table:style-name="ce22">
            <text:p>0.0008</text:p>
          </table:table-cell>
          <table:table-cell office:value-type="float" office:value="5.6366970090132107E-4" table:style-name="ce22">
            <text:p>0.0006</text:p>
          </table:table-cell>
          <table:table-cell office:value-type="float" office:value="1.2695682264117355E-3" table:style-name="ce22">
            <text:p>0.0013</text:p>
          </table:table-cell>
          <table:table-cell office:value-type="float" office:value="6.8409952098726274E-4" table:style-name="ce22">
            <text:p>0.0007</text:p>
          </table:table-cell>
          <table:table-cell office:value-type="float" office:value="5.4632129869591479E-4" table:style-name="ce22">
            <text:p>0.0005</text:p>
          </table:table-cell>
          <table:table-cell office:value-type="float" office:value="9.8519986157750549E-5" table:style-name="ce22">
            <text:p>0.0001</text:p>
          </table:table-cell>
          <table:table-cell office:value-type="float" office:value="6.8077662794379854E-4" table:style-name="ce22">
            <text:p>0.0007</text:p>
          </table:table-cell>
          <table:table-cell office:value-type="float" office:value="1.6095240871829138E-4" table:style-name="ce22">
            <text:p>0.0002</text:p>
          </table:table-cell>
          <table:table-cell office:value-type="float" office:value="8.4131126161851946E-5" table:style-name="ce22">
            <text:p>0.0001</text:p>
          </table:table-cell>
          <table:table-cell office:value-type="float" office:value="1.1395440916808811E-3" table:style-name="ce22">
            <text:p>0.0011</text:p>
          </table:table-cell>
          <table:table-cell office:value-type="float" office:value="1.4943142801879979E-3" table:style-name="ce22">
            <text:p>0.0015</text:p>
          </table:table-cell>
          <table:table-cell office:value-type="float" office:value="2.9276698833625726E-4" table:style-name="ce22">
            <text:p>0.0003</text:p>
          </table:table-cell>
          <table:table-cell office:value-type="float" office:value="1.2209113164007916E-4" table:style-name="ce22">
            <text:p>0.0001</text:p>
          </table:table-cell>
          <table:table-cell office:value-type="float" office:value="1.5200775186244962E-4" table:style-name="ce22">
            <text:p>0.0002</text:p>
          </table:table-cell>
          <table:table-cell office:value-type="float" office:value="1.2735794649284879E-4" table:style-name="ce22">
            <text:p>0.0001</text:p>
          </table:table-cell>
          <table:table-cell office:value-type="float" office:value="1.0959622592821899E-4" table:style-name="ce22">
            <text:p>0.0001</text:p>
          </table:table-cell>
          <table:table-cell office:value-type="float" office:value="1.3705089006666346E-4" table:style-name="ce22">
            <text:p>0.0001</text:p>
          </table:table-cell>
          <table:table-cell office:value-type="float" office:value="1.3539516430172789E-4" table:style-name="ce22">
            <text:p>0.0001</text:p>
          </table:table-cell>
          <table:table-cell office:value-type="float" office:value="2.4177724105393269E-4" table:style-name="ce22">
            <text:p>0.0002</text:p>
          </table:table-cell>
          <table:table-cell office:value-type="float" office:value="9.5220485758653402E-4" table:style-name="ce22">
            <text:p>0.0010</text:p>
          </table:table-cell>
          <table:table-cell office:value-type="float" office:value="4.4287630872712718E-5" table:style-name="ce22">
            <text:p>0.0000</text:p>
          </table:table-cell>
          <table:table-cell office:value-type="float" office:value="8.6863045776014252E-4" table:style-name="ce22">
            <text:p>0.0009</text:p>
          </table:table-cell>
          <table:table-cell office:value-type="float" office:value="3.0200806497756991E-4" table:style-name="ce22">
            <text:p>0.0003</text:p>
          </table:table-cell>
          <table:table-cell office:value-type="float" office:value="4.3834586014080258E-4" table:style-name="ce22">
            <text:p>0.0004</text:p>
          </table:table-cell>
          <table:table-cell office:value-type="float" office:value="0" table:style-name="ce22">
            <text:p>0.0000</text:p>
          </table:table-cell>
          <table:table-cell office:value-type="float" office:value="1.4940218798253571" table:style-name="ce23">
            <text:p>1.4940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" table:style-name="ce25">
            <text:p>2</text:p>
          </table:table-cell>
          <table:table-cell office:value-type="string" table:style-name="ce26">
            <text:p>002001</text:p>
          </table:table-cell>
          <table:table-cell office:value-type="string" table:style-name="ce27">
            <text:p>Cultivo de cereales</text:p>
          </table:table-cell>
          <table:table-cell office:value-type="float" office:value="1.73919315454262E-4" table:style-name="ce22">
            <text:p>0.0002</text:p>
          </table:table-cell>
          <table:table-cell office:value-type="float" office:value="1.0008189691582383" table:style-name="ce22">
            <text:p>1.0008</text:p>
          </table:table-cell>
          <table:table-cell office:value-type="float" office:value="8.5192674129950491E-5" table:style-name="ce22">
            <text:p>0.0001</text:p>
          </table:table-cell>
          <table:table-cell office:value-type="float" office:value="4.3117529525758861E-5" table:style-name="ce22">
            <text:p>0.0000</text:p>
          </table:table-cell>
          <table:table-cell office:value-type="float" office:value="9.322866944478526E-5" table:style-name="ce22">
            <text:p>0.0001</text:p>
          </table:table-cell>
          <table:table-cell office:value-type="float" office:value="1.047640120485985E-4" table:style-name="ce22">
            <text:p>0.0001</text:p>
          </table:table-cell>
          <table:table-cell office:value-type="float" office:value="5.466626683025699E-3" table:style-name="ce22">
            <text:p>0.0055</text:p>
          </table:table-cell>
          <table:table-cell office:value-type="float" office:value="4.0812252844183289E-5" table:style-name="ce22">
            <text:p>0.0000</text:p>
          </table:table-cell>
          <table:table-cell office:value-type="float" office:value="5.6943161968418766E-3" table:style-name="ce22">
            <text:p>0.0057</text:p>
          </table:table-cell>
          <table:table-cell office:value-type="float" office:value="3.3998966608049558E-3" table:style-name="ce22">
            <text:p>0.0034</text:p>
          </table:table-cell>
          <table:table-cell office:value-type="float" office:value="5.1820547657036985E-4" table:style-name="ce22">
            <text:p>0.0005</text:p>
          </table:table-cell>
          <table:table-cell office:value-type="float" office:value="1.2588013050802188E-4" table:style-name="ce22">
            <text:p>0.0001</text:p>
          </table:table-cell>
          <table:table-cell office:value-type="float" office:value="1.1796380289713442E-4" table:style-name="ce22">
            <text:p>0.0001</text:p>
          </table:table-cell>
          <table:table-cell office:value-type="float" office:value="1.2381930367938809E-4" table:style-name="ce22">
            <text:p>0.0001</text:p>
          </table:table-cell>
          <table:table-cell office:value-type="float" office:value="1.3629785719490491E-4" table:style-name="ce22">
            <text:p>0.0001</text:p>
          </table:table-cell>
          <table:table-cell office:value-type="float" office:value="3.9219376454320089E-2" table:style-name="ce22">
            <text:p>0.0392</text:p>
          </table:table-cell>
          <table:table-cell office:value-type="float" office:value="6.8669910906865403E-2" table:style-name="ce22">
            <text:p>0.0687</text:p>
          </table:table-cell>
          <table:table-cell office:value-type="float" office:value="1.0689650502225801E-3" table:style-name="ce22">
            <text:p>0.0011</text:p>
          </table:table-cell>
          <table:table-cell office:value-type="float" office:value="1.3939363359038966E-3" table:style-name="ce22">
            <text:p>0.0014</text:p>
          </table:table-cell>
          <table:table-cell office:value-type="float" office:value="4.8457819915134681E-3" table:style-name="ce22">
            <text:p>0.0048</text:p>
          </table:table-cell>
          <table:table-cell office:value-type="float" office:value="4.2227639250782588E-3" table:style-name="ce22">
            <text:p>0.0042</text:p>
          </table:table-cell>
          <table:table-cell office:value-type="float" office:value="0.4728413960106928" table:style-name="ce22">
            <text:p>0.4728</text:p>
          </table:table-cell>
          <table:table-cell office:value-type="float" office:value="0.11230701804992498" table:style-name="ce22">
            <text:p>0.1123</text:p>
          </table:table-cell>
          <table:table-cell office:value-type="float" office:value="0.14184251869033698" table:style-name="ce22">
            <text:p>0.1418</text:p>
          </table:table-cell>
          <table:table-cell office:value-type="float" office:value="1.1753318621644843E-4" table:style-name="ce22">
            <text:p>0.0001</text:p>
          </table:table-cell>
          <table:table-cell office:value-type="float" office:value="2.7451826772104675E-3" table:style-name="ce22">
            <text:p>0.0027</text:p>
          </table:table-cell>
          <table:table-cell office:value-type="float" office:value="6.0973211957810317E-2" table:style-name="ce22">
            <text:p>0.0610</text:p>
          </table:table-cell>
          <table:table-cell office:value-type="float" office:value="2.1802060218048446E-4" table:style-name="ce22">
            <text:p>0.0002</text:p>
          </table:table-cell>
          <table:table-cell office:value-type="float" office:value="0.10675566043942315" table:style-name="ce22">
            <text:p>0.1068</text:p>
          </table:table-cell>
          <table:table-cell office:value-type="float" office:value="1.3719086280943789E-2" table:style-name="ce22">
            <text:p>0.0137</text:p>
          </table:table-cell>
          <table:table-cell office:value-type="float" office:value="2.3979175655968911E-4" table:style-name="ce22">
            <text:p>0.0002</text:p>
          </table:table-cell>
          <table:table-cell office:value-type="float" office:value="1.4060127508533864E-4" table:style-name="ce22">
            <text:p>0.0001</text:p>
          </table:table-cell>
          <table:table-cell office:value-type="float" office:value="2.3678357167411033E-4" table:style-name="ce22">
            <text:p>0.0002</text:p>
          </table:table-cell>
          <table:table-cell office:value-type="float" office:value="2.9443698573894552E-4" table:style-name="ce22">
            <text:p>0.0003</text:p>
          </table:table-cell>
          <table:table-cell office:value-type="float" office:value="1.3347797587651943E-3" table:style-name="ce22">
            <text:p>0.0013</text:p>
          </table:table-cell>
          <table:table-cell office:value-type="float" office:value="1.4099445204530374E-3" table:style-name="ce22">
            <text:p>0.0014</text:p>
          </table:table-cell>
          <table:table-cell office:value-type="float" office:value="1.8541524719330578E-4" table:style-name="ce22">
            <text:p>0.0002</text:p>
          </table:table-cell>
          <table:table-cell office:value-type="float" office:value="1.4895568048679185E-4" table:style-name="ce22">
            <text:p>0.0001</text:p>
          </table:table-cell>
          <table:table-cell office:value-type="float" office:value="3.711713086075487E-4" table:style-name="ce22">
            <text:p>0.0004</text:p>
          </table:table-cell>
          <table:table-cell office:value-type="float" office:value="2.6034558848277557E-4" table:style-name="ce22">
            <text:p>0.0003</text:p>
          </table:table-cell>
          <table:table-cell office:value-type="float" office:value="1.7922932240309084E-4" table:style-name="ce22">
            <text:p>0.0002</text:p>
          </table:table-cell>
          <table:table-cell office:value-type="float" office:value="2.7771323280335999E-4" table:style-name="ce22">
            <text:p>0.0003</text:p>
          </table:table-cell>
          <table:table-cell office:value-type="float" office:value="1.5696783676825247E-4" table:style-name="ce22">
            <text:p>0.0002</text:p>
          </table:table-cell>
          <table:table-cell office:value-type="float" office:value="1.9432190184214983E-4" table:style-name="ce22">
            <text:p>0.0002</text:p>
          </table:table-cell>
          <table:table-cell office:value-type="float" office:value="2.45287395808752E-4" table:style-name="ce22">
            <text:p>0.0002</text:p>
          </table:table-cell>
          <table:table-cell office:value-type="float" office:value="1.7339701088726537E-4" table:style-name="ce22">
            <text:p>0.0002</text:p>
          </table:table-cell>
          <table:table-cell office:value-type="float" office:value="2.6094716188947067E-4" table:style-name="ce22">
            <text:p>0.0003</text:p>
          </table:table-cell>
          <table:table-cell office:value-type="float" office:value="1.7363657731838113E-4" table:style-name="ce22">
            <text:p>0.0002</text:p>
          </table:table-cell>
          <table:table-cell office:value-type="float" office:value="8.0850894365311755E-4" table:style-name="ce22">
            <text:p>0.0008</text:p>
          </table:table-cell>
          <table:table-cell office:value-type="float" office:value="6.0004837598187676E-4" table:style-name="ce22">
            <text:p>0.0006</text:p>
          </table:table-cell>
          <table:table-cell office:value-type="float" office:value="1.9324502735219658E-4" table:style-name="ce22">
            <text:p>0.0002</text:p>
          </table:table-cell>
          <table:table-cell office:value-type="float" office:value="4.6000424605611867E-5" table:style-name="ce22">
            <text:p>0.0000</text:p>
          </table:table-cell>
          <table:table-cell office:value-type="float" office:value="2.6737029220730448E-4" table:style-name="ce22">
            <text:p>0.0003</text:p>
          </table:table-cell>
          <table:table-cell office:value-type="float" office:value="7.6620826663451446E-5" table:style-name="ce22">
            <text:p>0.0001</text:p>
          </table:table-cell>
          <table:table-cell office:value-type="float" office:value="2.8304251652926191E-5" table:style-name="ce22">
            <text:p>0.0000</text:p>
          </table:table-cell>
          <table:table-cell office:value-type="float" office:value="3.6701662864074632E-3" table:style-name="ce22">
            <text:p>0.0037</text:p>
          </table:table-cell>
          <table:table-cell office:value-type="float" office:value="8.4802489536803249E-3" table:style-name="ce22">
            <text:p>0.0085</text:p>
          </table:table-cell>
          <table:table-cell office:value-type="float" office:value="1.7663866809061648E-4" table:style-name="ce22">
            <text:p>0.0002</text:p>
          </table:table-cell>
          <table:table-cell office:value-type="float" office:value="6.612944624509062E-5" table:style-name="ce22">
            <text:p>0.0001</text:p>
          </table:table-cell>
          <table:table-cell office:value-type="float" office:value="1.4190145487262871E-4" table:style-name="ce22">
            <text:p>0.0001</text:p>
          </table:table-cell>
          <table:table-cell office:value-type="float" office:value="1.9272860565538162E-4" table:style-name="ce22">
            <text:p>0.0002</text:p>
          </table:table-cell>
          <table:table-cell office:value-type="float" office:value="1.1273960116884308E-4" table:style-name="ce22">
            <text:p>0.0001</text:p>
          </table:table-cell>
          <table:table-cell office:value-type="float" office:value="7.5150966231644009E-5" table:style-name="ce22">
            <text:p>0.0001</text:p>
          </table:table-cell>
          <table:table-cell office:value-type="float" office:value="5.9140117565109625E-5" table:style-name="ce22">
            <text:p>0.0001</text:p>
          </table:table-cell>
          <table:table-cell office:value-type="float" office:value="1.4325747626399822E-3" table:style-name="ce22">
            <text:p>0.0014</text:p>
          </table:table-cell>
          <table:table-cell office:value-type="float" office:value="2.5111842261913812E-3" table:style-name="ce22">
            <text:p>0.0025</text:p>
          </table:table-cell>
          <table:table-cell office:value-type="float" office:value="4.9696869822626903E-5" table:style-name="ce22">
            <text:p>0.0000</text:p>
          </table:table-cell>
          <table:table-cell office:value-type="float" office:value="1.1687170505545216E-3" table:style-name="ce22">
            <text:p>0.0012</text:p>
          </table:table-cell>
          <table:table-cell office:value-type="float" office:value="2.3351627387850315E-4" table:style-name="ce22">
            <text:p>0.0002</text:p>
          </table:table-cell>
          <table:table-cell office:value-type="float" office:value="1.1896138415174082E-3" table:style-name="ce22">
            <text:p>0.0012</text:p>
          </table:table-cell>
          <table:table-cell office:value-type="float" office:value="0" table:style-name="ce22">
            <text:p>0.0000</text:p>
          </table:table-cell>
          <table:table-cell office:value-type="float" office:value="2.0757473436812548" table:style-name="ce23">
            <text:p>2.0757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" table:style-name="ce25">
            <text:p>3</text:p>
          </table:table-cell>
          <table:table-cell office:value-type="string" table:style-name="ce26">
            <text:p>003001</text:p>
          </table:table-cell>
          <table:table-cell office:value-type="string" table:style-name="ce27">
            <text:p>Cultivo de flores</text:p>
          </table:table-cell>
          <table:table-cell office:value-type="float" office:value="7.1527220699690804E-5" table:style-name="ce22">
            <text:p>0.0001</text:p>
          </table:table-cell>
          <table:table-cell office:value-type="float" office:value="2.3505473302551719E-5" table:style-name="ce22">
            <text:p>0.0000</text:p>
          </table:table-cell>
          <table:table-cell office:value-type="float" office:value="1.002019992203236" table:style-name="ce22">
            <text:p>1.0020</text:p>
          </table:table-cell>
          <table:table-cell office:value-type="float" office:value="1.4774938920000686E-5" table:style-name="ce22">
            <text:p>0.0000</text:p>
          </table:table-cell>
          <table:table-cell office:value-type="float" office:value="3.5861697569793644E-5" table:style-name="ce22">
            <text:p>0.0000</text:p>
          </table:table-cell>
          <table:table-cell office:value-type="float" office:value="2.460664214071216E-5" table:style-name="ce22">
            <text:p>0.0000</text:p>
          </table:table-cell>
          <table:table-cell office:value-type="float" office:value="6.5563237784173884E-5" table:style-name="ce22">
            <text:p>0.0001</text:p>
          </table:table-cell>
          <table:table-cell office:value-type="float" office:value="1.4842699806924528E-5" table:style-name="ce22">
            <text:p>0.0000</text:p>
          </table:table-cell>
          <table:table-cell office:value-type="float" office:value="9.2215956627302286E-5" table:style-name="ce22">
            <text:p>0.0001</text:p>
          </table:table-cell>
          <table:table-cell office:value-type="float" office:value="4.0395823279293495E-5" table:style-name="ce22">
            <text:p>0.0000</text:p>
          </table:table-cell>
          <table:table-cell office:value-type="float" office:value="5.3018578967876503E-5" table:style-name="ce22">
            <text:p>0.0001</text:p>
          </table:table-cell>
          <table:table-cell office:value-type="float" office:value="4.4456987273801573E-5" table:style-name="ce22">
            <text:p>0.0000</text:p>
          </table:table-cell>
          <table:table-cell office:value-type="float" office:value="5.5911097773920938E-5" table:style-name="ce22">
            <text:p>0.0001</text:p>
          </table:table-cell>
          <table:table-cell office:value-type="float" office:value="4.2629073119534043E-5" table:style-name="ce22">
            <text:p>0.0000</text:p>
          </table:table-cell>
          <table:table-cell office:value-type="float" office:value="5.3102743239671489E-5" table:style-name="ce22">
            <text:p>0.0001</text:p>
          </table:table-cell>
          <table:table-cell office:value-type="float" office:value="1.8077275874684793E-4" table:style-name="ce22">
            <text:p>0.0002</text:p>
          </table:table-cell>
          <table:table-cell office:value-type="float" office:value="1.8504214710397679E-4" table:style-name="ce22">
            <text:p>0.0002</text:p>
          </table:table-cell>
          <table:table-cell office:value-type="float" office:value="1.0960846236769494E-4" table:style-name="ce22">
            <text:p>0.0001</text:p>
          </table:table-cell>
          <table:table-cell office:value-type="float" office:value="1.1610042972939203E-4" table:style-name="ce22">
            <text:p>0.0001</text:p>
          </table:table-cell>
          <table:table-cell office:value-type="float" office:value="1.0335365801637481E-4" table:style-name="ce22">
            <text:p>0.0001</text:p>
          </table:table-cell>
          <table:table-cell office:value-type="float" office:value="1.5760936703958949E-4" table:style-name="ce22">
            <text:p>0.0002</text:p>
          </table:table-cell>
          <table:table-cell office:value-type="float" office:value="1.3544354656052555E-4" table:style-name="ce22">
            <text:p>0.0001</text:p>
          </table:table-cell>
          <table:table-cell office:value-type="float" office:value="1.6486826659146598E-4" table:style-name="ce22">
            <text:p>0.0002</text:p>
          </table:table-cell>
          <table:table-cell office:value-type="float" office:value="1.730932438940593E-4" table:style-name="ce22">
            <text:p>0.0002</text:p>
          </table:table-cell>
          <table:table-cell office:value-type="float" office:value="4.5822591989003204E-5" table:style-name="ce22">
            <text:p>0.0000</text:p>
          </table:table-cell>
          <table:table-cell office:value-type="float" office:value="1.4479006087381584E-4" table:style-name="ce22">
            <text:p>0.0001</text:p>
          </table:table-cell>
          <table:table-cell office:value-type="float" office:value="1.0548726578624142E-4" table:style-name="ce22">
            <text:p>0.0001</text:p>
          </table:table-cell>
          <table:table-cell office:value-type="float" office:value="8.6292304859376465E-5" table:style-name="ce22">
            <text:p>0.0001</text:p>
          </table:table-cell>
          <table:table-cell office:value-type="float" office:value="1.0933669149736227E-4" table:style-name="ce22">
            <text:p>0.0001</text:p>
          </table:table-cell>
          <table:table-cell office:value-type="float" office:value="5.3254176349987627E-5" table:style-name="ce22">
            <text:p>0.0001</text:p>
          </table:table-cell>
          <table:table-cell office:value-type="float" office:value="8.8787423151780124E-5" table:style-name="ce22">
            <text:p>0.0001</text:p>
          </table:table-cell>
          <table:table-cell office:value-type="float" office:value="5.3696887292943352E-5" table:style-name="ce22">
            <text:p>0.0001</text:p>
          </table:table-cell>
          <table:table-cell office:value-type="float" office:value="9.5787342703648401E-5" table:style-name="ce22">
            <text:p>0.0001</text:p>
          </table:table-cell>
          <table:table-cell office:value-type="float" office:value="1.2003393737924135E-4" table:style-name="ce22">
            <text:p>0.0001</text:p>
          </table:table-cell>
          <table:table-cell office:value-type="float" office:value="1.1019426680299697E-4" table:style-name="ce22">
            <text:p>0.0001</text:p>
          </table:table-cell>
          <table:table-cell office:value-type="float" office:value="1.4301353907968022E-4" table:style-name="ce22">
            <text:p>0.0001</text:p>
          </table:table-cell>
          <table:table-cell office:value-type="float" office:value="7.3390026063987571E-5" table:style-name="ce22">
            <text:p>0.0001</text:p>
          </table:table-cell>
          <table:table-cell office:value-type="float" office:value="6.10544599210741E-5" table:style-name="ce22">
            <text:p>0.0001</text:p>
          </table:table-cell>
          <table:table-cell office:value-type="float" office:value="1.2570972011825111E-4" table:style-name="ce22">
            <text:p>0.0001</text:p>
          </table:table-cell>
          <table:table-cell office:value-type="float" office:value="6.7467457473412487E-5" table:style-name="ce22">
            <text:p>0.0001</text:p>
          </table:table-cell>
          <table:table-cell office:value-type="float" office:value="7.3941669988176269E-5" table:style-name="ce22">
            <text:p>0.0001</text:p>
          </table:table-cell>
          <table:table-cell office:value-type="float" office:value="1.1915344979887442E-4" table:style-name="ce22">
            <text:p>0.0001</text:p>
          </table:table-cell>
          <table:table-cell office:value-type="float" office:value="6.0859289091873014E-5" table:style-name="ce22">
            <text:p>0.0001</text:p>
          </table:table-cell>
          <table:table-cell office:value-type="float" office:value="7.5114148412449295E-5" table:style-name="ce22">
            <text:p>0.0001</text:p>
          </table:table-cell>
          <table:table-cell office:value-type="float" office:value="1.0499586582504251E-4" table:style-name="ce22">
            <text:p>0.0001</text:p>
          </table:table-cell>
          <table:table-cell office:value-type="float" office:value="7.4035709236848211E-5" table:style-name="ce22">
            <text:p>0.0001</text:p>
          </table:table-cell>
          <table:table-cell office:value-type="float" office:value="1.0302099597835837E-4" table:style-name="ce22">
            <text:p>0.0001</text:p>
          </table:table-cell>
          <table:table-cell office:value-type="float" office:value="7.2742209158547553E-5" table:style-name="ce22">
            <text:p>0.0001</text:p>
          </table:table-cell>
          <table:table-cell office:value-type="float" office:value="1.6237063595960502E-4" table:style-name="ce22">
            <text:p>0.0002</text:p>
          </table:table-cell>
          <table:table-cell office:value-type="float" office:value="9.0123007039922957E-5" table:style-name="ce22">
            <text:p>0.0001</text:p>
          </table:table-cell>
          <table:table-cell office:value-type="float" office:value="7.6330667946676169E-5" table:style-name="ce22">
            <text:p>0.0001</text:p>
          </table:table-cell>
          <table:table-cell office:value-type="float" office:value="1.9403277760677943E-5" table:style-name="ce22">
            <text:p>0.0000</text:p>
          </table:table-cell>
          <table:table-cell office:value-type="float" office:value="8.8850174513204619E-5" table:style-name="ce22">
            <text:p>0.0001</text:p>
          </table:table-cell>
          <table:table-cell office:value-type="float" office:value="2.8067644753946262E-5" table:style-name="ce22">
            <text:p>0.0000</text:p>
          </table:table-cell>
          <table:table-cell office:value-type="float" office:value="1.1271624869132131E-5" table:style-name="ce22">
            <text:p>0.0000</text:p>
          </table:table-cell>
          <table:table-cell office:value-type="float" office:value="6.0012439050561193E-3" table:style-name="ce22">
            <text:p>0.0060</text:p>
          </table:table-cell>
          <table:table-cell office:value-type="float" office:value="1.2137526343673098E-3" table:style-name="ce22">
            <text:p>0.0012</text:p>
          </table:table-cell>
          <table:table-cell office:value-type="float" office:value="7.1668808840620395E-5" table:style-name="ce22">
            <text:p>0.0001</text:p>
          </table:table-cell>
          <table:table-cell office:value-type="float" office:value="2.221613714237066E-5" table:style-name="ce22">
            <text:p>0.0000</text:p>
          </table:table-cell>
          <table:table-cell office:value-type="float" office:value="5.5193368043970868E-5" table:style-name="ce22">
            <text:p>0.0001</text:p>
          </table:table-cell>
          <table:table-cell office:value-type="float" office:value="6.5046132573446484E-5" table:style-name="ce22">
            <text:p>0.0001</text:p>
          </table:table-cell>
          <table:table-cell office:value-type="float" office:value="5.4394683096685365E-5" table:style-name="ce22">
            <text:p>0.0001</text:p>
          </table:table-cell>
          <table:table-cell office:value-type="float" office:value="2.1525749702538593E-5" table:style-name="ce22">
            <text:p>0.0000</text:p>
          </table:table-cell>
          <table:table-cell office:value-type="float" office:value="2.2832580221159463E-5" table:style-name="ce22">
            <text:p>0.0000</text:p>
          </table:table-cell>
          <table:table-cell office:value-type="float" office:value="1.1725244705301214E-4" table:style-name="ce22">
            <text:p>0.0001</text:p>
          </table:table-cell>
          <table:table-cell office:value-type="float" office:value="3.5550783303184837E-5" table:style-name="ce22">
            <text:p>0.0000</text:p>
          </table:table-cell>
          <table:table-cell office:value-type="float" office:value="3.5386300404932222E-5" table:style-name="ce22">
            <text:p>0.0000</text:p>
          </table:table-cell>
          <table:table-cell office:value-type="float" office:value="5.3315562640142857E-5" table:style-name="ce22">
            <text:p>0.0001</text:p>
          </table:table-cell>
          <table:table-cell office:value-type="float" office:value="8.1910126447447382E-5" table:style-name="ce22">
            <text:p>0.0001</text:p>
          </table:table-cell>
          <table:table-cell office:value-type="float" office:value="5.1195514531362287E-5" table:style-name="ce22">
            <text:p>0.0001</text:p>
          </table:table-cell>
          <table:table-cell office:value-type="float" office:value="0" table:style-name="ce22">
            <text:p>0.0000</text:p>
          </table:table-cell>
          <table:table-cell office:value-type="float" office:value="1.0145251795088921" table:style-name="ce23">
            <text:p>1.0145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" table:style-name="ce19">
            <text:p>4</text:p>
          </table:table-cell>
          <table:table-cell office:value-type="string" table:style-name="ce26">
            <text:p>004001</text:p>
          </table:table-cell>
          <table:table-cell office:value-type="string" table:style-name="ce27">
            <text:p>Cultivo de tubérculos, vegetales, melones y frutas</text:p>
          </table:table-cell>
          <table:table-cell office:value-type="float" office:value="2.105215303106366E-4" table:style-name="ce22">
            <text:p>0.0002</text:p>
          </table:table-cell>
          <table:table-cell office:value-type="float" office:value="7.4328674189266369E-5" table:style-name="ce22">
            <text:p>0.0001</text:p>
          </table:table-cell>
          <table:table-cell office:value-type="float" office:value="9.7584901147127371E-5" table:style-name="ce22">
            <text:p>0.0001</text:p>
          </table:table-cell>
          <table:table-cell office:value-type="float" office:value="1.0008856625208298" table:style-name="ce22">
            <text:p>1.0009</text:p>
          </table:table-cell>
          <table:table-cell office:value-type="float" office:value="1.0998969713702232E-4" table:style-name="ce22">
            <text:p>0.0001</text:p>
          </table:table-cell>
          <table:table-cell office:value-type="float" office:value="8.0025725068407923E-5" table:style-name="ce22">
            <text:p>0.0001</text:p>
          </table:table-cell>
          <table:table-cell office:value-type="float" office:value="2.3381554792949554E-4" table:style-name="ce22">
            <text:p>0.0002</text:p>
          </table:table-cell>
          <table:table-cell office:value-type="float" office:value="5.0109074246365536E-5" table:style-name="ce22">
            <text:p>0.0001</text:p>
          </table:table-cell>
          <table:table-cell office:value-type="float" office:value="3.2587572658956861E-4" table:style-name="ce22">
            <text:p>0.0003</text:p>
          </table:table-cell>
          <table:table-cell office:value-type="float" office:value="1.4843990092369016E-4" table:style-name="ce22">
            <text:p>0.0001</text:p>
          </table:table-cell>
          <table:table-cell office:value-type="float" office:value="1.7184590465521292E-4" table:style-name="ce22">
            <text:p>0.0002</text:p>
          </table:table-cell>
          <table:table-cell office:value-type="float" office:value="2.0647542655391485E-4" table:style-name="ce22">
            <text:p>0.0002</text:p>
          </table:table-cell>
          <table:table-cell office:value-type="float" office:value="1.4253434357676536E-4" table:style-name="ce22">
            <text:p>0.0001</text:p>
          </table:table-cell>
          <table:table-cell office:value-type="float" office:value="1.2907452074314998E-4" table:style-name="ce22">
            <text:p>0.0001</text:p>
          </table:table-cell>
          <table:table-cell office:value-type="float" office:value="1.6545449881906054E-4" table:style-name="ce22">
            <text:p>0.0002</text:p>
          </table:table-cell>
          <table:table-cell office:value-type="float" office:value="5.4854383789270549E-4" table:style-name="ce22">
            <text:p>0.0005</text:p>
          </table:table-cell>
          <table:table-cell office:value-type="float" office:value="6.3573659638425386E-4" table:style-name="ce22">
            <text:p>0.0006</text:p>
          </table:table-cell>
          <table:table-cell office:value-type="float" office:value="3.3076449923511868E-4" table:style-name="ce22">
            <text:p>0.0003</text:p>
          </table:table-cell>
          <table:table-cell office:value-type="float" office:value="3.5349262818289666E-4" table:style-name="ce22">
            <text:p>0.0004</text:p>
          </table:table-cell>
          <table:table-cell office:value-type="float" office:value="3.1444159859037426E-4" table:style-name="ce22">
            <text:p>0.0003</text:p>
          </table:table-cell>
          <table:table-cell office:value-type="float" office:value="7.9308856136295152E-4" table:style-name="ce22">
            <text:p>0.0008</text:p>
          </table:table-cell>
          <table:table-cell office:value-type="float" office:value="1.454242410285398E-3" table:style-name="ce22">
            <text:p>0.0015</text:p>
          </table:table-cell>
          <table:table-cell office:value-type="float" office:value="2.4274070430459374E-3" table:style-name="ce22">
            <text:p>0.0024</text:p>
          </table:table-cell>
          <table:table-cell office:value-type="float" office:value="1.8927505226078334E-3" table:style-name="ce22">
            <text:p>0.0019</text:p>
          </table:table-cell>
          <table:table-cell office:value-type="float" office:value="1.4479600085053499E-4" table:style-name="ce22">
            <text:p>0.0001</text:p>
          </table:table-cell>
          <table:table-cell office:value-type="float" office:value="4.6644316125133529E-4" table:style-name="ce22">
            <text:p>0.0005</text:p>
          </table:table-cell>
          <table:table-cell office:value-type="float" office:value="7.6189871092433221E-4" table:style-name="ce22">
            <text:p>0.0008</text:p>
          </table:table-cell>
          <table:table-cell office:value-type="float" office:value="2.6428111701050296E-4" table:style-name="ce22">
            <text:p>0.0003</text:p>
          </table:table-cell>
          <table:table-cell office:value-type="float" office:value="5.0359571650831519E-2" table:style-name="ce22">
            <text:p>0.0504</text:p>
          </table:table-cell>
          <table:table-cell office:value-type="float" office:value="2.2601828764359807E-4" table:style-name="ce22">
            <text:p>0.0002</text:p>
          </table:table-cell>
          <table:table-cell office:value-type="float" office:value="1.4774994130006696E-3" table:style-name="ce22">
            <text:p>0.0015</text:p>
          </table:table-cell>
          <table:table-cell office:value-type="float" office:value="1.8134708390876782E-4" table:style-name="ce22">
            <text:p>0.0002</text:p>
          </table:table-cell>
          <table:table-cell office:value-type="float" office:value="2.8102279624265256E-4" table:style-name="ce22">
            <text:p>0.0003</text:p>
          </table:table-cell>
          <table:table-cell office:value-type="float" office:value="3.4951360851206937E-4" table:style-name="ce22">
            <text:p>0.0003</text:p>
          </table:table-cell>
          <table:table-cell office:value-type="float" office:value="3.2822569208331819E-4" table:style-name="ce22">
            <text:p>0.0003</text:p>
          </table:table-cell>
          <table:table-cell office:value-type="float" office:value="4.1952119283433423E-4" table:style-name="ce22">
            <text:p>0.0004</text:p>
          </table:table-cell>
          <table:table-cell office:value-type="float" office:value="2.1889834037000551E-4" table:style-name="ce22">
            <text:p>0.0002</text:p>
          </table:table-cell>
          <table:table-cell office:value-type="float" office:value="1.9452701665422867E-4" table:style-name="ce22">
            <text:p>0.0002</text:p>
          </table:table-cell>
          <table:table-cell office:value-type="float" office:value="3.6898922933382473E-4" table:style-name="ce22">
            <text:p>0.0004</text:p>
          </table:table-cell>
          <table:table-cell office:value-type="float" office:value="2.062932351822686E-4" table:style-name="ce22">
            <text:p>0.0002</text:p>
          </table:table-cell>
          <table:table-cell office:value-type="float" office:value="2.189725455936115E-4" table:style-name="ce22">
            <text:p>0.0002</text:p>
          </table:table-cell>
          <table:table-cell office:value-type="float" office:value="3.464202157811158E-4" table:style-name="ce22">
            <text:p>0.0003</text:p>
          </table:table-cell>
          <table:table-cell office:value-type="float" office:value="1.8752761407096985E-4" table:style-name="ce22">
            <text:p>0.0002</text:p>
          </table:table-cell>
          <table:table-cell office:value-type="float" office:value="2.2844228884818995E-4" table:style-name="ce22">
            <text:p>0.0002</text:p>
          </table:table-cell>
          <table:table-cell office:value-type="float" office:value="3.0875553858811299E-4" table:style-name="ce22">
            <text:p>0.0003</text:p>
          </table:table-cell>
          <table:table-cell office:value-type="float" office:value="2.184281977327791E-4" table:style-name="ce22">
            <text:p>0.0002</text:p>
          </table:table-cell>
          <table:table-cell office:value-type="float" office:value="3.0349521152922939E-4" table:style-name="ce22">
            <text:p>0.0003</text:p>
          </table:table-cell>
          <table:table-cell office:value-type="float" office:value="2.1335152971388511E-4" table:style-name="ce22">
            <text:p>0.0002</text:p>
          </table:table-cell>
          <table:table-cell office:value-type="float" office:value="4.731048287019337E-4" table:style-name="ce22">
            <text:p>0.0005</text:p>
          </table:table-cell>
          <table:table-cell office:value-type="float" office:value="2.6704949491079789E-4" table:style-name="ce22">
            <text:p>0.0003</text:p>
          </table:table-cell>
          <table:table-cell office:value-type="float" office:value="2.3883465976023592E-4" table:style-name="ce22">
            <text:p>0.0002</text:p>
          </table:table-cell>
          <table:table-cell office:value-type="float" office:value="6.2069444933553168E-5" table:style-name="ce22">
            <text:p>0.0001</text:p>
          </table:table-cell>
          <table:table-cell office:value-type="float" office:value="2.621573620633956E-4" table:style-name="ce22">
            <text:p>0.0003</text:p>
          </table:table-cell>
          <table:table-cell office:value-type="float" office:value="1.0027469943503205E-4" table:style-name="ce22">
            <text:p>0.0001</text:p>
          </table:table-cell>
          <table:table-cell office:value-type="float" office:value="3.5137862497306573E-5" table:style-name="ce22">
            <text:p>0.0000</text:p>
          </table:table-cell>
          <table:table-cell office:value-type="float" office:value="7.2082846842513142E-3" table:style-name="ce22">
            <text:p>0.0072</text:p>
          </table:table-cell>
          <table:table-cell office:value-type="float" office:value="1.9467885484142706E-2" table:style-name="ce22">
            <text:p>0.0195</text:p>
          </table:table-cell>
          <table:table-cell office:value-type="float" office:value="2.6987784424666283E-4" table:style-name="ce22">
            <text:p>0.0003</text:p>
          </table:table-cell>
          <table:table-cell office:value-type="float" office:value="9.6888290914386803E-5" table:style-name="ce22">
            <text:p>0.0001</text:p>
          </table:table-cell>
          <table:table-cell office:value-type="float" office:value="2.4972530881144572E-4" table:style-name="ce22">
            <text:p>0.0002</text:p>
          </table:table-cell>
          <table:table-cell office:value-type="float" office:value="3.4119963673306854E-4" table:style-name="ce22">
            <text:p>0.0003</text:p>
          </table:table-cell>
          <table:table-cell office:value-type="float" office:value="1.8958882333782479E-4" table:style-name="ce22">
            <text:p>0.0002</text:p>
          </table:table-cell>
          <table:table-cell office:value-type="float" office:value="8.1527427347655073E-5" table:style-name="ce22">
            <text:p>0.0001</text:p>
          </table:table-cell>
          <table:table-cell office:value-type="float" office:value="8.1483454329903525E-5" table:style-name="ce22">
            <text:p>0.0001</text:p>
          </table:table-cell>
          <table:table-cell office:value-type="float" office:value="3.0367458662572036E-4" table:style-name="ce22">
            <text:p>0.0003</text:p>
          </table:table-cell>
          <table:table-cell office:value-type="float" office:value="1.875778941180836E-3" table:style-name="ce22">
            <text:p>0.0019</text:p>
          </table:table-cell>
          <table:table-cell office:value-type="float" office:value="7.1781221978606838E-5" table:style-name="ce22">
            <text:p>0.0001</text:p>
          </table:table-cell>
          <table:table-cell office:value-type="float" office:value="8.7876151433920863E-4" table:style-name="ce22">
            <text:p>0.0009</text:p>
          </table:table-cell>
          <table:table-cell office:value-type="float" office:value="9.8613602026084908E-4" table:style-name="ce22">
            <text:p>0.0010</text:p>
          </table:table-cell>
          <table:table-cell office:value-type="float" office:value="2.0928225615108397E-4" table:style-name="ce22">
            <text:p>0.0002</text:p>
          </table:table-cell>
          <table:table-cell office:value-type="float" office:value="0" table:style-name="ce22">
            <text:p>0.0000</text:p>
          </table:table-cell>
          <table:table-cell office:value-type="float" office:value="1.1038069492157523" table:style-name="ce23">
            <text:p>1.1038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" table:style-name="ce25">
            <text:p>5</text:p>
          </table:table-cell>
          <table:table-cell office:value-type="string" table:style-name="ce26">
            <text:p>004002</text:p>
          </table:table-cell>
          <table:table-cell office:value-type="string" table:style-name="ce27">
            <text:p>Cultivo oleaginosas e industriales</text:p>
          </table:table-cell>
          <table:table-cell office:value-type="float" office:value="5.4931173419013851E-4" table:style-name="ce22">
            <text:p>0.0005</text:p>
          </table:table-cell>
          <table:table-cell office:value-type="float" office:value="1.6712477757488563E-4" table:style-name="ce22">
            <text:p>0.0002</text:p>
          </table:table-cell>
          <table:table-cell office:value-type="float" office:value="2.5587514173565259E-4" table:style-name="ce22">
            <text:p>0.0003</text:p>
          </table:table-cell>
          <table:table-cell office:value-type="float" office:value="1.1748382918320521E-4" table:style-name="ce22">
            <text:p>0.0001</text:p>
          </table:table-cell>
          <table:table-cell office:value-type="float" office:value="1.0034995489693601" table:style-name="ce22">
            <text:p>1.0035</text:p>
          </table:table-cell>
          <table:table-cell office:value-type="float" office:value="2.6750801859392714E-4" table:style-name="ce22">
            <text:p>0.0003</text:p>
          </table:table-cell>
          <table:table-cell office:value-type="float" office:value="0.25176643175547964" table:style-name="ce22">
            <text:p>0.2518</text:p>
          </table:table-cell>
          <table:table-cell office:value-type="float" office:value="9.691621438495249E-5" table:style-name="ce22">
            <text:p>0.0001</text:p>
          </table:table-cell>
          <table:table-cell office:value-type="float" office:value="5.4955919487900762E-3" table:style-name="ce22">
            <text:p>0.0055</text:p>
          </table:table-cell>
          <table:table-cell office:value-type="float" office:value="3.3752496456697797E-3" table:style-name="ce22">
            <text:p>0.0034</text:p>
          </table:table-cell>
          <table:table-cell office:value-type="float" office:value="1.918505943019449E-3" table:style-name="ce22">
            <text:p>0.0019</text:p>
          </table:table-cell>
          <table:table-cell office:value-type="float" office:value="4.661669627881868E-4" table:style-name="ce22">
            <text:p>0.0005</text:p>
          </table:table-cell>
          <table:table-cell office:value-type="float" office:value="5.5092563941359484E-4" table:style-name="ce22">
            <text:p>0.0006</text:p>
          </table:table-cell>
          <table:table-cell office:value-type="float" office:value="1.200742920603541E-3" table:style-name="ce22">
            <text:p>0.0012</text:p>
          </table:table-cell>
          <table:table-cell office:value-type="float" office:value="3.8497068868588349E-4" table:style-name="ce22">
            <text:p>0.0004</text:p>
          </table:table-cell>
          <table:table-cell office:value-type="float" office:value="0.10505102506869918" table:style-name="ce22">
            <text:p>0.1051</text:p>
          </table:table-cell>
          <table:table-cell office:value-type="float" office:value="1.0614456636849047E-2" table:style-name="ce22">
            <text:p>0.0106</text:p>
          </table:table-cell>
          <table:table-cell office:value-type="float" office:value="1.7704407260833938E-3" table:style-name="ce22">
            <text:p>0.0018</text:p>
          </table:table-cell>
          <table:table-cell office:value-type="float" office:value="5.1705889489685759E-3" table:style-name="ce22">
            <text:p>0.0052</text:p>
          </table:table-cell>
          <table:table-cell office:value-type="float" office:value="0.23904288350576638" table:style-name="ce22">
            <text:p>0.2390</text:p>
          </table:table-cell>
          <table:table-cell office:value-type="float" office:value="9.2967561366782497E-2" table:style-name="ce22">
            <text:p>0.0930</text:p>
          </table:table-cell>
          <table:table-cell office:value-type="float" office:value="2.2727837577161502E-3" table:style-name="ce22">
            <text:p>0.0023</text:p>
          </table:table-cell>
          <table:table-cell office:value-type="float" office:value="3.250234121341565E-2" table:style-name="ce22">
            <text:p>0.0325</text:p>
          </table:table-cell>
          <table:table-cell office:value-type="float" office:value="1.2436819889015509E-2" table:style-name="ce22">
            <text:p>0.0124</text:p>
          </table:table-cell>
          <table:table-cell office:value-type="float" office:value="0.37402679309408654" table:style-name="ce22">
            <text:p>0.3740</text:p>
          </table:table-cell>
          <table:table-cell office:value-type="float" office:value="2.2129234622780825E-2" table:style-name="ce22">
            <text:p>0.0221</text:p>
          </table:table-cell>
          <table:table-cell office:value-type="float" office:value="2.1317331387776521E-2" table:style-name="ce22">
            <text:p>0.0213</text:p>
          </table:table-cell>
          <table:table-cell office:value-type="float" office:value="6.7464383949521537E-4" table:style-name="ce22">
            <text:p>0.0007</text:p>
          </table:table-cell>
          <table:table-cell office:value-type="float" office:value="6.8027607107406532E-2" table:style-name="ce22">
            <text:p>0.0680</text:p>
          </table:table-cell>
          <table:table-cell office:value-type="float" office:value="0.3708575121774712" table:style-name="ce22">
            <text:p>0.3709</text:p>
          </table:table-cell>
          <table:table-cell office:value-type="float" office:value="2.6061614113245757E-2" table:style-name="ce22">
            <text:p>0.0261</text:p>
          </table:table-cell>
          <table:table-cell office:value-type="float" office:value="0.21394225938920647" table:style-name="ce22">
            <text:p>0.2139</text:p>
          </table:table-cell>
          <table:table-cell office:value-type="float" office:value="7.7909901276431645E-2" table:style-name="ce22">
            <text:p>0.0779</text:p>
          </table:table-cell>
          <table:table-cell office:value-type="float" office:value="2.213467436288663E-2" table:style-name="ce22">
            <text:p>0.0221</text:p>
          </table:table-cell>
          <table:table-cell office:value-type="float" office:value="2.1605455682370368E-2" table:style-name="ce22">
            <text:p>0.0216</text:p>
          </table:table-cell>
          <table:table-cell office:value-type="float" office:value="7.8660767363040692E-4" table:style-name="ce22">
            <text:p>0.0008</text:p>
          </table:table-cell>
          <table:table-cell office:value-type="float" office:value="1.5121863760589563E-3" table:style-name="ce22">
            <text:p>0.0015</text:p>
          </table:table-cell>
          <table:table-cell office:value-type="float" office:value="5.758649440952624E-4" table:style-name="ce22">
            <text:p>0.0006</text:p>
          </table:table-cell>
          <table:table-cell office:value-type="float" office:value="1.7694093987684558E-3" table:style-name="ce22">
            <text:p>0.0018</text:p>
          </table:table-cell>
          <table:table-cell office:value-type="float" office:value="2.1250789721860393E-2" table:style-name="ce22">
            <text:p>0.0213</text:p>
          </table:table-cell>
          <table:table-cell office:value-type="float" office:value="6.3956424725843878E-4" table:style-name="ce22">
            <text:p>0.0006</text:p>
          </table:table-cell>
          <table:table-cell office:value-type="float" office:value="9.1119566238285371E-4" table:style-name="ce22">
            <text:p>0.0009</text:p>
          </table:table-cell>
          <table:table-cell office:value-type="float" office:value="8.7602485075873352E-4" table:style-name="ce22">
            <text:p>0.0009</text:p>
          </table:table-cell>
          <table:table-cell office:value-type="float" office:value="6.2145432824684324E-4" table:style-name="ce22">
            <text:p>0.0006</text:p>
          </table:table-cell>
          <table:table-cell office:value-type="float" office:value="1.0176281209933139E-3" table:style-name="ce22">
            <text:p>0.0010</text:p>
          </table:table-cell>
          <table:table-cell office:value-type="float" office:value="8.3782577566142761E-4" table:style-name="ce22">
            <text:p>0.0008</text:p>
          </table:table-cell>
          <table:table-cell office:value-type="float" office:value="9.5043923854164734E-4" table:style-name="ce22">
            <text:p>0.0010</text:p>
          </table:table-cell>
          <table:table-cell office:value-type="float" office:value="6.5401178269458484E-4" table:style-name="ce22">
            <text:p>0.0007</text:p>
          </table:table-cell>
          <table:table-cell office:value-type="float" office:value="3.2558809801633616E-3" table:style-name="ce22">
            <text:p>0.0033</text:p>
          </table:table-cell>
          <table:table-cell office:value-type="float" office:value="1.7628420231705368E-3" table:style-name="ce22">
            <text:p>0.0018</text:p>
          </table:table-cell>
          <table:table-cell office:value-type="float" office:value="1.8260886865059487E-3" table:style-name="ce22">
            <text:p>0.0018</text:p>
          </table:table-cell>
          <table:table-cell office:value-type="float" office:value="2.1422360466725671E-4" table:style-name="ce22">
            <text:p>0.0002</text:p>
          </table:table-cell>
          <table:table-cell office:value-type="float" office:value="6.883214917674282E-4" table:style-name="ce22">
            <text:p>0.0007</text:p>
          </table:table-cell>
          <table:table-cell office:value-type="float" office:value="3.2400405498990843E-4" table:style-name="ce22">
            <text:p>0.0003</text:p>
          </table:table-cell>
          <table:table-cell office:value-type="float" office:value="1.111419114986516E-3" table:style-name="ce22">
            <text:p>0.0011</text:p>
          </table:table-cell>
          <table:table-cell office:value-type="float" office:value="7.0458537830307231E-3" table:style-name="ce22">
            <text:p>0.0070</text:p>
          </table:table-cell>
          <table:table-cell office:value-type="float" office:value="1.7655221658760451E-2" table:style-name="ce22">
            <text:p>0.0177</text:p>
          </table:table-cell>
          <table:table-cell office:value-type="float" office:value="4.6063354123482958E-4" table:style-name="ce22">
            <text:p>0.0005</text:p>
          </table:table-cell>
          <table:table-cell office:value-type="float" office:value="3.5422118022007481E-4" table:style-name="ce22">
            <text:p>0.0004</text:p>
          </table:table-cell>
          <table:table-cell office:value-type="float" office:value="6.4220798586589304E-4" table:style-name="ce22">
            <text:p>0.0006</text:p>
          </table:table-cell>
          <table:table-cell office:value-type="float" office:value="4.8683921214063571E-4" table:style-name="ce22">
            <text:p>0.0005</text:p>
          </table:table-cell>
          <table:table-cell office:value-type="float" office:value="3.292959635784319E-4" table:style-name="ce22">
            <text:p>0.0003</text:p>
          </table:table-cell>
          <table:table-cell office:value-type="float" office:value="1.8239067470524029E-4" table:style-name="ce22">
            <text:p>0.0002</text:p>
          </table:table-cell>
          <table:table-cell office:value-type="float" office:value="2.3182391055466686E-4" table:style-name="ce22">
            <text:p>0.0002</text:p>
          </table:table-cell>
          <table:table-cell office:value-type="float" office:value="2.3587931568989145E-3" table:style-name="ce22">
            <text:p>0.0024</text:p>
          </table:table-cell>
          <table:table-cell office:value-type="float" office:value="1.7187559415460256E-3" table:style-name="ce22">
            <text:p>0.0017</text:p>
          </table:table-cell>
          <table:table-cell office:value-type="float" office:value="2.4829989136784011E-4" table:style-name="ce22">
            <text:p>0.0002</text:p>
          </table:table-cell>
          <table:table-cell office:value-type="float" office:value="2.4503826887080798E-3" table:style-name="ce22">
            <text:p>0.0025</text:p>
          </table:table-cell>
          <table:table-cell office:value-type="float" office:value="2.5011600662502484E-3" table:style-name="ce22">
            <text:p>0.0025</text:p>
          </table:table-cell>
          <table:table-cell office:value-type="float" office:value="4.7943435928224356E-3" table:style-name="ce22">
            <text:p>0.0048</text:p>
          </table:table-cell>
          <table:table-cell office:value-type="float" office:value="0" table:style-name="ce22">
            <text:p>0.0000</text:p>
          </table:table-cell>
          <table:table-cell office:value-type="float" office:value="3.0736742876808139" table:style-name="ce23">
            <text:p>3.0737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" table:style-name="ce25">
            <text:p>6</text:p>
          </table:table-cell>
          <table:table-cell office:value-type="string" table:style-name="ce26">
            <text:p>004003</text:p>
          </table:table-cell>
          <table:table-cell office:value-type="string" table:style-name="ce27">
            <text:p>Actividades de apoyo a los cultivos</text:p>
          </table:table-cell>
          <table:table-cell office:value-type="float" office:value="3.6592063749668197E-2" table:style-name="ce22">
            <text:p>0.0366</text:p>
          </table:table-cell>
          <table:table-cell office:value-type="float" office:value="1.1968084406903688E-2" table:style-name="ce22">
            <text:p>0.0120</text:p>
          </table:table-cell>
          <table:table-cell office:value-type="float" office:value="9.9819819652453068E-2" table:style-name="ce22">
            <text:p>0.0998</text:p>
          </table:table-cell>
          <table:table-cell office:value-type="float" office:value="3.5661986665850312E-2" table:style-name="ce22">
            <text:p>0.0357</text:p>
          </table:table-cell>
          <table:table-cell office:value-type="float" office:value="1.5565094077191794E-2" table:style-name="ce22">
            <text:p>0.0156</text:p>
          </table:table-cell>
          <table:table-cell office:value-type="float" office:value="1.000075482035776" table:style-name="ce22">
            <text:p>1.0001</text:p>
          </table:table-cell>
          <table:table-cell office:value-type="float" office:value="3.4589836790372405E-2" table:style-name="ce22">
            <text:p>0.0346</text:p>
          </table:table-cell>
          <table:table-cell office:value-type="float" office:value="8.5860484099076724E-5" table:style-name="ce22">
            <text:p>0.0001</text:p>
          </table:table-cell>
          <table:table-cell office:value-type="float" office:value="8.5270260768880444E-4" table:style-name="ce22">
            <text:p>0.0009</text:p>
          </table:table-cell>
          <table:table-cell office:value-type="float" office:value="4.8198056188848931E-4" table:style-name="ce22">
            <text:p>0.0005</text:p>
          </table:table-cell>
          <table:table-cell office:value-type="float" office:value="2.0868484023135468E-4" table:style-name="ce22">
            <text:p>0.0002</text:p>
          </table:table-cell>
          <table:table-cell office:value-type="float" office:value="8.5395655219728346E-5" table:style-name="ce22">
            <text:p>0.0001</text:p>
          </table:table-cell>
          <table:table-cell office:value-type="float" office:value="1.2298164463933527E-4" table:style-name="ce22">
            <text:p>0.0001</text:p>
          </table:table-cell>
          <table:table-cell office:value-type="float" office:value="1.3741029361076127E-4" table:style-name="ce22">
            <text:p>0.0001</text:p>
          </table:table-cell>
          <table:table-cell office:value-type="float" office:value="1.5162667158395124E-4" table:style-name="ce22">
            <text:p>0.0002</text:p>
          </table:table-cell>
          <table:table-cell office:value-type="float" office:value="1.4896845926159641E-2" table:style-name="ce22">
            <text:p>0.0149</text:p>
          </table:table-cell>
          <table:table-cell office:value-type="float" office:value="1.9606073275263559E-3" table:style-name="ce22">
            <text:p>0.0020</text:p>
          </table:table-cell>
          <table:table-cell office:value-type="float" office:value="4.048183428532512E-4" table:style-name="ce22">
            <text:p>0.0004</text:p>
          </table:table-cell>
          <table:table-cell office:value-type="float" office:value="5.0421106266756966E-4" table:style-name="ce22">
            <text:p>0.0005</text:p>
          </table:table-cell>
          <table:table-cell office:value-type="float" office:value="4.2093948664472915E-3" table:style-name="ce22">
            <text:p>0.0042</text:p>
          </table:table-cell>
          <table:table-cell office:value-type="float" office:value="1.1139595816361435E-2" table:style-name="ce22">
            <text:p>0.0111</text:p>
          </table:table-cell>
          <table:table-cell office:value-type="float" office:value="6.1649829530619933E-3" table:style-name="ce22">
            <text:p>0.0062</text:p>
          </table:table-cell>
          <table:table-cell office:value-type="float" office:value="3.0874183928017401E-3" table:style-name="ce22">
            <text:p>0.0031</text:p>
          </table:table-cell>
          <table:table-cell office:value-type="float" office:value="2.7737229236159391E-3" table:style-name="ce22">
            <text:p>0.0028</text:p>
          </table:table-cell>
          <table:table-cell office:value-type="float" office:value="5.8835202068055733E-3" table:style-name="ce22">
            <text:p>0.0059</text:p>
          </table:table-cell>
          <table:table-cell office:value-type="float" office:value="4.9602709487241289E-3" table:style-name="ce22">
            <text:p>0.0050</text:p>
          </table:table-cell>
          <table:table-cell office:value-type="float" office:value="1.4592284826072776E-3" table:style-name="ce22">
            <text:p>0.0015</text:p>
          </table:table-cell>
          <table:table-cell office:value-type="float" office:value="9.6988616201237436E-3" table:style-name="ce22">
            <text:p>0.0097</text:p>
          </table:table-cell>
          <table:table-cell office:value-type="float" office:value="5.9898738223157187E-3" table:style-name="ce22">
            <text:p>0.0060</text:p>
          </table:table-cell>
          <table:table-cell office:value-type="float" office:value="6.0311052896833608E-3" table:style-name="ce22">
            <text:p>0.0060</text:p>
          </table:table-cell>
          <table:table-cell office:value-type="float" office:value="6.8643418154807094E-4" table:style-name="ce22">
            <text:p>0.0007</text:p>
          </table:table-cell>
          <table:table-cell office:value-type="float" office:value="3.4381332146602639E-3" table:style-name="ce22">
            <text:p>0.0034</text:p>
          </table:table-cell>
          <table:table-cell office:value-type="float" office:value="1.5116926815775303E-3" table:style-name="ce22">
            <text:p>0.0015</text:p>
          </table:table-cell>
          <table:table-cell office:value-type="float" office:value="7.0929288286386138E-4" table:style-name="ce22">
            <text:p>0.0007</text:p>
          </table:table-cell>
          <table:table-cell office:value-type="float" office:value="2.7274005014022635E-3" table:style-name="ce22">
            <text:p>0.0027</text:p>
          </table:table-cell>
          <table:table-cell office:value-type="float" office:value="4.3435221635428946E-4" table:style-name="ce22">
            <text:p>0.0004</text:p>
          </table:table-cell>
          <table:table-cell office:value-type="float" office:value="2.2382614084828789E-4" table:style-name="ce22">
            <text:p>0.0002</text:p>
          </table:table-cell>
          <table:table-cell office:value-type="float" office:value="1.6176376341024446E-4" table:style-name="ce22">
            <text:p>0.0002</text:p>
          </table:table-cell>
          <table:table-cell office:value-type="float" office:value="3.7645093177636349E-4" table:style-name="ce22">
            <text:p>0.0004</text:p>
          </table:table-cell>
          <table:table-cell office:value-type="float" office:value="5.2359037856558382E-4" table:style-name="ce22">
            <text:p>0.0005</text:p>
          </table:table-cell>
          <table:table-cell office:value-type="float" office:value="2.151608148579363E-4" table:style-name="ce22">
            <text:p>0.0002</text:p>
          </table:table-cell>
          <table:table-cell office:value-type="float" office:value="3.4539242752943083E-4" table:style-name="ce22">
            <text:p>0.0003</text:p>
          </table:table-cell>
          <table:table-cell office:value-type="float" office:value="1.7704341079932288E-4" table:style-name="ce22">
            <text:p>0.0002</text:p>
          </table:table-cell>
          <table:table-cell office:value-type="float" office:value="2.0850896353885571E-4" table:style-name="ce22">
            <text:p>0.0002</text:p>
          </table:table-cell>
          <table:table-cell office:value-type="float" office:value="2.971753732203246E-4" table:style-name="ce22">
            <text:p>0.0003</text:p>
          </table:table-cell>
          <table:table-cell office:value-type="float" office:value="2.1610063669098809E-4" table:style-name="ce22">
            <text:p>0.0002</text:p>
          </table:table-cell>
          <table:table-cell office:value-type="float" office:value="2.982388866751067E-4" table:style-name="ce22">
            <text:p>0.0003</text:p>
          </table:table-cell>
          <table:table-cell office:value-type="float" office:value="2.1391735899586355E-4" table:style-name="ce22">
            <text:p>0.0002</text:p>
          </table:table-cell>
          <table:table-cell office:value-type="float" office:value="5.1419875313189842E-4" table:style-name="ce22">
            <text:p>0.0005</text:p>
          </table:table-cell>
          <table:table-cell office:value-type="float" office:value="3.9471787369366608E-4" table:style-name="ce22">
            <text:p>0.0004</text:p>
          </table:table-cell>
          <table:table-cell office:value-type="float" office:value="2.2980901180596363E-4" table:style-name="ce22">
            <text:p>0.0002</text:p>
          </table:table-cell>
          <table:table-cell office:value-type="float" office:value="4.2201479485316636E-5" table:style-name="ce22">
            <text:p>0.0000</text:p>
          </table:table-cell>
          <table:table-cell office:value-type="float" office:value="2.5729895762673896E-4" table:style-name="ce22">
            <text:p>0.0003</text:p>
          </table:table-cell>
          <table:table-cell office:value-type="float" office:value="6.7284685502642011E-5" table:style-name="ce22">
            <text:p>0.0001</text:p>
          </table:table-cell>
          <table:table-cell office:value-type="float" office:value="4.8282108829647025E-5" table:style-name="ce22">
            <text:p>0.0000</text:p>
          </table:table-cell>
          <table:table-cell office:value-type="float" office:value="1.348242429955866E-3" table:style-name="ce22">
            <text:p>0.0013</text:p>
          </table:table-cell>
          <table:table-cell office:value-type="float" office:value="2.4240975472281357E-3" table:style-name="ce22">
            <text:p>0.0024</text:p>
          </table:table-cell>
          <table:table-cell office:value-type="float" office:value="1.2750308936249253E-4" table:style-name="ce22">
            <text:p>0.0001</text:p>
          </table:table-cell>
          <table:table-cell office:value-type="float" office:value="5.4501672359605145E-5" table:style-name="ce22">
            <text:p>0.0001</text:p>
          </table:table-cell>
          <table:table-cell office:value-type="float" office:value="8.9084021170128397E-5" table:style-name="ce22">
            <text:p>0.0001</text:p>
          </table:table-cell>
          <table:table-cell office:value-type="float" office:value="8.2541149407595286E-5" table:style-name="ce22">
            <text:p>0.0001</text:p>
          </table:table-cell>
          <table:table-cell office:value-type="float" office:value="5.9662983882228448E-5" table:style-name="ce22">
            <text:p>0.0001</text:p>
          </table:table-cell>
          <table:table-cell office:value-type="float" office:value="5.3041771742861737E-5" table:style-name="ce22">
            <text:p>0.0001</text:p>
          </table:table-cell>
          <table:table-cell office:value-type="float" office:value="5.5171838170141709E-5" table:style-name="ce22">
            <text:p>0.0001</text:p>
          </table:table-cell>
          <table:table-cell office:value-type="float" office:value="3.2614559190952667E-4" table:style-name="ce22">
            <text:p>0.0003</text:p>
          </table:table-cell>
          <table:table-cell office:value-type="float" office:value="2.9212874099673224E-4" table:style-name="ce22">
            <text:p>0.0003</text:p>
          </table:table-cell>
          <table:table-cell office:value-type="float" office:value="2.6641927595990905E-5" table:style-name="ce22">
            <text:p>0.0000</text:p>
          </table:table-cell>
          <table:table-cell office:value-type="float" office:value="3.0105846807309351E-4" table:style-name="ce22">
            <text:p>0.0003</text:p>
          </table:table-cell>
          <table:table-cell office:value-type="float" office:value="1.8507808962584836E-4" table:style-name="ce22">
            <text:p>0.0002</text:p>
          </table:table-cell>
          <table:table-cell office:value-type="float" office:value="3.5820275324171223E-4" table:style-name="ce22">
            <text:p>0.0004</text:p>
          </table:table-cell>
          <table:table-cell office:value-type="float" office:value="0" table:style-name="ce22">
            <text:p>0.0000</text:p>
          </table:table-cell>
          <table:table-cell office:value-type="float" office:value="1.3356648378290437" table:style-name="ce23">
            <text:p>1.3357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7" table:style-name="ce19">
            <text:p>7</text:p>
          </table:table-cell>
          <table:table-cell office:value-type="string" table:style-name="ce26">
            <text:p>005001</text:p>
          </table:table-cell>
          <table:table-cell office:value-type="string" table:style-name="ce27">
            <text:p>Cría de ganado, otros animales; productos animales; y actividades de apoyo</text:p>
          </table:table-cell>
          <table:table-cell office:value-type="float" office:value="3.8426068862337207E-4" table:style-name="ce22">
            <text:p>0.0004</text:p>
          </table:table-cell>
          <table:table-cell office:value-type="float" office:value="1.7743577277754807E-4" table:style-name="ce22">
            <text:p>0.0002</text:p>
          </table:table-cell>
          <table:table-cell office:value-type="float" office:value="2.6039683385084387E-4" table:style-name="ce22">
            <text:p>0.0003</text:p>
          </table:table-cell>
          <table:table-cell office:value-type="float" office:value="1.3205605994643085E-4" table:style-name="ce22">
            <text:p>0.0001</text:p>
          </table:table-cell>
          <table:table-cell office:value-type="float" office:value="2.5081974189920852E-4" table:style-name="ce22">
            <text:p>0.0003</text:p>
          </table:table-cell>
          <table:table-cell office:value-type="float" office:value="4.7506253279397907E-4" table:style-name="ce22">
            <text:p>0.0005</text:p>
          </table:table-cell>
          <table:table-cell office:value-type="float" office:value="1.038337207425412" table:style-name="ce22">
            <text:p>1.0383</text:p>
          </table:table-cell>
          <table:table-cell office:value-type="float" office:value="1.2016780006931663E-4" table:style-name="ce22">
            <text:p>0.0001</text:p>
          </table:table-cell>
          <table:table-cell office:value-type="float" office:value="1.5935788083383293E-2" table:style-name="ce22">
            <text:p>0.0159</text:p>
          </table:table-cell>
          <table:table-cell office:value-type="float" office:value="9.8494699494315902E-3" table:style-name="ce22">
            <text:p>0.0098</text:p>
          </table:table-cell>
          <table:table-cell office:value-type="float" office:value="1.4832239343074022E-3" table:style-name="ce22">
            <text:p>0.0015</text:p>
          </table:table-cell>
          <table:table-cell office:value-type="float" office:value="4.8106517774667738E-4" table:style-name="ce22">
            <text:p>0.0005</text:p>
          </table:table-cell>
          <table:table-cell office:value-type="float" office:value="2.351802987808448E-4" table:style-name="ce22">
            <text:p>0.0002</text:p>
          </table:table-cell>
          <table:table-cell office:value-type="float" office:value="3.3893053620729827E-4" table:style-name="ce22">
            <text:p>0.0003</text:p>
          </table:table-cell>
          <table:table-cell office:value-type="float" office:value="3.5098122177295649E-4" table:style-name="ce22">
            <text:p>0.0004</text:p>
          </table:table-cell>
          <table:table-cell office:value-type="float" office:value="0.42039007447496796" table:style-name="ce22">
            <text:p>0.4204</text:p>
          </table:table-cell>
          <table:table-cell office:value-type="float" office:value="1.6875408778024532E-2" table:style-name="ce22">
            <text:p>0.0169</text:p>
          </table:table-cell>
          <table:table-cell office:value-type="float" office:value="2.8713457986185255E-3" table:style-name="ce22">
            <text:p>0.0029</text:p>
          </table:table-cell>
          <table:table-cell office:value-type="float" office:value="3.6116778827110351E-3" table:style-name="ce22">
            <text:p>0.0036</text:p>
          </table:table-cell>
          <table:table-cell office:value-type="float" office:value="6.8636471469969984E-3" table:style-name="ce22">
            <text:p>0.0069</text:p>
          </table:table-cell>
          <table:table-cell office:value-type="float" office:value="0.31446547503001265" table:style-name="ce22">
            <text:p>0.3145</text:p>
          </table:table-cell>
          <table:table-cell office:value-type="float" office:value="1.6736194483180484E-3" table:style-name="ce22">
            <text:p>0.0017</text:p>
          </table:table-cell>
          <table:table-cell office:value-type="float" office:value="2.2863475730978473E-2" table:style-name="ce22">
            <text:p>0.0229</text:p>
          </table:table-cell>
          <table:table-cell office:value-type="float" office:value="1.1242411550970024E-2" table:style-name="ce22">
            <text:p>0.0112</text:p>
          </table:table-cell>
          <table:table-cell office:value-type="float" office:value="2.8662004941780575E-4" table:style-name="ce22">
            <text:p>0.0003</text:p>
          </table:table-cell>
          <table:table-cell office:value-type="float" office:value="2.6908035509372046E-3" table:style-name="ce22">
            <text:p>0.0027</text:p>
          </table:table-cell>
          <table:table-cell office:value-type="float" office:value="3.2673935179512361E-3" table:style-name="ce22">
            <text:p>0.0033</text:p>
          </table:table-cell>
          <table:table-cell office:value-type="float" office:value="4.7394214396035767E-4" table:style-name="ce22">
            <text:p>0.0005</text:p>
          </table:table-cell>
          <table:table-cell office:value-type="float" office:value="2.6161595161840353E-2" table:style-name="ce22">
            <text:p>0.0262</text:p>
          </table:table-cell>
          <table:table-cell office:value-type="float" office:value="4.6805722750628955E-4" table:style-name="ce22">
            <text:p>0.0005</text:p>
          </table:table-cell>
          <table:table-cell office:value-type="float" office:value="5.078096110006996E-4" table:style-name="ce22">
            <text:p>0.0005</text:p>
          </table:table-cell>
          <table:table-cell office:value-type="float" office:value="3.4415204142870619E-4" table:style-name="ce22">
            <text:p>0.0003</text:p>
          </table:table-cell>
          <table:table-cell office:value-type="float" office:value="2.0239464964119961E-3" table:style-name="ce22">
            <text:p>0.0020</text:p>
          </table:table-cell>
          <table:table-cell office:value-type="float" office:value="1.7362738652936074E-3" table:style-name="ce22">
            <text:p>0.0017</text:p>
          </table:table-cell>
          <table:table-cell office:value-type="float" office:value="7.1328193765512152E-2" table:style-name="ce22">
            <text:p>0.0713</text:p>
          </table:table-cell>
          <table:table-cell office:value-type="float" office:value="7.359453083187953E-4" table:style-name="ce22">
            <text:p>0.0007</text:p>
          </table:table-cell>
          <table:table-cell office:value-type="float" office:value="3.9579016798438397E-4" table:style-name="ce22">
            <text:p>0.0004</text:p>
          </table:table-cell>
          <table:table-cell office:value-type="float" office:value="3.7645986541752784E-4" table:style-name="ce22">
            <text:p>0.0004</text:p>
          </table:table-cell>
          <table:table-cell office:value-type="float" office:value="6.4487749903780031E-4" table:style-name="ce22">
            <text:p>0.0006</text:p>
          </table:table-cell>
          <table:table-cell office:value-type="float" office:value="6.6714417936976941E-4" table:style-name="ce22">
            <text:p>0.0007</text:p>
          </table:table-cell>
          <table:table-cell office:value-type="float" office:value="3.9848132610721627E-4" table:style-name="ce22">
            <text:p>0.0004</text:p>
          </table:table-cell>
          <table:table-cell office:value-type="float" office:value="5.8201647992626537E-4" table:style-name="ce22">
            <text:p>0.0006</text:p>
          </table:table-cell>
          <table:table-cell office:value-type="float" office:value="3.8975264560116865E-4" table:style-name="ce22">
            <text:p>0.0004</text:p>
          </table:table-cell>
          <table:table-cell office:value-type="float" office:value="4.6965246159206669E-4" table:style-name="ce22">
            <text:p>0.0005</text:p>
          </table:table-cell>
          <table:table-cell office:value-type="float" office:value="5.4680236480917374E-4" table:style-name="ce22">
            <text:p>0.0005</text:p>
          </table:table-cell>
          <table:table-cell office:value-type="float" office:value="3.788484930370277E-4" table:style-name="ce22">
            <text:p>0.0004</text:p>
          </table:table-cell>
          <table:table-cell office:value-type="float" office:value="5.2415110898180496E-4" table:style-name="ce22">
            <text:p>0.0005</text:p>
          </table:table-cell>
          <table:table-cell office:value-type="float" office:value="4.4268063467683982E-4" table:style-name="ce22">
            <text:p>0.0004</text:p>
          </table:table-cell>
          <table:table-cell office:value-type="float" office:value="8.7004693432064946E-4" table:style-name="ce22">
            <text:p>0.0009</text:p>
          </table:table-cell>
          <table:table-cell office:value-type="float" office:value="4.4855084934561015E-3" table:style-name="ce22">
            <text:p>0.0045</text:p>
          </table:table-cell>
          <table:table-cell office:value-type="float" office:value="5.2145529096205468E-4" table:style-name="ce22">
            <text:p>0.0005</text:p>
          </table:table-cell>
          <table:table-cell office:value-type="float" office:value="1.4718765852338064E-4" table:style-name="ce22">
            <text:p>0.0001</text:p>
          </table:table-cell>
          <table:table-cell office:value-type="float" office:value="4.7596228189565951E-4" table:style-name="ce22">
            <text:p>0.0005</text:p>
          </table:table-cell>
          <table:table-cell office:value-type="float" office:value="2.1192719541855514E-4" table:style-name="ce22">
            <text:p>0.0002</text:p>
          </table:table-cell>
          <table:table-cell office:value-type="float" office:value="8.7053773189626834E-5" table:style-name="ce22">
            <text:p>0.0001</text:p>
          </table:table-cell>
          <table:table-cell office:value-type="float" office:value="6.4710654014137623E-3" table:style-name="ce22">
            <text:p>0.0065</text:p>
          </table:table-cell>
          <table:table-cell office:value-type="float" office:value="3.3460677506145495E-2" table:style-name="ce22">
            <text:p>0.0335</text:p>
          </table:table-cell>
          <table:table-cell office:value-type="float" office:value="5.0202577675616776E-4" table:style-name="ce22">
            <text:p>0.0005</text:p>
          </table:table-cell>
          <table:table-cell office:value-type="float" office:value="1.9626613791789014E-4" table:style-name="ce22">
            <text:p>0.0002</text:p>
          </table:table-cell>
          <table:table-cell office:value-type="float" office:value="6.601399178258841E-4" table:style-name="ce22">
            <text:p>0.0007</text:p>
          </table:table-cell>
          <table:table-cell office:value-type="float" office:value="6.6729695148902575E-4" table:style-name="ce22">
            <text:p>0.0007</text:p>
          </table:table-cell>
          <table:table-cell office:value-type="float" office:value="3.4445461993992877E-4" table:style-name="ce22">
            <text:p>0.0003</text:p>
          </table:table-cell>
          <table:table-cell office:value-type="float" office:value="1.4983549971291215E-4" table:style-name="ce22">
            <text:p>0.0001</text:p>
          </table:table-cell>
          <table:table-cell office:value-type="float" office:value="1.5562607451184617E-4" table:style-name="ce22">
            <text:p>0.0002</text:p>
          </table:table-cell>
          <table:table-cell office:value-type="float" office:value="6.4597893803747591E-3" table:style-name="ce22">
            <text:p>0.0065</text:p>
          </table:table-cell>
          <table:table-cell office:value-type="float" office:value="1.9612292488445826E-3" table:style-name="ce22">
            <text:p>0.0020</text:p>
          </table:table-cell>
          <table:table-cell office:value-type="float" office:value="1.3001808984603499E-4" table:style-name="ce22">
            <text:p>0.0001</text:p>
          </table:table-cell>
          <table:table-cell office:value-type="float" office:value="2.3604692568884558E-3" table:style-name="ce22">
            <text:p>0.0024</text:p>
          </table:table-cell>
          <table:table-cell office:value-type="float" office:value="7.0950994741026221E-4" table:style-name="ce22">
            <text:p>0.0007</text:p>
          </table:table-cell>
          <table:table-cell office:value-type="float" office:value="4.8256255450099747E-3" table:style-name="ce22">
            <text:p>0.0048</text:p>
          </table:table-cell>
          <table:table-cell office:value-type="float" office:value="0" table:style-name="ce22">
            <text:p>0.0000</text:p>
          </table:table-cell>
          <table:table-cell office:value-type="float" office:value="2.0513637428465739" table:style-name="ce23">
            <text:p>2.051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8" table:style-name="ce25">
            <text:p>8</text:p>
          </table:table-cell>
          <table:table-cell office:value-type="string" table:style-name="ce26">
            <text:p>006001</text:p>
          </table:table-cell>
          <table:table-cell office:value-type="string" table:style-name="ce27">
            <text:p>Silvicultura, extracción de madera y actividades relacionadas</text:p>
          </table:table-cell>
          <table:table-cell office:value-type="float" office:value="1.5436873384998342E-3" table:style-name="ce22">
            <text:p>0.0015</text:p>
          </table:table-cell>
          <table:table-cell office:value-type="float" office:value="1.9840007283915582E-4" table:style-name="ce22">
            <text:p>0.0002</text:p>
          </table:table-cell>
          <table:table-cell office:value-type="float" office:value="2.6797211672345913E-4" table:style-name="ce22">
            <text:p>0.0003</text:p>
          </table:table-cell>
          <table:table-cell office:value-type="float" office:value="1.300525318504543E-4" table:style-name="ce22">
            <text:p>0.0001</text:p>
          </table:table-cell>
          <table:table-cell office:value-type="float" office:value="1.5918652725831613E-4" table:style-name="ce22">
            <text:p>0.0002</text:p>
          </table:table-cell>
          <table:table-cell office:value-type="float" office:value="2.6251647002707376E-4" table:style-name="ce22">
            <text:p>0.0003</text:p>
          </table:table-cell>
          <table:table-cell office:value-type="float" office:value="2.8645259098161155E-4" table:style-name="ce22">
            <text:p>0.0003</text:p>
          </table:table-cell>
          <table:table-cell office:value-type="float" office:value="1.0117702681265202" table:style-name="ce22">
            <text:p>1.0118</text:p>
          </table:table-cell>
          <table:table-cell office:value-type="float" office:value="3.2885244444468356E-4" table:style-name="ce22">
            <text:p>0.0003</text:p>
          </table:table-cell>
          <table:table-cell office:value-type="float" office:value="2.3049621180658747E-4" table:style-name="ce22">
            <text:p>0.0002</text:p>
          </table:table-cell>
          <table:table-cell office:value-type="float" office:value="2.2702146398274046E-4" table:style-name="ce22">
            <text:p>0.0002</text:p>
          </table:table-cell>
          <table:table-cell office:value-type="float" office:value="3.9850802496208687E-4" table:style-name="ce22">
            <text:p>0.0004</text:p>
          </table:table-cell>
          <table:table-cell office:value-type="float" office:value="4.0215880650209396E-4" table:style-name="ce22">
            <text:p>0.0004</text:p>
          </table:table-cell>
          <table:table-cell office:value-type="float" office:value="1.4120042371622579E-2" table:style-name="ce22">
            <text:p>0.0141</text:p>
          </table:table-cell>
          <table:table-cell office:value-type="float" office:value="6.4846766160366734E-2" table:style-name="ce22">
            <text:p>0.0648</text:p>
          </table:table-cell>
          <table:table-cell office:value-type="float" office:value="4.8389963936195469E-4" table:style-name="ce22">
            <text:p>0.0005</text:p>
          </table:table-cell>
          <table:table-cell office:value-type="float" office:value="5.24535231451559E-4" table:style-name="ce22">
            <text:p>0.0005</text:p>
          </table:table-cell>
          <table:table-cell office:value-type="float" office:value="3.1623725192250133E-4" table:style-name="ce22">
            <text:p>0.0003</text:p>
          </table:table-cell>
          <table:table-cell office:value-type="float" office:value="3.6210963598056655E-4" table:style-name="ce22">
            <text:p>0.0004</text:p>
          </table:table-cell>
          <table:table-cell office:value-type="float" office:value="2.9316083542062801E-4" table:style-name="ce22">
            <text:p>0.0003</text:p>
          </table:table-cell>
          <table:table-cell office:value-type="float" office:value="4.6314734403187343E-4" table:style-name="ce22">
            <text:p>0.0005</text:p>
          </table:table-cell>
          <table:table-cell office:value-type="float" office:value="3.9696792974736159E-4" table:style-name="ce22">
            <text:p>0.0004</text:p>
          </table:table-cell>
          <table:table-cell office:value-type="float" office:value="4.8209556750353026E-4" table:style-name="ce22">
            <text:p>0.0005</text:p>
          </table:table-cell>
          <table:table-cell office:value-type="float" office:value="5.4520150743780872E-4" table:style-name="ce22">
            <text:p>0.0005</text:p>
          </table:table-cell>
          <table:table-cell office:value-type="float" office:value="2.0815189192499237E-4" table:style-name="ce22">
            <text:p>0.0002</text:p>
          </table:table-cell>
          <table:table-cell office:value-type="float" office:value="5.6934105101925426E-4" table:style-name="ce22">
            <text:p>0.0006</text:p>
          </table:table-cell>
          <table:table-cell office:value-type="float" office:value="2.7279712386759866E-4" table:style-name="ce22">
            <text:p>0.0003</text:p>
          </table:table-cell>
          <table:table-cell office:value-type="float" office:value="3.5302123545072734E-3" table:style-name="ce22">
            <text:p>0.0035</text:p>
          </table:table-cell>
          <table:table-cell office:value-type="float" office:value="7.8349850299126809E-4" table:style-name="ce22">
            <text:p>0.0008</text:p>
          </table:table-cell>
          <table:table-cell office:value-type="float" office:value="1.8555980833161412E-4" table:style-name="ce22">
            <text:p>0.0002</text:p>
          </table:table-cell>
          <table:table-cell office:value-type="float" office:value="2.9545392133687592E-4" table:style-name="ce22">
            <text:p>0.0003</text:p>
          </table:table-cell>
          <table:table-cell office:value-type="float" office:value="2.0069161580371745E-4" table:style-name="ce22">
            <text:p>0.0002</text:p>
          </table:table-cell>
          <table:table-cell office:value-type="float" office:value="2.9609622388479192E-4" table:style-name="ce22">
            <text:p>0.0003</text:p>
          </table:table-cell>
          <table:table-cell office:value-type="float" office:value="3.6939671652273933E-4" table:style-name="ce22">
            <text:p>0.0004</text:p>
          </table:table-cell>
          <table:table-cell office:value-type="float" office:value="3.8323596269941373E-4" table:style-name="ce22">
            <text:p>0.0004</text:p>
          </table:table-cell>
          <table:table-cell office:value-type="float" office:value="0.230246341002422" table:style-name="ce22">
            <text:p>0.2302</text:p>
          </table:table-cell>
          <table:table-cell office:value-type="float" office:value="2.4439635207169474E-4" table:style-name="ce22">
            <text:p>0.0002</text:p>
          </table:table-cell>
          <table:table-cell office:value-type="float" office:value="5.7275566856554601E-4" table:style-name="ce22">
            <text:p>0.0006</text:p>
          </table:table-cell>
          <table:table-cell office:value-type="float" office:value="3.9305669418665702E-4" table:style-name="ce22">
            <text:p>0.0004</text:p>
          </table:table-cell>
          <table:table-cell office:value-type="float" office:value="2.1358612014785484E-4" table:style-name="ce22">
            <text:p>0.0002</text:p>
          </table:table-cell>
          <table:table-cell office:value-type="float" office:value="1.7702394709357985E-2" table:style-name="ce22">
            <text:p>0.0177</text:p>
          </table:table-cell>
          <table:table-cell office:value-type="float" office:value="3.3508822520893211E-4" table:style-name="ce22">
            <text:p>0.0003</text:p>
          </table:table-cell>
          <table:table-cell office:value-type="float" office:value="2.9257406149579607E-4" table:style-name="ce22">
            <text:p>0.0003</text:p>
          </table:table-cell>
          <table:table-cell office:value-type="float" office:value="3.3178597194824539E-3" table:style-name="ce22">
            <text:p>0.0033</text:p>
          </table:table-cell>
          <table:table-cell office:value-type="float" office:value="3.04007334703193E-3" table:style-name="ce22">
            <text:p>0.0030</text:p>
          </table:table-cell>
          <table:table-cell office:value-type="float" office:value="5.5807864435760801E-4" table:style-name="ce22">
            <text:p>0.0006</text:p>
          </table:table-cell>
          <table:table-cell office:value-type="float" office:value="4.3184142998916233E-3" table:style-name="ce22">
            <text:p>0.0043</text:p>
          </table:table-cell>
          <table:table-cell office:value-type="float" office:value="9.9896520280661079E-4" table:style-name="ce22">
            <text:p>0.0010</text:p>
          </table:table-cell>
          <table:table-cell office:value-type="float" office:value="9.6490665441669884E-2" table:style-name="ce22">
            <text:p>0.0965</text:p>
          </table:table-cell>
          <table:table-cell office:value-type="float" office:value="1.9303503837419102E-3" table:style-name="ce22">
            <text:p>0.0019</text:p>
          </table:table-cell>
          <table:table-cell office:value-type="float" office:value="3.60336865955803E-4" table:style-name="ce22">
            <text:p>0.0004</text:p>
          </table:table-cell>
          <table:table-cell office:value-type="float" office:value="1.0604308669178912E-4" table:style-name="ce22">
            <text:p>0.0001</text:p>
          </table:table-cell>
          <table:table-cell office:value-type="float" office:value="3.4558055840251109E-2" table:style-name="ce22">
            <text:p>0.0346</text:p>
          </table:table-cell>
          <table:table-cell office:value-type="float" office:value="2.1884757557999701E-4" table:style-name="ce22">
            <text:p>0.0002</text:p>
          </table:table-cell>
          <table:table-cell office:value-type="float" office:value="6.695413094727258E-5" table:style-name="ce22">
            <text:p>0.0001</text:p>
          </table:table-cell>
          <table:table-cell office:value-type="float" office:value="4.5237200085693246E-4" table:style-name="ce22">
            <text:p>0.0005</text:p>
          </table:table-cell>
          <table:table-cell office:value-type="float" office:value="4.4382555464469477E-4" table:style-name="ce22">
            <text:p>0.0004</text:p>
          </table:table-cell>
          <table:table-cell office:value-type="float" office:value="2.5506429109390147E-4" table:style-name="ce22">
            <text:p>0.0003</text:p>
          </table:table-cell>
          <table:table-cell office:value-type="float" office:value="1.9882746610383868E-4" table:style-name="ce22">
            <text:p>0.0002</text:p>
          </table:table-cell>
          <table:table-cell office:value-type="float" office:value="4.4158562568428437E-4" table:style-name="ce22">
            <text:p>0.0004</text:p>
          </table:table-cell>
          <table:table-cell office:value-type="float" office:value="8.9646437541486394E-4" table:style-name="ce22">
            <text:p>0.0009</text:p>
          </table:table-cell>
          <table:table-cell office:value-type="float" office:value="5.667436806321319E-4" table:style-name="ce22">
            <text:p>0.0006</text:p>
          </table:table-cell>
          <table:table-cell office:value-type="float" office:value="4.2107491067158104E-3" table:style-name="ce22">
            <text:p>0.0042</text:p>
          </table:table-cell>
          <table:table-cell office:value-type="float" office:value="1.7248234158924342E-4" table:style-name="ce22">
            <text:p>0.0002</text:p>
          </table:table-cell>
          <table:table-cell office:value-type="float" office:value="3.7598694952108673E-4" table:style-name="ce22">
            <text:p>0.0004</text:p>
          </table:table-cell>
          <table:table-cell office:value-type="float" office:value="2.4108758010158183E-4" table:style-name="ce22">
            <text:p>0.0002</text:p>
          </table:table-cell>
          <table:table-cell office:value-type="float" office:value="5.1754778993945991E-4" table:style-name="ce22">
            <text:p>0.0005</text:p>
          </table:table-cell>
          <table:table-cell office:value-type="float" office:value="4.1357559677675747E-4" table:style-name="ce22">
            <text:p>0.0004</text:p>
          </table:table-cell>
          <table:table-cell office:value-type="float" office:value="2.8033273541359065E-4" table:style-name="ce22">
            <text:p>0.0003</text:p>
          </table:table-cell>
          <table:table-cell office:value-type="float" office:value="3.269929032106632E-3" table:style-name="ce22">
            <text:p>0.0033</text:p>
          </table:table-cell>
          <table:table-cell office:value-type="float" office:value="0" table:style-name="ce22">
            <text:p>0.0000</text:p>
          </table:table-cell>
          <table:table-cell office:value-type="float" office:value="1.5148355828725935" table:style-name="ce23">
            <text:p>1.5148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9" table:style-name="ce25">
            <text:p>9</text:p>
          </table:table-cell>
          <table:table-cell office:value-type="string" table:style-name="ce26">
            <text:p>007001</text:p>
          </table:table-cell>
          <table:table-cell office:value-type="string" table:style-name="ce27">
            <text:p>Acuicultura y pesca de camarón</text:p>
          </table:table-cell>
          <table:table-cell office:value-type="float" office:value="2.2322491433853593E-4" table:style-name="ce22">
            <text:p>0.0002</text:p>
          </table:table-cell>
          <table:table-cell office:value-type="float" office:value="7.592601821886197E-5" table:style-name="ce22">
            <text:p>0.0001</text:p>
          </table:table-cell>
          <table:table-cell office:value-type="float" office:value="9.9532742801686772E-5" table:style-name="ce22">
            <text:p>0.0001</text:p>
          </table:table-cell>
          <table:table-cell office:value-type="float" office:value="5.1374865290904615E-5" table:style-name="ce22">
            <text:p>0.0001</text:p>
          </table:table-cell>
          <table:table-cell office:value-type="float" office:value="1.1478359854365079E-4" table:style-name="ce22">
            <text:p>0.0001</text:p>
          </table:table-cell>
          <table:table-cell office:value-type="float" office:value="8.329703551570336E-5" table:style-name="ce22">
            <text:p>0.0001</text:p>
          </table:table-cell>
          <table:table-cell office:value-type="float" office:value="8.3068583741234964E-3" table:style-name="ce22">
            <text:p>0.0083</text:p>
          </table:table-cell>
          <table:table-cell office:value-type="float" office:value="5.0292138401709065E-5" table:style-name="ce22">
            <text:p>0.0001</text:p>
          </table:table-cell>
          <table:table-cell office:value-type="float" office:value="1.1753846237426622" table:style-name="ce22">
            <text:p>1.1754</text:p>
          </table:table-cell>
          <table:table-cell office:value-type="float" office:value="5.7841992809377768E-3" table:style-name="ce22">
            <text:p>0.0058</text:p>
          </table:table-cell>
          <table:table-cell office:value-type="float" office:value="8.2078922409656427E-4" table:style-name="ce22">
            <text:p>0.0008</text:p>
          </table:table-cell>
          <table:table-cell office:value-type="float" office:value="1.874942149535505E-4" table:style-name="ce22">
            <text:p>0.0002</text:p>
          </table:table-cell>
          <table:table-cell office:value-type="float" office:value="1.3689833828265324E-4" table:style-name="ce22">
            <text:p>0.0001</text:p>
          </table:table-cell>
          <table:table-cell office:value-type="float" office:value="1.3594889304294137E-4" table:style-name="ce22">
            <text:p>0.0001</text:p>
          </table:table-cell>
          <table:table-cell office:value-type="float" office:value="1.7213216388010371E-4" table:style-name="ce22">
            <text:p>0.0002</text:p>
          </table:table-cell>
          <table:table-cell office:value-type="float" office:value="4.0273356085273422E-3" table:style-name="ce22">
            <text:p>0.0040</text:p>
          </table:table-cell>
          <table:table-cell office:value-type="float" office:value="0.52763845473093551" table:style-name="ce22">
            <text:p>0.5276</text:p>
          </table:table-cell>
          <table:table-cell office:value-type="float" office:value="3.7369659561182094E-3" table:style-name="ce22">
            <text:p>0.0037</text:p>
          </table:table-cell>
          <table:table-cell office:value-type="float" office:value="1.0888074308722078E-2" table:style-name="ce22">
            <text:p>0.0109</text:p>
          </table:table-cell>
          <table:table-cell office:value-type="float" office:value="3.7620713688175282E-4" table:style-name="ce22">
            <text:p>0.0004</text:p>
          </table:table-cell>
          <table:table-cell office:value-type="float" office:value="2.9425358678012753E-3" table:style-name="ce22">
            <text:p>0.0029</text:p>
          </table:table-cell>
          <table:table-cell office:value-type="float" office:value="4.2857838641811039E-4" table:style-name="ce22">
            <text:p>0.0004</text:p>
          </table:table-cell>
          <table:table-cell office:value-type="float" office:value="6.9017327302179103E-4" table:style-name="ce22">
            <text:p>0.0007</text:p>
          </table:table-cell>
          <table:table-cell office:value-type="float" office:value="6.2385824727482575E-4" table:style-name="ce22">
            <text:p>0.0006</text:p>
          </table:table-cell>
          <table:table-cell office:value-type="float" office:value="1.4825094630357177E-4" table:style-name="ce22">
            <text:p>0.0001</text:p>
          </table:table-cell>
          <table:table-cell office:value-type="float" office:value="4.7083377534999692E-4" table:style-name="ce22">
            <text:p>0.0005</text:p>
          </table:table-cell>
          <table:table-cell office:value-type="float" office:value="8.7467212210426675E-4" table:style-name="ce22">
            <text:p>0.0009</text:p>
          </table:table-cell>
          <table:table-cell office:value-type="float" office:value="2.6875782668772023E-4" table:style-name="ce22">
            <text:p>0.0003</text:p>
          </table:table-cell>
          <table:table-cell office:value-type="float" office:value="5.5671219775817854E-4" table:style-name="ce22">
            <text:p>0.0006</text:p>
          </table:table-cell>
          <table:table-cell office:value-type="float" office:value="1.6977483625109144E-4" table:style-name="ce22">
            <text:p>0.0002</text:p>
          </table:table-cell>
          <table:table-cell office:value-type="float" office:value="2.8324420713656608E-4" table:style-name="ce22">
            <text:p>0.0003</text:p>
          </table:table-cell>
          <table:table-cell office:value-type="float" office:value="1.8524766936551314E-4" table:style-name="ce22">
            <text:p>0.0002</text:p>
          </table:table-cell>
          <table:table-cell office:value-type="float" office:value="3.1099523997770481E-4" table:style-name="ce22">
            <text:p>0.0003</text:p>
          </table:table-cell>
          <table:table-cell office:value-type="float" office:value="3.8207725619292303E-4" table:style-name="ce22">
            <text:p>0.0004</text:p>
          </table:table-cell>
          <table:table-cell office:value-type="float" office:value="9.0149887036281744E-4" table:style-name="ce22">
            <text:p>0.0009</text:p>
          </table:table-cell>
          <table:table-cell office:value-type="float" office:value="4.4514554715296479E-4" table:style-name="ce22">
            <text:p>0.0004</text:p>
          </table:table-cell>
          <table:table-cell office:value-type="float" office:value="2.3076718629145632E-4" table:style-name="ce22">
            <text:p>0.0002</text:p>
          </table:table-cell>
          <table:table-cell office:value-type="float" office:value="1.9748749675864956E-4" table:style-name="ce22">
            <text:p>0.0002</text:p>
          </table:table-cell>
          <table:table-cell office:value-type="float" office:value="3.9225095059356038E-4" table:style-name="ce22">
            <text:p>0.0004</text:p>
          </table:table-cell>
          <table:table-cell office:value-type="float" office:value="2.1505994904271467E-4" table:style-name="ce22">
            <text:p>0.0002</text:p>
          </table:table-cell>
          <table:table-cell office:value-type="float" office:value="2.323443124163178E-4" table:style-name="ce22">
            <text:p>0.0002</text:p>
          </table:table-cell>
          <table:table-cell office:value-type="float" office:value="3.6973877059453853E-4" table:style-name="ce22">
            <text:p>0.0004</text:p>
          </table:table-cell>
          <table:table-cell office:value-type="float" office:value="1.954040689526703E-4" table:style-name="ce22">
            <text:p>0.0002</text:p>
          </table:table-cell>
          <table:table-cell office:value-type="float" office:value="2.341991615616278E-4" table:style-name="ce22">
            <text:p>0.0002</text:p>
          </table:table-cell>
          <table:table-cell office:value-type="float" office:value="3.2457041198025074E-4" table:style-name="ce22">
            <text:p>0.0003</text:p>
          </table:table-cell>
          <table:table-cell office:value-type="float" office:value="2.3135534361296182E-4" table:style-name="ce22">
            <text:p>0.0002</text:p>
          </table:table-cell>
          <table:table-cell office:value-type="float" office:value="3.2167863617480933E-4" table:style-name="ce22">
            <text:p>0.0003</text:p>
          </table:table-cell>
          <table:table-cell office:value-type="float" office:value="2.2759736950046591E-4" table:style-name="ce22">
            <text:p>0.0002</text:p>
          </table:table-cell>
          <table:table-cell office:value-type="float" office:value="5.0470372032865264E-4" table:style-name="ce22">
            <text:p>0.0005</text:p>
          </table:table-cell>
          <table:table-cell office:value-type="float" office:value="3.1468103631938384E-4" table:style-name="ce22">
            <text:p>0.0003</text:p>
          </table:table-cell>
          <table:table-cell office:value-type="float" office:value="2.466180281892884E-4" table:style-name="ce22">
            <text:p>0.0002</text:p>
          </table:table-cell>
          <table:table-cell office:value-type="float" office:value="5.8779858655474374E-5" table:style-name="ce22">
            <text:p>0.0001</text:p>
          </table:table-cell>
          <table:table-cell office:value-type="float" office:value="2.7725941755526865E-4" table:style-name="ce22">
            <text:p>0.0003</text:p>
          </table:table-cell>
          <table:table-cell office:value-type="float" office:value="9.703250496944041E-5" table:style-name="ce22">
            <text:p>0.0001</text:p>
          </table:table-cell>
          <table:table-cell office:value-type="float" office:value="3.6836825158674026E-5" table:style-name="ce22">
            <text:p>0.0000</text:p>
          </table:table-cell>
          <table:table-cell office:value-type="float" office:value="3.3636701934821882E-3" table:style-name="ce22">
            <text:p>0.0034</text:p>
          </table:table-cell>
          <table:table-cell office:value-type="float" office:value="1.7494996682198807E-2" table:style-name="ce22">
            <text:p>0.0175</text:p>
          </table:table-cell>
          <table:table-cell office:value-type="float" office:value="2.4383536393451946E-4" table:style-name="ce22">
            <text:p>0.0002</text:p>
          </table:table-cell>
          <table:table-cell office:value-type="float" office:value="9.2291246991099734E-5" table:style-name="ce22">
            <text:p>0.0001</text:p>
          </table:table-cell>
          <table:table-cell office:value-type="float" office:value="2.1914446488845843E-4" table:style-name="ce22">
            <text:p>0.0002</text:p>
          </table:table-cell>
          <table:table-cell office:value-type="float" office:value="2.9040968539198312E-4" table:style-name="ce22">
            <text:p>0.0003</text:p>
          </table:table-cell>
          <table:table-cell office:value-type="float" office:value="1.5514247830933028E-4" table:style-name="ce22">
            <text:p>0.0002</text:p>
          </table:table-cell>
          <table:table-cell office:value-type="float" office:value="7.3603263736054378E-5" table:style-name="ce22">
            <text:p>0.0001</text:p>
          </table:table-cell>
          <table:table-cell office:value-type="float" office:value="7.8909360793385388E-5" table:style-name="ce22">
            <text:p>0.0001</text:p>
          </table:table-cell>
          <table:table-cell office:value-type="float" office:value="2.3385078134812137E-4" table:style-name="ce22">
            <text:p>0.0002</text:p>
          </table:table-cell>
          <table:table-cell office:value-type="float" office:value="1.9507080739838525E-4" table:style-name="ce22">
            <text:p>0.0002</text:p>
          </table:table-cell>
          <table:table-cell office:value-type="float" office:value="5.2415015966672163E-5" table:style-name="ce22">
            <text:p>0.0001</text:p>
          </table:table-cell>
          <table:table-cell office:value-type="float" office:value="1.9196944172424738E-4" table:style-name="ce22">
            <text:p>0.0002</text:p>
          </table:table-cell>
          <table:table-cell office:value-type="float" office:value="2.9099307865994159E-4" table:style-name="ce22">
            <text:p>0.0003</text:p>
          </table:table-cell>
          <table:table-cell office:value-type="float" office:value="3.3338799890503528E-4" table:style-name="ce22">
            <text:p>0.0003</text:p>
          </table:table-cell>
          <table:table-cell office:value-type="float" office:value="0" table:style-name="ce22">
            <text:p>0.0000</text:p>
          </table:table-cell>
          <table:table-cell office:value-type="float" office:value="1.7759948244678199" table:style-name="ce23">
            <text:p>1.7760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0" table:style-name="ce19">
            <text:p>10</text:p>
          </table:table-cell>
          <table:table-cell office:value-type="string" table:style-name="ce26">
            <text:p>008001</text:p>
          </table:table-cell>
          <table:table-cell office:value-type="string" table:style-name="ce27">
            <text:p>Pesca (excepto camarón)</text:p>
          </table:table-cell>
          <table:table-cell office:value-type="float" office:value="7.7329310439692756E-5" table:style-name="ce22">
            <text:p>0.0001</text:p>
          </table:table-cell>
          <table:table-cell office:value-type="float" office:value="3.3924451696796275E-5" table:style-name="ce22">
            <text:p>0.0000</text:p>
          </table:table-cell>
          <table:table-cell office:value-type="float" office:value="4.6028860186976417E-5" table:style-name="ce22">
            <text:p>0.0000</text:p>
          </table:table-cell>
          <table:table-cell office:value-type="float" office:value="2.688271716394699E-5" table:style-name="ce22">
            <text:p>0.0000</text:p>
          </table:table-cell>
          <table:table-cell office:value-type="float" office:value="4.5469846129318433E-5" table:style-name="ce22">
            <text:p>0.0000</text:p>
          </table:table-cell>
          <table:table-cell office:value-type="float" office:value="3.902341232517547E-5" table:style-name="ce22">
            <text:p>0.0000</text:p>
          </table:table-cell>
          <table:table-cell office:value-type="float" office:value="3.820299418439386E-4" table:style-name="ce22">
            <text:p>0.0004</text:p>
          </table:table-cell>
          <table:table-cell office:value-type="float" office:value="2.540510682045583E-5" table:style-name="ce22">
            <text:p>0.0000</text:p>
          </table:table-cell>
          <table:table-cell office:value-type="float" office:value="3.7590637752602608E-4" table:style-name="ce22">
            <text:p>0.0004</text:p>
          </table:table-cell>
          <table:table-cell office:value-type="float" office:value="1.0002097954664531" table:style-name="ce22">
            <text:p>1.0002</text:p>
          </table:table-cell>
          <table:table-cell office:value-type="float" office:value="9.1837251461412641E-5" table:style-name="ce22">
            <text:p>0.0001</text:p>
          </table:table-cell>
          <table:table-cell office:value-type="float" office:value="1.5029440743862175E-4" table:style-name="ce22">
            <text:p>0.0002</text:p>
          </table:table-cell>
          <table:table-cell office:value-type="float" office:value="6.6791224773613952E-5" table:style-name="ce22">
            <text:p>0.0001</text:p>
          </table:table-cell>
          <table:table-cell office:value-type="float" office:value="5.1243533758487167E-5" table:style-name="ce22">
            <text:p>0.0001</text:p>
          </table:table-cell>
          <table:table-cell office:value-type="float" office:value="6.9468093788028701E-5" table:style-name="ce22">
            <text:p>0.0001</text:p>
          </table:table-cell>
          <table:table-cell office:value-type="float" office:value="1.4464730521130751E-3" table:style-name="ce22">
            <text:p>0.0014</text:p>
          </table:table-cell>
          <table:table-cell office:value-type="float" office:value="1.6103389616242644E-3" table:style-name="ce22">
            <text:p>0.0016</text:p>
          </table:table-cell>
          <table:table-cell office:value-type="float" office:value="0.16200369939243367" table:style-name="ce22">
            <text:p>0.1620</text:p>
          </table:table-cell>
          <table:table-cell office:value-type="float" office:value="0.29289870463261203" table:style-name="ce22">
            <text:p>0.2929</text:p>
          </table:table-cell>
          <table:table-cell office:value-type="float" office:value="1.3294990301062755E-4" table:style-name="ce22">
            <text:p>0.0001</text:p>
          </table:table-cell>
          <table:table-cell office:value-type="float" office:value="2.7563518596547228E-4" table:style-name="ce22">
            <text:p>0.0003</text:p>
          </table:table-cell>
          <table:table-cell office:value-type="float" office:value="1.3977975820178532E-4" table:style-name="ce22">
            <text:p>0.0001</text:p>
          </table:table-cell>
          <table:table-cell office:value-type="float" office:value="2.0030917671004386E-4" table:style-name="ce22">
            <text:p>0.0002</text:p>
          </table:table-cell>
          <table:table-cell office:value-type="float" office:value="1.9752665887359244E-4" table:style-name="ce22">
            <text:p>0.0002</text:p>
          </table:table-cell>
          <table:table-cell office:value-type="float" office:value="6.4791480306679774E-5" table:style-name="ce22">
            <text:p>0.0001</text:p>
          </table:table-cell>
          <table:table-cell office:value-type="float" office:value="1.602631306264705E-4" table:style-name="ce22">
            <text:p>0.0002</text:p>
          </table:table-cell>
          <table:table-cell office:value-type="float" office:value="3.8745959298816389E-3" table:style-name="ce22">
            <text:p>0.0039</text:p>
          </table:table-cell>
          <table:table-cell office:value-type="float" office:value="8.9400766728147828E-5" table:style-name="ce22">
            <text:p>0.0001</text:p>
          </table:table-cell>
          <table:table-cell office:value-type="float" office:value="2.0432245832675868E-4" table:style-name="ce22">
            <text:p>0.0002</text:p>
          </table:table-cell>
          <table:table-cell office:value-type="float" office:value="6.3502658297644914E-5" table:style-name="ce22">
            <text:p>0.0001</text:p>
          </table:table-cell>
          <table:table-cell office:value-type="float" office:value="1.0621049963308629E-4" table:style-name="ce22">
            <text:p>0.0001</text:p>
          </table:table-cell>
          <table:table-cell office:value-type="float" office:value="8.5107306091625404E-5" table:style-name="ce22">
            <text:p>0.0001</text:p>
          </table:table-cell>
          <table:table-cell office:value-type="float" office:value="1.0124806628180392E-4" table:style-name="ce22">
            <text:p>0.0001</text:p>
          </table:table-cell>
          <table:table-cell office:value-type="float" office:value="1.229585413810547E-4" table:style-name="ce22">
            <text:p>0.0001</text:p>
          </table:table-cell>
          <table:table-cell office:value-type="float" office:value="1.6195578035395306E-4" table:style-name="ce22">
            <text:p>0.0002</text:p>
          </table:table-cell>
          <table:table-cell office:value-type="float" office:value="1.4714167657674194E-4" table:style-name="ce22">
            <text:p>0.0001</text:p>
          </table:table-cell>
          <table:table-cell office:value-type="float" office:value="8.2866497113311929E-5" table:style-name="ce22">
            <text:p>0.0001</text:p>
          </table:table-cell>
          <table:table-cell office:value-type="float" office:value="9.0861560519910254E-5" table:style-name="ce22">
            <text:p>0.0001</text:p>
          </table:table-cell>
          <table:table-cell office:value-type="float" office:value="1.3245098055602699E-4" table:style-name="ce22">
            <text:p>0.0001</text:p>
          </table:table-cell>
          <table:table-cell office:value-type="float" office:value="7.6018866398389816E-5" table:style-name="ce22">
            <text:p>0.0001</text:p>
          </table:table-cell>
          <table:table-cell office:value-type="float" office:value="8.0468494660475141E-5" table:style-name="ce22">
            <text:p>0.0001</text:p>
          </table:table-cell>
          <table:table-cell office:value-type="float" office:value="1.2129798312995437E-4" table:style-name="ce22">
            <text:p>0.0001</text:p>
          </table:table-cell>
          <table:table-cell office:value-type="float" office:value="7.7416274858358125E-5" table:style-name="ce22">
            <text:p>0.0001</text:p>
          </table:table-cell>
          <table:table-cell office:value-type="float" office:value="9.228065892644557E-5" table:style-name="ce22">
            <text:p>0.0001</text:p>
          </table:table-cell>
          <table:table-cell office:value-type="float" office:value="1.184826566385403E-4" table:style-name="ce22">
            <text:p>0.0001</text:p>
          </table:table-cell>
          <table:table-cell office:value-type="float" office:value="8.0431268298286463E-5" table:style-name="ce22">
            <text:p>0.0001</text:p>
          </table:table-cell>
          <table:table-cell office:value-type="float" office:value="1.1111366299280653E-4" table:style-name="ce22">
            <text:p>0.0001</text:p>
          </table:table-cell>
          <table:table-cell office:value-type="float" office:value="7.6488399280444594E-5" table:style-name="ce22">
            <text:p>0.0001</text:p>
          </table:table-cell>
          <table:table-cell office:value-type="float" office:value="1.6506557474668687E-4" table:style-name="ce22">
            <text:p>0.0002</text:p>
          </table:table-cell>
          <table:table-cell office:value-type="float" office:value="1.1306640750029675E-4" table:style-name="ce22">
            <text:p>0.0001</text:p>
          </table:table-cell>
          <table:table-cell office:value-type="float" office:value="1.0317847909376711E-4" table:style-name="ce22">
            <text:p>0.0001</text:p>
          </table:table-cell>
          <table:table-cell office:value-type="float" office:value="3.6696702689323215E-5" table:style-name="ce22">
            <text:p>0.0000</text:p>
          </table:table-cell>
          <table:table-cell office:value-type="float" office:value="9.6274015429185239E-5" table:style-name="ce22">
            <text:p>0.0001</text:p>
          </table:table-cell>
          <table:table-cell office:value-type="float" office:value="5.8291167838264549E-5" table:style-name="ce22">
            <text:p>0.0001</text:p>
          </table:table-cell>
          <table:table-cell office:value-type="float" office:value="1.4361505384774167E-5" table:style-name="ce22">
            <text:p>0.0000</text:p>
          </table:table-cell>
          <table:table-cell office:value-type="float" office:value="8.0227693733415078E-3" table:style-name="ce22">
            <text:p>0.0080</text:p>
          </table:table-cell>
          <table:table-cell office:value-type="float" office:value="1.6441744950810341E-2" table:style-name="ce22">
            <text:p>0.0164</text:p>
          </table:table-cell>
          <table:table-cell office:value-type="float" office:value="1.8632074374583233E-4" table:style-name="ce22">
            <text:p>0.0002</text:p>
          </table:table-cell>
          <table:table-cell office:value-type="float" office:value="6.1932037805787515E-5" table:style-name="ce22">
            <text:p>0.0001</text:p>
          </table:table-cell>
          <table:table-cell office:value-type="float" office:value="1.9487453541155162E-4" table:style-name="ce22">
            <text:p>0.0002</text:p>
          </table:table-cell>
          <table:table-cell office:value-type="float" office:value="2.7964915922827551E-4" table:style-name="ce22">
            <text:p>0.0003</text:p>
          </table:table-cell>
          <table:table-cell office:value-type="float" office:value="1.5286350169874631E-4" table:style-name="ce22">
            <text:p>0.0002</text:p>
          </table:table-cell>
          <table:table-cell office:value-type="float" office:value="4.1636465945057778E-5" table:style-name="ce22">
            <text:p>0.0000</text:p>
          </table:table-cell>
          <table:table-cell office:value-type="float" office:value="4.5789025187810433E-5" table:style-name="ce22">
            <text:p>0.0000</text:p>
          </table:table-cell>
          <table:table-cell office:value-type="float" office:value="2.270975525340619E-4" table:style-name="ce22">
            <text:p>0.0002</text:p>
          </table:table-cell>
          <table:table-cell office:value-type="float" office:value="4.6876854376606348E-4" table:style-name="ce22">
            <text:p>0.0005</text:p>
          </table:table-cell>
          <table:table-cell office:value-type="float" office:value="6.4429851635609787E-5" table:style-name="ce22">
            <text:p>0.0001</text:p>
          </table:table-cell>
          <table:table-cell office:value-type="float" office:value="1.1105378190360753E-4" table:style-name="ce22">
            <text:p>0.0001</text:p>
          </table:table-cell>
          <table:table-cell office:value-type="float" office:value="2.7515535774532573E-4" table:style-name="ce22">
            <text:p>0.0003</text:p>
          </table:table-cell>
          <table:table-cell office:value-type="float" office:value="2.7469215453222593E-4" table:style-name="ce22">
            <text:p>0.0003</text:p>
          </table:table-cell>
          <table:table-cell office:value-type="float" office:value="0" table:style-name="ce22">
            <text:p>0.0000</text:p>
          </table:table-cell>
          <table:table-cell office:value-type="float" office:value="1.4943542332091824" table:style-name="ce23">
            <text:p>1.494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1" table:style-name="ce25">
            <text:p>11</text:p>
          </table:table-cell>
          <table:table-cell office:value-type="string" table:style-name="ce26">
            <text:p>008002</text:p>
          </table:table-cell>
          <table:table-cell office:value-type="string" table:style-name="ce27">
            <text:p>Acuicultura (excepto camarón)</text:p>
          </table:table-cell>
          <table:table-cell office:value-type="float" office:value="5.017864966796542E-5" table:style-name="ce22">
            <text:p>0.0001</text:p>
          </table:table-cell>
          <table:table-cell office:value-type="float" office:value="1.7578190369499881E-5" table:style-name="ce22">
            <text:p>0.0000</text:p>
          </table:table-cell>
          <table:table-cell office:value-type="float" office:value="2.3066260787738774E-5" table:style-name="ce22">
            <text:p>0.0000</text:p>
          </table:table-cell>
          <table:table-cell office:value-type="float" office:value="1.2079973231253978E-5" table:style-name="ce22">
            <text:p>0.0000</text:p>
          </table:table-cell>
          <table:table-cell office:value-type="float" office:value="2.6149018605432384E-5" table:style-name="ce22">
            <text:p>0.0000</text:p>
          </table:table-cell>
          <table:table-cell office:value-type="float" office:value="1.9302268825443469E-5" table:style-name="ce22">
            <text:p>0.0000</text:p>
          </table:table-cell>
          <table:table-cell office:value-type="float" office:value="1.993687045476414E-4" table:style-name="ce22">
            <text:p>0.0002</text:p>
          </table:table-cell>
          <table:table-cell office:value-type="float" office:value="1.1787913690763747E-5" table:style-name="ce22">
            <text:p>0.0000</text:p>
          </table:table-cell>
          <table:table-cell office:value-type="float" office:value="1.9571767719615536E-4" table:style-name="ce22">
            <text:p>0.0002</text:p>
          </table:table-cell>
          <table:table-cell office:value-type="float" office:value="1.0759405476349424E-4" table:style-name="ce22">
            <text:p>0.0001</text:p>
          </table:table-cell>
          <table:table-cell office:value-type="float" office:value="1.0111307897574946" table:style-name="ce22">
            <text:p>1.0111</text:p>
          </table:table-cell>
          <table:table-cell office:value-type="float" office:value="4.745298801473479E-5" table:style-name="ce22">
            <text:p>0.0000</text:p>
          </table:table-cell>
          <table:table-cell office:value-type="float" office:value="3.3489762166415169E-5" table:style-name="ce22">
            <text:p>0.0000</text:p>
          </table:table-cell>
          <table:table-cell office:value-type="float" office:value="3.0784779014646141E-5" table:style-name="ce22">
            <text:p>0.0000</text:p>
          </table:table-cell>
          <table:table-cell office:value-type="float" office:value="3.9240875422813752E-5" table:style-name="ce22">
            <text:p>0.0000</text:p>
          </table:table-cell>
          <table:table-cell office:value-type="float" office:value="7.700628616941446E-4" table:style-name="ce22">
            <text:p>0.0008</text:p>
          </table:table-cell>
          <table:table-cell office:value-type="float" office:value="8.5033567316481385E-4" table:style-name="ce22">
            <text:p>0.0009</text:p>
          </table:table-cell>
          <table:table-cell office:value-type="float" office:value="0.13041419275235897" table:style-name="ce22">
            <text:p>0.1304</text:p>
          </table:table-cell>
          <table:table-cell office:value-type="float" office:value="5.8877854022671696E-4" table:style-name="ce22">
            <text:p>0.0006</text:p>
          </table:table-cell>
          <table:table-cell office:value-type="float" office:value="8.2907737227453385E-5" table:style-name="ce22">
            <text:p>0.0001</text:p>
          </table:table-cell>
          <table:table-cell office:value-type="float" office:value="1.6484753787242754E-4" table:style-name="ce22">
            <text:p>0.0002</text:p>
          </table:table-cell>
          <table:table-cell office:value-type="float" office:value="9.4521443898700592E-5" table:style-name="ce22">
            <text:p>0.0001</text:p>
          </table:table-cell>
          <table:table-cell office:value-type="float" office:value="1.2785953654131346E-4" table:style-name="ce22">
            <text:p>0.0001</text:p>
          </table:table-cell>
          <table:table-cell office:value-type="float" office:value="1.2866254270106297E-4" table:style-name="ce22">
            <text:p>0.0001</text:p>
          </table:table-cell>
          <table:table-cell office:value-type="float" office:value="3.4208646306687946E-5" table:style-name="ce22">
            <text:p>0.0000</text:p>
          </table:table-cell>
          <table:table-cell office:value-type="float" office:value="1.0292811882143898E-4" table:style-name="ce22">
            <text:p>0.0001</text:p>
          </table:table-cell>
          <table:table-cell office:value-type="float" office:value="2.0039630534059685E-3" table:style-name="ce22">
            <text:p>0.0020</text:p>
          </table:table-cell>
          <table:table-cell office:value-type="float" office:value="6.0099403193785693E-5" table:style-name="ce22">
            <text:p>0.0001</text:p>
          </table:table-cell>
          <table:table-cell office:value-type="float" office:value="1.1774114436238929E-4" table:style-name="ce22">
            <text:p>0.0001</text:p>
          </table:table-cell>
          <table:table-cell office:value-type="float" office:value="3.8389651323438557E-5" table:style-name="ce22">
            <text:p>0.0000</text:p>
          </table:table-cell>
          <table:table-cell office:value-type="float" office:value="6.4088613356733066E-5" table:style-name="ce22">
            <text:p>0.0001</text:p>
          </table:table-cell>
          <table:table-cell office:value-type="float" office:value="4.2668384394597443E-5" table:style-name="ce22">
            <text:p>0.0000</text:p>
          </table:table-cell>
          <table:table-cell office:value-type="float" office:value="6.7252801431342987E-5" table:style-name="ce22">
            <text:p>0.0001</text:p>
          </table:table-cell>
          <table:table-cell office:value-type="float" office:value="8.3689967343878954E-5" table:style-name="ce22">
            <text:p>0.0001</text:p>
          </table:table-cell>
          <table:table-cell office:value-type="float" office:value="9.9449757194979029E-5" table:style-name="ce22">
            <text:p>0.0001</text:p>
          </table:table-cell>
          <table:table-cell office:value-type="float" office:value="9.9556815938490323E-5" table:style-name="ce22">
            <text:p>0.0001</text:p>
          </table:table-cell>
          <table:table-cell office:value-type="float" office:value="5.2045505659415382E-5" table:style-name="ce22">
            <text:p>0.0001</text:p>
          </table:table-cell>
          <table:table-cell office:value-type="float" office:value="4.5964896919303364E-5" table:style-name="ce22">
            <text:p>0.0000</text:p>
          </table:table-cell>
          <table:table-cell office:value-type="float" office:value="8.791319420567339E-5" table:style-name="ce22">
            <text:p>0.0001</text:p>
          </table:table-cell>
          <table:table-cell office:value-type="float" office:value="4.828680155276768E-5" table:style-name="ce22">
            <text:p>0.0000</text:p>
          </table:table-cell>
          <table:table-cell office:value-type="float" office:value="5.2178788137358965E-5" table:style-name="ce22">
            <text:p>0.0001</text:p>
          </table:table-cell>
          <table:table-cell office:value-type="float" office:value="8.2660700117419454E-5" table:style-name="ce22">
            <text:p>0.0001</text:p>
          </table:table-cell>
          <table:table-cell office:value-type="float" office:value="4.4507335329380216E-5" table:style-name="ce22">
            <text:p>0.0000</text:p>
          </table:table-cell>
          <table:table-cell office:value-type="float" office:value="5.3527811232952413E-5" table:style-name="ce22">
            <text:p>0.0001</text:p>
          </table:table-cell>
          <table:table-cell office:value-type="float" office:value="7.3548363029367128E-5" table:style-name="ce22">
            <text:p>0.0001</text:p>
          </table:table-cell>
          <table:table-cell office:value-type="float" office:value="5.20170141465764E-5" table:style-name="ce22">
            <text:p>0.0001</text:p>
          </table:table-cell>
          <table:table-cell office:value-type="float" office:value="7.2288747986557766E-5" table:style-name="ce22">
            <text:p>0.0001</text:p>
          </table:table-cell>
          <table:table-cell office:value-type="float" office:value="5.0884499577241645E-5" table:style-name="ce22">
            <text:p>0.0001</text:p>
          </table:table-cell>
          <table:table-cell office:value-type="float" office:value="1.1270611662223765E-4" table:style-name="ce22">
            <text:p>0.0001</text:p>
          </table:table-cell>
          <table:table-cell office:value-type="float" office:value="6.9908859811824639E-5" table:style-name="ce22">
            <text:p>0.0001</text:p>
          </table:table-cell>
          <table:table-cell office:value-type="float" office:value="5.6551100246625096E-5" table:style-name="ce22">
            <text:p>0.0001</text:p>
          </table:table-cell>
          <table:table-cell office:value-type="float" office:value="1.4522485529003598E-5" table:style-name="ce22">
            <text:p>0.0000</text:p>
          </table:table-cell>
          <table:table-cell office:value-type="float" office:value="6.2345416714734957E-5" table:style-name="ce22">
            <text:p>0.0001</text:p>
          </table:table-cell>
          <table:table-cell office:value-type="float" office:value="2.3267314800096234E-5" table:style-name="ce22">
            <text:p>0.0000</text:p>
          </table:table-cell>
          <table:table-cell office:value-type="float" office:value="8.3258375789177328E-6" table:style-name="ce22">
            <text:p>0.0000</text:p>
          </table:table-cell>
          <table:table-cell office:value-type="float" office:value="1.7849579140462553E-3" table:style-name="ce22">
            <text:p>0.0018</text:p>
          </table:table-cell>
          <table:table-cell office:value-type="float" office:value="4.3576844710264753E-3" table:style-name="ce22">
            <text:p>0.0044</text:p>
          </table:table-cell>
          <table:table-cell office:value-type="float" office:value="6.1992090611510264E-5" table:style-name="ce22">
            <text:p>0.0001</text:p>
          </table:table-cell>
          <table:table-cell office:value-type="float" office:value="2.2299353571012581E-5" table:style-name="ce22">
            <text:p>0.0000</text:p>
          </table:table-cell>
          <table:table-cell office:value-type="float" office:value="5.7196355968405915E-5" table:style-name="ce22">
            <text:p>0.0001</text:p>
          </table:table-cell>
          <table:table-cell office:value-type="float" office:value="7.6761165707724282E-5" table:style-name="ce22">
            <text:p>0.0001</text:p>
          </table:table-cell>
          <table:table-cell office:value-type="float" office:value="4.3210402166105622E-5" table:style-name="ce22">
            <text:p>0.0000</text:p>
          </table:table-cell>
          <table:table-cell office:value-type="float" office:value="1.7580417466393168E-5" table:style-name="ce22">
            <text:p>0.0000</text:p>
          </table:table-cell>
          <table:table-cell office:value-type="float" office:value="1.888791034816406E-5" table:style-name="ce22">
            <text:p>0.0000</text:p>
          </table:table-cell>
          <table:table-cell office:value-type="float" office:value="7.0872338583256614E-5" table:style-name="ce22">
            <text:p>0.0001</text:p>
          </table:table-cell>
          <table:table-cell office:value-type="float" office:value="7.6460819127340714E-5" table:style-name="ce22">
            <text:p>0.0001</text:p>
          </table:table-cell>
          <table:table-cell office:value-type="float" office:value="1.7043063425121183E-5" table:style-name="ce22">
            <text:p>0.0000</text:p>
          </table:table-cell>
          <table:table-cell office:value-type="float" office:value="4.5610388818972907E-5" table:style-name="ce22">
            <text:p>0.0000</text:p>
          </table:table-cell>
          <table:table-cell office:value-type="float" office:value="9.2101623168230334E-5" table:style-name="ce22">
            <text:p>0.0001</text:p>
          </table:table-cell>
          <table:table-cell office:value-type="float" office:value="4.113422390383417E-5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1.1558280291836946" table:style-name="ce23">
            <text:p>1.1558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2" table:style-name="ce25">
            <text:p>12</text:p>
          </table:table-cell>
          <table:table-cell office:value-type="string" table:style-name="ce26">
            <text:p>009001</text:p>
          </table:table-cell>
          <table:table-cell office:value-type="string" table:style-name="ce27">
            <text:p>Extracción de petróleo crudo y gas natural</text:p>
          </table:table-cell>
          <table:table-cell office:value-type="float" office:value="7.4777251283873487E-3" table:style-name="ce22">
            <text:p>0.0075</text:p>
          </table:table-cell>
          <table:table-cell office:value-type="float" office:value="1.2301383569581888E-2" table:style-name="ce22">
            <text:p>0.0123</text:p>
          </table:table-cell>
          <table:table-cell office:value-type="float" office:value="7.3636946787011938E-3" table:style-name="ce22">
            <text:p>0.0074</text:p>
          </table:table-cell>
          <table:table-cell office:value-type="float" office:value="5.897549056689223E-3" table:style-name="ce22">
            <text:p>0.0059</text:p>
          </table:table-cell>
          <table:table-cell office:value-type="float" office:value="6.0587178657682261E-3" table:style-name="ce22">
            <text:p>0.0061</text:p>
          </table:table-cell>
          <table:table-cell office:value-type="float" office:value="1.2656528804583305E-2" table:style-name="ce22">
            <text:p>0.0127</text:p>
          </table:table-cell>
          <table:table-cell office:value-type="float" office:value="9.4272781136006227E-3" table:style-name="ce22">
            <text:p>0.0094</text:p>
          </table:table-cell>
          <table:table-cell office:value-type="float" office:value="3.6281003041742843E-3" table:style-name="ce22">
            <text:p>0.0036</text:p>
          </table:table-cell>
          <table:table-cell office:value-type="float" office:value="7.812118287986264E-3" table:style-name="ce22">
            <text:p>0.0078</text:p>
          </table:table-cell>
          <table:table-cell office:value-type="float" office:value="1.0734036525566253E-2" table:style-name="ce22">
            <text:p>0.0107</text:p>
          </table:table-cell>
          <table:table-cell office:value-type="float" office:value="1.1157577095726635E-2" table:style-name="ce22">
            <text:p>0.0112</text:p>
          </table:table-cell>
          <table:table-cell office:value-type="float" office:value="1.0099059312487266" table:style-name="ce22">
            <text:p>1.0099</text:p>
          </table:table-cell>
          <table:table-cell office:value-type="float" office:value="3.8847709350969843E-3" table:style-name="ce22">
            <text:p>0.0039</text:p>
          </table:table-cell>
          <table:table-cell office:value-type="float" office:value="1.2783756920460349E-2" table:style-name="ce22">
            <text:p>0.0128</text:p>
          </table:table-cell>
          <table:table-cell office:value-type="float" office:value="1.1711157624419625E-2" table:style-name="ce22">
            <text:p>0.0117</text:p>
          </table:table-cell>
          <table:table-cell office:value-type="float" office:value="9.7288981064729968E-3" table:style-name="ce22">
            <text:p>0.0097</text:p>
          </table:table-cell>
          <table:table-cell office:value-type="float" office:value="1.0397353147128622E-2" table:style-name="ce22">
            <text:p>0.0104</text:p>
          </table:table-cell>
          <table:table-cell office:value-type="float" office:value="1.0379655551216067E-2" table:style-name="ce22">
            <text:p>0.0104</text:p>
          </table:table-cell>
          <table:table-cell office:value-type="float" office:value="7.688939078524722E-3" table:style-name="ce22">
            <text:p>0.0077</text:p>
          </table:table-cell>
          <table:table-cell office:value-type="float" office:value="5.5416701233610144E-3" table:style-name="ce22">
            <text:p>0.0055</text:p>
          </table:table-cell>
          <table:table-cell office:value-type="float" office:value="7.706116862218928E-3" table:style-name="ce22">
            <text:p>0.0077</text:p>
          </table:table-cell>
          <table:table-cell office:value-type="float" office:value="8.5271905626159578E-3" table:style-name="ce22">
            <text:p>0.0085</text:p>
          </table:table-cell>
          <table:table-cell office:value-type="float" office:value="7.0694257830864844E-3" table:style-name="ce22">
            <text:p>0.0071</text:p>
          </table:table-cell>
          <table:table-cell office:value-type="float" office:value="1.44274883403623E-2" table:style-name="ce22">
            <text:p>0.0144</text:p>
          </table:table-cell>
          <table:table-cell office:value-type="float" office:value="1.3455271524124856E-2" table:style-name="ce22">
            <text:p>0.0135</text:p>
          </table:table-cell>
          <table:table-cell office:value-type="float" office:value="6.1897260727352662E-3" table:style-name="ce22">
            <text:p>0.0062</text:p>
          </table:table-cell>
          <table:table-cell office:value-type="float" office:value="3.7379583198174767E-3" table:style-name="ce22">
            <text:p>0.0037</text:p>
          </table:table-cell>
          <table:table-cell office:value-type="float" office:value="7.560171237177735E-3" table:style-name="ce22">
            <text:p>0.0076</text:p>
          </table:table-cell>
          <table:table-cell office:value-type="float" office:value="1.1318855105094939E-2" table:style-name="ce22">
            <text:p>0.0113</text:p>
          </table:table-cell>
          <table:table-cell office:value-type="float" office:value="6.8498304025224879E-3" table:style-name="ce22">
            <text:p>0.0068</text:p>
          </table:table-cell>
          <table:table-cell office:value-type="float" office:value="7.9936388497231538E-3" table:style-name="ce22">
            <text:p>0.0080</text:p>
          </table:table-cell>
          <table:table-cell office:value-type="float" office:value="5.023198011981268E-3" table:style-name="ce22">
            <text:p>0.0050</text:p>
          </table:table-cell>
          <table:table-cell office:value-type="float" office:value="8.1158941548785685E-3" table:style-name="ce22">
            <text:p>0.0081</text:p>
          </table:table-cell>
          <table:table-cell office:value-type="float" office:value="5.2345685802566789E-3" table:style-name="ce22">
            <text:p>0.0052</text:p>
          </table:table-cell>
          <table:table-cell office:value-type="float" office:value="5.3366739098211153E-3" table:style-name="ce22">
            <text:p>0.0053</text:p>
          </table:table-cell>
          <table:table-cell office:value-type="float" office:value="9.8126504805152118E-3" table:style-name="ce22">
            <text:p>0.0098</text:p>
          </table:table-cell>
          <table:table-cell office:value-type="float" office:value="7.0477353289503195E-3" table:style-name="ce22">
            <text:p>0.0070</text:p>
          </table:table-cell>
          <table:table-cell office:value-type="float" office:value="0.22891301396476046" table:style-name="ce22">
            <text:p>0.2289</text:p>
          </table:table-cell>
          <table:table-cell office:value-type="float" office:value="5.6720669885628608E-3" table:style-name="ce22">
            <text:p>0.0057</text:p>
          </table:table-cell>
          <table:table-cell office:value-type="float" office:value="5.4166278491235443E-3" table:style-name="ce22">
            <text:p>0.0054</text:p>
          </table:table-cell>
          <table:table-cell office:value-type="float" office:value="4.0629597224055352E-3" table:style-name="ce22">
            <text:p>0.0041</text:p>
          </table:table-cell>
          <table:table-cell office:value-type="float" office:value="5.7899079339356757E-3" table:style-name="ce22">
            <text:p>0.0058</text:p>
          </table:table-cell>
          <table:table-cell office:value-type="float" office:value="2.8498148284062694E-2" table:style-name="ce22">
            <text:p>0.0285</text:p>
          </table:table-cell>
          <table:table-cell office:value-type="float" office:value="2.6480399663152198E-2" table:style-name="ce22">
            <text:p>0.0265</text:p>
          </table:table-cell>
          <table:table-cell office:value-type="float" office:value="7.3330134826222575E-3" table:style-name="ce22">
            <text:p>0.0073</text:p>
          </table:table-cell>
          <table:table-cell office:value-type="float" office:value="4.850494700420877E-3" table:style-name="ce22">
            <text:p>0.0049</text:p>
          </table:table-cell>
          <table:table-cell office:value-type="float" office:value="9.6551660686062801E-3" table:style-name="ce22">
            <text:p>0.0097</text:p>
          </table:table-cell>
          <table:table-cell office:value-type="float" office:value="3.6035207956633445E-3" table:style-name="ce22">
            <text:p>0.0036</text:p>
          </table:table-cell>
          <table:table-cell office:value-type="float" office:value="7.3101618309376467E-3" table:style-name="ce22">
            <text:p>0.0073</text:p>
          </table:table-cell>
          <table:table-cell office:value-type="float" office:value="9.4859575671527811E-3" table:style-name="ce22">
            <text:p>0.0095</text:p>
          </table:table-cell>
          <table:table-cell office:value-type="float" office:value="0.11986440071615764" table:style-name="ce22">
            <text:p>0.1199</text:p>
          </table:table-cell>
          <table:table-cell office:value-type="float" office:value="5.6060441781416795E-3" table:style-name="ce22">
            <text:p>0.0056</text:p>
          </table:table-cell>
          <table:table-cell office:value-type="float" office:value="7.4197367604365311E-3" table:style-name="ce22">
            <text:p>0.0074</text:p>
          </table:table-cell>
          <table:table-cell office:value-type="float" office:value="8.369409894811719E-3" table:style-name="ce22">
            <text:p>0.0084</text:p>
          </table:table-cell>
          <table:table-cell office:value-type="float" office:value="1.0765246105505632E-3" table:style-name="ce22">
            <text:p>0.0011</text:p>
          </table:table-cell>
          <table:table-cell office:value-type="float" office:value="9.6177420670636726E-3" table:style-name="ce22">
            <text:p>0.0096</text:p>
          </table:table-cell>
          <table:table-cell office:value-type="float" office:value="6.2065575510180555E-3" table:style-name="ce22">
            <text:p>0.0062</text:p>
          </table:table-cell>
          <table:table-cell office:value-type="float" office:value="2.5369669233714347E-2" table:style-name="ce22">
            <text:p>0.0254</text:p>
          </table:table-cell>
          <table:table-cell office:value-type="float" office:value="8.5095323618660443E-3" table:style-name="ce22">
            <text:p>0.0085</text:p>
          </table:table-cell>
          <table:table-cell office:value-type="float" office:value="7.6698786622228388E-3" table:style-name="ce22">
            <text:p>0.0077</text:p>
          </table:table-cell>
          <table:table-cell office:value-type="float" office:value="3.8779785422568005E-3" table:style-name="ce22">
            <text:p>0.0039</text:p>
          </table:table-cell>
          <table:table-cell office:value-type="float" office:value="2.7412078297865705E-3" table:style-name="ce22">
            <text:p>0.0027</text:p>
          </table:table-cell>
          <table:table-cell office:value-type="float" office:value="4.6032311894771277E-3" table:style-name="ce22">
            <text:p>0.0046</text:p>
          </table:table-cell>
          <table:table-cell office:value-type="float" office:value="7.1252346323804807E-3" table:style-name="ce22">
            <text:p>0.0071</text:p>
          </table:table-cell>
          <table:table-cell office:value-type="float" office:value="3.9368328515013333E-3" table:style-name="ce22">
            <text:p>0.0039</text:p>
          </table:table-cell>
          <table:table-cell office:value-type="float" office:value="1.6458562844934874E-3" table:style-name="ce22">
            <text:p>0.0016</text:p>
          </table:table-cell>
          <table:table-cell office:value-type="float" office:value="1.1617964060116445E-3" table:style-name="ce22">
            <text:p>0.0012</text:p>
          </table:table-cell>
          <table:table-cell office:value-type="float" office:value="1.9773340325793909E-3" table:style-name="ce22">
            <text:p>0.0020</text:p>
          </table:table-cell>
          <table:table-cell office:value-type="float" office:value="3.0261133604133857E-3" table:style-name="ce22">
            <text:p>0.0030</text:p>
          </table:table-cell>
          <table:table-cell office:value-type="float" office:value="7.6118502991195311E-3" table:style-name="ce22">
            <text:p>0.0076</text:p>
          </table:table-cell>
          <table:table-cell office:value-type="float" office:value="0" table:style-name="ce22">
            <text:p>0.0000</text:p>
          </table:table-cell>
          <table:table-cell office:value-type="float" office:value="1.8964316060074637" table:style-name="ce23">
            <text:p>1.896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3" table:style-name="ce19">
            <text:p>13</text:p>
          </table:table-cell>
          <table:table-cell office:value-type="string" table:style-name="ce26">
            <text:p>009002</text:p>
          </table:table-cell>
          <table:table-cell office:value-type="string" table:style-name="ce27">
            <text:p>Actividades de apoyo a la extracción de petróleo y gas natural</text:p>
          </table:table-cell>
          <table:table-cell office:value-type="float" office:value="9.9594539902783902E-4" table:style-name="ce22">
            <text:p>0.0010</text:p>
          </table:table-cell>
          <table:table-cell office:value-type="float" office:value="1.6389349131497894E-3" table:style-name="ce22">
            <text:p>0.0016</text:p>
          </table:table-cell>
          <table:table-cell office:value-type="float" office:value="9.8058788921487837E-4" table:style-name="ce22">
            <text:p>0.0010</text:p>
          </table:table-cell>
          <table:table-cell office:value-type="float" office:value="7.8559126229018456E-4" table:style-name="ce22">
            <text:p>0.0008</text:p>
          </table:table-cell>
          <table:table-cell office:value-type="float" office:value="8.068108503278378E-4" table:style-name="ce22">
            <text:p>0.0008</text:p>
          </table:table-cell>
          <table:table-cell office:value-type="float" office:value="1.6860438866008753E-3" table:style-name="ce22">
            <text:p>0.0017</text:p>
          </table:table-cell>
          <table:table-cell office:value-type="float" office:value="1.2551310018427677E-3" table:style-name="ce22">
            <text:p>0.0013</text:p>
          </table:table-cell>
          <table:table-cell office:value-type="float" office:value="4.8319472495524443E-4" table:style-name="ce22">
            <text:p>0.0005</text:p>
          </table:table-cell>
          <table:table-cell office:value-type="float" office:value="1.0405382711411379E-3" table:style-name="ce22">
            <text:p>0.0010</text:p>
          </table:table-cell>
          <table:table-cell office:value-type="float" office:value="1.4301404728835542E-3" table:style-name="ce22">
            <text:p>0.0014</text:p>
          </table:table-cell>
          <table:table-cell office:value-type="float" office:value="1.4858258889921126E-3" table:style-name="ce22">
            <text:p>0.0015</text:p>
          </table:table-cell>
          <table:table-cell office:value-type="float" office:value="0.13425060322045759" table:style-name="ce22">
            <text:p>0.1343</text:p>
          </table:table-cell>
          <table:table-cell office:value-type="float" office:value="1.0005172549372874" table:style-name="ce22">
            <text:p>1.0005</text:p>
          </table:table-cell>
          <table:table-cell office:value-type="float" office:value="1.7027752640236546E-3" table:style-name="ce22">
            <text:p>0.0017</text:p>
          </table:table-cell>
          <table:table-cell office:value-type="float" office:value="1.5596646935746728E-3" table:style-name="ce22">
            <text:p>0.0016</text:p>
          </table:table-cell>
          <table:table-cell office:value-type="float" office:value="1.2952793487479397E-3" table:style-name="ce22">
            <text:p>0.0013</text:p>
          </table:table-cell>
          <table:table-cell office:value-type="float" office:value="1.3846592287227958E-3" table:style-name="ce22">
            <text:p>0.0014</text:p>
          </table:table-cell>
          <table:table-cell office:value-type="float" office:value="1.3823876547670155E-3" table:style-name="ce22">
            <text:p>0.0014</text:p>
          </table:table-cell>
          <table:table-cell office:value-type="float" office:value="1.0241501171009025E-3" table:style-name="ce22">
            <text:p>0.0010</text:p>
          </table:table-cell>
          <table:table-cell office:value-type="float" office:value="7.3782174363190621E-4" table:style-name="ce22">
            <text:p>0.0007</text:p>
          </table:table-cell>
          <table:table-cell office:value-type="float" office:value="1.0260807008778434E-3" table:style-name="ce22">
            <text:p>0.0010</text:p>
          </table:table-cell>
          <table:table-cell office:value-type="float" office:value="1.1358809937029174E-3" table:style-name="ce22">
            <text:p>0.0011</text:p>
          </table:table-cell>
          <table:table-cell office:value-type="float" office:value="9.4141850599627067E-4" table:style-name="ce22">
            <text:p>0.0009</text:p>
          </table:table-cell>
          <table:table-cell office:value-type="float" office:value="1.9215962220055379E-3" table:style-name="ce22">
            <text:p>0.0019</text:p>
          </table:table-cell>
          <table:table-cell office:value-type="float" office:value="1.7915837469370886E-3" table:style-name="ce22">
            <text:p>0.0018</text:p>
          </table:table-cell>
          <table:table-cell office:value-type="float" office:value="8.2416725403145017E-4" table:style-name="ce22">
            <text:p>0.0008</text:p>
          </table:table-cell>
          <table:table-cell office:value-type="float" office:value="4.9778567709941044E-4" table:style-name="ce22">
            <text:p>0.0005</text:p>
          </table:table-cell>
          <table:table-cell office:value-type="float" office:value="1.0067130097980656E-3" table:style-name="ce22">
            <text:p>0.0010</text:p>
          </table:table-cell>
          <table:table-cell office:value-type="float" office:value="1.507251413681324E-3" table:style-name="ce22">
            <text:p>0.0015</text:p>
          </table:table-cell>
          <table:table-cell office:value-type="float" office:value="9.1222896821134525E-4" table:style-name="ce22">
            <text:p>0.0009</text:p>
          </table:table-cell>
          <table:table-cell office:value-type="float" office:value="1.0644708415645113E-3" table:style-name="ce22">
            <text:p>0.0011</text:p>
          </table:table-cell>
          <table:table-cell office:value-type="float" office:value="6.6893958239235235E-4" table:style-name="ce22">
            <text:p>0.0007</text:p>
          </table:table-cell>
          <table:table-cell office:value-type="float" office:value="1.0804440698941485E-3" table:style-name="ce22">
            <text:p>0.0011</text:p>
          </table:table-cell>
          <table:table-cell office:value-type="float" office:value="6.968760779368419E-4" table:style-name="ce22">
            <text:p>0.0007</text:p>
          </table:table-cell>
          <table:table-cell office:value-type="float" office:value="7.1049013711387335E-4" table:style-name="ce22">
            <text:p>0.0007</text:p>
          </table:table-cell>
          <table:table-cell office:value-type="float" office:value="1.3070872300485002E-3" table:style-name="ce22">
            <text:p>0.0013</text:p>
          </table:table-cell>
          <table:table-cell office:value-type="float" office:value="9.3841013522704536E-4" table:style-name="ce22">
            <text:p>0.0009</text:p>
          </table:table-cell>
          <table:table-cell office:value-type="float" office:value="3.0510618352032271E-2" table:style-name="ce22">
            <text:p>0.0305</text:p>
          </table:table-cell>
          <table:table-cell office:value-type="float" office:value="7.5507037120975385E-4" table:style-name="ce22">
            <text:p>0.0008</text:p>
          </table:table-cell>
          <table:table-cell office:value-type="float" office:value="7.2143912326699019E-4" table:style-name="ce22">
            <text:p>0.0007</text:p>
          </table:table-cell>
          <table:table-cell office:value-type="float" office:value="5.4089213753316981E-4" table:style-name="ce22">
            <text:p>0.0005</text:p>
          </table:table-cell>
          <table:table-cell office:value-type="float" office:value="7.7057084905848806E-4" table:style-name="ce22">
            <text:p>0.0008</text:p>
          </table:table-cell>
          <table:table-cell office:value-type="float" office:value="3.7965349658118435E-3" table:style-name="ce22">
            <text:p>0.0038</text:p>
          </table:table-cell>
          <table:table-cell office:value-type="float" office:value="3.5273052613303672E-3" table:style-name="ce22">
            <text:p>0.0035</text:p>
          </table:table-cell>
          <table:table-cell office:value-type="float" office:value="9.7647886335548262E-4" table:style-name="ce22">
            <text:p>0.0010</text:p>
          </table:table-cell>
          <table:table-cell office:value-type="float" office:value="6.4590484855854536E-4" table:style-name="ce22">
            <text:p>0.0006</text:p>
          </table:table-cell>
          <table:table-cell office:value-type="float" office:value="1.2852439889910919E-3" table:style-name="ce22">
            <text:p>0.0013</text:p>
          </table:table-cell>
          <table:table-cell office:value-type="float" office:value="4.7967594959596283E-4" table:style-name="ce22">
            <text:p>0.0005</text:p>
          </table:table-cell>
          <table:table-cell office:value-type="float" office:value="9.7353537861421364E-4" table:style-name="ce22">
            <text:p>0.0010</text:p>
          </table:table-cell>
          <table:table-cell office:value-type="float" office:value="1.2625096111351266E-3" table:style-name="ce22">
            <text:p>0.0013</text:p>
          </table:table-cell>
          <table:table-cell office:value-type="float" office:value="1.5950153913870498E-2" table:style-name="ce22">
            <text:p>0.0160</text:p>
          </table:table-cell>
          <table:table-cell office:value-type="float" office:value="7.4640194070384961E-4" table:style-name="ce22">
            <text:p>0.0007</text:p>
          </table:table-cell>
          <table:table-cell office:value-type="float" office:value="9.882867304953464E-4" table:style-name="ce22">
            <text:p>0.0010</text:p>
          </table:table-cell>
          <table:table-cell office:value-type="float" office:value="1.1143152179284809E-3" table:style-name="ce22">
            <text:p>0.0011</text:p>
          </table:table-cell>
          <table:table-cell office:value-type="float" office:value="1.4335483630024438E-4" table:style-name="ce22">
            <text:p>0.0001</text:p>
          </table:table-cell>
          <table:table-cell office:value-type="float" office:value="1.2803073267736898E-3" table:style-name="ce22">
            <text:p>0.0013</text:p>
          </table:table-cell>
          <table:table-cell office:value-type="float" office:value="8.263412895933548E-4" table:style-name="ce22">
            <text:p>0.0008</text:p>
          </table:table-cell>
          <table:table-cell office:value-type="float" office:value="3.3798400088323188E-3" table:style-name="ce22">
            <text:p>0.0034</text:p>
          </table:table-cell>
          <table:table-cell office:value-type="float" office:value="1.1335838407148366E-3" table:style-name="ce22">
            <text:p>0.0011</text:p>
          </table:table-cell>
          <table:table-cell office:value-type="float" office:value="1.0208975307591933E-3" table:style-name="ce22">
            <text:p>0.0010</text:p>
          </table:table-cell>
          <table:table-cell office:value-type="float" office:value="5.1625921976911472E-4" table:style-name="ce22">
            <text:p>0.0005</text:p>
          </table:table-cell>
          <table:table-cell office:value-type="float" office:value="3.6489277936816556E-4" table:style-name="ce22">
            <text:p>0.0004</text:p>
          </table:table-cell>
          <table:table-cell office:value-type="float" office:value="6.1294305982902391E-4" table:style-name="ce22">
            <text:p>0.0006</text:p>
          </table:table-cell>
          <table:table-cell office:value-type="float" office:value="9.4904039904403009E-4" table:style-name="ce22">
            <text:p>0.0009</text:p>
          </table:table-cell>
          <table:table-cell office:value-type="float" office:value="5.2418538002401826E-4" table:style-name="ce22">
            <text:p>0.0005</text:p>
          </table:table-cell>
          <table:table-cell office:value-type="float" office:value="2.1913208529678461E-4" table:style-name="ce22">
            <text:p>0.0002</text:p>
          </table:table-cell>
          <table:table-cell office:value-type="float" office:value="1.5464253474396669E-4" table:style-name="ce22">
            <text:p>0.0002</text:p>
          </table:table-cell>
          <table:table-cell office:value-type="float" office:value="2.6327993166311341E-4" table:style-name="ce22">
            <text:p>0.0003</text:p>
          </table:table-cell>
          <table:table-cell office:value-type="float" office:value="4.0292512130176751E-4" table:style-name="ce22">
            <text:p>0.0004</text:p>
          </table:table-cell>
          <table:table-cell office:value-type="float" office:value="1.0136217437664164E-3" table:style-name="ce22">
            <text:p>0.0010</text:p>
          </table:table-cell>
          <table:table-cell office:value-type="float" office:value="0" table:style-name="ce22">
            <text:p>0.0000</text:p>
          </table:table-cell>
          <table:table-cell office:value-type="float" office:value="1.2523249499265305" table:style-name="ce23">
            <text:p>1.2523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4" table:style-name="ce25">
            <text:p>14</text:p>
          </table:table-cell>
          <table:table-cell office:value-type="string" table:style-name="ce26">
            <text:p>010001</text:p>
          </table:table-cell>
          <table:table-cell office:value-type="string" table:style-name="ce27">
            <text:p>Explotación de minerales metálicos</text:p>
          </table:table-cell>
          <table:table-cell office:value-type="float" office:value="2.7751450469556098E-4" table:style-name="ce22">
            <text:p>0.0003</text:p>
          </table:table-cell>
          <table:table-cell office:value-type="float" office:value="1.3961523489400323E-4" table:style-name="ce22">
            <text:p>0.0001</text:p>
          </table:table-cell>
          <table:table-cell office:value-type="float" office:value="1.7877242952555973E-4" table:style-name="ce22">
            <text:p>0.0002</text:p>
          </table:table-cell>
          <table:table-cell office:value-type="float" office:value="9.368567936610914E-5" table:style-name="ce22">
            <text:p>0.0001</text:p>
          </table:table-cell>
          <table:table-cell office:value-type="float" office:value="1.4136165280505557E-4" table:style-name="ce22">
            <text:p>0.0001</text:p>
          </table:table-cell>
          <table:table-cell office:value-type="float" office:value="5.3359182145862436E-4" table:style-name="ce22">
            <text:p>0.0005</text:p>
          </table:table-cell>
          <table:table-cell office:value-type="float" office:value="2.1773126358943818E-4" table:style-name="ce22">
            <text:p>0.0002</text:p>
          </table:table-cell>
          <table:table-cell office:value-type="float" office:value="6.7661994268812981E-5" table:style-name="ce22">
            <text:p>0.0001</text:p>
          </table:table-cell>
          <table:table-cell office:value-type="float" office:value="2.2856523342090919E-4" table:style-name="ce22">
            <text:p>0.0002</text:p>
          </table:table-cell>
          <table:table-cell office:value-type="float" office:value="3.0892306938397384E-4" table:style-name="ce22">
            <text:p>0.0003</text:p>
          </table:table-cell>
          <table:table-cell office:value-type="float" office:value="2.5530281573770791E-4" table:style-name="ce22">
            <text:p>0.0003</text:p>
          </table:table-cell>
          <table:table-cell office:value-type="float" office:value="1.9393152572945015E-3" table:style-name="ce22">
            <text:p>0.0019</text:p>
          </table:table-cell>
          <table:table-cell office:value-type="float" office:value="1.0883308775545933E-2" table:style-name="ce22">
            <text:p>0.0109</text:p>
          </table:table-cell>
          <table:table-cell office:value-type="float" office:value="1.0006838224709829" table:style-name="ce22">
            <text:p>1.0007</text:p>
          </table:table-cell>
          <table:table-cell office:value-type="float" office:value="4.5886868769509469E-4" table:style-name="ce22">
            <text:p>0.0005</text:p>
          </table:table-cell>
          <table:table-cell office:value-type="float" office:value="2.4010881945779147E-4" table:style-name="ce22">
            <text:p>0.0002</text:p>
          </table:table-cell>
          <table:table-cell office:value-type="float" office:value="2.6443286223764363E-4" table:style-name="ce22">
            <text:p>0.0003</text:p>
          </table:table-cell>
          <table:table-cell office:value-type="float" office:value="2.8220022362391412E-4" table:style-name="ce22">
            <text:p>0.0003</text:p>
          </table:table-cell>
          <table:table-cell office:value-type="float" office:value="1.631069279527463E-3" table:style-name="ce22">
            <text:p>0.0016</text:p>
          </table:table-cell>
          <table:table-cell office:value-type="float" office:value="1.6476058979190408E-4" table:style-name="ce22">
            <text:p>0.0002</text:p>
          </table:table-cell>
          <table:table-cell office:value-type="float" office:value="2.7237620898111167E-4" table:style-name="ce22">
            <text:p>0.0003</text:p>
          </table:table-cell>
          <table:table-cell office:value-type="float" office:value="2.0313506979085239E-4" table:style-name="ce22">
            <text:p>0.0002</text:p>
          </table:table-cell>
          <table:table-cell office:value-type="float" office:value="2.5906598248521498E-4" table:style-name="ce22">
            <text:p>0.0003</text:p>
          </table:table-cell>
          <table:table-cell office:value-type="float" office:value="4.2802537227713941E-4" table:style-name="ce22">
            <text:p>0.0004</text:p>
          </table:table-cell>
          <table:table-cell office:value-type="float" office:value="2.3961071682025226E-4" table:style-name="ce22">
            <text:p>0.0002</text:p>
          </table:table-cell>
          <table:table-cell office:value-type="float" office:value="2.3722858086634466E-4" table:style-name="ce22">
            <text:p>0.0002</text:p>
          </table:table-cell>
          <table:table-cell office:value-type="float" office:value="1.4564033636917364E-4" table:style-name="ce22">
            <text:p>0.0001</text:p>
          </table:table-cell>
          <table:table-cell office:value-type="float" office:value="3.3060352950610341E-4" table:style-name="ce22">
            <text:p>0.0003</text:p>
          </table:table-cell>
          <table:table-cell office:value-type="float" office:value="4.7909530051200419E-4" table:style-name="ce22">
            <text:p>0.0005</text:p>
          </table:table-cell>
          <table:table-cell office:value-type="float" office:value="1.6141975051717341E-4" table:style-name="ce22">
            <text:p>0.0002</text:p>
          </table:table-cell>
          <table:table-cell office:value-type="float" office:value="3.3735326091176852E-4" table:style-name="ce22">
            <text:p>0.0003</text:p>
          </table:table-cell>
          <table:table-cell office:value-type="float" office:value="1.2274194803322597E-4" table:style-name="ce22">
            <text:p>0.0001</text:p>
          </table:table-cell>
          <table:table-cell office:value-type="float" office:value="3.3914428922399831E-4" table:style-name="ce22">
            <text:p>0.0003</text:p>
          </table:table-cell>
          <table:table-cell office:value-type="float" office:value="3.0582288864993573E-4" table:style-name="ce22">
            <text:p>0.0003</text:p>
          </table:table-cell>
          <table:table-cell office:value-type="float" office:value="3.5727764586251703E-4" table:style-name="ce22">
            <text:p>0.0004</text:p>
          </table:table-cell>
          <table:table-cell office:value-type="float" office:value="1.8573906164446579E-3" table:style-name="ce22">
            <text:p>0.0019</text:p>
          </table:table-cell>
          <table:table-cell office:value-type="float" office:value="2.7254661281997275E-4" table:style-name="ce22">
            <text:p>0.0003</text:p>
          </table:table-cell>
          <table:table-cell office:value-type="float" office:value="8.7921156162396085E-4" table:style-name="ce22">
            <text:p>0.0009</text:p>
          </table:table-cell>
          <table:table-cell office:value-type="float" office:value="3.0504669150589374E-3" table:style-name="ce22">
            <text:p>0.0031</text:p>
          </table:table-cell>
          <table:table-cell office:value-type="float" office:value="7.3364718533202515E-4" table:style-name="ce22">
            <text:p>0.0007</text:p>
          </table:table-cell>
          <table:table-cell office:value-type="float" office:value="4.7163297308098291E-4" table:style-name="ce22">
            <text:p>0.0005</text:p>
          </table:table-cell>
          <table:table-cell office:value-type="float" office:value="5.0155999911954204E-4" table:style-name="ce22">
            <text:p>0.0005</text:p>
          </table:table-cell>
          <table:table-cell office:value-type="float" office:value="8.9264570733896807E-4" table:style-name="ce22">
            <text:p>0.0009</text:p>
          </table:table-cell>
          <table:table-cell office:value-type="float" office:value="2.2645702142795104E-3" table:style-name="ce22">
            <text:p>0.0023</text:p>
          </table:table-cell>
          <table:table-cell office:value-type="float" office:value="0.19833247923073832" table:style-name="ce22">
            <text:p>0.1983</text:p>
          </table:table-cell>
          <table:table-cell office:value-type="float" office:value="2.0699255872629198E-2" table:style-name="ce22">
            <text:p>0.0207</text:p>
          </table:table-cell>
          <table:table-cell office:value-type="float" office:value="2.7737398963083866E-2" table:style-name="ce22">
            <text:p>0.0277</text:p>
          </table:table-cell>
          <table:table-cell office:value-type="float" office:value="3.1576497665977178E-3" table:style-name="ce22">
            <text:p>0.0032</text:p>
          </table:table-cell>
          <table:table-cell office:value-type="float" office:value="6.0843834354681846E-3" table:style-name="ce22">
            <text:p>0.0061</text:p>
          </table:table-cell>
          <table:table-cell office:value-type="float" office:value="5.8076826285758422E-3" table:style-name="ce22">
            <text:p>0.0058</text:p>
          </table:table-cell>
          <table:table-cell office:value-type="float" office:value="5.879907026743686E-4" table:style-name="ce22">
            <text:p>0.0006</text:p>
          </table:table-cell>
          <table:table-cell office:value-type="float" office:value="1.2426993778361664E-4" table:style-name="ce22">
            <text:p>0.0001</text:p>
          </table:table-cell>
          <table:table-cell office:value-type="float" office:value="1.3256431980893598E-3" table:style-name="ce22">
            <text:p>0.0013</text:p>
          </table:table-cell>
          <table:table-cell office:value-type="float" office:value="7.5836152644083066E-5" table:style-name="ce22">
            <text:p>0.0001</text:p>
          </table:table-cell>
          <table:table-cell office:value-type="float" office:value="2.7505724026632734E-5" table:style-name="ce22">
            <text:p>0.0000</text:p>
          </table:table-cell>
          <table:table-cell office:value-type="float" office:value="2.1999908989249134E-4" table:style-name="ce22">
            <text:p>0.0002</text:p>
          </table:table-cell>
          <table:table-cell office:value-type="float" office:value="2.6486307748541083E-4" table:style-name="ce22">
            <text:p>0.0003</text:p>
          </table:table-cell>
          <table:table-cell office:value-type="float" office:value="1.4005237604644877E-4" table:style-name="ce22">
            <text:p>0.0001</text:p>
          </table:table-cell>
          <table:table-cell office:value-type="float" office:value="8.3070049466535092E-5" table:style-name="ce22">
            <text:p>0.0001</text:p>
          </table:table-cell>
          <table:table-cell office:value-type="float" office:value="3.4848751745638273E-4" table:style-name="ce22">
            <text:p>0.0003</text:p>
          </table:table-cell>
          <table:table-cell office:value-type="float" office:value="1.9571660848590451E-4" table:style-name="ce22">
            <text:p>0.0002</text:p>
          </table:table-cell>
          <table:table-cell office:value-type="float" office:value="1.4933880249683539E-4" table:style-name="ce22">
            <text:p>0.0001</text:p>
          </table:table-cell>
          <table:table-cell office:value-type="float" office:value="1.8840084988928769E-4" table:style-name="ce22">
            <text:p>0.0002</text:p>
          </table:table-cell>
          <table:table-cell office:value-type="float" office:value="9.6886548636890307E-5" table:style-name="ce22">
            <text:p>0.0001</text:p>
          </table:table-cell>
          <table:table-cell office:value-type="float" office:value="7.646849226995726E-5" table:style-name="ce22">
            <text:p>0.0001</text:p>
          </table:table-cell>
          <table:table-cell office:value-type="float" office:value="2.4369578985454615E-4" table:style-name="ce22">
            <text:p>0.0002</text:p>
          </table:table-cell>
          <table:table-cell office:value-type="float" office:value="3.694270108100785E-5" table:style-name="ce22">
            <text:p>0.0000</text:p>
          </table:table-cell>
          <table:table-cell office:value-type="float" office:value="6.4126953071253943E-4" table:style-name="ce22">
            <text:p>0.0006</text:p>
          </table:table-cell>
          <table:table-cell office:value-type="float" office:value="1.2014468350905263E-4" table:style-name="ce22">
            <text:p>0.0001</text:p>
          </table:table-cell>
          <table:table-cell office:value-type="float" office:value="6.7984194009101191E-4" table:style-name="ce22">
            <text:p>0.0007</text:p>
          </table:table-cell>
          <table:table-cell office:value-type="float" office:value="0" table:style-name="ce22">
            <text:p>0.0000</text:p>
          </table:table-cell>
          <table:table-cell office:value-type="float" office:value="1.3015780990008936" table:style-name="ce23">
            <text:p>1.3016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5" table:style-name="ce25">
            <text:p>15</text:p>
          </table:table-cell>
          <table:table-cell office:value-type="string" table:style-name="ce26">
            <text:p>010002</text:p>
          </table:table-cell>
          <table:table-cell office:value-type="string" table:style-name="ce27">
            <text:p>Explotación de minerales no metálicos y actividades de apoyo a las minas y canteras</text:p>
          </table:table-cell>
          <table:table-cell office:value-type="float" office:value="7.3401534297759232E-5" table:style-name="ce22">
            <text:p>0.0001</text:p>
          </table:table-cell>
          <table:table-cell office:value-type="float" office:value="3.5648959322625131E-5" table:style-name="ce22">
            <text:p>0.0000</text:p>
          </table:table-cell>
          <table:table-cell office:value-type="float" office:value="4.5942866907196095E-5" table:style-name="ce22">
            <text:p>0.0000</text:p>
          </table:table-cell>
          <table:table-cell office:value-type="float" office:value="2.2533818421859461E-5" table:style-name="ce22">
            <text:p>0.0000</text:p>
          </table:table-cell>
          <table:table-cell office:value-type="float" office:value="3.5684643525678749E-5" table:style-name="ce22">
            <text:p>0.0000</text:p>
          </table:table-cell>
          <table:table-cell office:value-type="float" office:value="4.2247682225655076E-5" table:style-name="ce22">
            <text:p>0.0000</text:p>
          </table:table-cell>
          <table:table-cell office:value-type="float" office:value="7.4472244190581494E-5" table:style-name="ce22">
            <text:p>0.0001</text:p>
          </table:table-cell>
          <table:table-cell office:value-type="float" office:value="1.5240438837905489E-5" table:style-name="ce22">
            <text:p>0.0000</text:p>
          </table:table-cell>
          <table:table-cell office:value-type="float" office:value="1.0051684522618873E-4" table:style-name="ce22">
            <text:p>0.0001</text:p>
          </table:table-cell>
          <table:table-cell office:value-type="float" office:value="5.1126628054811125E-5" table:style-name="ce22">
            <text:p>0.0001</text:p>
          </table:table-cell>
          <table:table-cell office:value-type="float" office:value="9.3297679208703872E-5" table:style-name="ce22">
            <text:p>0.0001</text:p>
          </table:table-cell>
          <table:table-cell office:value-type="float" office:value="8.5183769943012057E-5" table:style-name="ce22">
            <text:p>0.0001</text:p>
          </table:table-cell>
          <table:table-cell office:value-type="float" office:value="1.460461108745054E-4" table:style-name="ce22">
            <text:p>0.0001</text:p>
          </table:table-cell>
          <table:table-cell office:value-type="float" office:value="6.9084246417446904E-5" table:style-name="ce22">
            <text:p>0.0001</text:p>
          </table:table-cell>
          <table:table-cell office:value-type="float" office:value="1.0000702850899121" table:style-name="ce22">
            <text:p>1.0001</text:p>
          </table:table-cell>
          <table:table-cell office:value-type="float" office:value="1.3114664964661405E-4" table:style-name="ce22">
            <text:p>0.0001</text:p>
          </table:table-cell>
          <table:table-cell office:value-type="float" office:value="1.4789250059978612E-4" table:style-name="ce22">
            <text:p>0.0001</text:p>
          </table:table-cell>
          <table:table-cell office:value-type="float" office:value="8.9676469712165783E-5" table:style-name="ce22">
            <text:p>0.0001</text:p>
          </table:table-cell>
          <table:table-cell office:value-type="float" office:value="8.6870026351564689E-5" table:style-name="ce22">
            <text:p>0.0001</text:p>
          </table:table-cell>
          <table:table-cell office:value-type="float" office:value="7.9963146779739818E-5" table:style-name="ce22">
            <text:p>0.0001</text:p>
          </table:table-cell>
          <table:table-cell office:value-type="float" office:value="1.1934607190884612E-4" table:style-name="ce22">
            <text:p>0.0001</text:p>
          </table:table-cell>
          <table:table-cell office:value-type="float" office:value="9.7092898158238062E-5" table:style-name="ce22">
            <text:p>0.0001</text:p>
          </table:table-cell>
          <table:table-cell office:value-type="float" office:value="1.3332375929519914E-4" table:style-name="ce22">
            <text:p>0.0001</text:p>
          </table:table-cell>
          <table:table-cell office:value-type="float" office:value="1.3625798174760851E-4" table:style-name="ce22">
            <text:p>0.0001</text:p>
          </table:table-cell>
          <table:table-cell office:value-type="float" office:value="9.8231291275605484E-5" table:style-name="ce22">
            <text:p>0.0001</text:p>
          </table:table-cell>
          <table:table-cell office:value-type="float" office:value="1.1963646528051245E-4" table:style-name="ce22">
            <text:p>0.0001</text:p>
          </table:table-cell>
          <table:table-cell office:value-type="float" office:value="7.217732596131367E-5" table:style-name="ce22">
            <text:p>0.0001</text:p>
          </table:table-cell>
          <table:table-cell office:value-type="float" office:value="7.1741955135902569E-5" table:style-name="ce22">
            <text:p>0.0001</text:p>
          </table:table-cell>
          <table:table-cell office:value-type="float" office:value="9.7514984029576873E-5" table:style-name="ce22">
            <text:p>0.0001</text:p>
          </table:table-cell>
          <table:table-cell office:value-type="float" office:value="5.0613146242841884E-5" table:style-name="ce22">
            <text:p>0.0001</text:p>
          </table:table-cell>
          <table:table-cell office:value-type="float" office:value="8.4601523788071535E-5" table:style-name="ce22">
            <text:p>0.0001</text:p>
          </table:table-cell>
          <table:table-cell office:value-type="float" office:value="5.6172782606235937E-5" table:style-name="ce22">
            <text:p>0.0001</text:p>
          </table:table-cell>
          <table:table-cell office:value-type="float" office:value="7.9343330603339466E-5" table:style-name="ce22">
            <text:p>0.0001</text:p>
          </table:table-cell>
          <table:table-cell office:value-type="float" office:value="1.004306325473431E-4" table:style-name="ce22">
            <text:p>0.0001</text:p>
          </table:table-cell>
          <table:table-cell office:value-type="float" office:value="1.087567485933645E-4" table:style-name="ce22">
            <text:p>0.0001</text:p>
          </table:table-cell>
          <table:table-cell office:value-type="float" office:value="1.2974040472456697E-4" table:style-name="ce22">
            <text:p>0.0001</text:p>
          </table:table-cell>
          <table:table-cell office:value-type="float" office:value="7.1182265194862649E-5" table:style-name="ce22">
            <text:p>0.0001</text:p>
          </table:table-cell>
          <table:table-cell office:value-type="float" office:value="1.7973833963515001E-4" table:style-name="ce22">
            <text:p>0.0002</text:p>
          </table:table-cell>
          <table:table-cell office:value-type="float" office:value="1.2390006622890477E-4" table:style-name="ce22">
            <text:p>0.0001</text:p>
          </table:table-cell>
          <table:table-cell office:value-type="float" office:value="8.6254485356312722E-5" table:style-name="ce22">
            <text:p>0.0001</text:p>
          </table:table-cell>
          <table:table-cell office:value-type="float" office:value="6.2873879364693305E-5" table:style-name="ce22">
            <text:p>0.0001</text:p>
          </table:table-cell>
          <table:table-cell office:value-type="float" office:value="9.0998178363578192E-5" table:style-name="ce22">
            <text:p>0.0001</text:p>
          </table:table-cell>
          <table:table-cell office:value-type="float" office:value="8.5157076184787955E-5" table:style-name="ce22">
            <text:p>0.0001</text:p>
          </table:table-cell>
          <table:table-cell office:value-type="float" office:value="4.5566880603702675E-2" table:style-name="ce22">
            <text:p>0.0456</text:p>
          </table:table-cell>
          <table:table-cell office:value-type="float" office:value="8.2559108140816946E-5" table:style-name="ce22">
            <text:p>0.0001</text:p>
          </table:table-cell>
          <table:table-cell office:value-type="float" office:value="9.3467104546358202E-5" table:style-name="ce22">
            <text:p>0.0001</text:p>
          </table:table-cell>
          <table:table-cell office:value-type="float" office:value="1.0713965543037475E-4" table:style-name="ce22">
            <text:p>0.0001</text:p>
          </table:table-cell>
          <table:table-cell office:value-type="float" office:value="7.0182638740321526E-5" table:style-name="ce22">
            <text:p>0.0001</text:p>
          </table:table-cell>
          <table:table-cell office:value-type="float" office:value="1.4808703278161142E-4" table:style-name="ce22">
            <text:p>0.0001</text:p>
          </table:table-cell>
          <table:table-cell office:value-type="float" office:value="8.5066629002803011E-5" table:style-name="ce22">
            <text:p>0.0001</text:p>
          </table:table-cell>
          <table:table-cell office:value-type="float" office:value="1.8325674479880615E-4" table:style-name="ce22">
            <text:p>0.0002</text:p>
          </table:table-cell>
          <table:table-cell office:value-type="float" office:value="4.181948493253157E-5" table:style-name="ce22">
            <text:p>0.0000</text:p>
          </table:table-cell>
          <table:table-cell office:value-type="float" office:value="1.2521222399419996E-2" table:style-name="ce22">
            <text:p>0.0125</text:p>
          </table:table-cell>
          <table:table-cell office:value-type="float" office:value="6.7391519374347734E-5" table:style-name="ce22">
            <text:p>0.0001</text:p>
          </table:table-cell>
          <table:table-cell office:value-type="float" office:value="2.0866901665668653E-5" table:style-name="ce22">
            <text:p>0.0000</text:p>
          </table:table-cell>
          <table:table-cell office:value-type="float" office:value="1.4321303562701352E-4" table:style-name="ce22">
            <text:p>0.0001</text:p>
          </table:table-cell>
          <table:table-cell office:value-type="float" office:value="1.3529299448430113E-4" table:style-name="ce22">
            <text:p>0.0001</text:p>
          </table:table-cell>
          <table:table-cell office:value-type="float" office:value="7.7017424714013997E-5" table:style-name="ce22">
            <text:p>0.0001</text:p>
          </table:table-cell>
          <table:table-cell office:value-type="float" office:value="6.0052954044836093E-5" table:style-name="ce22">
            <text:p>0.0001</text:p>
          </table:table-cell>
          <table:table-cell office:value-type="float" office:value="4.5642133665553277E-5" table:style-name="ce22">
            <text:p>0.0000</text:p>
          </table:table-cell>
          <table:table-cell office:value-type="float" office:value="2.8940628551879293E-4" table:style-name="ce22">
            <text:p>0.0003</text:p>
          </table:table-cell>
          <table:table-cell office:value-type="float" office:value="1.2303345846345282E-4" table:style-name="ce22">
            <text:p>0.0001</text:p>
          </table:table-cell>
          <table:table-cell office:value-type="float" office:value="1.5222874844062297E-3" table:style-name="ce22">
            <text:p>0.0015</text:p>
          </table:table-cell>
          <table:table-cell office:value-type="float" office:value="5.4540525811953443E-5" table:style-name="ce22">
            <text:p>0.0001</text:p>
          </table:table-cell>
          <table:table-cell office:value-type="float" office:value="4.6275229480954543E-5" table:style-name="ce22">
            <text:p>0.0000</text:p>
          </table:table-cell>
          <table:table-cell office:value-type="float" office:value="3.5917226731300118E-5" table:style-name="ce22">
            <text:p>0.0000</text:p>
          </table:table-cell>
          <table:table-cell office:value-type="float" office:value="1.2624175036683884E-5" table:style-name="ce22">
            <text:p>0.0000</text:p>
          </table:table-cell>
          <table:table-cell office:value-type="float" office:value="4.4953377030494669E-5" table:style-name="ce22">
            <text:p>0.0000</text:p>
          </table:table-cell>
          <table:table-cell office:value-type="float" office:value="3.897581730633528E-5" table:style-name="ce22">
            <text:p>0.0000</text:p>
          </table:table-cell>
          <table:table-cell office:value-type="float" office:value="8.7556444546988234E-4" table:style-name="ce22">
            <text:p>0.0009</text:p>
          </table:table-cell>
          <table:table-cell office:value-type="float" office:value="0" table:style-name="ce22">
            <text:p>0.0000</text:p>
          </table:table-cell>
          <table:table-cell office:value-type="float" office:value="1.0662440833330113" table:style-name="ce23">
            <text:p>1.0662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6" table:style-name="ce19">
            <text:p>16</text:p>
          </table:table-cell>
          <table:table-cell office:value-type="string" table:style-name="ce26">
            <text:p>011001</text:p>
          </table:table-cell>
          <table:table-cell office:value-type="string" table:style-name="ce27">
            <text:p>Procesamiento y conservación de carne</text:p>
          </table:table-cell>
          <table:table-cell office:value-type="float" office:value="2.9784430118202769E-4" table:style-name="ce22">
            <text:p>0.0003</text:p>
          </table:table-cell>
          <table:table-cell office:value-type="float" office:value="2.3000542923985246E-4" table:style-name="ce22">
            <text:p>0.0002</text:p>
          </table:table-cell>
          <table:table-cell office:value-type="float" office:value="3.7461917364848711E-4" table:style-name="ce22">
            <text:p>0.0004</text:p>
          </table:table-cell>
          <table:table-cell office:value-type="float" office:value="1.9191995833718302E-4" table:style-name="ce22">
            <text:p>0.0002</text:p>
          </table:table-cell>
          <table:table-cell office:value-type="float" office:value="2.9705204738138182E-4" table:style-name="ce22">
            <text:p>0.0003</text:p>
          </table:table-cell>
          <table:table-cell office:value-type="float" office:value="9.8418252704521184E-4" table:style-name="ce22">
            <text:p>0.0010</text:p>
          </table:table-cell>
          <table:table-cell office:value-type="float" office:value="3.6621072730364808E-2" table:style-name="ce22">
            <text:p>0.0366</text:p>
          </table:table-cell>
          <table:table-cell office:value-type="float" office:value="1.6288973515204597E-4" table:style-name="ce22">
            <text:p>0.0002</text:p>
          </table:table-cell>
          <table:table-cell office:value-type="float" office:value="4.0163232407554261E-2" table:style-name="ce22">
            <text:p>0.0402</text:p>
          </table:table-cell>
          <table:table-cell office:value-type="float" office:value="2.4985570822136326E-2" table:style-name="ce22">
            <text:p>0.0250</text:p>
          </table:table-cell>
          <table:table-cell office:value-type="float" office:value="3.2921094380063123E-3" table:style-name="ce22">
            <text:p>0.0033</text:p>
          </table:table-cell>
          <table:table-cell office:value-type="float" office:value="6.541722442965003E-4" table:style-name="ce22">
            <text:p>0.0007</text:p>
          </table:table-cell>
          <table:table-cell office:value-type="float" office:value="1.8942523734142663E-4" table:style-name="ce22">
            <text:p>0.0002</text:p>
          </table:table-cell>
          <table:table-cell office:value-type="float" office:value="4.4930988727100656E-4" table:style-name="ce22">
            <text:p>0.0004</text:p>
          </table:table-cell>
          <table:table-cell office:value-type="float" office:value="3.8188907872375516E-4" table:style-name="ce22">
            <text:p>0.0004</text:p>
          </table:table-cell>
          <table:table-cell office:value-type="float" office:value="1.0853828451356964" table:style-name="ce22">
            <text:p>1.0854</text:p>
          </table:table-cell>
          <table:table-cell office:value-type="float" office:value="4.165427299538834E-2" table:style-name="ce22">
            <text:p>0.0417</text:p>
          </table:table-cell>
          <table:table-cell office:value-type="float" office:value="6.3377211440011072E-3" table:style-name="ce22">
            <text:p>0.0063</text:p>
          </table:table-cell>
          <table:table-cell office:value-type="float" office:value="8.1757533237249574E-3" table:style-name="ce22">
            <text:p>0.0082</text:p>
          </table:table-cell>
          <table:table-cell office:value-type="float" office:value="1.6717080755012922E-2" table:style-name="ce22">
            <text:p>0.0167</text:p>
          </table:table-cell>
          <table:table-cell office:value-type="float" office:value="2.6910765787091385E-2" table:style-name="ce22">
            <text:p>0.0269</text:p>
          </table:table-cell>
          <table:table-cell office:value-type="float" office:value="9.2322621940556801E-4" table:style-name="ce22">
            <text:p>0.0009</text:p>
          </table:table-cell>
          <table:table-cell office:value-type="float" office:value="1.0703036333083223E-2" table:style-name="ce22">
            <text:p>0.0107</text:p>
          </table:table-cell>
          <table:table-cell office:value-type="float" office:value="1.1236072375685838E-2" table:style-name="ce22">
            <text:p>0.0112</text:p>
          </table:table-cell>
          <table:table-cell office:value-type="float" office:value="2.9397769741214096E-4" table:style-name="ce22">
            <text:p>0.0003</text:p>
          </table:table-cell>
          <table:table-cell office:value-type="float" office:value="9.4321033972331349E-4" table:style-name="ce22">
            <text:p>0.0009</text:p>
          </table:table-cell>
          <table:table-cell office:value-type="float" office:value="7.1182303007436484E-3" table:style-name="ce22">
            <text:p>0.0071</text:p>
          </table:table-cell>
          <table:table-cell office:value-type="float" office:value="2.7590935850945142E-4" table:style-name="ce22">
            <text:p>0.0003</text:p>
          </table:table-cell>
          <table:table-cell office:value-type="float" office:value="6.4757790220600644E-2" table:style-name="ce22">
            <text:p>0.0648</text:p>
          </table:table-cell>
          <table:table-cell office:value-type="float" office:value="6.2756762443788409E-4" table:style-name="ce22">
            <text:p>0.0006</text:p>
          </table:table-cell>
          <table:table-cell office:value-type="float" office:value="4.3837821735266653E-4" table:style-name="ce22">
            <text:p>0.0004</text:p>
          </table:table-cell>
          <table:table-cell office:value-type="float" office:value="3.3444729733757479E-4" table:style-name="ce22">
            <text:p>0.0003</text:p>
          </table:table-cell>
          <table:table-cell office:value-type="float" office:value="4.3848673385072973E-4" table:style-name="ce22">
            <text:p>0.0004</text:p>
          </table:table-cell>
          <table:table-cell office:value-type="float" office:value="6.3580313940894521E-4" table:style-name="ce22">
            <text:p>0.0006</text:p>
          </table:table-cell>
          <table:table-cell office:value-type="float" office:value="2.3279845074705059E-2" table:style-name="ce22">
            <text:p>0.0233</text:p>
          </table:table-cell>
          <table:table-cell office:value-type="float" office:value="5.0608957944203736E-4" table:style-name="ce22">
            <text:p>0.0005</text:p>
          </table:table-cell>
          <table:table-cell office:value-type="float" office:value="2.9379673761303763E-4" table:style-name="ce22">
            <text:p>0.0003</text:p>
          </table:table-cell>
          <table:table-cell office:value-type="float" office:value="3.5841606355725805E-4" table:style-name="ce22">
            <text:p>0.0004</text:p>
          </table:table-cell>
          <table:table-cell office:value-type="float" office:value="4.3998586109018819E-4" table:style-name="ce22">
            <text:p>0.0004</text:p>
          </table:table-cell>
          <table:table-cell office:value-type="float" office:value="1.012453452977378E-3" table:style-name="ce22">
            <text:p>0.0010</text:p>
          </table:table-cell>
          <table:table-cell office:value-type="float" office:value="3.0630552595137516E-4" table:style-name="ce22">
            <text:p>0.0003</text:p>
          </table:table-cell>
          <table:table-cell office:value-type="float" office:value="3.4050410113000361E-4" table:style-name="ce22">
            <text:p>0.0003</text:p>
          </table:table-cell>
          <table:table-cell office:value-type="float" office:value="4.0564865121534948E-4" table:style-name="ce22">
            <text:p>0.0004</text:p>
          </table:table-cell>
          <table:table-cell office:value-type="float" office:value="4.817094678305378E-4" table:style-name="ce22">
            <text:p>0.0005</text:p>
          </table:table-cell>
          <table:table-cell office:value-type="float" office:value="3.9880256966596563E-4" table:style-name="ce22">
            <text:p>0.0004</text:p>
          </table:table-cell>
          <table:table-cell office:value-type="float" office:value="2.3951841566414981E-4" table:style-name="ce22">
            <text:p>0.0002</text:p>
          </table:table-cell>
          <table:table-cell office:value-type="float" office:value="3.5048037515522461E-4" table:style-name="ce22">
            <text:p>0.0004</text:p>
          </table:table-cell>
          <table:table-cell office:value-type="float" office:value="2.5393667685876214E-4" table:style-name="ce22">
            <text:p>0.0003</text:p>
          </table:table-cell>
          <table:table-cell office:value-type="float" office:value="5.4134912197851279E-4" table:style-name="ce22">
            <text:p>0.0005</text:p>
          </table:table-cell>
          <table:table-cell office:value-type="float" office:value="1.0698148138108916E-2" table:style-name="ce22">
            <text:p>0.0107</text:p>
          </table:table-cell>
          <table:table-cell office:value-type="float" office:value="4.9486889112927213E-4" table:style-name="ce22">
            <text:p>0.0005</text:p>
          </table:table-cell>
          <table:table-cell office:value-type="float" office:value="1.6468444608245741E-4" table:style-name="ce22">
            <text:p>0.0002</text:p>
          </table:table-cell>
          <table:table-cell office:value-type="float" office:value="3.6419380170387902E-4" table:style-name="ce22">
            <text:p>0.0004</text:p>
          </table:table-cell>
          <table:table-cell office:value-type="float" office:value="2.4330523814260102E-4" table:style-name="ce22">
            <text:p>0.0002</text:p>
          </table:table-cell>
          <table:table-cell office:value-type="float" office:value="6.1080678407481821E-5" table:style-name="ce22">
            <text:p>0.0001</text:p>
          </table:table-cell>
          <table:table-cell office:value-type="float" office:value="1.094785699259152E-2" table:style-name="ce22">
            <text:p>0.0109</text:p>
          </table:table-cell>
          <table:table-cell office:value-type="float" office:value="6.1680962757744165E-2" table:style-name="ce22">
            <text:p>0.0617</text:p>
          </table:table-cell>
          <table:table-cell office:value-type="float" office:value="6.4990635154267529E-4" table:style-name="ce22">
            <text:p>0.0006</text:p>
          </table:table-cell>
          <table:table-cell office:value-type="float" office:value="2.4361918848838946E-4" table:style-name="ce22">
            <text:p>0.0002</text:p>
          </table:table-cell>
          <table:table-cell office:value-type="float" office:value="7.6739347570676999E-4" table:style-name="ce22">
            <text:p>0.0008</text:p>
          </table:table-cell>
          <table:table-cell office:value-type="float" office:value="1.1531228716858603E-3" table:style-name="ce22">
            <text:p>0.0012</text:p>
          </table:table-cell>
          <table:table-cell office:value-type="float" office:value="5.5331137224689413E-4" table:style-name="ce22">
            <text:p>0.0006</text:p>
          </table:table-cell>
          <table:table-cell office:value-type="float" office:value="1.7192582480646433E-4" table:style-name="ce22">
            <text:p>0.0002</text:p>
          </table:table-cell>
          <table:table-cell office:value-type="float" office:value="1.6634744483113342E-4" table:style-name="ce22">
            <text:p>0.0002</text:p>
          </table:table-cell>
          <table:table-cell office:value-type="float" office:value="1.5816790342538543E-2" table:style-name="ce22">
            <text:p>0.0158</text:p>
          </table:table-cell>
          <table:table-cell office:value-type="float" office:value="2.3925895753214013E-3" table:style-name="ce22">
            <text:p>0.0024</text:p>
          </table:table-cell>
          <table:table-cell office:value-type="float" office:value="1.7835226871774882E-4" table:style-name="ce22">
            <text:p>0.0002</text:p>
          </table:table-cell>
          <table:table-cell office:value-type="float" office:value="4.1173694679015015E-3" table:style-name="ce22">
            <text:p>0.0041</text:p>
          </table:table-cell>
          <table:table-cell office:value-type="float" office:value="1.0435586889617713E-3" table:style-name="ce22">
            <text:p>0.0010</text:p>
          </table:table-cell>
          <table:table-cell office:value-type="float" office:value="4.5332616579818498E-3" table:style-name="ce22">
            <text:p>0.0045</text:p>
          </table:table-cell>
          <table:table-cell office:value-type="float" office:value="0" table:style-name="ce22">
            <text:p>0.0000</text:p>
          </table:table-cell>
          <table:table-cell office:value-type="float" office:value="1.5388313611656239" table:style-name="ce23">
            <text:p>1.5388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7" table:style-name="ce25">
            <text:p>17</text:p>
          </table:table-cell>
          <table:table-cell office:value-type="string" table:style-name="ce26">
            <text:p>012001</text:p>
          </table:table-cell>
          <table:table-cell office:value-type="string" table:style-name="ce27">
            <text:p>Procesamiento y conservación de camarón</text:p>
          </table:table-cell>
          <table:table-cell office:value-type="float" office:value="1.06239737868183E-4" table:style-name="ce22">
            <text:p>0.0001</text:p>
          </table:table-cell>
          <table:table-cell office:value-type="float" office:value="4.6331840414648539E-5" table:style-name="ce22">
            <text:p>0.0000</text:p>
          </table:table-cell>
          <table:table-cell office:value-type="float" office:value="6.3579951485350547E-5" table:style-name="ce22">
            <text:p>0.0001</text:p>
          </table:table-cell>
          <table:table-cell office:value-type="float" office:value="3.7035175833985047E-5" table:style-name="ce22">
            <text:p>0.0000</text:p>
          </table:table-cell>
          <table:table-cell office:value-type="float" office:value="6.2680412772795981E-5" table:style-name="ce22">
            <text:p>0.0001</text:p>
          </table:table-cell>
          <table:table-cell office:value-type="float" office:value="5.6672138191536667E-5" table:style-name="ce22">
            <text:p>0.0001</text:p>
          </table:table-cell>
          <table:table-cell office:value-type="float" office:value="1.5855279155600265E-2" table:style-name="ce22">
            <text:p>0.0159</text:p>
          </table:table-cell>
          <table:table-cell office:value-type="float" office:value="3.4785741981145429E-5" table:style-name="ce22">
            <text:p>0.0000</text:p>
          </table:table-cell>
          <table:table-cell office:value-type="float" office:value="2.022129026618907E-2" table:style-name="ce22">
            <text:p>0.0202</text:p>
          </table:table-cell>
          <table:table-cell office:value-type="float" office:value="1.1061300068084912E-2" table:style-name="ce22">
            <text:p>0.0111</text:p>
          </table:table-cell>
          <table:table-cell office:value-type="float" office:value="1.3570360721535562E-3" table:style-name="ce22">
            <text:p>0.0014</text:p>
          </table:table-cell>
          <table:table-cell office:value-type="float" office:value="2.05350983042602E-4" table:style-name="ce22">
            <text:p>0.0002</text:p>
          </table:table-cell>
          <table:table-cell office:value-type="float" office:value="7.8828988290107233E-5" table:style-name="ce22">
            <text:p>0.0001</text:p>
          </table:table-cell>
          <table:table-cell office:value-type="float" office:value="7.1424572229292026E-5" table:style-name="ce22">
            <text:p>0.0001</text:p>
          </table:table-cell>
          <table:table-cell office:value-type="float" office:value="9.5799255322098095E-5" table:style-name="ce22">
            <text:p>0.0001</text:p>
          </table:table-cell>
          <table:table-cell office:value-type="float" office:value="6.963057146791166E-3" table:style-name="ce22">
            <text:p>0.0070</text:p>
          </table:table-cell>
          <table:table-cell office:value-type="float" office:value="1.0254281019273455" table:style-name="ce22">
            <text:p>1.0254</text:p>
          </table:table-cell>
          <table:table-cell office:value-type="float" office:value="4.6420432787913487E-3" table:style-name="ce22">
            <text:p>0.0046</text:p>
          </table:table-cell>
          <table:table-cell office:value-type="float" office:value="4.0595138027881015E-3" table:style-name="ce22">
            <text:p>0.0041</text:p>
          </table:table-cell>
          <table:table-cell office:value-type="float" office:value="2.5684850183260781E-4" table:style-name="ce22">
            <text:p>0.0003</text:p>
          </table:table-cell>
          <table:table-cell office:value-type="float" office:value="4.9940208466730954E-3" table:style-name="ce22">
            <text:p>0.0050</text:p>
          </table:table-cell>
          <table:table-cell office:value-type="float" office:value="2.0646748770791472E-4" table:style-name="ce22">
            <text:p>0.0002</text:p>
          </table:table-cell>
          <table:table-cell office:value-type="float" office:value="5.8155894524837385E-4" table:style-name="ce22">
            <text:p>0.0006</text:p>
          </table:table-cell>
          <table:table-cell office:value-type="float" office:value="4.1257653011784535E-4" table:style-name="ce22">
            <text:p>0.0004</text:p>
          </table:table-cell>
          <table:table-cell office:value-type="float" office:value="8.8195357331720886E-5" table:style-name="ce22">
            <text:p>0.0001</text:p>
          </table:table-cell>
          <table:table-cell office:value-type="float" office:value="2.4867882316509794E-4" table:style-name="ce22">
            <text:p>0.0002</text:p>
          </table:table-cell>
          <table:table-cell office:value-type="float" office:value="1.1026811682610111E-3" table:style-name="ce22">
            <text:p>0.0011</text:p>
          </table:table-cell>
          <table:table-cell office:value-type="float" office:value="1.2357189562591715E-4" table:style-name="ce22">
            <text:p>0.0001</text:p>
          </table:table-cell>
          <table:table-cell office:value-type="float" office:value="5.827214569179628E-4" table:style-name="ce22">
            <text:p>0.0006</text:p>
          </table:table-cell>
          <table:table-cell office:value-type="float" office:value="8.9076616802442467E-5" table:style-name="ce22">
            <text:p>0.0001</text:p>
          </table:table-cell>
          <table:table-cell office:value-type="float" office:value="1.4618420490266788E-4" table:style-name="ce22">
            <text:p>0.0001</text:p>
          </table:table-cell>
          <table:table-cell office:value-type="float" office:value="1.177862879535731E-4" table:style-name="ce22">
            <text:p>0.0001</text:p>
          </table:table-cell>
          <table:table-cell office:value-type="float" office:value="1.6197850703499349E-4" table:style-name="ce22">
            <text:p>0.0002</text:p>
          </table:table-cell>
          <table:table-cell office:value-type="float" office:value="1.8591566392306787E-4" table:style-name="ce22">
            <text:p>0.0002</text:p>
          </table:table-cell>
          <table:table-cell office:value-type="float" office:value="1.2438024739221394E-3" table:style-name="ce22">
            <text:p>0.0012</text:p>
          </table:table-cell>
          <table:table-cell office:value-type="float" office:value="2.02829300043474E-4" table:style-name="ce22">
            <text:p>0.0002</text:p>
          </table:table-cell>
          <table:table-cell office:value-type="float" office:value="1.1373945821242046E-4" table:style-name="ce22">
            <text:p>0.0001</text:p>
          </table:table-cell>
          <table:table-cell office:value-type="float" office:value="1.2298726299598406E-4" table:style-name="ce22">
            <text:p>0.0001</text:p>
          </table:table-cell>
          <table:table-cell office:value-type="float" office:value="1.8226139332339195E-4" table:style-name="ce22">
            <text:p>0.0002</text:p>
          </table:table-cell>
          <table:table-cell office:value-type="float" office:value="1.0826247779342843E-4" table:style-name="ce22">
            <text:p>0.0001</text:p>
          </table:table-cell>
          <table:table-cell office:value-type="float" office:value="1.1092843413499292E-4" table:style-name="ce22">
            <text:p>0.0001</text:p>
          </table:table-cell>
          <table:table-cell office:value-type="float" office:value="1.6680182265719137E-4" table:style-name="ce22">
            <text:p>0.0002</text:p>
          </table:table-cell>
          <table:table-cell office:value-type="float" office:value="1.0650016117111557E-4" table:style-name="ce22">
            <text:p>0.0001</text:p>
          </table:table-cell>
          <table:table-cell office:value-type="float" office:value="1.2536101277536605E-4" table:style-name="ce22">
            <text:p>0.0001</text:p>
          </table:table-cell>
          <table:table-cell office:value-type="float" office:value="1.6082041996994507E-4" table:style-name="ce22">
            <text:p>0.0002</text:p>
          </table:table-cell>
          <table:table-cell office:value-type="float" office:value="1.1034903710982655E-4" table:style-name="ce22">
            <text:p>0.0001</text:p>
          </table:table-cell>
          <table:table-cell office:value-type="float" office:value="1.5245942623838915E-4" table:style-name="ce22">
            <text:p>0.0002</text:p>
          </table:table-cell>
          <table:table-cell office:value-type="float" office:value="1.06337338951804E-4" table:style-name="ce22">
            <text:p>0.0001</text:p>
          </table:table-cell>
          <table:table-cell office:value-type="float" office:value="2.2816805733028605E-4" table:style-name="ce22">
            <text:p>0.0002</text:p>
          </table:table-cell>
          <table:table-cell office:value-type="float" office:value="2.0187048442461906E-4" table:style-name="ce22">
            <text:p>0.0002</text:p>
          </table:table-cell>
          <table:table-cell office:value-type="float" office:value="1.4170562894396044E-4" table:style-name="ce22">
            <text:p>0.0001</text:p>
          </table:table-cell>
          <table:table-cell office:value-type="float" office:value="4.7506554805375241E-5" table:style-name="ce22">
            <text:p>0.0000</text:p>
          </table:table-cell>
          <table:table-cell office:value-type="float" office:value="1.3214918861879395E-4" table:style-name="ce22">
            <text:p>0.0001</text:p>
          </table:table-cell>
          <table:table-cell office:value-type="float" office:value="7.8326629158231747E-5" table:style-name="ce22">
            <text:p>0.0001</text:p>
          </table:table-cell>
          <table:table-cell office:value-type="float" office:value="2.0140007411898122E-5" table:style-name="ce22">
            <text:p>0.0000</text:p>
          </table:table-cell>
          <table:table-cell office:value-type="float" office:value="5.9341184663550418E-3" table:style-name="ce22">
            <text:p>0.0059</text:p>
          </table:table-cell>
          <table:table-cell office:value-type="float" office:value="2.4243772348784824E-2" table:style-name="ce22">
            <text:p>0.0242</text:p>
          </table:table-cell>
          <table:table-cell office:value-type="float" office:value="2.4353647017919309E-4" table:style-name="ce22">
            <text:p>0.0002</text:p>
          </table:table-cell>
          <table:table-cell office:value-type="float" office:value="8.5771556040814279E-5" table:style-name="ce22">
            <text:p>0.0001</text:p>
          </table:table-cell>
          <table:table-cell office:value-type="float" office:value="2.6173309626355366E-4" table:style-name="ce22">
            <text:p>0.0003</text:p>
          </table:table-cell>
          <table:table-cell office:value-type="float" office:value="3.749955994010694E-4" table:style-name="ce22">
            <text:p>0.0004</text:p>
          </table:table-cell>
          <table:table-cell office:value-type="float" office:value="1.8869638258436588E-4" table:style-name="ce22">
            <text:p>0.0002</text:p>
          </table:table-cell>
          <table:table-cell office:value-type="float" office:value="5.6058891132394985E-5" table:style-name="ce22">
            <text:p>0.0001</text:p>
          </table:table-cell>
          <table:table-cell office:value-type="float" office:value="6.1548175957660688E-5" table:style-name="ce22">
            <text:p>0.0001</text:p>
          </table:table-cell>
          <table:table-cell office:value-type="float" office:value="3.0433844916082791E-4" table:style-name="ce22">
            <text:p>0.0003</text:p>
          </table:table-cell>
          <table:table-cell office:value-type="float" office:value="1.9436195018959938E-4" table:style-name="ce22">
            <text:p>0.0002</text:p>
          </table:table-cell>
          <table:table-cell office:value-type="float" office:value="6.5890739315803789E-5" table:style-name="ce22">
            <text:p>0.0001</text:p>
          </table:table-cell>
          <table:table-cell office:value-type="float" office:value="1.2385114731550034E-4" table:style-name="ce22">
            <text:p>0.0001</text:p>
          </table:table-cell>
          <table:table-cell office:value-type="float" office:value="3.2422470407437082E-4" table:style-name="ce22">
            <text:p>0.0003</text:p>
          </table:table-cell>
          <table:table-cell office:value-type="float" office:value="4.0988778757790215E-4" table:style-name="ce22">
            <text:p>0.0004</text:p>
          </table:table-cell>
          <table:table-cell office:value-type="float" office:value="0" table:style-name="ce22">
            <text:p>0.0000</text:p>
          </table:table-cell>
          <table:table-cell office:value-type="float" office:value="1.1364807051429993" table:style-name="ce23">
            <text:p>1.1365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8" table:style-name="ce25">
            <text:p>18</text:p>
          </table:table-cell>
          <table:table-cell office:value-type="string" table:style-name="ce26">
            <text:p>013001</text:p>
          </table:table-cell>
          <table:table-cell office:value-type="string" table:style-name="ce27">
            <text:p>Procesamiento de pescado y otros productos acuáticos elaborados</text:p>
          </table:table-cell>
          <table:table-cell office:value-type="float" office:value="1.1994235369953964E-4" table:style-name="ce22">
            <text:p>0.0001</text:p>
          </table:table-cell>
          <table:table-cell office:value-type="float" office:value="5.7877028285718482E-5" table:style-name="ce22">
            <text:p>0.0001</text:p>
          </table:table-cell>
          <table:table-cell office:value-type="float" office:value="7.978838319357285E-5" table:style-name="ce22">
            <text:p>0.0001</text:p>
          </table:table-cell>
          <table:table-cell office:value-type="float" office:value="4.8169336747578829E-5" table:style-name="ce22">
            <text:p>0.0000</text:p>
          </table:table-cell>
          <table:table-cell office:value-type="float" office:value="7.4689003131452159E-5" table:style-name="ce22">
            <text:p>0.0001</text:p>
          </table:table-cell>
          <table:table-cell office:value-type="float" office:value="6.9827082715937311E-5" table:style-name="ce22">
            <text:p>0.0001</text:p>
          </table:table-cell>
          <table:table-cell office:value-type="float" office:value="1.3514302331372999E-3" table:style-name="ce22">
            <text:p>0.0014</text:p>
          </table:table-cell>
          <table:table-cell office:value-type="float" office:value="4.4905709191415471E-5" table:style-name="ce22">
            <text:p>0.0000</text:p>
          </table:table-cell>
          <table:table-cell office:value-type="float" office:value="1.2166435745889627E-3" table:style-name="ce22">
            <text:p>0.0012</text:p>
          </table:table-cell>
          <table:table-cell office:value-type="float" office:value="7.1119850108464829E-4" table:style-name="ce22">
            <text:p>0.0007</text:p>
          </table:table-cell>
          <table:table-cell office:value-type="float" office:value="1.9562941275729962E-4" table:style-name="ce22">
            <text:p>0.0002</text:p>
          </table:table-cell>
          <table:table-cell office:value-type="float" office:value="2.9589543474724185E-4" table:style-name="ce22">
            <text:p>0.0003</text:p>
          </table:table-cell>
          <table:table-cell office:value-type="float" office:value="1.0914715777367889E-4" table:style-name="ce22">
            <text:p>0.0001</text:p>
          </table:table-cell>
          <table:table-cell office:value-type="float" office:value="8.3102184295687941E-5" table:style-name="ce22">
            <text:p>0.0001</text:p>
          </table:table-cell>
          <table:table-cell office:value-type="float" office:value="1.1486341274456048E-4" table:style-name="ce22">
            <text:p>0.0001</text:p>
          </table:table-cell>
          <table:table-cell office:value-type="float" office:value="5.4501842725429859E-3" table:style-name="ce22">
            <text:p>0.0055</text:p>
          </table:table-cell>
          <table:table-cell office:value-type="float" office:value="6.0800419823114089E-3" table:style-name="ce22">
            <text:p>0.0061</text:p>
          </table:table-cell>
          <table:table-cell office:value-type="float" office:value="1.0447162943512809" table:style-name="ce22">
            <text:p>1.0447</text:p>
          </table:table-cell>
          <table:table-cell office:value-type="float" office:value="4.255287001103618E-3" table:style-name="ce22">
            <text:p>0.0043</text:p>
          </table:table-cell>
          <table:table-cell office:value-type="float" office:value="2.571304450037623E-4" table:style-name="ce22">
            <text:p>0.0003</text:p>
          </table:table-cell>
          <table:table-cell office:value-type="float" office:value="6.9545878872472619E-4" table:style-name="ce22">
            <text:p>0.0007</text:p>
          </table:table-cell>
          <table:table-cell office:value-type="float" office:value="2.1421245568841477E-4" table:style-name="ce22">
            <text:p>0.0002</text:p>
          </table:table-cell>
          <table:table-cell office:value-type="float" office:value="3.6986949915823617E-4" table:style-name="ce22">
            <text:p>0.0004</text:p>
          </table:table-cell>
          <table:table-cell office:value-type="float" office:value="3.4043148680898985E-4" table:style-name="ce22">
            <text:p>0.0003</text:p>
          </table:table-cell>
          <table:table-cell office:value-type="float" office:value="1.0958709864382738E-4" table:style-name="ce22">
            <text:p>0.0001</text:p>
          </table:table-cell>
          <table:table-cell office:value-type="float" office:value="2.5236926246353236E-4" table:style-name="ce22">
            <text:p>0.0003</text:p>
          </table:table-cell>
          <table:table-cell office:value-type="float" office:value="1.5635204403969292E-2" table:style-name="ce22">
            <text:p>0.0156</text:p>
          </table:table-cell>
          <table:table-cell office:value-type="float" office:value="1.3624884710428125E-4" table:style-name="ce22">
            <text:p>0.0001</text:p>
          </table:table-cell>
          <table:table-cell office:value-type="float" office:value="5.1957075573065982E-4" table:style-name="ce22">
            <text:p>0.0005</text:p>
          </table:table-cell>
          <table:table-cell office:value-type="float" office:value="1.0293326515582134E-4" table:style-name="ce22">
            <text:p>0.0001</text:p>
          </table:table-cell>
          <table:table-cell office:value-type="float" office:value="1.7051462824427345E-4" table:style-name="ce22">
            <text:p>0.0002</text:p>
          </table:table-cell>
          <table:table-cell office:value-type="float" office:value="1.4705982668246717E-4" table:style-name="ce22">
            <text:p>0.0001</text:p>
          </table:table-cell>
          <table:table-cell office:value-type="float" office:value="1.5651184396172195E-4" table:style-name="ce22">
            <text:p>0.0002</text:p>
          </table:table-cell>
          <table:table-cell office:value-type="float" office:value="1.875905685906053E-4" table:style-name="ce22">
            <text:p>0.0002</text:p>
          </table:table-cell>
          <table:table-cell office:value-type="float" office:value="3.5959595216372118E-4" table:style-name="ce22">
            <text:p>0.0004</text:p>
          </table:table-cell>
          <table:table-cell office:value-type="float" office:value="2.2366943692322529E-4" table:style-name="ce22">
            <text:p>0.0002</text:p>
          </table:table-cell>
          <table:table-cell office:value-type="float" office:value="1.305436339842697E-4" table:style-name="ce22">
            <text:p>0.0001</text:p>
          </table:table-cell>
          <table:table-cell office:value-type="float" office:value="1.563109439704692E-4" table:style-name="ce22">
            <text:p>0.0002</text:p>
          </table:table-cell>
          <table:table-cell office:value-type="float" office:value="2.0320507269303364E-4" table:style-name="ce22">
            <text:p>0.0002</text:p>
          </table:table-cell>
          <table:table-cell office:value-type="float" office:value="1.213541121526841E-4" table:style-name="ce22">
            <text:p>0.0001</text:p>
          </table:table-cell>
          <table:table-cell office:value-type="float" office:value="1.2505799709952993E-4" table:style-name="ce22">
            <text:p>0.0001</text:p>
          </table:table-cell>
          <table:table-cell office:value-type="float" office:value="1.8346680229705181E-4" table:style-name="ce22">
            <text:p>0.0002</text:p>
          </table:table-cell>
          <table:table-cell office:value-type="float" office:value="1.2712189773475969E-4" table:style-name="ce22">
            <text:p>0.0001</text:p>
          </table:table-cell>
          <table:table-cell office:value-type="float" office:value="1.502554798392928E-4" table:style-name="ce22">
            <text:p>0.0002</text:p>
          </table:table-cell>
          <table:table-cell office:value-type="float" office:value="1.8703164105709924E-4" table:style-name="ce22">
            <text:p>0.0002</text:p>
          </table:table-cell>
          <table:table-cell office:value-type="float" office:value="1.2486229450644102E-4" table:style-name="ce22">
            <text:p>0.0001</text:p>
          </table:table-cell>
          <table:table-cell office:value-type="float" office:value="1.7206769087165199E-4" table:style-name="ce22">
            <text:p>0.0002</text:p>
          </table:table-cell>
          <table:table-cell office:value-type="float" office:value="1.1733516943306415E-4" table:style-name="ce22">
            <text:p>0.0001</text:p>
          </table:table-cell>
          <table:table-cell office:value-type="float" office:value="2.4966577220026113E-4" table:style-name="ce22">
            <text:p>0.0002</text:p>
          </table:table-cell>
          <table:table-cell office:value-type="float" office:value="2.0926762046318003E-4" table:style-name="ce22">
            <text:p>0.0002</text:p>
          </table:table-cell>
          <table:table-cell office:value-type="float" office:value="1.7282121994109098E-4" table:style-name="ce22">
            <text:p>0.0002</text:p>
          </table:table-cell>
          <table:table-cell office:value-type="float" office:value="6.6572509723073129E-5" table:style-name="ce22">
            <text:p>0.0001</text:p>
          </table:table-cell>
          <table:table-cell office:value-type="float" office:value="1.493678475116353E-4" table:style-name="ce22">
            <text:p>0.0001</text:p>
          </table:table-cell>
          <table:table-cell office:value-type="float" office:value="1.0516470766299599E-4" table:style-name="ce22">
            <text:p>0.0001</text:p>
          </table:table-cell>
          <table:table-cell office:value-type="float" office:value="2.3507366096596025E-5" table:style-name="ce22">
            <text:p>0.0000</text:p>
          </table:table-cell>
          <table:table-cell office:value-type="float" office:value="1.4093438237006692E-2" table:style-name="ce22">
            <text:p>0.0141</text:p>
          </table:table-cell>
          <table:table-cell office:value-type="float" office:value="3.4539873615352101E-2" table:style-name="ce22">
            <text:p>0.0345</text:p>
          </table:table-cell>
          <table:table-cell office:value-type="float" office:value="3.5254913643874199E-4" table:style-name="ce22">
            <text:p>0.0004</text:p>
          </table:table-cell>
          <table:table-cell office:value-type="float" office:value="1.1737816537274031E-4" table:style-name="ce22">
            <text:p>0.0001</text:p>
          </table:table-cell>
          <table:table-cell office:value-type="float" office:value="3.8602275651999506E-4" table:style-name="ce22">
            <text:p>0.0004</text:p>
          </table:table-cell>
          <table:table-cell office:value-type="float" office:value="5.5856384577790473E-4" table:style-name="ce22">
            <text:p>0.0006</text:p>
          </table:table-cell>
          <table:table-cell office:value-type="float" office:value="2.9520962506166172E-4" table:style-name="ce22">
            <text:p>0.0003</text:p>
          </table:table-cell>
          <table:table-cell office:value-type="float" office:value="7.5139723238905627E-5" table:style-name="ce22">
            <text:p>0.0001</text:p>
          </table:table-cell>
          <table:table-cell office:value-type="float" office:value="8.2776108902289471E-5" table:style-name="ce22">
            <text:p>0.0001</text:p>
          </table:table-cell>
          <table:table-cell office:value-type="float" office:value="4.6951611944334108E-4" table:style-name="ce22">
            <text:p>0.0005</text:p>
          </table:table-cell>
          <table:table-cell office:value-type="float" office:value="4.7247835314372571E-4" table:style-name="ce22">
            <text:p>0.0005</text:p>
          </table:table-cell>
          <table:table-cell office:value-type="float" office:value="1.1631936515294909E-4" table:style-name="ce22">
            <text:p>0.0001</text:p>
          </table:table-cell>
          <table:table-cell office:value-type="float" office:value="1.5254870866524239E-4" table:style-name="ce22">
            <text:p>0.0002</text:p>
          </table:table-cell>
          <table:table-cell office:value-type="float" office:value="6.0795362232020269E-4" table:style-name="ce22">
            <text:p>0.0006</text:p>
          </table:table-cell>
          <table:table-cell office:value-type="float" office:value="1.4026770121028812E-4" table:style-name="ce22">
            <text:p>0.0001</text:p>
          </table:table-cell>
          <table:table-cell office:value-type="float" office:value="0" table:style-name="ce22">
            <text:p>0.0000</text:p>
          </table:table-cell>
          <table:table-cell office:value-type="float" office:value="1.1401878898431963" table:style-name="ce23">
            <text:p>1.1402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19" table:style-name="ce19">
            <text:p>19</text:p>
          </table:table-cell>
          <table:table-cell office:value-type="string" table:style-name="ce26">
            <text:p>013002</text:p>
          </table:table-cell>
          <table:table-cell office:value-type="string" table:style-name="ce27">
            <text:p>Conservación de especies acuáticas</text:p>
          </table:table-cell>
          <table:table-cell office:value-type="float" office:value="6.9470066363582731E-5" table:style-name="ce22">
            <text:p>0.0001</text:p>
          </table:table-cell>
          <table:table-cell office:value-type="float" office:value="4.2602949685917244E-5" table:style-name="ce22">
            <text:p>0.0000</text:p>
          </table:table-cell>
          <table:table-cell office:value-type="float" office:value="5.9517575137743155E-5" table:style-name="ce22">
            <text:p>0.0001</text:p>
          </table:table-cell>
          <table:table-cell office:value-type="float" office:value="3.8358026542410814E-5" table:style-name="ce22">
            <text:p>0.0000</text:p>
          </table:table-cell>
          <table:table-cell office:value-type="float" office:value="4.98772815724893E-5" table:style-name="ce22">
            <text:p>0.0000</text:p>
          </table:table-cell>
          <table:table-cell office:value-type="float" office:value="5.1353928130824787E-5" table:style-name="ce22">
            <text:p>0.0001</text:p>
          </table:table-cell>
          <table:table-cell office:value-type="float" office:value="4.8729653782827694E-4" table:style-name="ce22">
            <text:p>0.0005</text:p>
          </table:table-cell>
          <table:table-cell office:value-type="float" office:value="3.5412376709431809E-5" table:style-name="ce22">
            <text:p>0.0000</text:p>
          </table:table-cell>
          <table:table-cell office:value-type="float" office:value="4.7534722543260291E-4" table:style-name="ce22">
            <text:p>0.0005</text:p>
          </table:table-cell>
          <table:table-cell office:value-type="float" office:value="2.7088639237258838E-4" table:style-name="ce22">
            <text:p>0.0003</text:p>
          </table:table-cell>
          <table:table-cell office:value-type="float" office:value="1.1104439372515525E-4" table:style-name="ce22">
            <text:p>0.0001</text:p>
          </table:table-cell>
          <table:table-cell office:value-type="float" office:value="2.6566929811169143E-4" table:style-name="ce22">
            <text:p>0.0003</text:p>
          </table:table-cell>
          <table:table-cell office:value-type="float" office:value="9.5866253884773671E-5" table:style-name="ce22">
            <text:p>0.0001</text:p>
          </table:table-cell>
          <table:table-cell office:value-type="float" office:value="5.2605429909819226E-5" table:style-name="ce22">
            <text:p>0.0001</text:p>
          </table:table-cell>
          <table:table-cell office:value-type="float" office:value="7.7760018545576303E-5" table:style-name="ce22">
            <text:p>0.0001</text:p>
          </table:table-cell>
          <table:table-cell office:value-type="float" office:value="1.8031307860940863E-3" table:style-name="ce22">
            <text:p>0.0018</text:p>
          </table:table-cell>
          <table:table-cell office:value-type="float" office:value="2.0258610132086424E-3" table:style-name="ce22">
            <text:p>0.0020</text:p>
          </table:table-cell>
          <table:table-cell office:value-type="float" office:value="1.4261464928524566E-2" table:style-name="ce22">
            <text:p>0.0143</text:p>
          </table:table-cell>
          <table:table-cell office:value-type="float" office:value="1.0041646827254074" table:style-name="ce22">
            <text:p>1.0042</text:p>
          </table:table-cell>
          <table:table-cell office:value-type="float" office:value="1.2904512050665001E-4" table:style-name="ce22">
            <text:p>0.0001</text:p>
          </table:table-cell>
          <table:table-cell office:value-type="float" office:value="2.8966275821090313E-4" table:style-name="ce22">
            <text:p>0.0003</text:p>
          </table:table-cell>
          <table:table-cell office:value-type="float" office:value="1.1507392931283717E-4" table:style-name="ce22">
            <text:p>0.0001</text:p>
          </table:table-cell>
          <table:table-cell office:value-type="float" office:value="1.8608154479727641E-4" table:style-name="ce22">
            <text:p>0.0002</text:p>
          </table:table-cell>
          <table:table-cell office:value-type="float" office:value="1.7608020093019472E-4" table:style-name="ce22">
            <text:p>0.0002</text:p>
          </table:table-cell>
          <table:table-cell office:value-type="float" office:value="7.9359278965626529E-5" table:style-name="ce22">
            <text:p>0.0001</text:p>
          </table:table-cell>
          <table:table-cell office:value-type="float" office:value="1.4615925745295341E-4" table:style-name="ce22">
            <text:p>0.0001</text:p>
          </table:table-cell>
          <table:table-cell office:value-type="float" office:value="5.0018880253621676E-3" table:style-name="ce22">
            <text:p>0.0050</text:p>
          </table:table-cell>
          <table:table-cell office:value-type="float" office:value="7.4511462751748777E-5" table:style-name="ce22">
            <text:p>0.0001</text:p>
          </table:table-cell>
          <table:table-cell office:value-type="float" office:value="2.2633047905937868E-4" table:style-name="ce22">
            <text:p>0.0002</text:p>
          </table:table-cell>
          <table:table-cell office:value-type="float" office:value="6.4586943399707076E-5" table:style-name="ce22">
            <text:p>0.0001</text:p>
          </table:table-cell>
          <table:table-cell office:value-type="float" office:value="1.0791988075487937E-4" table:style-name="ce22">
            <text:p>0.0001</text:p>
          </table:table-cell>
          <table:table-cell office:value-type="float" office:value="1.0854844907758186E-4" table:style-name="ce22">
            <text:p>0.0001</text:p>
          </table:table-cell>
          <table:table-cell office:value-type="float" office:value="8.6481251816543231E-5" table:style-name="ce22">
            <text:p>0.0001</text:p>
          </table:table-cell>
          <table:table-cell office:value-type="float" office:value="9.9609637787535853E-5" table:style-name="ce22">
            <text:p>0.0001</text:p>
          </table:table-cell>
          <table:table-cell office:value-type="float" office:value="1.6201203329251236E-4" table:style-name="ce22">
            <text:p>0.0002</text:p>
          </table:table-cell>
          <table:table-cell office:value-type="float" office:value="1.2079810406843367E-4" table:style-name="ce22">
            <text:p>0.0001</text:p>
          </table:table-cell>
          <table:table-cell office:value-type="float" office:value="7.8962529498873194E-5" table:style-name="ce22">
            <text:p>0.0001</text:p>
          </table:table-cell>
          <table:table-cell office:value-type="float" office:value="1.1679318846842307E-4" table:style-name="ce22">
            <text:p>0.0001</text:p>
          </table:table-cell>
          <table:table-cell office:value-type="float" office:value="1.1336439656854803E-4" table:style-name="ce22">
            <text:p>0.0001</text:p>
          </table:table-cell>
          <table:table-cell office:value-type="float" office:value="7.0844719648878373E-5" table:style-name="ce22">
            <text:p>0.0001</text:p>
          </table:table-cell>
          <table:table-cell office:value-type="float" office:value="7.2050025895665769E-5" table:style-name="ce22">
            <text:p>0.0001</text:p>
          </table:table-cell>
          <table:table-cell office:value-type="float" office:value="9.8082584582815247E-5" table:style-name="ce22">
            <text:p>0.0001</text:p>
          </table:table-cell>
          <table:table-cell office:value-type="float" office:value="8.472141816692908E-5" table:style-name="ce22">
            <text:p>0.0001</text:p>
          </table:table-cell>
          <table:table-cell office:value-type="float" office:value="1.0105803471286674E-4" table:style-name="ce22">
            <text:p>0.0001</text:p>
          </table:table-cell>
          <table:table-cell office:value-type="float" office:value="1.1642863840636628E-4" table:style-name="ce22">
            <text:p>0.0001</text:p>
          </table:table-cell>
          <table:table-cell office:value-type="float" office:value="7.2626515705313582E-5" table:style-name="ce22">
            <text:p>0.0001</text:p>
          </table:table-cell>
          <table:table-cell office:value-type="float" office:value="9.9164911168387812E-5" table:style-name="ce22">
            <text:p>0.0001</text:p>
          </table:table-cell>
          <table:table-cell office:value-type="float" office:value="6.5096450606476775E-5" table:style-name="ce22">
            <text:p>0.0001</text:p>
          </table:table-cell>
          <table:table-cell office:value-type="float" office:value="1.328222173665102E-4" table:style-name="ce22">
            <text:p>0.0001</text:p>
          </table:table-cell>
          <table:table-cell office:value-type="float" office:value="1.1144405307184054E-4" table:style-name="ce22">
            <text:p>0.0001</text:p>
          </table:table-cell>
          <table:table-cell office:value-type="float" office:value="1.2044053381195596E-4" table:style-name="ce22">
            <text:p>0.0001</text:p>
          </table:table-cell>
          <table:table-cell office:value-type="float" office:value="5.977053843810292E-5" table:style-name="ce22">
            <text:p>0.0001</text:p>
          </table:table-cell>
          <table:table-cell office:value-type="float" office:value="8.6907168055212975E-5" table:style-name="ce22">
            <text:p>0.0001</text:p>
          </table:table-cell>
          <table:table-cell office:value-type="float" office:value="9.2414749752874748E-5" table:style-name="ce22">
            <text:p>0.0001</text:p>
          </table:table-cell>
          <table:table-cell office:value-type="float" office:value="1.5421030321493462E-5" table:style-name="ce22">
            <text:p>0.0000</text:p>
          </table:table-cell>
          <table:table-cell office:value-type="float" office:value="2.014963195473677E-2" table:style-name="ce22">
            <text:p>0.0201</text:p>
          </table:table-cell>
          <table:table-cell office:value-type="float" office:value="2.9536865559157594E-2" table:style-name="ce22">
            <text:p>0.0295</text:p>
          </table:table-cell>
          <table:table-cell office:value-type="float" office:value="3.3068744118609149E-4" table:style-name="ce22">
            <text:p>0.0003</text:p>
          </table:table-cell>
          <table:table-cell office:value-type="float" office:value="1.0175700198683208E-4" table:style-name="ce22">
            <text:p>0.0001</text:p>
          </table:table-cell>
          <table:table-cell office:value-type="float" office:value="3.6029110923201341E-4" table:style-name="ce22">
            <text:p>0.0004</text:p>
          </table:table-cell>
          <table:table-cell office:value-type="float" office:value="5.2876497704426183E-4" table:style-name="ce22">
            <text:p>0.0005</text:p>
          </table:table-cell>
          <table:table-cell office:value-type="float" office:value="2.9900312828259304E-4" table:style-name="ce22">
            <text:p>0.0003</text:p>
          </table:table-cell>
          <table:table-cell office:value-type="float" office:value="6.2950991134970902E-5" table:style-name="ce22">
            <text:p>0.0001</text:p>
          </table:table-cell>
          <table:table-cell office:value-type="float" office:value="7.0493780792704082E-5" table:style-name="ce22">
            <text:p>0.0001</text:p>
          </table:table-cell>
          <table:table-cell office:value-type="float" office:value="4.6166740488667396E-4" table:style-name="ce22">
            <text:p>0.0005</text:p>
          </table:table-cell>
          <table:table-cell office:value-type="float" office:value="1.2986920387398672E-3" table:style-name="ce22">
            <text:p>0.0013</text:p>
          </table:table-cell>
          <table:table-cell office:value-type="float" office:value="1.4128008866165997E-4" table:style-name="ce22">
            <text:p>0.0001</text:p>
          </table:table-cell>
          <table:table-cell office:value-type="float" office:value="2.0186581868670935E-4" table:style-name="ce22">
            <text:p>0.0002</text:p>
          </table:table-cell>
          <table:table-cell office:value-type="float" office:value="4.8558466452776935E-4" table:style-name="ce22">
            <text:p>0.0005</text:p>
          </table:table-cell>
          <table:table-cell office:value-type="float" office:value="7.7485554060234183E-4" table:style-name="ce22">
            <text:p>0.0008</text:p>
          </table:table-cell>
          <table:table-cell office:value-type="float" office:value="0" table:style-name="ce22">
            <text:p>0.0000</text:p>
          </table:table-cell>
          <table:table-cell office:value-type="float" office:value="1.0881251607686417" table:style-name="ce23">
            <text:p>1.0881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0" table:style-name="ce25">
            <text:p>20</text:p>
          </table:table-cell>
          <table:table-cell office:value-type="string" table:style-name="ce26">
            <text:p>014001</text:p>
          </table:table-cell>
          <table:table-cell office:value-type="string" table:style-name="ce27">
            <text:p>Elaboración de aceites y grasas origen vegetal y animal</text:p>
          </table:table-cell>
          <table:table-cell office:value-type="float" office:value="5.1893461834121653E-4" table:style-name="ce22">
            <text:p>0.0005</text:p>
          </table:table-cell>
          <table:table-cell office:value-type="float" office:value="1.3844217174890019E-4" table:style-name="ce22">
            <text:p>0.0001</text:p>
          </table:table-cell>
          <table:table-cell office:value-type="float" office:value="1.8686689614803533E-4" table:style-name="ce22">
            <text:p>0.0002</text:p>
          </table:table-cell>
          <table:table-cell office:value-type="float" office:value="8.1217211613315919E-5" table:style-name="ce22">
            <text:p>0.0001</text:p>
          </table:table-cell>
          <table:table-cell office:value-type="float" office:value="1.6336758057754571E-4" table:style-name="ce22">
            <text:p>0.0002</text:p>
          </table:table-cell>
          <table:table-cell office:value-type="float" office:value="1.5851514370709367E-4" table:style-name="ce22">
            <text:p>0.0002</text:p>
          </table:table-cell>
          <table:table-cell office:value-type="float" office:value="6.2870418852553692E-3" table:style-name="ce22">
            <text:p>0.0063</text:p>
          </table:table-cell>
          <table:table-cell office:value-type="float" office:value="6.8365605608695557E-5" table:style-name="ce22">
            <text:p>0.0001</text:p>
          </table:table-cell>
          <table:table-cell office:value-type="float" office:value="6.0716755180333327E-3" table:style-name="ce22">
            <text:p>0.0061</text:p>
          </table:table-cell>
          <table:table-cell office:value-type="float" office:value="3.6033594191576439E-3" table:style-name="ce22">
            <text:p>0.0036</text:p>
          </table:table-cell>
          <table:table-cell office:value-type="float" office:value="7.1912264590418223E-4" table:style-name="ce22">
            <text:p>0.0007</text:p>
          </table:table-cell>
          <table:table-cell office:value-type="float" office:value="3.0265430641194938E-4" table:style-name="ce22">
            <text:p>0.0003</text:p>
          </table:table-cell>
          <table:table-cell office:value-type="float" office:value="6.5248892029951802E-4" table:style-name="ce22">
            <text:p>0.0007</text:p>
          </table:table-cell>
          <table:table-cell office:value-type="float" office:value="1.762794399019083E-3" table:style-name="ce22">
            <text:p>0.0018</text:p>
          </table:table-cell>
          <table:table-cell office:value-type="float" office:value="3.095685129686628E-4" table:style-name="ce22">
            <text:p>0.0003</text:p>
          </table:table-cell>
          <table:table-cell office:value-type="float" office:value="1.559744065102011E-2" table:style-name="ce22">
            <text:p>0.0156</text:p>
          </table:table-cell>
          <table:table-cell office:value-type="float" office:value="2.9041428718467724E-2" table:style-name="ce22">
            <text:p>0.0290</text:p>
          </table:table-cell>
          <table:table-cell office:value-type="float" office:value="1.6242218000846994E-3" table:style-name="ce22">
            <text:p>0.0016</text:p>
          </table:table-cell>
          <table:table-cell office:value-type="float" office:value="1.9552132000184557E-2" table:style-name="ce22">
            <text:p>0.0196</text:p>
          </table:table-cell>
          <table:table-cell office:value-type="float" office:value="1.1945983912924723" table:style-name="ce22">
            <text:p>1.1946</text:p>
          </table:table-cell>
          <table:table-cell office:value-type="float" office:value="6.360306245431166E-2" table:style-name="ce22">
            <text:p>0.0636</text:p>
          </table:table-cell>
          <table:table-cell office:value-type="float" office:value="2.7889472549385134E-3" table:style-name="ce22">
            <text:p>0.0028</text:p>
          </table:table-cell>
          <table:table-cell office:value-type="float" office:value="5.2081073419170655E-2" table:style-name="ce22">
            <text:p>0.0521</text:p>
          </table:table-cell>
          <table:table-cell office:value-type="float" office:value="2.5800783700367031E-3" table:style-name="ce22">
            <text:p>0.0026</text:p>
          </table:table-cell>
          <table:table-cell office:value-type="float" office:value="1.078304236821066E-3" table:style-name="ce22">
            <text:p>0.0011</text:p>
          </table:table-cell>
          <table:table-cell office:value-type="float" office:value="8.8944780996233173E-3" table:style-name="ce22">
            <text:p>0.0089</text:p>
          </table:table-cell>
          <table:table-cell office:value-type="float" office:value="9.8578809391364694E-2" table:style-name="ce22">
            <text:p>0.0986</text:p>
          </table:table-cell>
          <table:table-cell office:value-type="float" office:value="4.2490707341135694E-4" table:style-name="ce22">
            <text:p>0.0004</text:p>
          </table:table-cell>
          <table:table-cell office:value-type="float" office:value="1.1058098725797348E-2" table:style-name="ce22">
            <text:p>0.0111</text:p>
          </table:table-cell>
          <table:table-cell office:value-type="float" office:value="1.16821358547595E-3" table:style-name="ce22">
            <text:p>0.0012</text:p>
          </table:table-cell>
          <table:table-cell office:value-type="float" office:value="6.1531984761482948E-4" table:style-name="ce22">
            <text:p>0.0006</text:p>
          </table:table-cell>
          <table:table-cell office:value-type="float" office:value="9.9151008089066236E-4" table:style-name="ce22">
            <text:p>0.0010</text:p>
          </table:table-cell>
          <table:table-cell office:value-type="float" office:value="8.9425203399598116E-4" table:style-name="ce22">
            <text:p>0.0009</text:p>
          </table:table-cell>
          <table:table-cell office:value-type="float" office:value="7.1065146259077804E-4" table:style-name="ce22">
            <text:p>0.0007</text:p>
          </table:table-cell>
          <table:table-cell office:value-type="float" office:value="1.3006946892522063E-3" table:style-name="ce22">
            <text:p>0.0013</text:p>
          </table:table-cell>
          <table:table-cell office:value-type="float" office:value="6.5219696292869648E-4" table:style-name="ce22">
            <text:p>0.0007</text:p>
          </table:table-cell>
          <table:table-cell office:value-type="float" office:value="1.9676790774906718E-3" table:style-name="ce22">
            <text:p>0.0020</text:p>
          </table:table-cell>
          <table:table-cell office:value-type="float" office:value="7.4680381866898242E-4" table:style-name="ce22">
            <text:p>0.0007</text:p>
          </table:table-cell>
          <table:table-cell office:value-type="float" office:value="2.4779767387465993E-3" table:style-name="ce22">
            <text:p>0.0025</text:p>
          </table:table-cell>
          <table:table-cell office:value-type="float" office:value="2.683708026267067E-3" table:style-name="ce22">
            <text:p>0.0027</text:p>
          </table:table-cell>
          <table:table-cell office:value-type="float" office:value="6.4359997566382698E-4" table:style-name="ce22">
            <text:p>0.0006</text:p>
          </table:table-cell>
          <table:table-cell office:value-type="float" office:value="7.8321208846236215E-4" table:style-name="ce22">
            <text:p>0.0008</text:p>
          </table:table-cell>
          <table:table-cell office:value-type="float" office:value="1.1620990344748531E-3" table:style-name="ce22">
            <text:p>0.0012</text:p>
          </table:table-cell>
          <table:table-cell office:value-type="float" office:value="5.249327365424081E-4" table:style-name="ce22">
            <text:p>0.0005</text:p>
          </table:table-cell>
          <table:table-cell office:value-type="float" office:value="7.8838384107865489E-4" table:style-name="ce22">
            <text:p>0.0008</text:p>
          </table:table-cell>
          <table:table-cell office:value-type="float" office:value="4.8666917559982923E-4" table:style-name="ce22">
            <text:p>0.0005</text:p>
          </table:table-cell>
          <table:table-cell office:value-type="float" office:value="1.1286821483638759E-3" table:style-name="ce22">
            <text:p>0.0011</text:p>
          </table:table-cell>
          <table:table-cell office:value-type="float" office:value="6.2493787658869789E-4" table:style-name="ce22">
            <text:p>0.0006</text:p>
          </table:table-cell>
          <table:table-cell office:value-type="float" office:value="1.6570217471798179E-3" table:style-name="ce22">
            <text:p>0.0017</text:p>
          </table:table-cell>
          <table:table-cell office:value-type="float" office:value="8.2913696653760772E-4" table:style-name="ce22">
            <text:p>0.0008</text:p>
          </table:table-cell>
          <table:table-cell office:value-type="float" office:value="5.6357378939616458E-4" table:style-name="ce22">
            <text:p>0.0006</text:p>
          </table:table-cell>
          <table:table-cell office:value-type="float" office:value="1.3582244385512739E-4" table:style-name="ce22">
            <text:p>0.0001</text:p>
          </table:table-cell>
          <table:table-cell office:value-type="float" office:value="7.8821694215718224E-4" table:style-name="ce22">
            <text:p>0.0008</text:p>
          </table:table-cell>
          <table:table-cell office:value-type="float" office:value="3.0762691221789879E-4" table:style-name="ce22">
            <text:p>0.0003</text:p>
          </table:table-cell>
          <table:table-cell office:value-type="float" office:value="8.4303543921741966E-5" table:style-name="ce22">
            <text:p>0.0001</text:p>
          </table:table-cell>
          <table:table-cell office:value-type="float" office:value="3.1231811406444922E-3" table:style-name="ce22">
            <text:p>0.0031</text:p>
          </table:table-cell>
          <table:table-cell office:value-type="float" office:value="9.032383913076078E-3" table:style-name="ce22">
            <text:p>0.0090</text:p>
          </table:table-cell>
          <table:table-cell office:value-type="float" office:value="3.3746370652131869E-4" table:style-name="ce22">
            <text:p>0.0003</text:p>
          </table:table-cell>
          <table:table-cell office:value-type="float" office:value="2.7508689801287702E-4" table:style-name="ce22">
            <text:p>0.0003</text:p>
          </table:table-cell>
          <table:table-cell office:value-type="float" office:value="2.0879823026980916E-4" table:style-name="ce22">
            <text:p>0.0002</text:p>
          </table:table-cell>
          <table:table-cell office:value-type="float" office:value="2.8485047033640308E-4" table:style-name="ce22">
            <text:p>0.0003</text:p>
          </table:table-cell>
          <table:table-cell office:value-type="float" office:value="1.9014481180722152E-4" table:style-name="ce22">
            <text:p>0.0002</text:p>
          </table:table-cell>
          <table:table-cell office:value-type="float" office:value="1.5255730092174038E-4" table:style-name="ce22">
            <text:p>0.0002</text:p>
          </table:table-cell>
          <table:table-cell office:value-type="float" office:value="1.3514759040827209E-4" table:style-name="ce22">
            <text:p>0.0001</text:p>
          </table:table-cell>
          <table:table-cell office:value-type="float" office:value="1.056647278966943E-3" table:style-name="ce22">
            <text:p>0.0011</text:p>
          </table:table-cell>
          <table:table-cell office:value-type="float" office:value="2.1343525052935136E-3" table:style-name="ce22">
            <text:p>0.0021</text:p>
          </table:table-cell>
          <table:table-cell office:value-type="float" office:value="2.8367039297215268E-4" table:style-name="ce22">
            <text:p>0.0003</text:p>
          </table:table-cell>
          <table:table-cell office:value-type="float" office:value="3.1543016680675678E-3" table:style-name="ce22">
            <text:p>0.0032</text:p>
          </table:table-cell>
          <table:table-cell office:value-type="float" office:value="4.16705858612159E-3" table:style-name="ce22">
            <text:p>0.0042</text:p>
          </table:table-cell>
          <table:table-cell office:value-type="float" office:value="4.5911507599198063E-3" table:style-name="ce22">
            <text:p>0.0046</text:p>
          </table:table-cell>
          <table:table-cell office:value-type="float" office:value="0" table:style-name="ce22">
            <text:p>0.0000</text:p>
          </table:table-cell>
          <table:table-cell office:value-type="float" office:value="1.5763698091218015" table:style-name="ce23">
            <text:p>1.576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1" table:style-name="ce25">
            <text:p>21</text:p>
          </table:table-cell>
          <table:table-cell office:value-type="string" table:style-name="ce26">
            <text:p>015001</text:p>
          </table:table-cell>
          <table:table-cell office:value-type="string" table:style-name="ce27">
            <text:p>Elaboración de productos lácteos</text:p>
          </table:table-cell>
          <table:table-cell office:value-type="float" office:value="3.6129091088821545E-4" table:style-name="ce22">
            <text:p>0.0004</text:p>
          </table:table-cell>
          <table:table-cell office:value-type="float" office:value="1.2502822883184899E-4" table:style-name="ce22">
            <text:p>0.0001</text:p>
          </table:table-cell>
          <table:table-cell office:value-type="float" office:value="1.6515469662297337E-4" table:style-name="ce22">
            <text:p>0.0002</text:p>
          </table:table-cell>
          <table:table-cell office:value-type="float" office:value="8.6747465306534434E-5" table:style-name="ce22">
            <text:p>0.0001</text:p>
          </table:table-cell>
          <table:table-cell office:value-type="float" office:value="1.8764750588013126E-4" table:style-name="ce22">
            <text:p>0.0002</text:p>
          </table:table-cell>
          <table:table-cell office:value-type="float" office:value="1.332331723133874E-4" table:style-name="ce22">
            <text:p>0.0001</text:p>
          </table:table-cell>
          <table:table-cell office:value-type="float" office:value="4.729744369243239E-4" table:style-name="ce22">
            <text:p>0.0005</text:p>
          </table:table-cell>
          <table:table-cell office:value-type="float" office:value="8.5681999277832148E-5" table:style-name="ce22">
            <text:p>0.0001</text:p>
          </table:table-cell>
          <table:table-cell office:value-type="float" office:value="6.3067469624187818E-4" table:style-name="ce22">
            <text:p>0.0006</text:p>
          </table:table-cell>
          <table:table-cell office:value-type="float" office:value="3.0120236363830668E-4" table:style-name="ce22">
            <text:p>0.0003</text:p>
          </table:table-cell>
          <table:table-cell office:value-type="float" office:value="3.010281101704838E-4" table:style-name="ce22">
            <text:p>0.0003</text:p>
          </table:table-cell>
          <table:table-cell office:value-type="float" office:value="2.7361177152662589E-4" table:style-name="ce22">
            <text:p>0.0003</text:p>
          </table:table-cell>
          <table:table-cell office:value-type="float" office:value="2.259465803050364E-4" table:style-name="ce22">
            <text:p>0.0002</text:p>
          </table:table-cell>
          <table:table-cell office:value-type="float" office:value="2.2127054570213818E-4" table:style-name="ce22">
            <text:p>0.0002</text:p>
          </table:table-cell>
          <table:table-cell office:value-type="float" office:value="2.8338690977471162E-4" table:style-name="ce22">
            <text:p>0.0003</text:p>
          </table:table-cell>
          <table:table-cell office:value-type="float" office:value="9.6595104351124901E-4" table:style-name="ce22">
            <text:p>0.0010</text:p>
          </table:table-cell>
          <table:table-cell office:value-type="float" office:value="1.1322697430117329E-3" table:style-name="ce22">
            <text:p>0.0011</text:p>
          </table:table-cell>
          <table:table-cell office:value-type="float" office:value="5.7431104046818152E-4" table:style-name="ce22">
            <text:p>0.0006</text:p>
          </table:table-cell>
          <table:table-cell office:value-type="float" office:value="6.1925148093728817E-4" table:style-name="ce22">
            <text:p>0.0006</text:p>
          </table:table-cell>
          <table:table-cell office:value-type="float" office:value="5.6060281488099037E-4" table:style-name="ce22">
            <text:p>0.0006</text:p>
          </table:table-cell>
          <table:table-cell office:value-type="float" office:value="1.0239465327767234" table:style-name="ce22">
            <text:p>1.0239</text:p>
          </table:table-cell>
          <table:table-cell office:value-type="float" office:value="1.3986928578863681E-3" table:style-name="ce22">
            <text:p>0.0014</text:p>
          </table:table-cell>
          <table:table-cell office:value-type="float" office:value="1.8972817361346102E-2" table:style-name="ce22">
            <text:p>0.0190</text:p>
          </table:table-cell>
          <table:table-cell office:value-type="float" office:value="2.3158689311814588E-3" table:style-name="ce22">
            <text:p>0.0023</text:p>
          </table:table-cell>
          <table:table-cell office:value-type="float" office:value="2.4278578701578238E-4" table:style-name="ce22">
            <text:p>0.0002</text:p>
          </table:table-cell>
          <table:table-cell office:value-type="float" office:value="3.1314306163686377E-3" table:style-name="ce22">
            <text:p>0.0031</text:p>
          </table:table-cell>
          <table:table-cell office:value-type="float" office:value="8.7953883019042229E-4" table:style-name="ce22">
            <text:p>0.0009</text:p>
          </table:table-cell>
          <table:table-cell office:value-type="float" office:value="5.7292333440684209E-4" table:style-name="ce22">
            <text:p>0.0006</text:p>
          </table:table-cell>
          <table:table-cell office:value-type="float" office:value="1.0779896632438593E-3" table:style-name="ce22">
            <text:p>0.0011</text:p>
          </table:table-cell>
          <table:table-cell office:value-type="float" office:value="3.0108275916627963E-4" table:style-name="ce22">
            <text:p>0.0003</text:p>
          </table:table-cell>
          <table:table-cell office:value-type="float" office:value="4.6456107294896328E-4" table:style-name="ce22">
            <text:p>0.0005</text:p>
          </table:table-cell>
          <table:table-cell office:value-type="float" office:value="3.1376861446337333E-4" table:style-name="ce22">
            <text:p>0.0003</text:p>
          </table:table-cell>
          <table:table-cell office:value-type="float" office:value="4.8211225821957038E-4" table:style-name="ce22">
            <text:p>0.0005</text:p>
          </table:table-cell>
          <table:table-cell office:value-type="float" office:value="6.0056067551316817E-4" table:style-name="ce22">
            <text:p>0.0006</text:p>
          </table:table-cell>
          <table:table-cell office:value-type="float" office:value="5.6774731266099948E-4" table:style-name="ce22">
            <text:p>0.0006</text:p>
          </table:table-cell>
          <table:table-cell office:value-type="float" office:value="7.1818961686956762E-4" table:style-name="ce22">
            <text:p>0.0007</text:p>
          </table:table-cell>
          <table:table-cell office:value-type="float" office:value="3.7513784303351501E-4" table:style-name="ce22">
            <text:p>0.0004</text:p>
          </table:table-cell>
          <table:table-cell office:value-type="float" office:value="3.141995169586556E-4" table:style-name="ce22">
            <text:p>0.0003</text:p>
          </table:table-cell>
          <table:table-cell office:value-type="float" office:value="6.348713241295026E-4" table:style-name="ce22">
            <text:p>0.0006</text:p>
          </table:table-cell>
          <table:table-cell office:value-type="float" office:value="4.0769167633181256E-4" table:style-name="ce22">
            <text:p>0.0004</text:p>
          </table:table-cell>
          <table:table-cell office:value-type="float" office:value="3.7538918303151676E-4" table:style-name="ce22">
            <text:p>0.0004</text:p>
          </table:table-cell>
          <table:table-cell office:value-type="float" office:value="5.947911852370205E-4" table:style-name="ce22">
            <text:p>0.0006</text:p>
          </table:table-cell>
          <table:table-cell office:value-type="float" office:value="3.1867500036936446E-4" table:style-name="ce22">
            <text:p>0.0003</text:p>
          </table:table-cell>
          <table:table-cell office:value-type="float" office:value="3.8302140992805043E-4" table:style-name="ce22">
            <text:p>0.0004</text:p>
          </table:table-cell>
          <table:table-cell office:value-type="float" office:value="5.2195251658327649E-4" table:style-name="ce22">
            <text:p>0.0005</text:p>
          </table:table-cell>
          <table:table-cell office:value-type="float" office:value="3.7316703285612287E-4" table:style-name="ce22">
            <text:p>0.0004</text:p>
          </table:table-cell>
          <table:table-cell office:value-type="float" office:value="5.191730378975995E-4" table:style-name="ce22">
            <text:p>0.0005</text:p>
          </table:table-cell>
          <table:table-cell office:value-type="float" office:value="3.6528508193831006E-4" table:style-name="ce22">
            <text:p>0.0004</text:p>
          </table:table-cell>
          <table:table-cell office:value-type="float" office:value="8.1302298908604922E-4" table:style-name="ce22">
            <text:p>0.0008</text:p>
          </table:table-cell>
          <table:table-cell office:value-type="float" office:value="4.5151698197620706E-4" table:style-name="ce22">
            <text:p>0.0005</text:p>
          </table:table-cell>
          <table:table-cell office:value-type="float" office:value="3.9737259760971183E-4" table:style-name="ce22">
            <text:p>0.0004</text:p>
          </table:table-cell>
          <table:table-cell office:value-type="float" office:value="9.8961910588405463E-5" table:style-name="ce22">
            <text:p>0.0001</text:p>
          </table:table-cell>
          <table:table-cell office:value-type="float" office:value="4.5102641780266084E-4" table:style-name="ce22">
            <text:p>0.0005</text:p>
          </table:table-cell>
          <table:table-cell office:value-type="float" office:value="1.9439400400861952E-4" table:style-name="ce22">
            <text:p>0.0002</text:p>
          </table:table-cell>
          <table:table-cell office:value-type="float" office:value="6.0412470398057532E-5" table:style-name="ce22">
            <text:p>0.0001</text:p>
          </table:table-cell>
          <table:table-cell office:value-type="float" office:value="5.7862979056849473E-3" table:style-name="ce22">
            <text:p>0.0058</text:p>
          </table:table-cell>
          <table:table-cell office:value-type="float" office:value="2.2183849304100667E-2" table:style-name="ce22">
            <text:p>0.0222</text:p>
          </table:table-cell>
          <table:table-cell office:value-type="float" office:value="4.4487016775578446E-4" table:style-name="ce22">
            <text:p>0.0004</text:p>
          </table:table-cell>
          <table:table-cell office:value-type="float" office:value="1.6663467332218428E-4" table:style-name="ce22">
            <text:p>0.0002</text:p>
          </table:table-cell>
          <table:table-cell office:value-type="float" office:value="3.152296941915128E-4" table:style-name="ce22">
            <text:p>0.0003</text:p>
          </table:table-cell>
          <table:table-cell office:value-type="float" office:value="4.5980964273138378E-4" table:style-name="ce22">
            <text:p>0.0005</text:p>
          </table:table-cell>
          <table:table-cell office:value-type="float" office:value="2.4973992894780465E-4" table:style-name="ce22">
            <text:p>0.0002</text:p>
          </table:table-cell>
          <table:table-cell office:value-type="float" office:value="1.3272941817423718E-4" table:style-name="ce22">
            <text:p>0.0001</text:p>
          </table:table-cell>
          <table:table-cell office:value-type="float" office:value="1.4112051998806208E-4" table:style-name="ce22">
            <text:p>0.0001</text:p>
          </table:table-cell>
          <table:table-cell office:value-type="float" office:value="4.4739431589166644E-4" table:style-name="ce22">
            <text:p>0.0004</text:p>
          </table:table-cell>
          <table:table-cell office:value-type="float" office:value="1.1169114695504176E-3" table:style-name="ce22">
            <text:p>0.0011</text:p>
          </table:table-cell>
          <table:table-cell office:value-type="float" office:value="1.3030977505498721E-4" table:style-name="ce22">
            <text:p>0.0001</text:p>
          </table:table-cell>
          <table:table-cell office:value-type="float" office:value="9.1622142823378279E-4" table:style-name="ce22">
            <text:p>0.0009</text:p>
          </table:table-cell>
          <table:table-cell office:value-type="float" office:value="5.9212838881408394E-4" table:style-name="ce22">
            <text:p>0.0006</text:p>
          </table:table-cell>
          <table:table-cell office:value-type="float" office:value="7.9829095357624499E-3" table:style-name="ce22">
            <text:p>0.0080</text:p>
          </table:table-cell>
          <table:table-cell office:value-type="float" office:value="0" table:style-name="ce22">
            <text:p>0.0000</text:p>
          </table:table-cell>
          <table:table-cell office:value-type="float" office:value="1.1124100863323869" table:style-name="ce23">
            <text:p>1.112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2" table:style-name="ce19">
            <text:p>22</text:p>
          </table:table-cell>
          <table:table-cell office:value-type="string" table:style-name="ce26">
            <text:p>016001</text:p>
          </table:table-cell>
          <table:table-cell office:value-type="string" table:style-name="ce27">
            <text:p>Elaboración de productos de molinería</text:p>
          </table:table-cell>
          <table:table-cell office:value-type="float" office:value="1.1166035979617659E-4" table:style-name="ce22">
            <text:p>0.0001</text:p>
          </table:table-cell>
          <table:table-cell office:value-type="float" office:value="4.4086094236161637E-5" table:style-name="ce22">
            <text:p>0.0000</text:p>
          </table:table-cell>
          <table:table-cell office:value-type="float" office:value="6.0761722440236462E-5" table:style-name="ce22">
            <text:p>0.0001</text:p>
          </table:table-cell>
          <table:table-cell office:value-type="float" office:value="3.191960762471054E-5" table:style-name="ce22">
            <text:p>0.0000</text:p>
          </table:table-cell>
          <table:table-cell office:value-type="float" office:value="6.176237009543189E-5" table:style-name="ce22">
            <text:p>0.0001</text:p>
          </table:table-cell>
          <table:table-cell office:value-type="float" office:value="7.6306582140757241E-5" table:style-name="ce22">
            <text:p>0.0001</text:p>
          </table:table-cell>
          <table:table-cell office:value-type="float" office:value="1.0829913614770646E-3" table:style-name="ce22">
            <text:p>0.0011</text:p>
          </table:table-cell>
          <table:table-cell office:value-type="float" office:value="2.9819015660935663E-5" table:style-name="ce22">
            <text:p>0.0000</text:p>
          </table:table-cell>
          <table:table-cell office:value-type="float" office:value="1.0951244452214756E-3" table:style-name="ce22">
            <text:p>0.0011</text:p>
          </table:table-cell>
          <table:table-cell office:value-type="float" office:value="6.5586754840222367E-4" table:style-name="ce22">
            <text:p>0.0007</text:p>
          </table:table-cell>
          <table:table-cell office:value-type="float" office:value="1.6381232070734907E-4" table:style-name="ce22">
            <text:p>0.0002</text:p>
          </table:table-cell>
          <table:table-cell office:value-type="float" office:value="1.1192668926796519E-4" table:style-name="ce22">
            <text:p>0.0001</text:p>
          </table:table-cell>
          <table:table-cell office:value-type="float" office:value="8.4664901562592866E-5" table:style-name="ce22">
            <text:p>0.0001</text:p>
          </table:table-cell>
          <table:table-cell office:value-type="float" office:value="7.9996208153797283E-5" table:style-name="ce22">
            <text:p>0.0001</text:p>
          </table:table-cell>
          <table:table-cell office:value-type="float" office:value="9.0606337101988691E-5" table:style-name="ce22">
            <text:p>0.0001</text:p>
          </table:table-cell>
          <table:table-cell office:value-type="float" office:value="7.0080838645572826E-3" table:style-name="ce22">
            <text:p>0.0070</text:p>
          </table:table-cell>
          <table:table-cell office:value-type="float" office:value="5.2951483284897349E-3" table:style-name="ce22">
            <text:p>0.0053</text:p>
          </table:table-cell>
          <table:table-cell office:value-type="float" office:value="2.8805914400495712E-4" table:style-name="ce22">
            <text:p>0.0003</text:p>
          </table:table-cell>
          <table:table-cell office:value-type="float" office:value="3.5102831732978097E-4" table:style-name="ce22">
            <text:p>0.0004</text:p>
          </table:table-cell>
          <table:table-cell office:value-type="float" office:value="2.5763860153881591E-4" table:style-name="ce22">
            <text:p>0.0003</text:p>
          </table:table-cell>
          <table:table-cell office:value-type="float" office:value="3.8255159464433883E-3" table:style-name="ce22">
            <text:p>0.0038</text:p>
          </table:table-cell>
          <table:table-cell office:value-type="float" office:value="1.0030290791878613" table:style-name="ce22">
            <text:p>1.0030</text:p>
          </table:table-cell>
          <table:table-cell office:value-type="float" office:value="0.23550262405500019" table:style-name="ce22">
            <text:p>0.2355</text:p>
          </table:table-cell>
          <table:table-cell office:value-type="float" office:value="0.29499164803581424" table:style-name="ce22">
            <text:p>0.2950</text:p>
          </table:table-cell>
          <table:table-cell office:value-type="float" office:value="7.8550306224611706E-5" table:style-name="ce22">
            <text:p>0.0001</text:p>
          </table:table-cell>
          <table:table-cell office:value-type="float" office:value="5.1653537945372894E-3" table:style-name="ce22">
            <text:p>0.0052</text:p>
          </table:table-cell>
          <table:table-cell office:value-type="float" office:value="1.2804120914015888E-2" table:style-name="ce22">
            <text:p>0.0128</text:p>
          </table:table-cell>
          <table:table-cell office:value-type="float" office:value="1.5739205178949759E-4" table:style-name="ce22">
            <text:p>0.0002</text:p>
          </table:table-cell>
          <table:table-cell office:value-type="float" office:value="5.5617080821302083E-3" table:style-name="ce22">
            <text:p>0.0056</text:p>
          </table:table-cell>
          <table:table-cell office:value-type="float" office:value="1.1226047230996995E-2" table:style-name="ce22">
            <text:p>0.0112</text:p>
          </table:table-cell>
          <table:table-cell office:value-type="float" office:value="1.8070313315667581E-4" table:style-name="ce22">
            <text:p>0.0002</text:p>
          </table:table-cell>
          <table:table-cell office:value-type="float" office:value="9.7357902877287972E-5" table:style-name="ce22">
            <text:p>0.0001</text:p>
          </table:table-cell>
          <table:table-cell office:value-type="float" office:value="1.4055007500843057E-4" table:style-name="ce22">
            <text:p>0.0001</text:p>
          </table:table-cell>
          <table:table-cell office:value-type="float" office:value="1.727510643772858E-4" table:style-name="ce22">
            <text:p>0.0002</text:p>
          </table:table-cell>
          <table:table-cell office:value-type="float" office:value="3.5383599574770639E-4" table:style-name="ce22">
            <text:p>0.0004</text:p>
          </table:table-cell>
          <table:table-cell office:value-type="float" office:value="2.4828950650103818E-3" table:style-name="ce22">
            <text:p>0.0025</text:p>
          </table:table-cell>
          <table:table-cell office:value-type="float" office:value="1.1921033403895648E-4" table:style-name="ce22">
            <text:p>0.0001</text:p>
          </table:table-cell>
          <table:table-cell office:value-type="float" office:value="1.0117716935994677E-4" table:style-name="ce22">
            <text:p>0.0001</text:p>
          </table:table-cell>
          <table:table-cell office:value-type="float" office:value="3.2524640425125358E-4" table:style-name="ce22">
            <text:p>0.0003</text:p>
          </table:table-cell>
          <table:table-cell office:value-type="float" office:value="1.7140219672878167E-4" table:style-name="ce22">
            <text:p>0.0002</text:p>
          </table:table-cell>
          <table:table-cell office:value-type="float" office:value="1.1270030433346517E-4" table:style-name="ce22">
            <text:p>0.0001</text:p>
          </table:table-cell>
          <table:table-cell office:value-type="float" office:value="1.6872499217687178E-4" table:style-name="ce22">
            <text:p>0.0002</text:p>
          </table:table-cell>
          <table:table-cell office:value-type="float" office:value="1.0171909563330146E-4" table:style-name="ce22">
            <text:p>0.0001</text:p>
          </table:table-cell>
          <table:table-cell office:value-type="float" office:value="1.2600222196677106E-4" table:style-name="ce22">
            <text:p>0.0001</text:p>
          </table:table-cell>
          <table:table-cell office:value-type="float" office:value="1.5366407459340109E-4" table:style-name="ce22">
            <text:p>0.0002</text:p>
          </table:table-cell>
          <table:table-cell office:value-type="float" office:value="1.0708157960041961E-4" table:style-name="ce22">
            <text:p>0.0001</text:p>
          </table:table-cell>
          <table:table-cell office:value-type="float" office:value="1.8550011858542667E-4" table:style-name="ce22">
            <text:p>0.0002</text:p>
          </table:table-cell>
          <table:table-cell office:value-type="float" office:value="1.0753736561916749E-4" table:style-name="ce22">
            <text:p>0.0001</text:p>
          </table:table-cell>
          <table:table-cell office:value-type="float" office:value="1.1313566292269048E-3" table:style-name="ce22">
            <text:p>0.0011</text:p>
          </table:table-cell>
          <table:table-cell office:value-type="float" office:value="2.1909598811179883E-4" table:style-name="ce22">
            <text:p>0.0002</text:p>
          </table:table-cell>
          <table:table-cell office:value-type="float" office:value="1.3219122223952757E-4" table:style-name="ce22">
            <text:p>0.0001</text:p>
          </table:table-cell>
          <table:table-cell office:value-type="float" office:value="3.6865194585049842E-5" table:style-name="ce22">
            <text:p>0.0000</text:p>
          </table:table-cell>
          <table:table-cell office:value-type="float" office:value="2.4628325651462245E-4" table:style-name="ce22">
            <text:p>0.0002</text:p>
          </table:table-cell>
          <table:table-cell office:value-type="float" office:value="6.3293748497956641E-5" table:style-name="ce22">
            <text:p>0.0001</text:p>
          </table:table-cell>
          <table:table-cell office:value-type="float" office:value="1.8473768801031806E-5" table:style-name="ce22">
            <text:p>0.0000</text:p>
          </table:table-cell>
          <table:table-cell office:value-type="float" office:value="5.0306705363651781E-3" table:style-name="ce22">
            <text:p>0.0050</text:p>
          </table:table-cell>
          <table:table-cell office:value-type="float" office:value="8.7653028061321584E-3" table:style-name="ce22">
            <text:p>0.0088</text:p>
          </table:table-cell>
          <table:table-cell office:value-type="float" office:value="1.5498397771372089E-4" table:style-name="ce22">
            <text:p>0.0002</text:p>
          </table:table-cell>
          <table:table-cell office:value-type="float" office:value="5.643331034728828E-5" table:style-name="ce22">
            <text:p>0.0001</text:p>
          </table:table-cell>
          <table:table-cell office:value-type="float" office:value="1.3261900243233387E-4" table:style-name="ce22">
            <text:p>0.0001</text:p>
          </table:table-cell>
          <table:table-cell office:value-type="float" office:value="2.0280067678696569E-4" table:style-name="ce22">
            <text:p>0.0002</text:p>
          </table:table-cell>
          <table:table-cell office:value-type="float" office:value="1.1743483988193047E-4" table:style-name="ce22">
            <text:p>0.0001</text:p>
          </table:table-cell>
          <table:table-cell office:value-type="float" office:value="5.8596769688410744E-5" table:style-name="ce22">
            <text:p>0.0001</text:p>
          </table:table-cell>
          <table:table-cell office:value-type="float" office:value="4.7256341689969961E-5" table:style-name="ce22">
            <text:p>0.0000</text:p>
          </table:table-cell>
          <table:table-cell office:value-type="float" office:value="1.7837640265770548E-3" table:style-name="ce22">
            <text:p>0.0018</text:p>
          </table:table-cell>
          <table:table-cell office:value-type="float" office:value="4.0031401489321336E-3" table:style-name="ce22">
            <text:p>0.0040</text:p>
          </table:table-cell>
          <table:table-cell office:value-type="float" office:value="5.8306330468094052E-5" table:style-name="ce22">
            <text:p>0.0001</text:p>
          </table:table-cell>
          <table:table-cell office:value-type="float" office:value="1.3887353011192408E-3" table:style-name="ce22">
            <text:p>0.0014</text:p>
          </table:table-cell>
          <table:table-cell office:value-type="float" office:value="2.2338016628246885E-4" table:style-name="ce22">
            <text:p>0.0002</text:p>
          </table:table-cell>
          <table:table-cell office:value-type="float" office:value="1.7569860402929308E-3" table:style-name="ce22">
            <text:p>0.0018</text:p>
          </table:table-cell>
          <table:table-cell office:value-type="float" office:value="0" table:style-name="ce22">
            <text:p>0.0000</text:p>
          </table:table-cell>
          <table:table-cell office:value-type="float" office:value="1.6201593326003758" table:style-name="ce23">
            <text:p>1.6202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3" table:style-name="ce25">
            <text:p>23</text:p>
          </table:table-cell>
          <table:table-cell office:value-type="string" table:style-name="ce26">
            <text:p>016002</text:p>
          </table:table-cell>
          <table:table-cell office:value-type="string" table:style-name="ce27">
            <text:p>Elaboración de productos de la panadería</text:p>
          </table:table-cell>
          <table:table-cell office:value-type="float" office:value="5.1802097006428643E-5" table:style-name="ce22">
            <text:p>0.0001</text:p>
          </table:table-cell>
          <table:table-cell office:value-type="float" office:value="2.6196338927261925E-5" table:style-name="ce22">
            <text:p>0.0000</text:p>
          </table:table-cell>
          <table:table-cell office:value-type="float" office:value="3.6566845486494498E-5" table:style-name="ce22">
            <text:p>0.0000</text:p>
          </table:table-cell>
          <table:table-cell office:value-type="float" office:value="2.2442389523738917E-5" table:style-name="ce22">
            <text:p>0.0000</text:p>
          </table:table-cell>
          <table:table-cell office:value-type="float" office:value="3.3228738495024655E-5" table:style-name="ce22">
            <text:p>0.0000</text:p>
          </table:table-cell>
          <table:table-cell office:value-type="float" office:value="2.9404550779297121E-5" table:style-name="ce22">
            <text:p>0.0000</text:p>
          </table:table-cell>
          <table:table-cell office:value-type="float" office:value="1.5441469083203276E-4" table:style-name="ce22">
            <text:p>0.0002</text:p>
          </table:table-cell>
          <table:table-cell office:value-type="float" office:value="2.1856957499323076E-5" table:style-name="ce22">
            <text:p>0.0000</text:p>
          </table:table-cell>
          <table:table-cell office:value-type="float" office:value="1.7792345821009104E-4" table:style-name="ce22">
            <text:p>0.0002</text:p>
          </table:table-cell>
          <table:table-cell office:value-type="float" office:value="9.8526506261887716E-5" table:style-name="ce22">
            <text:p>0.0001</text:p>
          </table:table-cell>
          <table:table-cell office:value-type="float" office:value="6.4333589611979936E-5" table:style-name="ce22">
            <text:p>0.0001</text:p>
          </table:table-cell>
          <table:table-cell office:value-type="float" office:value="8.2847734083296199E-5" table:style-name="ce22">
            <text:p>0.0001</text:p>
          </table:table-cell>
          <table:table-cell office:value-type="float" office:value="6.0886274693723679E-5" table:style-name="ce22">
            <text:p>0.0001</text:p>
          </table:table-cell>
          <table:table-cell office:value-type="float" office:value="3.5522819069956854E-5" table:style-name="ce22">
            <text:p>0.0000</text:p>
          </table:table-cell>
          <table:table-cell office:value-type="float" office:value="5.1850736778849194E-5" table:style-name="ce22">
            <text:p>0.0001</text:p>
          </table:table-cell>
          <table:table-cell office:value-type="float" office:value="1.6544129667650176E-4" table:style-name="ce22">
            <text:p>0.0002</text:p>
          </table:table-cell>
          <table:table-cell office:value-type="float" office:value="2.4549413687981279E-4" table:style-name="ce22">
            <text:p>0.0002</text:p>
          </table:table-cell>
          <table:table-cell office:value-type="float" office:value="9.3124748335181689E-5" table:style-name="ce22">
            <text:p>0.0001</text:p>
          </table:table-cell>
          <table:table-cell office:value-type="float" office:value="9.8755210590170382E-5" table:style-name="ce22">
            <text:p>0.0001</text:p>
          </table:table-cell>
          <table:table-cell office:value-type="float" office:value="7.7418250342130092E-5" table:style-name="ce22">
            <text:p>0.0001</text:p>
          </table:table-cell>
          <table:table-cell office:value-type="float" office:value="3.0497500747185232E-4" table:style-name="ce22">
            <text:p>0.0003</text:p>
          </table:table-cell>
          <table:table-cell office:value-type="float" office:value="1.7037252242557347E-4" table:style-name="ce22">
            <text:p>0.0002</text:p>
          </table:table-cell>
          <table:table-cell office:value-type="float" office:value="1.0020344339694716" table:style-name="ce22">
            <text:p>1.0020</text:p>
          </table:table-cell>
          <table:table-cell office:value-type="float" office:value="4.6592938231962801E-4" table:style-name="ce22">
            <text:p>0.0005</text:p>
          </table:table-cell>
          <table:table-cell office:value-type="float" office:value="4.8319356563528672E-5" table:style-name="ce22">
            <text:p>0.0000</text:p>
          </table:table-cell>
          <table:table-cell office:value-type="float" office:value="9.446871383260334E-3" table:style-name="ce22">
            <text:p>0.0094</text:p>
          </table:table-cell>
          <table:table-cell office:value-type="float" office:value="1.726095024495322E-4" table:style-name="ce22">
            <text:p>0.0002</text:p>
          </table:table-cell>
          <table:table-cell office:value-type="float" office:value="6.1090544919241009E-5" table:style-name="ce22">
            <text:p>0.0001</text:p>
          </table:table-cell>
          <table:table-cell office:value-type="float" office:value="1.0429381524783774E-4" table:style-name="ce22">
            <text:p>0.0001</text:p>
          </table:table-cell>
          <table:table-cell office:value-type="float" office:value="5.0633967727639052E-5" table:style-name="ce22">
            <text:p>0.0001</text:p>
          </table:table-cell>
          <table:table-cell office:value-type="float" office:value="7.6193852912759415E-5" table:style-name="ce22">
            <text:p>0.0001</text:p>
          </table:table-cell>
          <table:table-cell office:value-type="float" office:value="6.9740912747654686E-5" table:style-name="ce22">
            <text:p>0.0001</text:p>
          </table:table-cell>
          <table:table-cell office:value-type="float" office:value="6.4720551115317462E-5" table:style-name="ce22">
            <text:p>0.0001</text:p>
          </table:table-cell>
          <table:table-cell office:value-type="float" office:value="7.7181890325457394E-5" table:style-name="ce22">
            <text:p>0.0001</text:p>
          </table:table-cell>
          <table:table-cell office:value-type="float" office:value="8.6096276201265171E-5" table:style-name="ce22">
            <text:p>0.0001</text:p>
          </table:table-cell>
          <table:table-cell office:value-type="float" office:value="9.358488039304936E-5" table:style-name="ce22">
            <text:p>0.0001</text:p>
          </table:table-cell>
          <table:table-cell office:value-type="float" office:value="5.5927395159176128E-5" table:style-name="ce22">
            <text:p>0.0001</text:p>
          </table:table-cell>
          <table:table-cell office:value-type="float" office:value="5.9429612576499234E-5" table:style-name="ce22">
            <text:p>0.0001</text:p>
          </table:table-cell>
          <table:table-cell office:value-type="float" office:value="8.5904640484178697E-5" table:style-name="ce22">
            <text:p>0.0001</text:p>
          </table:table-cell>
          <table:table-cell office:value-type="float" office:value="5.2393073882287642E-5" table:style-name="ce22">
            <text:p>0.0001</text:p>
          </table:table-cell>
          <table:table-cell office:value-type="float" office:value="5.2716937501162023E-5" table:style-name="ce22">
            <text:p>0.0001</text:p>
          </table:table-cell>
          <table:table-cell office:value-type="float" office:value="7.6237250198076093E-5" table:style-name="ce22">
            <text:p>0.0001</text:p>
          </table:table-cell>
          <table:table-cell office:value-type="float" office:value="5.4815057342178033E-5" table:style-name="ce22">
            <text:p>0.0001</text:p>
          </table:table-cell>
          <table:table-cell office:value-type="float" office:value="6.724038756082424E-5" table:style-name="ce22">
            <text:p>0.0001</text:p>
          </table:table-cell>
          <table:table-cell office:value-type="float" office:value="7.8178103861874148E-5" table:style-name="ce22">
            <text:p>0.0001</text:p>
          </table:table-cell>
          <table:table-cell office:value-type="float" office:value="5.2483827646324873E-5" table:style-name="ce22">
            <text:p>0.0001</text:p>
          </table:table-cell>
          <table:table-cell office:value-type="float" office:value="7.2181721406676237E-5" table:style-name="ce22">
            <text:p>0.0001</text:p>
          </table:table-cell>
          <table:table-cell office:value-type="float" office:value="4.8483963974351084E-5" table:style-name="ce22">
            <text:p>0.0000</text:p>
          </table:table-cell>
          <table:table-cell office:value-type="float" office:value="1.0426890193645297E-4" table:style-name="ce22">
            <text:p>0.0001</text:p>
          </table:table-cell>
          <table:table-cell office:value-type="float" office:value="6.4763227482586753E-5" table:style-name="ce22">
            <text:p>0.0001</text:p>
          </table:table-cell>
          <table:table-cell office:value-type="float" office:value="7.1425559515805393E-5" table:style-name="ce22">
            <text:p>0.0001</text:p>
          </table:table-cell>
          <table:table-cell office:value-type="float" office:value="3.2947656203722228E-5" table:style-name="ce22">
            <text:p>0.0000</text:p>
          </table:table-cell>
          <table:table-cell office:value-type="float" office:value="6.6697459780754975E-5" table:style-name="ce22">
            <text:p>0.0001</text:p>
          </table:table-cell>
          <table:table-cell office:value-type="float" office:value="7.5247559871754744E-5" table:style-name="ce22">
            <text:p>0.0001</text:p>
          </table:table-cell>
          <table:table-cell office:value-type="float" office:value="1.0553970021979875E-5" table:style-name="ce22">
            <text:p>0.0000</text:p>
          </table:table-cell>
          <table:table-cell office:value-type="float" office:value="1.1189801812151135E-2" table:style-name="ce22">
            <text:p>0.0112</text:p>
          </table:table-cell>
          <table:table-cell office:value-type="float" office:value="4.408181607751323E-3" table:style-name="ce22">
            <text:p>0.0044</text:p>
          </table:table-cell>
          <table:table-cell office:value-type="float" office:value="1.8485299036830022E-4" table:style-name="ce22">
            <text:p>0.0002</text:p>
          </table:table-cell>
          <table:table-cell office:value-type="float" office:value="5.8115877427922625E-5" table:style-name="ce22">
            <text:p>0.0001</text:p>
          </table:table-cell>
          <table:table-cell office:value-type="float" office:value="1.1361517110553189E-4" table:style-name="ce22">
            <text:p>0.0001</text:p>
          </table:table-cell>
          <table:table-cell office:value-type="float" office:value="2.1093467546752924E-4" table:style-name="ce22">
            <text:p>0.0002</text:p>
          </table:table-cell>
          <table:table-cell office:value-type="float" office:value="1.3665570324083198E-4" table:style-name="ce22">
            <text:p>0.0001</text:p>
          </table:table-cell>
          <table:table-cell office:value-type="float" office:value="3.9656753694639917E-5" table:style-name="ce22">
            <text:p>0.0000</text:p>
          </table:table-cell>
          <table:table-cell office:value-type="float" office:value="4.6106812171481857E-5" table:style-name="ce22">
            <text:p>0.0000</text:p>
          </table:table-cell>
          <table:table-cell office:value-type="float" office:value="4.9929376613077714E-4" table:style-name="ce22">
            <text:p>0.0005</text:p>
          </table:table-cell>
          <table:table-cell office:value-type="float" office:value="5.5655532150070174E-3" table:style-name="ce22">
            <text:p>0.0056</text:p>
          </table:table-cell>
          <table:table-cell office:value-type="float" office:value="1.0795908658596057E-4" table:style-name="ce22">
            <text:p>0.0001</text:p>
          </table:table-cell>
          <table:table-cell office:value-type="float" office:value="1.3768452377753051E-3" table:style-name="ce22">
            <text:p>0.0014</text:p>
          </table:table-cell>
          <table:table-cell office:value-type="float" office:value="1.8918829176421903E-4" table:style-name="ce22">
            <text:p>0.0002</text:p>
          </table:table-cell>
          <table:table-cell office:value-type="float" office:value="6.6444091404576928E-3" table:style-name="ce22">
            <text:p>0.0066</text:p>
          </table:table-cell>
          <table:table-cell office:value-type="float" office:value="0" table:style-name="ce22">
            <text:p>0.0000</text:p>
          </table:table-cell>
          <table:table-cell office:value-type="float" office:value="1.0469081516331413" table:style-name="ce23">
            <text:p>1.046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4" table:style-name="ce25">
            <text:p>24</text:p>
          </table:table-cell>
          <table:table-cell office:value-type="string" table:style-name="ce26">
            <text:p>016003</text:p>
          </table:table-cell>
          <table:table-cell office:value-type="string" table:style-name="ce27">
            <text:p>Elaboración de <text:s/>fideos y de otros productos farináceos</text:p>
          </table:table-cell>
          <table:table-cell office:value-type="float" office:value="3.9777153817615101E-5" table:style-name="ce22">
            <text:p>0.0000</text:p>
          </table:table-cell>
          <table:table-cell office:value-type="float" office:value="2.4751798275830103E-5" table:style-name="ce22">
            <text:p>0.0000</text:p>
          </table:table-cell>
          <table:table-cell office:value-type="float" office:value="3.9275101590517268E-5" table:style-name="ce22">
            <text:p>0.0000</text:p>
          </table:table-cell>
          <table:table-cell office:value-type="float" office:value="1.9758981503923424E-5" table:style-name="ce22">
            <text:p>0.0000</text:p>
          </table:table-cell>
          <table:table-cell office:value-type="float" office:value="3.4443511770176762E-5" table:style-name="ce22">
            <text:p>0.0000</text:p>
          </table:table-cell>
          <table:table-cell office:value-type="float" office:value="1.0573703697806966E-4" table:style-name="ce22">
            <text:p>0.0001</text:p>
          </table:table-cell>
          <table:table-cell office:value-type="float" office:value="6.3255113601757711E-5" table:style-name="ce22">
            <text:p>0.0001</text:p>
          </table:table-cell>
          <table:table-cell office:value-type="float" office:value="1.7020152583112326E-5" table:style-name="ce22">
            <text:p>0.0000</text:p>
          </table:table-cell>
          <table:table-cell office:value-type="float" office:value="7.2435549712697651E-5" table:style-name="ce22">
            <text:p>0.0001</text:p>
          </table:table-cell>
          <table:table-cell office:value-type="float" office:value="6.723039872502143E-5" table:style-name="ce22">
            <text:p>0.0001</text:p>
          </table:table-cell>
          <table:table-cell office:value-type="float" office:value="5.6061647372559792E-5" table:style-name="ce22">
            <text:p>0.0001</text:p>
          </table:table-cell>
          <table:table-cell office:value-type="float" office:value="5.4608700216101576E-5" table:style-name="ce22">
            <text:p>0.0001</text:p>
          </table:table-cell>
          <table:table-cell office:value-type="float" office:value="2.9633595845727077E-5" table:style-name="ce22">
            <text:p>0.0000</text:p>
          </table:table-cell>
          <table:table-cell office:value-type="float" office:value="4.7498085236199031E-5" table:style-name="ce22">
            <text:p>0.0000</text:p>
          </table:table-cell>
          <table:table-cell office:value-type="float" office:value="4.4043197348311905E-5" table:style-name="ce22">
            <text:p>0.0000</text:p>
          </table:table-cell>
          <table:table-cell office:value-type="float" office:value="9.4207065353408816E-5" table:style-name="ce22">
            <text:p>0.0001</text:p>
          </table:table-cell>
          <table:table-cell office:value-type="float" office:value="1.2293854492301018E-4" table:style-name="ce22">
            <text:p>0.0001</text:p>
          </table:table-cell>
          <table:table-cell office:value-type="float" office:value="6.3202684184548422E-5" table:style-name="ce22">
            <text:p>0.0001</text:p>
          </table:table-cell>
          <table:table-cell office:value-type="float" office:value="6.6935213859688187E-5" table:style-name="ce22">
            <text:p>0.0001</text:p>
          </table:table-cell>
          <table:table-cell office:value-type="float" office:value="5.5553282473446043E-5" table:style-name="ce22">
            <text:p>0.0001</text:p>
          </table:table-cell>
          <table:table-cell office:value-type="float" office:value="8.5160768127893639E-5" table:style-name="ce22">
            <text:p>0.0001</text:p>
          </table:table-cell>
          <table:table-cell office:value-type="float" office:value="1.679568483447336E-4" table:style-name="ce22">
            <text:p>0.0002</text:p>
          </table:table-cell>
          <table:table-cell office:value-type="float" office:value="1.3114251002170507E-4" table:style-name="ce22">
            <text:p>0.0001</text:p>
          </table:table-cell>
          <table:table-cell office:value-type="float" office:value="1.0005433619652784" table:style-name="ce22">
            <text:p>1.0005</text:p>
          </table:table-cell>
          <table:table-cell office:value-type="float" office:value="3.1336290273030269E-5" table:style-name="ce22">
            <text:p>0.0000</text:p>
          </table:table-cell>
          <table:table-cell office:value-type="float" office:value="7.7436621509108916E-5" table:style-name="ce22">
            <text:p>0.0001</text:p>
          </table:table-cell>
          <table:table-cell office:value-type="float" office:value="1.8138041745277453E-4" table:style-name="ce22">
            <text:p>0.0002</text:p>
          </table:table-cell>
          <table:table-cell office:value-type="float" office:value="3.9628812066047423E-5" table:style-name="ce22">
            <text:p>0.0000</text:p>
          </table:table-cell>
          <table:table-cell office:value-type="float" office:value="6.8791609750326076E-5" table:style-name="ce22">
            <text:p>0.0001</text:p>
          </table:table-cell>
          <table:table-cell office:value-type="float" office:value="4.2424107589992151E-5" table:style-name="ce22">
            <text:p>0.0000</text:p>
          </table:table-cell>
          <table:table-cell office:value-type="float" office:value="5.8468795197006465E-5" table:style-name="ce22">
            <text:p>0.0001</text:p>
          </table:table-cell>
          <table:table-cell office:value-type="float" office:value="3.3812132781707959E-5" table:style-name="ce22">
            <text:p>0.0000</text:p>
          </table:table-cell>
          <table:table-cell office:value-type="float" office:value="4.4271921804086923E-5" table:style-name="ce22">
            <text:p>0.0000</text:p>
          </table:table-cell>
          <table:table-cell office:value-type="float" office:value="5.5249142810480447E-5" table:style-name="ce22">
            <text:p>0.0001</text:p>
          </table:table-cell>
          <table:table-cell office:value-type="float" office:value="5.8207424743495394E-5" table:style-name="ce22">
            <text:p>0.0001</text:p>
          </table:table-cell>
          <table:table-cell office:value-type="float" office:value="6.6313185881836169E-5" table:style-name="ce22">
            <text:p>0.0001</text:p>
          </table:table-cell>
          <table:table-cell office:value-type="float" office:value="3.4351825178171023E-5" table:style-name="ce22">
            <text:p>0.0000</text:p>
          </table:table-cell>
          <table:table-cell office:value-type="float" office:value="4.025463918084587E-5" table:style-name="ce22">
            <text:p>0.0000</text:p>
          </table:table-cell>
          <table:table-cell office:value-type="float" office:value="5.7108323636976101E-5" table:style-name="ce22">
            <text:p>0.0001</text:p>
          </table:table-cell>
          <table:table-cell office:value-type="float" office:value="3.4588916813484344E-5" table:style-name="ce22">
            <text:p>0.0000</text:p>
          </table:table-cell>
          <table:table-cell office:value-type="float" office:value="4.0712488046210039E-5" table:style-name="ce22">
            <text:p>0.0000</text:p>
          </table:table-cell>
          <table:table-cell office:value-type="float" office:value="5.1582145848199879E-5" table:style-name="ce22">
            <text:p>0.0001</text:p>
          </table:table-cell>
          <table:table-cell office:value-type="float" office:value="4.5370342564425571E-5" table:style-name="ce22">
            <text:p>0.0000</text:p>
          </table:table-cell>
          <table:table-cell office:value-type="float" office:value="5.4653090917178971E-5" table:style-name="ce22">
            <text:p>0.0001</text:p>
          </table:table-cell>
          <table:table-cell office:value-type="float" office:value="5.4579664083619977E-5" table:style-name="ce22">
            <text:p>0.0001</text:p>
          </table:table-cell>
          <table:table-cell office:value-type="float" office:value="3.3999851028470172E-5" table:style-name="ce22">
            <text:p>0.0000</text:p>
          </table:table-cell>
          <table:table-cell office:value-type="float" office:value="4.8054588185948004E-5" table:style-name="ce22">
            <text:p>0.0000</text:p>
          </table:table-cell>
          <table:table-cell office:value-type="float" office:value="3.2905999137632348E-5" table:style-name="ce22">
            <text:p>0.0000</text:p>
          </table:table-cell>
          <table:table-cell office:value-type="float" office:value="7.3851025815934319E-5" table:style-name="ce22">
            <text:p>0.0001</text:p>
          </table:table-cell>
          <table:table-cell office:value-type="float" office:value="4.5612152279181706E-5" table:style-name="ce22">
            <text:p>0.0000</text:p>
          </table:table-cell>
          <table:table-cell office:value-type="float" office:value="4.6408554644806131E-5" table:style-name="ce22">
            <text:p>0.0000</text:p>
          </table:table-cell>
          <table:table-cell office:value-type="float" office:value="1.5482259234214236E-5" table:style-name="ce22">
            <text:p>0.0000</text:p>
          </table:table-cell>
          <table:table-cell office:value-type="float" office:value="4.2264786755331403E-5" table:style-name="ce22">
            <text:p>0.0000</text:p>
          </table:table-cell>
          <table:table-cell office:value-type="float" office:value="2.0886086445340286E-5" table:style-name="ce22">
            <text:p>0.0000</text:p>
          </table:table-cell>
          <table:table-cell office:value-type="float" office:value="6.9595535002053739E-6" table:style-name="ce22">
            <text:p>0.0000</text:p>
          </table:table-cell>
          <table:table-cell office:value-type="float" office:value="3.665536346109281E-3" table:style-name="ce22">
            <text:p>0.0037</text:p>
          </table:table-cell>
          <table:table-cell office:value-type="float" office:value="3.5885137385693569E-3" table:style-name="ce22">
            <text:p>0.0036</text:p>
          </table:table-cell>
          <table:table-cell office:value-type="float" office:value="6.0023992233955621E-5" table:style-name="ce22">
            <text:p>0.0001</text:p>
          </table:table-cell>
          <table:table-cell office:value-type="float" office:value="1.9162258920134496E-5" table:style-name="ce22">
            <text:p>0.0000</text:p>
          </table:table-cell>
          <table:table-cell office:value-type="float" office:value="6.0857542367524593E-5" table:style-name="ce22">
            <text:p>0.0001</text:p>
          </table:table-cell>
          <table:table-cell office:value-type="float" office:value="9.7686371013488079E-5" table:style-name="ce22">
            <text:p>0.0001</text:p>
          </table:table-cell>
          <table:table-cell office:value-type="float" office:value="5.7703130954829581E-5" table:style-name="ce22">
            <text:p>0.0001</text:p>
          </table:table-cell>
          <table:table-cell office:value-type="float" office:value="1.7469938874410249E-5" table:style-name="ce22">
            <text:p>0.0000</text:p>
          </table:table-cell>
          <table:table-cell office:value-type="float" office:value="1.5835524833589877E-5" table:style-name="ce22">
            <text:p>0.0000</text:p>
          </table:table-cell>
          <table:table-cell office:value-type="float" office:value="7.8228174342186044E-5" table:style-name="ce22">
            <text:p>0.0001</text:p>
          </table:table-cell>
          <table:table-cell office:value-type="float" office:value="1.0457958943940933E-3" table:style-name="ce22">
            <text:p>0.0010</text:p>
          </table:table-cell>
          <table:table-cell office:value-type="float" office:value="2.4376663138184154E-5" table:style-name="ce22">
            <text:p>0.0000</text:p>
          </table:table-cell>
          <table:table-cell office:value-type="float" office:value="3.9427872941704886E-4" table:style-name="ce22">
            <text:p>0.0004</text:p>
          </table:table-cell>
          <table:table-cell office:value-type="float" office:value="7.2828022051189462E-5" table:style-name="ce22">
            <text:p>0.0001</text:p>
          </table:table-cell>
          <table:table-cell office:value-type="float" office:value="4.6638864383962637E-5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1.0128278708539038" table:style-name="ce23">
            <text:p>1.0128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5" table:style-name="ce19">
            <text:p>25</text:p>
          </table:table-cell>
          <table:table-cell office:value-type="string" table:style-name="ce26">
            <text:p>017001</text:p>
          </table:table-cell>
          <table:table-cell office:value-type="string" table:style-name="ce27">
            <text:p>Elaboración y refinación de azúcar</text:p>
          </table:table-cell>
          <table:table-cell office:value-type="float" office:value="1.1633320137875923E-4" table:style-name="ce22">
            <text:p>0.0001</text:p>
          </table:table-cell>
          <table:table-cell office:value-type="float" office:value="4.1005935983193042E-5" table:style-name="ce22">
            <text:p>0.0000</text:p>
          </table:table-cell>
          <table:table-cell office:value-type="float" office:value="1.117397164806375E-4" table:style-name="ce22">
            <text:p>0.0001</text:p>
          </table:table-cell>
          <table:table-cell office:value-type="float" office:value="4.5089252027665903E-5" table:style-name="ce22">
            <text:p>0.0000</text:p>
          </table:table-cell>
          <table:table-cell office:value-type="float" office:value="9.0884178030653336E-5" table:style-name="ce22">
            <text:p>0.0001</text:p>
          </table:table-cell>
          <table:table-cell office:value-type="float" office:value="9.022233245717761E-5" table:style-name="ce22">
            <text:p>0.0001</text:p>
          </table:table-cell>
          <table:table-cell office:value-type="float" office:value="4.6331379101775355E-4" table:style-name="ce22">
            <text:p>0.0005</text:p>
          </table:table-cell>
          <table:table-cell office:value-type="float" office:value="2.1891129703753533E-5" table:style-name="ce22">
            <text:p>0.0000</text:p>
          </table:table-cell>
          <table:table-cell office:value-type="float" office:value="3.4975145610498639E-4" table:style-name="ce22">
            <text:p>0.0003</text:p>
          </table:table-cell>
          <table:table-cell office:value-type="float" office:value="9.861936440331518E-5" table:style-name="ce22">
            <text:p>0.0001</text:p>
          </table:table-cell>
          <table:table-cell office:value-type="float" office:value="3.26931461841617E-3" table:style-name="ce22">
            <text:p>0.0033</text:p>
          </table:table-cell>
          <table:table-cell office:value-type="float" office:value="1.4235616206773063E-4" table:style-name="ce22">
            <text:p>0.0001</text:p>
          </table:table-cell>
          <table:table-cell office:value-type="float" office:value="8.5866795335955292E-5" table:style-name="ce22">
            <text:p>0.0001</text:p>
          </table:table-cell>
          <table:table-cell office:value-type="float" office:value="2.050950841588793E-4" table:style-name="ce22">
            <text:p>0.0002</text:p>
          </table:table-cell>
          <table:table-cell office:value-type="float" office:value="1.6860086523792927E-4" table:style-name="ce22">
            <text:p>0.0002</text:p>
          </table:table-cell>
          <table:table-cell office:value-type="float" office:value="4.3531032048513675E-4" table:style-name="ce22">
            <text:p>0.0004</text:p>
          </table:table-cell>
          <table:table-cell office:value-type="float" office:value="4.1736851064469341E-4" table:style-name="ce22">
            <text:p>0.0004</text:p>
          </table:table-cell>
          <table:table-cell office:value-type="float" office:value="9.3919089543320633E-4" table:style-name="ce22">
            <text:p>0.0009</text:p>
          </table:table-cell>
          <table:table-cell office:value-type="float" office:value="1.4906041302070795E-4" table:style-name="ce22">
            <text:p>0.0001</text:p>
          </table:table-cell>
          <table:table-cell office:value-type="float" office:value="1.4318637923738469E-4" table:style-name="ce22">
            <text:p>0.0001</text:p>
          </table:table-cell>
          <table:table-cell office:value-type="float" office:value="1.0949686184591707E-2" table:style-name="ce22">
            <text:p>0.0109</text:p>
          </table:table-cell>
          <table:table-cell office:value-type="float" office:value="1.8136829234379687E-3" table:style-name="ce22">
            <text:p>0.0018</text:p>
          </table:table-cell>
          <table:table-cell office:value-type="float" office:value="3.4257905373047647E-2" table:style-name="ce22">
            <text:p>0.0343</text:p>
          </table:table-cell>
          <table:table-cell office:value-type="float" office:value="1.9815005610420273E-2" table:style-name="ce22">
            <text:p>0.0198</text:p>
          </table:table-cell>
          <table:table-cell office:value-type="float" office:value="1.0004677585823869" table:style-name="ce22">
            <text:p>1.0005</text:p>
          </table:table-cell>
          <table:table-cell office:value-type="float" office:value="2.2710821707852286E-2" table:style-name="ce22">
            <text:p>0.0227</text:p>
          </table:table-cell>
          <table:table-cell office:value-type="float" office:value="3.7819894455143701E-4" table:style-name="ce22">
            <text:p>0.0004</text:p>
          </table:table-cell>
          <table:table-cell office:value-type="float" office:value="5.6543387038407011E-4" table:style-name="ce22">
            <text:p>0.0006</text:p>
          </table:table-cell>
          <table:table-cell office:value-type="float" office:value="5.6283470624839925E-3" table:style-name="ce22">
            <text:p>0.0056</text:p>
          </table:table-cell>
          <table:table-cell office:value-type="float" office:value="1.0049692927124146E-2" table:style-name="ce22">
            <text:p>0.0100</text:p>
          </table:table-cell>
          <table:table-cell office:value-type="float" office:value="6.8272784851795817E-2" table:style-name="ce22">
            <text:p>0.0683</text:p>
          </table:table-cell>
          <table:table-cell office:value-type="float" office:value="1.0456116570705348E-4" table:style-name="ce22">
            <text:p>0.0001</text:p>
          </table:table-cell>
          <table:table-cell office:value-type="float" office:value="2.5831609671521946E-4" table:style-name="ce22">
            <text:p>0.0003</text:p>
          </table:table-cell>
          <table:table-cell office:value-type="float" office:value="1.8250035757465952E-4" table:style-name="ce22">
            <text:p>0.0002</text:p>
          </table:table-cell>
          <table:table-cell office:value-type="float" office:value="1.8867968848981583E-4" table:style-name="ce22">
            <text:p>0.0002</text:p>
          </table:table-cell>
          <table:table-cell office:value-type="float" office:value="1.6219308694034689E-4" table:style-name="ce22">
            <text:p>0.0002</text:p>
          </table:table-cell>
          <table:table-cell office:value-type="float" office:value="2.052432252707909E-4" table:style-name="ce22">
            <text:p>0.0002</text:p>
          </table:table-cell>
          <table:table-cell office:value-type="float" office:value="9.7170139361865208E-5" table:style-name="ce22">
            <text:p>0.0001</text:p>
          </table:table-cell>
          <table:table-cell office:value-type="float" office:value="3.0362745567252732E-4" table:style-name="ce22">
            <text:p>0.0003</text:p>
          </table:table-cell>
          <table:table-cell office:value-type="float" office:value="1.9055436504291472E-3" table:style-name="ce22">
            <text:p>0.0019</text:p>
          </table:table-cell>
          <table:table-cell office:value-type="float" office:value="1.403792189240851E-4" table:style-name="ce22">
            <text:p>0.0001</text:p>
          </table:table-cell>
          <table:table-cell office:value-type="float" office:value="2.4522994790761169E-4" table:style-name="ce22">
            <text:p>0.0002</text:p>
          </table:table-cell>
          <table:table-cell office:value-type="float" office:value="2.591009285757494E-4" table:style-name="ce22">
            <text:p>0.0003</text:p>
          </table:table-cell>
          <table:table-cell office:value-type="float" office:value="3.0985253934330683E-4" table:style-name="ce22">
            <text:p>0.0003</text:p>
          </table:table-cell>
          <table:table-cell office:value-type="float" office:value="1.8323757120744654E-4" table:style-name="ce22">
            <text:p>0.0002</text:p>
          </table:table-cell>
          <table:table-cell office:value-type="float" office:value="1.1237636430416551E-4" table:style-name="ce22">
            <text:p>0.0001</text:p>
          </table:table-cell>
          <table:table-cell office:value-type="float" office:value="1.6321665883787907E-4" table:style-name="ce22">
            <text:p>0.0002</text:p>
          </table:table-cell>
          <table:table-cell office:value-type="float" office:value="1.4298004839321423E-4" table:style-name="ce22">
            <text:p>0.0001</text:p>
          </table:table-cell>
          <table:table-cell office:value-type="float" office:value="2.0638702027638931E-4" table:style-name="ce22">
            <text:p>0.0002</text:p>
          </table:table-cell>
          <table:table-cell office:value-type="float" office:value="3.3583806003571851E-4" table:style-name="ce22">
            <text:p>0.0003</text:p>
          </table:table-cell>
          <table:table-cell office:value-type="float" office:value="3.2412224724118104E-3" table:style-name="ce22">
            <text:p>0.0032</text:p>
          </table:table-cell>
          <table:table-cell office:value-type="float" office:value="1.0397899833959674E-4" table:style-name="ce22">
            <text:p>0.0001</text:p>
          </table:table-cell>
          <table:table-cell office:value-type="float" office:value="1.2196774030554475E-4" table:style-name="ce22">
            <text:p>0.0001</text:p>
          </table:table-cell>
          <table:table-cell office:value-type="float" office:value="1.1966272301312705E-4" table:style-name="ce22">
            <text:p>0.0001</text:p>
          </table:table-cell>
          <table:table-cell office:value-type="float" office:value="2.1293511313159006E-5" table:style-name="ce22">
            <text:p>0.0000</text:p>
          </table:table-cell>
          <table:table-cell office:value-type="float" office:value="1.7838114941608754E-3" table:style-name="ce22">
            <text:p>0.0018</text:p>
          </table:table-cell>
          <table:table-cell office:value-type="float" office:value="2.8613116411123677E-3" table:style-name="ce22">
            <text:p>0.0029</text:p>
          </table:table-cell>
          <table:table-cell office:value-type="float" office:value="1.2440685024287247E-4" table:style-name="ce22">
            <text:p>0.0001</text:p>
          </table:table-cell>
          <table:table-cell office:value-type="float" office:value="8.5115633353897893E-5" table:style-name="ce22">
            <text:p>0.0001</text:p>
          </table:table-cell>
          <table:table-cell office:value-type="float" office:value="2.5993897401869261E-4" table:style-name="ce22">
            <text:p>0.0003</text:p>
          </table:table-cell>
          <table:table-cell office:value-type="float" office:value="1.4653352285753883E-4" table:style-name="ce22">
            <text:p>0.0001</text:p>
          </table:table-cell>
          <table:table-cell office:value-type="float" office:value="9.7028215470428372E-5" table:style-name="ce22">
            <text:p>0.0001</text:p>
          </table:table-cell>
          <table:table-cell office:value-type="float" office:value="4.6685593429017803E-5" table:style-name="ce22">
            <text:p>0.0000</text:p>
          </table:table-cell>
          <table:table-cell office:value-type="float" office:value="7.9282410389818338E-5" table:style-name="ce22">
            <text:p>0.0001</text:p>
          </table:table-cell>
          <table:table-cell office:value-type="float" office:value="2.6478046151567008E-4" table:style-name="ce22">
            <text:p>0.0003</text:p>
          </table:table-cell>
          <table:table-cell office:value-type="float" office:value="7.6487217639108619E-4" table:style-name="ce22">
            <text:p>0.0008</text:p>
          </table:table-cell>
          <table:table-cell office:value-type="float" office:value="6.1807737657195865E-5" table:style-name="ce22">
            <text:p>0.0001</text:p>
          </table:table-cell>
          <table:table-cell office:value-type="float" office:value="4.2071899570461185E-4" table:style-name="ce22">
            <text:p>0.0004</text:p>
          </table:table-cell>
          <table:table-cell office:value-type="float" office:value="2.3940097295675633E-4" table:style-name="ce22">
            <text:p>0.0002</text:p>
          </table:table-cell>
          <table:table-cell office:value-type="float" office:value="1.717087066079213E-3" table:style-name="ce22">
            <text:p>0.0017</text:p>
          </table:table-cell>
          <table:table-cell office:value-type="float" office:value="0" table:style-name="ce22">
            <text:p>0.0000</text:p>
          </table:table-cell>
          <table:table-cell office:value-type="float" office:value="1.2003608588543921" table:style-name="ce23">
            <text:p>1.200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6" table:style-name="ce25">
            <text:p>26</text:p>
          </table:table-cell>
          <table:table-cell office:value-type="string" table:style-name="ce26">
            <text:p>018001</text:p>
          </table:table-cell>
          <table:table-cell office:value-type="string" table:style-name="ce27">
            <text:p>Elaboración de cacao, chocolate y productos de confitería</text:p>
          </table:table-cell>
          <table:table-cell office:value-type="float" office:value="7.9431799324050146E-4" table:style-name="ce22">
            <text:p>0.0008</text:p>
          </table:table-cell>
          <table:table-cell office:value-type="float" office:value="2.1820481804806166E-4" table:style-name="ce22">
            <text:p>0.0002</text:p>
          </table:table-cell>
          <table:table-cell office:value-type="float" office:value="2.7711438697820958E-4" table:style-name="ce22">
            <text:p>0.0003</text:p>
          </table:table-cell>
          <table:table-cell office:value-type="float" office:value="1.3038903822372021E-4" table:style-name="ce22">
            <text:p>0.0001</text:p>
          </table:table-cell>
          <table:table-cell office:value-type="float" office:value="3.5040071461454457E-4" table:style-name="ce22">
            <text:p>0.0004</text:p>
          </table:table-cell>
          <table:table-cell office:value-type="float" office:value="2.2467389803465274E-4" table:style-name="ce22">
            <text:p>0.0002</text:p>
          </table:table-cell>
          <table:table-cell office:value-type="float" office:value="7.411400430057069E-4" table:style-name="ce22">
            <text:p>0.0007</text:p>
          </table:table-cell>
          <table:table-cell office:value-type="float" office:value="1.3232905687069076E-4" table:style-name="ce22">
            <text:p>0.0001</text:p>
          </table:table-cell>
          <table:table-cell office:value-type="float" office:value="9.8512851675320711E-4" table:style-name="ce22">
            <text:p>0.0010</text:p>
          </table:table-cell>
          <table:table-cell office:value-type="float" office:value="4.3725897516080621E-4" table:style-name="ce22">
            <text:p>0.0004</text:p>
          </table:table-cell>
          <table:table-cell office:value-type="float" office:value="5.1898264213794717E-4" table:style-name="ce22">
            <text:p>0.0005</text:p>
          </table:table-cell>
          <table:table-cell office:value-type="float" office:value="2.6160217520362536E-4" table:style-name="ce22">
            <text:p>0.0003</text:p>
          </table:table-cell>
          <table:table-cell office:value-type="float" office:value="4.3071799480660271E-4" table:style-name="ce22">
            <text:p>0.0004</text:p>
          </table:table-cell>
          <table:table-cell office:value-type="float" office:value="4.2371438662948987E-4" table:style-name="ce22">
            <text:p>0.0004</text:p>
          </table:table-cell>
          <table:table-cell office:value-type="float" office:value="5.1941785245888743E-4" table:style-name="ce22">
            <text:p>0.0005</text:p>
          </table:table-cell>
          <table:table-cell office:value-type="float" office:value="1.9005882505079886E-3" table:style-name="ce22">
            <text:p>0.0019</text:p>
          </table:table-cell>
          <table:table-cell office:value-type="float" office:value="2.172750931387682E-3" table:style-name="ce22">
            <text:p>0.0022</text:p>
          </table:table-cell>
          <table:table-cell office:value-type="float" office:value="1.1206122839691945E-3" table:style-name="ce22">
            <text:p>0.0011</text:p>
          </table:table-cell>
          <table:table-cell office:value-type="float" office:value="1.2221704873084745E-3" table:style-name="ce22">
            <text:p>0.0012</text:p>
          </table:table-cell>
          <table:table-cell office:value-type="float" office:value="1.0553151218395309E-3" table:style-name="ce22">
            <text:p>0.0011</text:p>
          </table:table-cell>
          <table:table-cell office:value-type="float" office:value="3.5183595201396731E-3" table:style-name="ce22">
            <text:p>0.0035</text:p>
          </table:table-cell>
          <table:table-cell office:value-type="float" office:value="2.6066649840770059E-3" table:style-name="ce22">
            <text:p>0.0026</text:p>
          </table:table-cell>
          <table:table-cell office:value-type="float" office:value="2.2569713623233238E-2" table:style-name="ce22">
            <text:p>0.0226</text:p>
          </table:table-cell>
          <table:table-cell office:value-type="float" office:value="6.0443584257528077E-3" table:style-name="ce22">
            <text:p>0.0060</text:p>
          </table:table-cell>
          <table:table-cell office:value-type="float" office:value="4.3099650118309785E-4" table:style-name="ce22">
            <text:p>0.0004</text:p>
          </table:table-cell>
          <table:table-cell office:value-type="float" office:value="1.2837114907454015" table:style-name="ce22">
            <text:p>1.2837</text:p>
          </table:table-cell>
          <table:table-cell office:value-type="float" office:value="2.361697846034135E-3" table:style-name="ce22">
            <text:p>0.0024</text:p>
          </table:table-cell>
          <table:table-cell office:value-type="float" office:value="1.4203601685684759E-3" table:style-name="ce22">
            <text:p>0.0014</text:p>
          </table:table-cell>
          <table:table-cell office:value-type="float" office:value="1.1606863215258927E-3" table:style-name="ce22">
            <text:p>0.0012</text:p>
          </table:table-cell>
          <table:table-cell office:value-type="float" office:value="6.2249084858337182E-4" table:style-name="ce22">
            <text:p>0.0006</text:p>
          </table:table-cell>
          <table:table-cell office:value-type="float" office:value="8.9124693068397026E-4" table:style-name="ce22">
            <text:p>0.0009</text:p>
          </table:table-cell>
          <table:table-cell office:value-type="float" office:value="5.1274683843470427E-4" table:style-name="ce22">
            <text:p>0.0005</text:p>
          </table:table-cell>
          <table:table-cell office:value-type="float" office:value="9.8186604786430439E-4" table:style-name="ce22">
            <text:p>0.0010</text:p>
          </table:table-cell>
          <table:table-cell office:value-type="float" office:value="1.2383779286017666E-3" table:style-name="ce22">
            <text:p>0.0012</text:p>
          </table:table-cell>
          <table:table-cell office:value-type="float" office:value="1.1316299084118994E-3" table:style-name="ce22">
            <text:p>0.0011</text:p>
          </table:table-cell>
          <table:table-cell office:value-type="float" office:value="1.4750225827197439E-3" table:style-name="ce22">
            <text:p>0.0015</text:p>
          </table:table-cell>
          <table:table-cell office:value-type="float" office:value="7.3906534165900926E-4" table:style-name="ce22">
            <text:p>0.0007</text:p>
          </table:table-cell>
          <table:table-cell office:value-type="float" office:value="5.574589853582474E-4" table:style-name="ce22">
            <text:p>0.0006</text:p>
          </table:table-cell>
          <table:table-cell office:value-type="float" office:value="1.2878208069849618E-3" table:style-name="ce22">
            <text:p>0.0013</text:p>
          </table:table-cell>
          <table:table-cell office:value-type="float" office:value="7.0295997875936551E-4" table:style-name="ce22">
            <text:p>0.0007</text:p>
          </table:table-cell>
          <table:table-cell office:value-type="float" office:value="7.5361148329958531E-4" table:style-name="ce22">
            <text:p>0.0008</text:p>
          </table:table-cell>
          <table:table-cell office:value-type="float" office:value="1.2276363699385005E-3" table:style-name="ce22">
            <text:p>0.0012</text:p>
          </table:table-cell>
          <table:table-cell office:value-type="float" office:value="5.9619207777505381E-4" table:style-name="ce22">
            <text:p>0.0006</text:p>
          </table:table-cell>
          <table:table-cell office:value-type="float" office:value="7.3545106040583683E-4" table:style-name="ce22">
            <text:p>0.0007</text:p>
          </table:table-cell>
          <table:table-cell office:value-type="float" office:value="1.0378021150466916E-3" table:style-name="ce22">
            <text:p>0.0010</text:p>
          </table:table-cell>
          <table:table-cell office:value-type="float" office:value="7.5102850581337441E-4" table:style-name="ce22">
            <text:p>0.0008</text:p>
          </table:table-cell>
          <table:table-cell office:value-type="float" office:value="1.0471734663204451E-3" table:style-name="ce22">
            <text:p>0.0010</text:p>
          </table:table-cell>
          <table:table-cell office:value-type="float" office:value="7.4545695536427079E-4" table:style-name="ce22">
            <text:p>0.0007</text:p>
          </table:table-cell>
          <table:table-cell office:value-type="float" office:value="1.6762784554378253E-3" table:style-name="ce22">
            <text:p>0.0017</text:p>
          </table:table-cell>
          <table:table-cell office:value-type="float" office:value="9.047963880222861E-4" table:style-name="ce22">
            <text:p>0.0009</text:p>
          </table:table-cell>
          <table:table-cell office:value-type="float" office:value="7.30837562768093E-4" table:style-name="ce22">
            <text:p>0.0007</text:p>
          </table:table-cell>
          <table:table-cell office:value-type="float" office:value="1.3775638590715056E-4" table:style-name="ce22">
            <text:p>0.0001</text:p>
          </table:table-cell>
          <table:table-cell office:value-type="float" office:value="9.0218029976345672E-4" table:style-name="ce22">
            <text:p>0.0009</text:p>
          </table:table-cell>
          <table:table-cell office:value-type="float" office:value="2.2499454306418925E-4" table:style-name="ce22">
            <text:p>0.0002</text:p>
          </table:table-cell>
          <table:table-cell office:value-type="float" office:value="1.1219488321362983E-4" table:style-name="ce22">
            <text:p>0.0001</text:p>
          </table:table-cell>
          <table:table-cell office:value-type="float" office:value="4.8707929631884618E-3" table:style-name="ce22">
            <text:p>0.0049</text:p>
          </table:table-cell>
          <table:table-cell office:value-type="float" office:value="5.6847104466659446E-3" table:style-name="ce22">
            <text:p>0.0057</text:p>
          </table:table-cell>
          <table:table-cell office:value-type="float" office:value="4.3630294657556279E-4" table:style-name="ce22">
            <text:p>0.0004</text:p>
          </table:table-cell>
          <table:table-cell office:value-type="float" office:value="1.7451194465040282E-4" table:style-name="ce22">
            <text:p>0.0002</text:p>
          </table:table-cell>
          <table:table-cell office:value-type="float" office:value="2.5074650235124609E-4" table:style-name="ce22">
            <text:p>0.0003</text:p>
          </table:table-cell>
          <table:table-cell office:value-type="float" office:value="2.3894143898855341E-4" table:style-name="ce22">
            <text:p>0.0002</text:p>
          </table:table-cell>
          <table:table-cell office:value-type="float" office:value="1.8620695703062466E-4" table:style-name="ce22">
            <text:p>0.0002</text:p>
          </table:table-cell>
          <table:table-cell office:value-type="float" office:value="2.0050039734828139E-4" table:style-name="ce22">
            <text:p>0.0002</text:p>
          </table:table-cell>
          <table:table-cell office:value-type="float" office:value="1.8819731525587945E-4" table:style-name="ce22">
            <text:p>0.0002</text:p>
          </table:table-cell>
          <table:table-cell office:value-type="float" office:value="3.59407411112129E-4" table:style-name="ce22">
            <text:p>0.0004</text:p>
          </table:table-cell>
          <table:table-cell office:value-type="float" office:value="9.6777469138954199E-4" table:style-name="ce22">
            <text:p>0.0010</text:p>
          </table:table-cell>
          <table:table-cell office:value-type="float" office:value="8.1081489160775923E-5" table:style-name="ce22">
            <text:p>0.0001</text:p>
          </table:table-cell>
          <table:table-cell office:value-type="float" office:value="1.0160120664370184E-3" table:style-name="ce22">
            <text:p>0.0010</text:p>
          </table:table-cell>
          <table:table-cell office:value-type="float" office:value="4.1851065811441792E-4" table:style-name="ce22">
            <text:p>0.0004</text:p>
          </table:table-cell>
          <table:table-cell office:value-type="float" office:value="8.4509708574023821E-4" table:style-name="ce22">
            <text:p>0.0008</text:p>
          </table:table-cell>
          <table:table-cell office:value-type="float" office:value="0" table:style-name="ce22">
            <text:p>0.0000</text:p>
          </table:table-cell>
          <table:table-cell office:value-type="float" office:value="1.3753840287673063" table:style-name="ce23">
            <text:p>1.375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7" table:style-name="ce25">
            <text:p>27</text:p>
          </table:table-cell>
          <table:table-cell office:value-type="string" table:style-name="ce26">
            <text:p>019001</text:p>
          </table:table-cell>
          <table:table-cell office:value-type="string" table:style-name="ce27">
            <text:p>Elaboración de alimentos preparados para animales</text:p>
          </table:table-cell>
          <table:table-cell office:value-type="float" office:value="5.11215861009158E-5" table:style-name="ce22">
            <text:p>0.0001</text:p>
          </table:table-cell>
          <table:table-cell office:value-type="float" office:value="2.0361849341781673E-5" table:style-name="ce22">
            <text:p>0.0000</text:p>
          </table:table-cell>
          <table:table-cell office:value-type="float" office:value="2.8525061193902253E-5" table:style-name="ce22">
            <text:p>0.0000</text:p>
          </table:table-cell>
          <table:table-cell office:value-type="float" office:value="1.4429043934658353E-5" table:style-name="ce22">
            <text:p>0.0000</text:p>
          </table:table-cell>
          <table:table-cell office:value-type="float" office:value="2.9777228850147189E-5" table:style-name="ce22">
            <text:p>0.0000</text:p>
          </table:table-cell>
          <table:table-cell office:value-type="float" office:value="4.19342392874856E-5" table:style-name="ce22">
            <text:p>0.0000</text:p>
          </table:table-cell>
          <table:table-cell office:value-type="float" office:value="4.1447370199431455E-2" table:style-name="ce22">
            <text:p>0.0414</text:p>
          </table:table-cell>
          <table:table-cell office:value-type="float" office:value="1.3536203134333926E-5" table:style-name="ce22">
            <text:p>0.0000</text:p>
          </table:table-cell>
          <table:table-cell office:value-type="float" office:value="4.6940533002589907E-2" table:style-name="ce22">
            <text:p>0.0469</text:p>
          </table:table-cell>
          <table:table-cell office:value-type="float" office:value="2.8942398672728315E-2" table:style-name="ce22">
            <text:p>0.0289</text:p>
          </table:table-cell>
          <table:table-cell office:value-type="float" office:value="3.3462639009296442E-3" table:style-name="ce22">
            <text:p>0.0033</text:p>
          </table:table-cell>
          <table:table-cell office:value-type="float" office:value="4.8944746604717345E-5" table:style-name="ce22">
            <text:p>0.0000</text:p>
          </table:table-cell>
          <table:table-cell office:value-type="float" office:value="3.1369306024252784E-5" table:style-name="ce22">
            <text:p>0.0000</text:p>
          </table:table-cell>
          <table:table-cell office:value-type="float" office:value="3.8201493682915507E-5" table:style-name="ce22">
            <text:p>0.0000</text:p>
          </table:table-cell>
          <table:table-cell office:value-type="float" office:value="4.2804091885358296E-5" table:style-name="ce22">
            <text:p>0.0000</text:p>
          </table:table-cell>
          <table:table-cell office:value-type="float" office:value="1.771468977813094E-2" table:style-name="ce22">
            <text:p>0.0177</text:p>
          </table:table-cell>
          <table:table-cell office:value-type="float" office:value="4.7264785387358593E-2" table:style-name="ce22">
            <text:p>0.0473</text:p>
          </table:table-cell>
          <table:table-cell office:value-type="float" office:value="5.3803133996850189E-3" table:style-name="ce22">
            <text:p>0.0054</text:p>
          </table:table-cell>
          <table:table-cell office:value-type="float" office:value="8.9190164366658633E-3" table:style-name="ce22">
            <text:p>0.0089</text:p>
          </table:table-cell>
          <table:table-cell office:value-type="float" office:value="5.2380481813014978E-4" table:style-name="ce22">
            <text:p>0.0005</text:p>
          </table:table-cell>
          <table:table-cell office:value-type="float" office:value="1.2645625562228402E-2" table:style-name="ce22">
            <text:p>0.0126</text:p>
          </table:table-cell>
          <table:table-cell office:value-type="float" office:value="1.3850269825437992E-4" table:style-name="ce22">
            <text:p>0.0001</text:p>
          </table:table-cell>
          <table:table-cell office:value-type="float" office:value="1.1225357249204553E-3" table:style-name="ce22">
            <text:p>0.0011</text:p>
          </table:table-cell>
          <table:table-cell office:value-type="float" office:value="6.8632130596052801E-4" table:style-name="ce22">
            <text:p>0.0007</text:p>
          </table:table-cell>
          <table:table-cell office:value-type="float" office:value="3.5615025875245262E-5" table:style-name="ce22">
            <text:p>0.0000</text:p>
          </table:table-cell>
          <table:table-cell office:value-type="float" office:value="1.8313581492648064E-4" table:style-name="ce22">
            <text:p>0.0002</text:p>
          </table:table-cell>
          <table:table-cell office:value-type="float" office:value="1.0004191091051056" table:style-name="ce22">
            <text:p>1.0004</text:p>
          </table:table-cell>
          <table:table-cell office:value-type="float" office:value="6.1125817444127248E-5" table:style-name="ce22">
            <text:p>0.0001</text:p>
          </table:table-cell>
          <table:table-cell office:value-type="float" office:value="1.8765649736283785E-3" table:style-name="ce22">
            <text:p>0.0019</text:p>
          </table:table-cell>
          <table:table-cell office:value-type="float" office:value="5.1376538553691115E-5" table:style-name="ce22">
            <text:p>0.0001</text:p>
          </table:table-cell>
          <table:table-cell office:value-type="float" office:value="6.5889801809782962E-5" table:style-name="ce22">
            <text:p>0.0001</text:p>
          </table:table-cell>
          <table:table-cell office:value-type="float" office:value="4.3133835953565039E-5" table:style-name="ce22">
            <text:p>0.0000</text:p>
          </table:table-cell>
          <table:table-cell office:value-type="float" office:value="1.2785564388684094E-4" table:style-name="ce22">
            <text:p>0.0001</text:p>
          </table:table-cell>
          <table:table-cell office:value-type="float" office:value="1.3013806461342178E-4" table:style-name="ce22">
            <text:p>0.0001</text:p>
          </table:table-cell>
          <table:table-cell office:value-type="float" office:value="3.1165501363298043E-3" table:style-name="ce22">
            <text:p>0.0031</text:p>
          </table:table-cell>
          <table:table-cell office:value-type="float" office:value="1.002738571680836E-4" table:style-name="ce22">
            <text:p>0.0001</text:p>
          </table:table-cell>
          <table:table-cell office:value-type="float" office:value="5.2447901612831386E-5" table:style-name="ce22">
            <text:p>0.0001</text:p>
          </table:table-cell>
          <table:table-cell office:value-type="float" office:value="4.6605100788451693E-5" table:style-name="ce22">
            <text:p>0.0000</text:p>
          </table:table-cell>
          <table:table-cell office:value-type="float" office:value="8.78136902064357E-5" table:style-name="ce22">
            <text:p>0.0001</text:p>
          </table:table-cell>
          <table:table-cell office:value-type="float" office:value="6.9401634649479259E-5" table:style-name="ce22">
            <text:p>0.0001</text:p>
          </table:table-cell>
          <table:table-cell office:value-type="float" office:value="5.3073493272339544E-5" table:style-name="ce22">
            <text:p>0.0001</text:p>
          </table:table-cell>
          <table:table-cell office:value-type="float" office:value="8.1058352640687127E-5" table:style-name="ce22">
            <text:p>0.0001</text:p>
          </table:table-cell>
          <table:table-cell office:value-type="float" office:value="4.8017974540643934E-5" table:style-name="ce22">
            <text:p>0.0000</text:p>
          </table:table-cell>
          <table:table-cell office:value-type="float" office:value="5.7763958773199602E-5" table:style-name="ce22">
            <text:p>0.0001</text:p>
          </table:table-cell>
          <table:table-cell office:value-type="float" office:value="7.323958616993233E-5" table:style-name="ce22">
            <text:p>0.0001</text:p>
          </table:table-cell>
          <table:table-cell office:value-type="float" office:value="5.1363155676166351E-5" table:style-name="ce22">
            <text:p>0.0001</text:p>
          </table:table-cell>
          <table:table-cell office:value-type="float" office:value="7.1577998641848343E-5" table:style-name="ce22">
            <text:p>0.0001</text:p>
          </table:table-cell>
          <table:table-cell office:value-type="float" office:value="5.351950288626029E-5" table:style-name="ce22">
            <text:p>0.0001</text:p>
          </table:table-cell>
          <table:table-cell office:value-type="float" office:value="1.1455932566852656E-4" table:style-name="ce22">
            <text:p>0.0001</text:p>
          </table:table-cell>
          <table:table-cell office:value-type="float" office:value="3.4884013218619862E-4" table:style-name="ce22">
            <text:p>0.0003</text:p>
          </table:table-cell>
          <table:table-cell office:value-type="float" office:value="6.1220950772623473E-5" table:style-name="ce22">
            <text:p>0.0001</text:p>
          </table:table-cell>
          <table:table-cell office:value-type="float" office:value="1.5576302315628099E-5" table:style-name="ce22">
            <text:p>0.0000</text:p>
          </table:table-cell>
          <table:table-cell office:value-type="float" office:value="6.3381134904225345E-5" table:style-name="ce22">
            <text:p>0.0001</text:p>
          </table:table-cell>
          <table:table-cell office:value-type="float" office:value="2.4040381377347055E-5" table:style-name="ce22">
            <text:p>0.0000</text:p>
          </table:table-cell>
          <table:table-cell office:value-type="float" office:value="9.3705901026028871E-6" table:style-name="ce22">
            <text:p>0.0000</text:p>
          </table:table-cell>
          <table:table-cell office:value-type="float" office:value="9.0459213258005855E-4" table:style-name="ce22">
            <text:p>0.0009</text:p>
          </table:table-cell>
          <table:table-cell office:value-type="float" office:value="3.8234679504221491E-3" table:style-name="ce22">
            <text:p>0.0038</text:p>
          </table:table-cell>
          <table:table-cell office:value-type="float" office:value="5.7932020667867835E-5" table:style-name="ce22">
            <text:p>0.0001</text:p>
          </table:table-cell>
          <table:table-cell office:value-type="float" office:value="2.219101536366606E-5" table:style-name="ce22">
            <text:p>0.0000</text:p>
          </table:table-cell>
          <table:table-cell office:value-type="float" office:value="6.0280357227823052E-5" table:style-name="ce22">
            <text:p>0.0001</text:p>
          </table:table-cell>
          <table:table-cell office:value-type="float" office:value="7.2280640492812249E-5" table:style-name="ce22">
            <text:p>0.0001</text:p>
          </table:table-cell>
          <table:table-cell office:value-type="float" office:value="3.8601978942972887E-5" table:style-name="ce22">
            <text:p>0.0000</text:p>
          </table:table-cell>
          <table:table-cell office:value-type="float" office:value="1.7783472858370107E-5" table:style-name="ce22">
            <text:p>0.0000</text:p>
          </table:table-cell>
          <table:table-cell office:value-type="float" office:value="1.8588384419115659E-5" table:style-name="ce22">
            <text:p>0.0000</text:p>
          </table:table-cell>
          <table:table-cell office:value-type="float" office:value="4.7357385490371496E-4" table:style-name="ce22">
            <text:p>0.0005</text:p>
          </table:table-cell>
          <table:table-cell office:value-type="float" office:value="1.4025871597938755E-4" table:style-name="ce22">
            <text:p>0.0001</text:p>
          </table:table-cell>
          <table:table-cell office:value-type="float" office:value="1.4078343069856542E-5" table:style-name="ce22">
            <text:p>0.0000</text:p>
          </table:table-cell>
          <table:table-cell office:value-type="float" office:value="1.6973431646898331E-4" table:style-name="ce22">
            <text:p>0.0002</text:p>
          </table:table-cell>
          <table:table-cell office:value-type="float" office:value="7.6205124929626654E-5" table:style-name="ce22">
            <text:p>0.0001</text:p>
          </table:table-cell>
          <table:table-cell office:value-type="float" office:value="2.846716788528097E-4" table:style-name="ce22">
            <text:p>0.0003</text:p>
          </table:table-cell>
          <table:table-cell office:value-type="float" office:value="0" table:style-name="ce22">
            <text:p>0.0000</text:p>
          </table:table-cell>
          <table:table-cell office:value-type="float" office:value="1.2292010455067137" table:style-name="ce23">
            <text:p>1.2292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8" table:style-name="ce19">
            <text:p>28</text:p>
          </table:table-cell>
          <table:table-cell office:value-type="string" table:style-name="ce26">
            <text:p>019002</text:p>
          </table:table-cell>
          <table:table-cell office:value-type="string" table:style-name="ce27">
            <text:p>Elaboración de café</text:p>
          </table:table-cell>
          <table:table-cell office:value-type="float" office:value="2.0861710453266802E-6" table:style-name="ce22">
            <text:p>0.0000</text:p>
          </table:table-cell>
          <table:table-cell office:value-type="float" office:value="1.4159649638246176E-6" table:style-name="ce22">
            <text:p>0.0000</text:p>
          </table:table-cell>
          <table:table-cell office:value-type="float" office:value="1.8014016958182776E-6" table:style-name="ce22">
            <text:p>0.0000</text:p>
          </table:table-cell>
          <table:table-cell office:value-type="float" office:value="1.1072291547481065E-6" table:style-name="ce22">
            <text:p>0.0000</text:p>
          </table:table-cell>
          <table:table-cell office:value-type="float" office:value="1.548087159497239E-6" table:style-name="ce22">
            <text:p>0.0000</text:p>
          </table:table-cell>
          <table:table-cell office:value-type="float" office:value="1.745347345557679E-6" table:style-name="ce22">
            <text:p>0.0000</text:p>
          </table:table-cell>
          <table:table-cell office:value-type="float" office:value="4.8736304904488521E-5" table:style-name="ce22">
            <text:p>0.0000</text:p>
          </table:table-cell>
          <table:table-cell office:value-type="float" office:value="1.1207849207319867E-6" table:style-name="ce22">
            <text:p>0.0000</text:p>
          </table:table-cell>
          <table:table-cell office:value-type="float" office:value="3.4829223933038441E-5" table:style-name="ce22">
            <text:p>0.0000</text:p>
          </table:table-cell>
          <table:table-cell office:value-type="float" office:value="2.0950324882095318E-5" table:style-name="ce22">
            <text:p>0.0000</text:p>
          </table:table-cell>
          <table:table-cell office:value-type="float" office:value="4.5536702613158075E-6" table:style-name="ce22">
            <text:p>0.0000</text:p>
          </table:table-cell>
          <table:table-cell office:value-type="float" office:value="6.2949606827709425E-6" table:style-name="ce22">
            <text:p>0.0000</text:p>
          </table:table-cell>
          <table:table-cell office:value-type="float" office:value="7.913059746460863E-6" table:style-name="ce22">
            <text:p>0.0000</text:p>
          </table:table-cell>
          <table:table-cell office:value-type="float" office:value="1.7631380256837744E-6" table:style-name="ce22">
            <text:p>0.0000</text:p>
          </table:table-cell>
          <table:table-cell office:value-type="float" office:value="2.3667702901324424E-6" table:style-name="ce22">
            <text:p>0.0000</text:p>
          </table:table-cell>
          <table:table-cell office:value-type="float" office:value="2.5976939995104246E-5" table:style-name="ce22">
            <text:p>0.0000</text:p>
          </table:table-cell>
          <table:table-cell office:value-type="float" office:value="1.305556282365755E-4" table:style-name="ce22">
            <text:p>0.0001</text:p>
          </table:table-cell>
          <table:table-cell office:value-type="float" office:value="8.8047254177111002E-6" table:style-name="ce22">
            <text:p>0.0000</text:p>
          </table:table-cell>
          <table:table-cell office:value-type="float" office:value="1.8008663491540431E-5" table:style-name="ce22">
            <text:p>0.0000</text:p>
          </table:table-cell>
          <table:table-cell office:value-type="float" office:value="6.3170247568597362E-6" table:style-name="ce22">
            <text:p>0.0000</text:p>
          </table:table-cell>
          <table:table-cell office:value-type="float" office:value="1.9439886655860547E-5" table:style-name="ce22">
            <text:p>0.0000</text:p>
          </table:table-cell>
          <table:table-cell office:value-type="float" office:value="3.8746394177452696E-4" table:style-name="ce22">
            <text:p>0.0004</text:p>
          </table:table-cell>
          <table:table-cell office:value-type="float" office:value="2.4038906876600673E-4" table:style-name="ce22">
            <text:p>0.0002</text:p>
          </table:table-cell>
          <table:table-cell office:value-type="float" office:value="1.9808678832193387E-3" table:style-name="ce22">
            <text:p>0.0020</text:p>
          </table:table-cell>
          <table:table-cell office:value-type="float" office:value="2.3253200073873937E-6" table:style-name="ce22">
            <text:p>0.0000</text:p>
          </table:table-cell>
          <table:table-cell office:value-type="float" office:value="2.1371090238057921E-5" table:style-name="ce22">
            <text:p>0.0000</text:p>
          </table:table-cell>
          <table:table-cell office:value-type="float" office:value="6.0620840730237987E-4" table:style-name="ce22">
            <text:p>0.0006</text:p>
          </table:table-cell>
          <table:table-cell office:value-type="float" office:value="1.063082959422863" table:style-name="ce22">
            <text:p>1.0631</text:p>
          </table:table-cell>
          <table:table-cell office:value-type="float" office:value="1.0611684883723777E-5" table:style-name="ce22">
            <text:p>0.0000</text:p>
          </table:table-cell>
          <table:table-cell office:value-type="float" office:value="4.2826507865004384E-5" table:style-name="ce22">
            <text:p>0.0000</text:p>
          </table:table-cell>
          <table:table-cell office:value-type="float" office:value="5.0312151310829772E-6" table:style-name="ce22">
            <text:p>0.0000</text:p>
          </table:table-cell>
          <table:table-cell office:value-type="float" office:value="2.6527217611503395E-6" table:style-name="ce22">
            <text:p>0.0000</text:p>
          </table:table-cell>
          <table:table-cell office:value-type="float" office:value="2.4052595545607414E-6" table:style-name="ce22">
            <text:p>0.0000</text:p>
          </table:table-cell>
          <table:table-cell office:value-type="float" office:value="2.7736049996085487E-6" table:style-name="ce22">
            <text:p>0.0000</text:p>
          </table:table-cell>
          <table:table-cell office:value-type="float" office:value="6.1909630351424967E-6" table:style-name="ce22">
            <text:p>0.0000</text:p>
          </table:table-cell>
          <table:table-cell office:value-type="float" office:value="4.1619338870944134E-6" table:style-name="ce22">
            <text:p>0.0000</text:p>
          </table:table-cell>
          <table:table-cell office:value-type="float" office:value="2.4645125233396065E-6" table:style-name="ce22">
            <text:p>0.0000</text:p>
          </table:table-cell>
          <table:table-cell office:value-type="float" office:value="3.1857020099842343E-6" table:style-name="ce22">
            <text:p>0.0000</text:p>
          </table:table-cell>
          <table:table-cell office:value-type="float" office:value="3.430438498153924E-6" table:style-name="ce22">
            <text:p>0.0000</text:p>
          </table:table-cell>
          <table:table-cell office:value-type="float" office:value="1.0944417812213848E-5" table:style-name="ce22">
            <text:p>0.0000</text:p>
          </table:table-cell>
          <table:table-cell office:value-type="float" office:value="1.9644437007987181E-6" table:style-name="ce22">
            <text:p>0.0000</text:p>
          </table:table-cell>
          <table:table-cell office:value-type="float" office:value="2.6795981707942497E-6" table:style-name="ce22">
            <text:p>0.0000</text:p>
          </table:table-cell>
          <table:table-cell office:value-type="float" office:value="2.5276508813631082E-6" table:style-name="ce22">
            <text:p>0.0000</text:p>
          </table:table-cell>
          <table:table-cell office:value-type="float" office:value="8.7648410777322136E-6" table:style-name="ce22">
            <text:p>0.0000</text:p>
          </table:table-cell>
          <table:table-cell office:value-type="float" office:value="3.1925455152798025E-6" table:style-name="ce22">
            <text:p>0.0000</text:p>
          </table:table-cell>
          <table:table-cell office:value-type="float" office:value="2.0385404626074938E-6" table:style-name="ce22">
            <text:p>0.0000</text:p>
          </table:table-cell>
          <table:table-cell office:value-type="float" office:value="2.8403149638769894E-6" table:style-name="ce22">
            <text:p>0.0000</text:p>
          </table:table-cell>
          <table:table-cell office:value-type="float" office:value="1.7391901624124296E-6" table:style-name="ce22">
            <text:p>0.0000</text:p>
          </table:table-cell>
          <table:table-cell office:value-type="float" office:value="4.0982488557398611E-6" table:style-name="ce22">
            <text:p>0.0000</text:p>
          </table:table-cell>
          <table:table-cell office:value-type="float" office:value="2.9471848093855361E-6" table:style-name="ce22">
            <text:p>0.0000</text:p>
          </table:table-cell>
          <table:table-cell office:value-type="float" office:value="3.2674030968049977E-6" table:style-name="ce22">
            <text:p>0.0000</text:p>
          </table:table-cell>
          <table:table-cell office:value-type="float" office:value="1.8921998650134112E-6" table:style-name="ce22">
            <text:p>0.0000</text:p>
          </table:table-cell>
          <table:table-cell office:value-type="float" office:value="2.9998320519233726E-6" table:style-name="ce22">
            <text:p>0.0000</text:p>
          </table:table-cell>
          <table:table-cell office:value-type="float" office:value="3.1841374885587849E-6" table:style-name="ce22">
            <text:p>0.0000</text:p>
          </table:table-cell>
          <table:table-cell office:value-type="float" office:value="4.7218749402609117E-7" table:style-name="ce22">
            <text:p>0.0000</text:p>
          </table:table-cell>
          <table:table-cell office:value-type="float" office:value="9.1175996513772142E-4" table:style-name="ce22">
            <text:p>0.0009</text:p>
          </table:table-cell>
          <table:table-cell office:value-type="float" office:value="3.4237387992483469E-4" table:style-name="ce22">
            <text:p>0.0003</text:p>
          </table:table-cell>
          <table:table-cell office:value-type="float" office:value="1.303736787134503E-5" table:style-name="ce22">
            <text:p>0.0000</text:p>
          </table:table-cell>
          <table:table-cell office:value-type="float" office:value="2.4583081094387613E-6" table:style-name="ce22">
            <text:p>0.0000</text:p>
          </table:table-cell>
          <table:table-cell office:value-type="float" office:value="9.7156185573169217E-6" table:style-name="ce22">
            <text:p>0.0000</text:p>
          </table:table-cell>
          <table:table-cell office:value-type="float" office:value="1.1429163779894002E-5" table:style-name="ce22">
            <text:p>0.0000</text:p>
          </table:table-cell>
          <table:table-cell office:value-type="float" office:value="8.2741633469292605E-6" table:style-name="ce22">
            <text:p>0.0000</text:p>
          </table:table-cell>
          <table:table-cell office:value-type="float" office:value="1.227365251433106E-5" table:style-name="ce22">
            <text:p>0.0000</text:p>
          </table:table-cell>
          <table:table-cell office:value-type="float" office:value="2.0062553940314503E-6" table:style-name="ce22">
            <text:p>0.0000</text:p>
          </table:table-cell>
          <table:table-cell office:value-type="float" office:value="1.7360068938841072E-5" table:style-name="ce22">
            <text:p>0.0000</text:p>
          </table:table-cell>
          <table:table-cell office:value-type="float" office:value="5.7303067636817523E-5" table:style-name="ce22">
            <text:p>0.0001</text:p>
          </table:table-cell>
          <table:table-cell office:value-type="float" office:value="5.4519821081955168E-6" table:style-name="ce22">
            <text:p>0.0000</text:p>
          </table:table-cell>
          <table:table-cell office:value-type="float" office:value="6.2071391309740317E-5" table:style-name="ce22">
            <text:p>0.0001</text:p>
          </table:table-cell>
          <table:table-cell office:value-type="float" office:value="1.0879242086615921E-5" table:style-name="ce22">
            <text:p>0.0000</text:p>
          </table:table-cell>
          <table:table-cell office:value-type="float" office:value="6.6641440232150296E-5" table:style-name="ce22">
            <text:p>0.0001</text:p>
          </table:table-cell>
          <table:table-cell office:value-type="float" office:value="0" table:style-name="ce22">
            <text:p>0.0000</text:p>
          </table:table-cell>
          <table:table-cell office:value-type="float" office:value="1.0683432432892412" table:style-name="ce23">
            <text:p>1.0683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29" table:style-name="ce25">
            <text:p>29</text:p>
          </table:table-cell>
          <table:table-cell office:value-type="string" table:style-name="ce26">
            <text:p>019003</text:p>
          </table:table-cell>
          <table:table-cell office:value-type="string" table:style-name="ce27">
            <text:p>Elaboración de otros productos alimenticios diversos</text:p>
          </table:table-cell>
          <table:table-cell office:value-type="float" office:value="2.3262807973052765E-4" table:style-name="ce22">
            <text:p>0.0002</text:p>
          </table:table-cell>
          <table:table-cell office:value-type="float" office:value="7.4363178412832081E-5" table:style-name="ce22">
            <text:p>0.0001</text:p>
          </table:table-cell>
          <table:table-cell office:value-type="float" office:value="9.3943241868087399E-5" table:style-name="ce22">
            <text:p>0.0001</text:p>
          </table:table-cell>
          <table:table-cell office:value-type="float" office:value="5.0011604095889752E-5" table:style-name="ce22">
            <text:p>0.0001</text:p>
          </table:table-cell>
          <table:table-cell office:value-type="float" office:value="1.1522948910067628E-4" table:style-name="ce22">
            <text:p>0.0001</text:p>
          </table:table-cell>
          <table:table-cell office:value-type="float" office:value="7.8684797621402487E-5" table:style-name="ce22">
            <text:p>0.0001</text:p>
          </table:table-cell>
          <table:table-cell office:value-type="float" office:value="7.3951664922004541E-4" table:style-name="ce22">
            <text:p>0.0007</text:p>
          </table:table-cell>
          <table:table-cell office:value-type="float" office:value="4.6397907131663334E-5" table:style-name="ce22">
            <text:p>0.0000</text:p>
          </table:table-cell>
          <table:table-cell office:value-type="float" office:value="6.5738971059487502E-4" table:style-name="ce22">
            <text:p>0.0007</text:p>
          </table:table-cell>
          <table:table-cell office:value-type="float" office:value="3.5038054776821909E-4" table:style-name="ce22">
            <text:p>0.0004</text:p>
          </table:table-cell>
          <table:table-cell office:value-type="float" office:value="1.9357169385828636E-4" table:style-name="ce22">
            <text:p>0.0002</text:p>
          </table:table-cell>
          <table:table-cell office:value-type="float" office:value="1.0398929111716572E-4" table:style-name="ce22">
            <text:p>0.0001</text:p>
          </table:table-cell>
          <table:table-cell office:value-type="float" office:value="1.9006014878706262E-4" table:style-name="ce22">
            <text:p>0.0002</text:p>
          </table:table-cell>
          <table:table-cell office:value-type="float" office:value="1.3983671177321996E-4" table:style-name="ce22">
            <text:p>0.0001</text:p>
          </table:table-cell>
          <table:table-cell office:value-type="float" office:value="1.7127927478335323E-4" table:style-name="ce22">
            <text:p>0.0002</text:p>
          </table:table-cell>
          <table:table-cell office:value-type="float" office:value="8.4390112388054881E-4" table:style-name="ce22">
            <text:p>0.0008</text:p>
          </table:table-cell>
          <table:table-cell office:value-type="float" office:value="2.0606867975799014E-3" table:style-name="ce22">
            <text:p>0.0021</text:p>
          </table:table-cell>
          <table:table-cell office:value-type="float" office:value="4.190327225588416E-4" table:style-name="ce22">
            <text:p>0.0004</text:p>
          </table:table-cell>
          <table:table-cell office:value-type="float" office:value="5.6322053090474282E-4" table:style-name="ce22">
            <text:p>0.0006</text:p>
          </table:table-cell>
          <table:table-cell office:value-type="float" office:value="5.0207096285307079E-4" table:style-name="ce22">
            <text:p>0.0005</text:p>
          </table:table-cell>
          <table:table-cell office:value-type="float" office:value="7.3018790946303936E-4" table:style-name="ce22">
            <text:p>0.0007</text:p>
          </table:table-cell>
          <table:table-cell office:value-type="float" office:value="4.859324845487365E-3" table:style-name="ce22">
            <text:p>0.0049</text:p>
          </table:table-cell>
          <table:table-cell office:value-type="float" office:value="3.1476764789666492E-3" table:style-name="ce22">
            <text:p>0.0031</text:p>
          </table:table-cell>
          <table:table-cell office:value-type="float" office:value="2.3290055065202743E-2" table:style-name="ce22">
            <text:p>0.0233</text:p>
          </table:table-cell>
          <table:table-cell office:value-type="float" office:value="1.4301182083138983E-4" table:style-name="ce22">
            <text:p>0.0001</text:p>
          </table:table-cell>
          <table:table-cell office:value-type="float" office:value="6.7342450178586909E-4" table:style-name="ce22">
            <text:p>0.0007</text:p>
          </table:table-cell>
          <table:table-cell office:value-type="float" office:value="7.3431194072564477E-3" table:style-name="ce22">
            <text:p>0.0073</text:p>
          </table:table-cell>
          <table:table-cell office:value-type="float" office:value="2.8068543332922258E-4" table:style-name="ce22">
            <text:p>0.0003</text:p>
          </table:table-cell>
          <table:table-cell office:value-type="float" office:value="1.0007213201249716" table:style-name="ce22">
            <text:p>1.0007</text:p>
          </table:table-cell>
          <table:table-cell office:value-type="float" office:value="6.4283787896791413E-4" table:style-name="ce22">
            <text:p>0.0006</text:p>
          </table:table-cell>
          <table:table-cell office:value-type="float" office:value="3.1562476763102539E-4" table:style-name="ce22">
            <text:p>0.0003</text:p>
          </table:table-cell>
          <table:table-cell office:value-type="float" office:value="1.6831214801234389E-4" table:style-name="ce22">
            <text:p>0.0002</text:p>
          </table:table-cell>
          <table:table-cell office:value-type="float" office:value="3.1195101616008611E-4" table:style-name="ce22">
            <text:p>0.0003</text:p>
          </table:table-cell>
          <table:table-cell office:value-type="float" office:value="3.9225174372475819E-4" table:style-name="ce22">
            <text:p>0.0004</text:p>
          </table:table-cell>
          <table:table-cell office:value-type="float" office:value="3.956335005482296E-4" table:style-name="ce22">
            <text:p>0.0004</text:p>
          </table:table-cell>
          <table:table-cell office:value-type="float" office:value="4.759121572827736E-4" table:style-name="ce22">
            <text:p>0.0005</text:p>
          </table:table-cell>
          <table:table-cell office:value-type="float" office:value="2.3933625356988822E-4" table:style-name="ce22">
            <text:p>0.0002</text:p>
          </table:table-cell>
          <table:table-cell office:value-type="float" office:value="1.8403511270061252E-4" table:style-name="ce22">
            <text:p>0.0002</text:p>
          </table:table-cell>
          <table:table-cell office:value-type="float" office:value="4.1213465019478845E-4" table:style-name="ce22">
            <text:p>0.0004</text:p>
          </table:table-cell>
          <table:table-cell office:value-type="float" office:value="3.2283845559113805E-4" table:style-name="ce22">
            <text:p>0.0003</text:p>
          </table:table-cell>
          <table:table-cell office:value-type="float" office:value="2.3971932065747269E-4" table:style-name="ce22">
            <text:p>0.0002</text:p>
          </table:table-cell>
          <table:table-cell office:value-type="float" office:value="3.8794227300728747E-4" table:style-name="ce22">
            <text:p>0.0004</text:p>
          </table:table-cell>
          <table:table-cell office:value-type="float" office:value="1.9525036631780858E-4" table:style-name="ce22">
            <text:p>0.0002</text:p>
          </table:table-cell>
          <table:table-cell office:value-type="float" office:value="3.0104074052922695E-4" table:style-name="ce22">
            <text:p>0.0003</text:p>
          </table:table-cell>
          <table:table-cell office:value-type="float" office:value="3.3052988569819505E-4" table:style-name="ce22">
            <text:p>0.0003</text:p>
          </table:table-cell>
          <table:table-cell office:value-type="float" office:value="2.3930746154371467E-4" table:style-name="ce22">
            <text:p>0.0002</text:p>
          </table:table-cell>
          <table:table-cell office:value-type="float" office:value="3.3409794578838337E-4" table:style-name="ce22">
            <text:p>0.0003</text:p>
          </table:table-cell>
          <table:table-cell office:value-type="float" office:value="2.3592223522861611E-4" table:style-name="ce22">
            <text:p>0.0002</text:p>
          </table:table-cell>
          <table:table-cell office:value-type="float" office:value="5.348452147877034E-4" table:style-name="ce22">
            <text:p>0.0005</text:p>
          </table:table-cell>
          <table:table-cell office:value-type="float" office:value="2.9206639407987556E-4" table:style-name="ce22">
            <text:p>0.0003</text:p>
          </table:table-cell>
          <table:table-cell office:value-type="float" office:value="2.3790325446971676E-4" table:style-name="ce22">
            <text:p>0.0002</text:p>
          </table:table-cell>
          <table:table-cell office:value-type="float" office:value="4.9920938664584133E-5" table:style-name="ce22">
            <text:p>0.0000</text:p>
          </table:table-cell>
          <table:table-cell office:value-type="float" office:value="2.933782970838102E-4" table:style-name="ce22">
            <text:p>0.0003</text:p>
          </table:table-cell>
          <table:table-cell office:value-type="float" office:value="8.6270688920894777E-5" table:style-name="ce22">
            <text:p>0.0001</text:p>
          </table:table-cell>
          <table:table-cell office:value-type="float" office:value="3.6905046162586754E-5" table:style-name="ce22">
            <text:p>0.0000</text:p>
          </table:table-cell>
          <table:table-cell office:value-type="float" office:value="3.5546894497074802E-3" table:style-name="ce22">
            <text:p>0.0036</text:p>
          </table:table-cell>
          <table:table-cell office:value-type="float" office:value="2.4011717848062141E-3" table:style-name="ce22">
            <text:p>0.0024</text:p>
          </table:table-cell>
          <table:table-cell office:value-type="float" office:value="2.100160039699135E-4" table:style-name="ce22">
            <text:p>0.0002</text:p>
          </table:table-cell>
          <table:table-cell office:value-type="float" office:value="6.4010401990352266E-5" table:style-name="ce22">
            <text:p>0.0001</text:p>
          </table:table-cell>
          <table:table-cell office:value-type="float" office:value="1.1695741923604936E-4" table:style-name="ce22">
            <text:p>0.0001</text:p>
          </table:table-cell>
          <table:table-cell office:value-type="float" office:value="1.0609917639240525E-4" table:style-name="ce22">
            <text:p>0.0001</text:p>
          </table:table-cell>
          <table:table-cell office:value-type="float" office:value="8.060407102062138E-5" table:style-name="ce22">
            <text:p>0.0001</text:p>
          </table:table-cell>
          <table:table-cell office:value-type="float" office:value="1.8299497909173967E-4" table:style-name="ce22">
            <text:p>0.0002</text:p>
          </table:table-cell>
          <table:table-cell office:value-type="float" office:value="6.6333820459356382E-5" table:style-name="ce22">
            <text:p>0.0001</text:p>
          </table:table-cell>
          <table:table-cell office:value-type="float" office:value="1.60535476308659E-4" table:style-name="ce22">
            <text:p>0.0002</text:p>
          </table:table-cell>
          <table:table-cell office:value-type="float" office:value="7.8497935474052048E-4" table:style-name="ce22">
            <text:p>0.0008</text:p>
          </table:table-cell>
          <table:table-cell office:value-type="float" office:value="4.0245849385387252E-5" table:style-name="ce22">
            <text:p>0.0000</text:p>
          </table:table-cell>
          <table:table-cell office:value-type="float" office:value="8.785904211064487E-4" table:style-name="ce22">
            <text:p>0.0009</text:p>
          </table:table-cell>
          <table:table-cell office:value-type="float" office:value="1.6200484406277667E-4" table:style-name="ce22">
            <text:p>0.0002</text:p>
          </table:table-cell>
          <table:table-cell office:value-type="float" office:value="7.7615370976761352E-4" table:style-name="ce22">
            <text:p>0.0008</text:p>
          </table:table-cell>
          <table:table-cell office:value-type="float" office:value="0" table:style-name="ce22">
            <text:p>0.0000</text:p>
          </table:table-cell>
          <table:table-cell office:value-type="float" office:value="1.0660563545603039" table:style-name="ce23">
            <text:p>1.0661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0" table:style-name="ce25">
            <text:p>30</text:p>
          </table:table-cell>
          <table:table-cell office:value-type="string" table:style-name="ce26">
            <text:p>020001</text:p>
          </table:table-cell>
          <table:table-cell office:value-type="string" table:style-name="ce27">
            <text:p>Elaboración bebidas alcohólicas<text:s/></text:p>
          </table:table-cell>
          <table:table-cell office:value-type="float" office:value="1.15053875830588E-4" table:style-name="ce22">
            <text:p>0.0001</text:p>
          </table:table-cell>
          <table:table-cell office:value-type="float" office:value="4.4367363432112445E-5" table:style-name="ce22">
            <text:p>0.0000</text:p>
          </table:table-cell>
          <table:table-cell office:value-type="float" office:value="6.1785253215948107E-5" table:style-name="ce22">
            <text:p>0.0001</text:p>
          </table:table-cell>
          <table:table-cell office:value-type="float" office:value="3.515121183284644E-5" table:style-name="ce22">
            <text:p>0.0000</text:p>
          </table:table-cell>
          <table:table-cell office:value-type="float" office:value="5.7898847010809615E-5" table:style-name="ce22">
            <text:p>0.0001</text:p>
          </table:table-cell>
          <table:table-cell office:value-type="float" office:value="4.8966605390650626E-5" table:style-name="ce22">
            <text:p>0.0000</text:p>
          </table:table-cell>
          <table:table-cell office:value-type="float" office:value="1.5654279628500215E-4" table:style-name="ce22">
            <text:p>0.0002</text:p>
          </table:table-cell>
          <table:table-cell office:value-type="float" office:value="3.3074787963949774E-5" table:style-name="ce22">
            <text:p>0.0000</text:p>
          </table:table-cell>
          <table:table-cell office:value-type="float" office:value="2.115791635230015E-4" table:style-name="ce22">
            <text:p>0.0002</text:p>
          </table:table-cell>
          <table:table-cell office:value-type="float" office:value="1.0516726706116987E-4" table:style-name="ce22">
            <text:p>0.0001</text:p>
          </table:table-cell>
          <table:table-cell office:value-type="float" office:value="1.0506271221860564E-4" table:style-name="ce22">
            <text:p>0.0001</text:p>
          </table:table-cell>
          <table:table-cell office:value-type="float" office:value="1.6127565383657912E-4" table:style-name="ce22">
            <text:p>0.0002</text:p>
          </table:table-cell>
          <table:table-cell office:value-type="float" office:value="1.0882211882446661E-4" table:style-name="ce22">
            <text:p>0.0001</text:p>
          </table:table-cell>
          <table:table-cell office:value-type="float" office:value="1.3478674278573501E-4" table:style-name="ce22">
            <text:p>0.0001</text:p>
          </table:table-cell>
          <table:table-cell office:value-type="float" office:value="9.2383266595104119E-5" table:style-name="ce22">
            <text:p>0.0001</text:p>
          </table:table-cell>
          <table:table-cell office:value-type="float" office:value="2.7239722698229869E-4" table:style-name="ce22">
            <text:p>0.0003</text:p>
          </table:table-cell>
          <table:table-cell office:value-type="float" office:value="3.2119549773644221E-4" table:style-name="ce22">
            <text:p>0.0003</text:p>
          </table:table-cell>
          <table:table-cell office:value-type="float" office:value="1.6327997028052244E-4" table:style-name="ce22">
            <text:p>0.0002</text:p>
          </table:table-cell>
          <table:table-cell office:value-type="float" office:value="1.65266534745451E-4" table:style-name="ce22">
            <text:p>0.0002</text:p>
          </table:table-cell>
          <table:table-cell office:value-type="float" office:value="1.4194796949608114E-4" table:style-name="ce22">
            <text:p>0.0001</text:p>
          </table:table-cell>
          <table:table-cell office:value-type="float" office:value="2.3887367825644728E-4" table:style-name="ce22">
            <text:p>0.0002</text:p>
          </table:table-cell>
          <table:table-cell office:value-type="float" office:value="1.7567103023439121E-4" table:style-name="ce22">
            <text:p>0.0002</text:p>
          </table:table-cell>
          <table:table-cell office:value-type="float" office:value="2.4767335204955657E-4" table:style-name="ce22">
            <text:p>0.0002</text:p>
          </table:table-cell>
          <table:table-cell office:value-type="float" office:value="2.3524282929008475E-4" table:style-name="ce22">
            <text:p>0.0002</text:p>
          </table:table-cell>
          <table:table-cell office:value-type="float" office:value="1.2270462041067914E-4" table:style-name="ce22">
            <text:p>0.0001</text:p>
          </table:table-cell>
          <table:table-cell office:value-type="float" office:value="2.2003162528337513E-4" table:style-name="ce22">
            <text:p>0.0002</text:p>
          </table:table-cell>
          <table:table-cell office:value-type="float" office:value="2.0659175510020353E-4" table:style-name="ce22">
            <text:p>0.0002</text:p>
          </table:table-cell>
          <table:table-cell office:value-type="float" office:value="1.1780166923028903E-4" table:style-name="ce22">
            <text:p>0.0001</text:p>
          </table:table-cell>
          <table:table-cell office:value-type="float" office:value="2.0117249630355967E-4" table:style-name="ce22">
            <text:p>0.0002</text:p>
          </table:table-cell>
          <table:table-cell office:value-type="float" office:value="1.0234883132267083" table:style-name="ce22">
            <text:p>1.0235</text:p>
          </table:table-cell>
          <table:table-cell office:value-type="float" office:value="1.4906519039177953E-4" table:style-name="ce22">
            <text:p>0.0001</text:p>
          </table:table-cell>
          <table:table-cell office:value-type="float" office:value="1.2775587459577418E-4" table:style-name="ce22">
            <text:p>0.0001</text:p>
          </table:table-cell>
          <table:table-cell office:value-type="float" office:value="1.4268074247626307E-4" table:style-name="ce22">
            <text:p>0.0001</text:p>
          </table:table-cell>
          <table:table-cell office:value-type="float" office:value="1.6255779016523161E-4" table:style-name="ce22">
            <text:p>0.0002</text:p>
          </table:table-cell>
          <table:table-cell office:value-type="float" office:value="1.6361892836846216E-4" table:style-name="ce22">
            <text:p>0.0002</text:p>
          </table:table-cell>
          <table:table-cell office:value-type="float" office:value="1.9031927426555622E-4" table:style-name="ce22">
            <text:p>0.0002</text:p>
          </table:table-cell>
          <table:table-cell office:value-type="float" office:value="2.0899120789262177E-4" table:style-name="ce22">
            <text:p>0.0002</text:p>
          </table:table-cell>
          <table:table-cell office:value-type="float" office:value="1.2097763262240417E-4" table:style-name="ce22">
            <text:p>0.0001</text:p>
          </table:table-cell>
          <table:table-cell office:value-type="float" office:value="3.0306348243459006E-4" table:style-name="ce22">
            <text:p>0.0003</text:p>
          </table:table-cell>
          <table:table-cell office:value-type="float" office:value="2.9201676117446948E-3" table:style-name="ce22">
            <text:p>0.0029</text:p>
          </table:table-cell>
          <table:table-cell office:value-type="float" office:value="1.2035329490870307E-4" table:style-name="ce22">
            <text:p>0.0001</text:p>
          </table:table-cell>
          <table:table-cell office:value-type="float" office:value="1.6794009127776602E-4" table:style-name="ce22">
            <text:p>0.0002</text:p>
          </table:table-cell>
          <table:table-cell office:value-type="float" office:value="1.3660700879604214E-4" table:style-name="ce22">
            <text:p>0.0001</text:p>
          </table:table-cell>
          <table:table-cell office:value-type="float" office:value="1.2596757185283754E-4" table:style-name="ce22">
            <text:p>0.0001</text:p>
          </table:table-cell>
          <table:table-cell office:value-type="float" office:value="1.6391335624057332E-4" table:style-name="ce22">
            <text:p>0.0002</text:p>
          </table:table-cell>
          <table:table-cell office:value-type="float" office:value="1.0922420853508624E-4" table:style-name="ce22">
            <text:p>0.0001</text:p>
          </table:table-cell>
          <table:table-cell office:value-type="float" office:value="1.712007182807401E-4" table:style-name="ce22">
            <text:p>0.0002</text:p>
          </table:table-cell>
          <table:table-cell office:value-type="float" office:value="1.1103659453753621E-4" table:style-name="ce22">
            <text:p>0.0001</text:p>
          </table:table-cell>
          <table:table-cell office:value-type="float" office:value="2.5340800891493758E-4" table:style-name="ce22">
            <text:p>0.0003</text:p>
          </table:table-cell>
          <table:table-cell office:value-type="float" office:value="1.3965428436032352E-4" table:style-name="ce22">
            <text:p>0.0001</text:p>
          </table:table-cell>
          <table:table-cell office:value-type="float" office:value="1.3678403067829626E-4" table:style-name="ce22">
            <text:p>0.0001</text:p>
          </table:table-cell>
          <table:table-cell office:value-type="float" office:value="4.9274380757962658E-5" table:style-name="ce22">
            <text:p>0.0000</text:p>
          </table:table-cell>
          <table:table-cell office:value-type="float" office:value="1.4091007953894439E-4" table:style-name="ce22">
            <text:p>0.0001</text:p>
          </table:table-cell>
          <table:table-cell office:value-type="float" office:value="9.2788124024592754E-5" table:style-name="ce22">
            <text:p>0.0001</text:p>
          </table:table-cell>
          <table:table-cell office:value-type="float" office:value="2.0258296885109654E-5" table:style-name="ce22">
            <text:p>0.0000</text:p>
          </table:table-cell>
          <table:table-cell office:value-type="float" office:value="1.0237218839004247E-2" table:style-name="ce22">
            <text:p>0.0102</text:p>
          </table:table-cell>
          <table:table-cell office:value-type="float" office:value="1.4508245003339521E-2" table:style-name="ce22">
            <text:p>0.0145</text:p>
          </table:table-cell>
          <table:table-cell office:value-type="float" office:value="2.3607816541574477E-4" table:style-name="ce22">
            <text:p>0.0002</text:p>
          </table:table-cell>
          <table:table-cell office:value-type="float" office:value="9.1603571227675564E-5" table:style-name="ce22">
            <text:p>0.0001</text:p>
          </table:table-cell>
          <table:table-cell office:value-type="float" office:value="2.0337659936528008E-4" table:style-name="ce22">
            <text:p>0.0002</text:p>
          </table:table-cell>
          <table:table-cell office:value-type="float" office:value="3.04839979564533E-4" table:style-name="ce22">
            <text:p>0.0003</text:p>
          </table:table-cell>
          <table:table-cell office:value-type="float" office:value="1.7531272603444047E-4" table:style-name="ce22">
            <text:p>0.0002</text:p>
          </table:table-cell>
          <table:table-cell office:value-type="float" office:value="5.6613701035057399E-5" table:style-name="ce22">
            <text:p>0.0001</text:p>
          </table:table-cell>
          <table:table-cell office:value-type="float" office:value="7.8770336283596055E-5" table:style-name="ce22">
            <text:p>0.0001</text:p>
          </table:table-cell>
          <table:table-cell office:value-type="float" office:value="3.0233180651430237E-4" table:style-name="ce22">
            <text:p>0.0003</text:p>
          </table:table-cell>
          <table:table-cell office:value-type="float" office:value="1.1188845598503907E-4" table:style-name="ce22">
            <text:p>0.0001</text:p>
          </table:table-cell>
          <table:table-cell office:value-type="float" office:value="1.0649791237695664E-4" table:style-name="ce22">
            <text:p>0.0001</text:p>
          </table:table-cell>
          <table:table-cell office:value-type="float" office:value="1.8086193843931393E-4" table:style-name="ce22">
            <text:p>0.0002</text:p>
          </table:table-cell>
          <table:table-cell office:value-type="float" office:value="4.3396467824642317E-4" table:style-name="ce22">
            <text:p>0.0004</text:p>
          </table:table-cell>
          <table:table-cell office:value-type="float" office:value="3.6332342840280489E-3" table:style-name="ce22">
            <text:p>0.0036</text:p>
          </table:table-cell>
          <table:table-cell office:value-type="float" office:value="0" table:style-name="ce22">
            <text:p>0.0000</text:p>
          </table:table-cell>
          <table:table-cell office:value-type="float" office:value="1.0648794369293213" table:style-name="ce23">
            <text:p>1.064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1" table:style-name="ce19">
            <text:p>31</text:p>
          </table:table-cell>
          <table:table-cell office:value-type="string" table:style-name="ce26">
            <text:p>020002</text:p>
          </table:table-cell>
          <table:table-cell office:value-type="string" table:style-name="ce27">
            <text:p>Elaboración bebidas no alcohólicas</text:p>
          </table:table-cell>
          <table:table-cell office:value-type="float" office:value="1.626110791569752E-4" table:style-name="ce22">
            <text:p>0.0002</text:p>
          </table:table-cell>
          <table:table-cell office:value-type="float" office:value="5.5386834510812688E-5" table:style-name="ce22">
            <text:p>0.0001</text:p>
          </table:table-cell>
          <table:table-cell office:value-type="float" office:value="7.3947950077867509E-5" table:style-name="ce22">
            <text:p>0.0001</text:p>
          </table:table-cell>
          <table:table-cell office:value-type="float" office:value="3.8863383414876925E-5" table:style-name="ce22">
            <text:p>0.0000</text:p>
          </table:table-cell>
          <table:table-cell office:value-type="float" office:value="8.4129028393698776E-5" table:style-name="ce22">
            <text:p>0.0001</text:p>
          </table:table-cell>
          <table:table-cell office:value-type="float" office:value="5.9250094504844648E-5" table:style-name="ce22">
            <text:p>0.0001</text:p>
          </table:table-cell>
          <table:table-cell office:value-type="float" office:value="1.7886166194213703E-4" table:style-name="ce22">
            <text:p>0.0002</text:p>
          </table:table-cell>
          <table:table-cell office:value-type="float" office:value="3.8001863513369707E-5" table:style-name="ce22">
            <text:p>0.0000</text:p>
          </table:table-cell>
          <table:table-cell office:value-type="float" office:value="2.5401536915118451E-4" table:style-name="ce22">
            <text:p>0.0003</text:p>
          </table:table-cell>
          <table:table-cell office:value-type="float" office:value="1.1627697818001437E-4" table:style-name="ce22">
            <text:p>0.0001</text:p>
          </table:table-cell>
          <table:table-cell office:value-type="float" office:value="1.3414451303482222E-4" table:style-name="ce22">
            <text:p>0.0001</text:p>
          </table:table-cell>
          <table:table-cell office:value-type="float" office:value="1.2554516952411167E-4" table:style-name="ce22">
            <text:p>0.0001</text:p>
          </table:table-cell>
          <table:table-cell office:value-type="float" office:value="9.7945168024624865E-5" table:style-name="ce22">
            <text:p>0.0001</text:p>
          </table:table-cell>
          <table:table-cell office:value-type="float" office:value="9.9096858803035212E-5" table:style-name="ce22">
            <text:p>0.0001</text:p>
          </table:table-cell>
          <table:table-cell office:value-type="float" office:value="1.2760755546926047E-4" table:style-name="ce22">
            <text:p>0.0001</text:p>
          </table:table-cell>
          <table:table-cell office:value-type="float" office:value="4.1960878965525305E-4" table:style-name="ce22">
            <text:p>0.0004</text:p>
          </table:table-cell>
          <table:table-cell office:value-type="float" office:value="7.5895291920886183E-4" table:style-name="ce22">
            <text:p>0.0008</text:p>
          </table:table-cell>
          <table:table-cell office:value-type="float" office:value="2.5582468027779084E-4" table:style-name="ce22">
            <text:p>0.0003</text:p>
          </table:table-cell>
          <table:table-cell office:value-type="float" office:value="2.7076597442323813E-4" table:style-name="ce22">
            <text:p>0.0003</text:p>
          </table:table-cell>
          <table:table-cell office:value-type="float" office:value="2.3641698678994349E-4" table:style-name="ce22">
            <text:p>0.0002</text:p>
          </table:table-cell>
          <table:table-cell office:value-type="float" office:value="3.6794215865742499E-4" table:style-name="ce22">
            <text:p>0.0004</text:p>
          </table:table-cell>
          <table:table-cell office:value-type="float" office:value="3.0647619443109804E-4" table:style-name="ce22">
            <text:p>0.0003</text:p>
          </table:table-cell>
          <table:table-cell office:value-type="float" office:value="3.7603559350249659E-4" table:style-name="ce22">
            <text:p>0.0004</text:p>
          </table:table-cell>
          <table:table-cell office:value-type="float" office:value="3.9590942041032711E-4" table:style-name="ce22">
            <text:p>0.0004</text:p>
          </table:table-cell>
          <table:table-cell office:value-type="float" office:value="1.0850613730784772E-4" table:style-name="ce22">
            <text:p>0.0001</text:p>
          </table:table-cell>
          <table:table-cell office:value-type="float" office:value="3.3352909138447155E-4" table:style-name="ce22">
            <text:p>0.0003</text:p>
          </table:table-cell>
          <table:table-cell office:value-type="float" office:value="2.3882534930986049E-4" table:style-name="ce22">
            <text:p>0.0002</text:p>
          </table:table-cell>
          <table:table-cell office:value-type="float" office:value="1.9571183095482171E-4" table:style-name="ce22">
            <text:p>0.0002</text:p>
          </table:table-cell>
          <table:table-cell office:value-type="float" office:value="2.536808131920604E-4" table:style-name="ce22">
            <text:p>0.0003</text:p>
          </table:table-cell>
          <table:table-cell office:value-type="float" office:value="1.8155541274175185E-4" table:style-name="ce22">
            <text:p>0.0002</text:p>
          </table:table-cell>
          <table:table-cell office:value-type="float" office:value="1.0002092805418099" table:style-name="ce22">
            <text:p>1.0002</text:p>
          </table:table-cell>
          <table:table-cell office:value-type="float" office:value="1.4338647977960955E-4" table:style-name="ce22">
            <text:p>0.0001</text:p>
          </table:table-cell>
          <table:table-cell office:value-type="float" office:value="2.1821850061996961E-4" table:style-name="ce22">
            <text:p>0.0002</text:p>
          </table:table-cell>
          <table:table-cell office:value-type="float" office:value="2.7205604518964869E-4" table:style-name="ce22">
            <text:p>0.0003</text:p>
          </table:table-cell>
          <table:table-cell office:value-type="float" office:value="2.5462127713092505E-4" table:style-name="ce22">
            <text:p>0.0003</text:p>
          </table:table-cell>
          <table:table-cell office:value-type="float" office:value="3.2450008542100184E-4" table:style-name="ce22">
            <text:p>0.0003</text:p>
          </table:table-cell>
          <table:table-cell office:value-type="float" office:value="1.6861437708201317E-4" table:style-name="ce22">
            <text:p>0.0002</text:p>
          </table:table-cell>
          <table:table-cell office:value-type="float" office:value="1.4181852677267311E-4" table:style-name="ce22">
            <text:p>0.0001</text:p>
          </table:table-cell>
          <table:table-cell office:value-type="float" office:value="2.8631883104926362E-4" table:style-name="ce22">
            <text:p>0.0003</text:p>
          </table:table-cell>
          <table:table-cell office:value-type="float" office:value="1.5597720783768962E-4" table:style-name="ce22">
            <text:p>0.0002</text:p>
          </table:table-cell>
          <table:table-cell office:value-type="float" office:value="1.6986015193711404E-4" table:style-name="ce22">
            <text:p>0.0002</text:p>
          </table:table-cell>
          <table:table-cell office:value-type="float" office:value="2.6915486191493419E-4" table:style-name="ce22">
            <text:p>0.0003</text:p>
          </table:table-cell>
          <table:table-cell office:value-type="float" office:value="1.4334765729161011E-4" table:style-name="ce22">
            <text:p>0.0001</text:p>
          </table:table-cell>
          <table:table-cell office:value-type="float" office:value="1.7076757272049687E-4" table:style-name="ce22">
            <text:p>0.0002</text:p>
          </table:table-cell>
          <table:table-cell office:value-type="float" office:value="2.3605425815957743E-4" table:style-name="ce22">
            <text:p>0.0002</text:p>
          </table:table-cell>
          <table:table-cell office:value-type="float" office:value="1.687407253195962E-4" table:style-name="ce22">
            <text:p>0.0002</text:p>
          </table:table-cell>
          <table:table-cell office:value-type="float" office:value="2.3465399163596535E-4" table:style-name="ce22">
            <text:p>0.0002</text:p>
          </table:table-cell>
          <table:table-cell office:value-type="float" office:value="1.6531625218908555E-4" table:style-name="ce22">
            <text:p>0.0002</text:p>
          </table:table-cell>
          <table:table-cell office:value-type="float" office:value="3.6754643443731398E-4" table:style-name="ce22">
            <text:p>0.0004</text:p>
          </table:table-cell>
          <table:table-cell office:value-type="float" office:value="2.0429775036057775E-4" table:style-name="ce22">
            <text:p>0.0002</text:p>
          </table:table-cell>
          <table:table-cell office:value-type="float" office:value="1.793863041332871E-4" table:style-name="ce22">
            <text:p>0.0002</text:p>
          </table:table-cell>
          <table:table-cell office:value-type="float" office:value="4.382232881221424E-5" table:style-name="ce22">
            <text:p>0.0000</text:p>
          </table:table-cell>
          <table:table-cell office:value-type="float" office:value="2.0286685405123905E-4" table:style-name="ce22">
            <text:p>0.0002</text:p>
          </table:table-cell>
          <table:table-cell office:value-type="float" office:value="7.7156529389900682E-5" table:style-name="ce22">
            <text:p>0.0001</text:p>
          </table:table-cell>
          <table:table-cell office:value-type="float" office:value="2.7419035162364119E-5" table:style-name="ce22">
            <text:p>0.0000</text:p>
          </table:table-cell>
          <table:table-cell office:value-type="float" office:value="1.6672749117720763E-3" table:style-name="ce22">
            <text:p>0.0017</text:p>
          </table:table-cell>
          <table:table-cell office:value-type="float" office:value="1.099404185150795E-2" table:style-name="ce22">
            <text:p>0.0110</text:p>
          </table:table-cell>
          <table:table-cell office:value-type="float" office:value="1.7971205348690656E-4" table:style-name="ce22">
            <text:p>0.0002</text:p>
          </table:table-cell>
          <table:table-cell office:value-type="float" office:value="7.7299414862958365E-5" table:style-name="ce22">
            <text:p>0.0001</text:p>
          </table:table-cell>
          <table:table-cell office:value-type="float" office:value="1.4548784527538487E-4" table:style-name="ce22">
            <text:p>0.0001</text:p>
          </table:table-cell>
          <table:table-cell office:value-type="float" office:value="2.0187862530507354E-4" table:style-name="ce22">
            <text:p>0.0002</text:p>
          </table:table-cell>
          <table:table-cell office:value-type="float" office:value="1.0734200779248649E-4" table:style-name="ce22">
            <text:p>0.0001</text:p>
          </table:table-cell>
          <table:table-cell office:value-type="float" office:value="5.6671992413381183E-5" table:style-name="ce22">
            <text:p>0.0001</text:p>
          </table:table-cell>
          <table:table-cell office:value-type="float" office:value="8.2147389205677952E-5" table:style-name="ce22">
            <text:p>0.0001</text:p>
          </table:table-cell>
          <table:table-cell office:value-type="float" office:value="1.346056054664114E-4" table:style-name="ce22">
            <text:p>0.0001</text:p>
          </table:table-cell>
          <table:table-cell office:value-type="float" office:value="7.8985407283713703E-4" table:style-name="ce22">
            <text:p>0.0008</text:p>
          </table:table-cell>
          <table:table-cell office:value-type="float" office:value="4.1841218983128527E-5" table:style-name="ce22">
            <text:p>0.0000</text:p>
          </table:table-cell>
          <table:table-cell office:value-type="float" office:value="2.6530315414006512E-4" table:style-name="ce22">
            <text:p>0.0003</text:p>
          </table:table-cell>
          <table:table-cell office:value-type="float" office:value="1.9432309576488725E-4" table:style-name="ce22">
            <text:p>0.0002</text:p>
          </table:table-cell>
          <table:table-cell office:value-type="float" office:value="1.6028715994684099E-3" table:style-name="ce22">
            <text:p>0.0016</text:p>
          </table:table-cell>
          <table:table-cell office:value-type="float" office:value="0" table:style-name="ce22">
            <text:p>0.0000</text:p>
          </table:table-cell>
          <table:table-cell office:value-type="float" office:value="1.0277212622784389" table:style-name="ce23">
            <text:p>1.0277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2" table:style-name="ce25">
            <text:p>32</text:p>
          </table:table-cell>
          <table:table-cell office:value-type="string" table:style-name="ce26">
            <text:p>020003</text:p>
          </table:table-cell>
          <table:table-cell office:value-type="string" table:style-name="ce27">
            <text:p>Elaboración de productos de tabaco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1" table:style-name="ce22">
            <text:p>1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1" table:style-name="ce23">
            <text:p>1.0000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3" table:style-name="ce25">
            <text:p>33</text:p>
          </table:table-cell>
          <table:table-cell office:value-type="string" table:style-name="ce26">
            <text:p>021001</text:p>
          </table:table-cell>
          <table:table-cell office:value-type="string" table:style-name="ce27">
            <text:p>Fabricación de hilos, hilados; tejidos y confecciones</text:p>
          </table:table-cell>
          <table:table-cell office:value-type="float" office:value="3.925126943567092E-4" table:style-name="ce22">
            <text:p>0.0004</text:p>
          </table:table-cell>
          <table:table-cell office:value-type="float" office:value="1.5948537113766512E-4" table:style-name="ce22">
            <text:p>0.0002</text:p>
          </table:table-cell>
          <table:table-cell office:value-type="float" office:value="3.2968998377285439E-4" table:style-name="ce22">
            <text:p>0.0003</text:p>
          </table:table-cell>
          <table:table-cell office:value-type="float" office:value="1.4131496598767507E-4" table:style-name="ce22">
            <text:p>0.0001</text:p>
          </table:table-cell>
          <table:table-cell office:value-type="float" office:value="1.6040262557792673E-4" table:style-name="ce22">
            <text:p>0.0002</text:p>
          </table:table-cell>
          <table:table-cell office:value-type="float" office:value="2.3072289223268963E-4" table:style-name="ce22">
            <text:p>0.0002</text:p>
          </table:table-cell>
          <table:table-cell office:value-type="float" office:value="3.4933140019612275E-4" table:style-name="ce22">
            <text:p>0.0003</text:p>
          </table:table-cell>
          <table:table-cell office:value-type="float" office:value="1.12425325278116E-4" table:style-name="ce22">
            <text:p>0.0001</text:p>
          </table:table-cell>
          <table:table-cell office:value-type="float" office:value="3.4442934255926832E-4" table:style-name="ce22">
            <text:p>0.0003</text:p>
          </table:table-cell>
          <table:table-cell office:value-type="float" office:value="1.6866043461383669E-3" table:style-name="ce22">
            <text:p>0.0017</text:p>
          </table:table-cell>
          <table:table-cell office:value-type="float" office:value="4.3419825630281275E-4" table:style-name="ce22">
            <text:p>0.0004</text:p>
          </table:table-cell>
          <table:table-cell office:value-type="float" office:value="1.2890923028245141E-3" table:style-name="ce22">
            <text:p>0.0013</text:p>
          </table:table-cell>
          <table:table-cell office:value-type="float" office:value="8.6934753083133638E-4" table:style-name="ce22">
            <text:p>0.0009</text:p>
          </table:table-cell>
          <table:table-cell office:value-type="float" office:value="1.552721046779339E-3" table:style-name="ce22">
            <text:p>0.0016</text:p>
          </table:table-cell>
          <table:table-cell office:value-type="float" office:value="2.9426837839165431E-4" table:style-name="ce22">
            <text:p>0.0003</text:p>
          </table:table-cell>
          <table:table-cell office:value-type="float" office:value="4.5400851666550703E-4" table:style-name="ce22">
            <text:p>0.0005</text:p>
          </table:table-cell>
          <table:table-cell office:value-type="float" office:value="5.1924630775878136E-4" table:style-name="ce22">
            <text:p>0.0005</text:p>
          </table:table-cell>
          <table:table-cell office:value-type="float" office:value="1.7423807202955487E-3" table:style-name="ce22">
            <text:p>0.0017</text:p>
          </table:table-cell>
          <table:table-cell office:value-type="float" office:value="1.0569554381221584E-3" table:style-name="ce22">
            <text:p>0.0011</text:p>
          </table:table-cell>
          <table:table-cell office:value-type="float" office:value="3.0776284796543723E-4" table:style-name="ce22">
            <text:p>0.0003</text:p>
          </table:table-cell>
          <table:table-cell office:value-type="float" office:value="5.0519064632374938E-4" table:style-name="ce22">
            <text:p>0.0005</text:p>
          </table:table-cell>
          <table:table-cell office:value-type="float" office:value="7.1416671143065497E-4" table:style-name="ce22">
            <text:p>0.0007</text:p>
          </table:table-cell>
          <table:table-cell office:value-type="float" office:value="5.6428521478375532E-4" table:style-name="ce22">
            <text:p>0.0006</text:p>
          </table:table-cell>
          <table:table-cell office:value-type="float" office:value="8.6496877584073869E-4" table:style-name="ce22">
            <text:p>0.0009</text:p>
          </table:table-cell>
          <table:table-cell office:value-type="float" office:value="3.4233776940967851E-4" table:style-name="ce22">
            <text:p>0.0003</text:p>
          </table:table-cell>
          <table:table-cell office:value-type="float" office:value="5.6477378707921156E-4" table:style-name="ce22">
            <text:p>0.0006</text:p>
          </table:table-cell>
          <table:table-cell office:value-type="float" office:value="2.5983015635312013E-4" table:style-name="ce22">
            <text:p>0.0003</text:p>
          </table:table-cell>
          <table:table-cell office:value-type="float" office:value="3.3432881636890911E-4" table:style-name="ce22">
            <text:p>0.0003</text:p>
          </table:table-cell>
          <table:table-cell office:value-type="float" office:value="5.4016919491039117E-4" table:style-name="ce22">
            <text:p>0.0005</text:p>
          </table:table-cell>
          <table:table-cell office:value-type="float" office:value="2.397292427934806E-4" table:style-name="ce22">
            <text:p>0.0002</text:p>
          </table:table-cell>
          <table:table-cell office:value-type="float" office:value="5.3184169941850176E-4" table:style-name="ce22">
            <text:p>0.0005</text:p>
          </table:table-cell>
          <table:table-cell office:value-type="float" office:value="7.6862419186592851E-4" table:style-name="ce22">
            <text:p>0.0008</text:p>
          </table:table-cell>
          <table:table-cell office:value-type="float" office:value="1.15753302823701" table:style-name="ce22">
            <text:p>1.1575</text:p>
          </table:table-cell>
          <table:table-cell office:value-type="float" office:value="0.31892876592706937" table:style-name="ce22">
            <text:p>0.3189</text:p>
          </table:table-cell>
          <table:table-cell office:value-type="float" office:value="5.6698996014316744E-2" table:style-name="ce22">
            <text:p>0.0567</text:p>
          </table:table-cell>
          <table:table-cell office:value-type="float" office:value="6.3762771672472524E-4" table:style-name="ce22">
            <text:p>0.0006</text:p>
          </table:table-cell>
          <table:table-cell office:value-type="float" office:value="3.8419130480543489E-3" table:style-name="ce22">
            <text:p>0.0038</text:p>
          </table:table-cell>
          <table:table-cell office:value-type="float" office:value="9.1947472118596662E-4" table:style-name="ce22">
            <text:p>0.0009</text:p>
          </table:table-cell>
          <table:table-cell office:value-type="float" office:value="1.0202044784664447E-3" table:style-name="ce22">
            <text:p>0.0010</text:p>
          </table:table-cell>
          <table:table-cell office:value-type="float" office:value="1.5544765334851536E-3" table:style-name="ce22">
            <text:p>0.0016</text:p>
          </table:table-cell>
          <table:table-cell office:value-type="float" office:value="8.9977949511778961E-4" table:style-name="ce22">
            <text:p>0.0009</text:p>
          </table:table-cell>
          <table:table-cell office:value-type="float" office:value="2.0032001295795898E-3" table:style-name="ce22">
            <text:p>0.0020</text:p>
          </table:table-cell>
          <table:table-cell office:value-type="float" office:value="5.2078207265307042E-4" table:style-name="ce22">
            <text:p>0.0005</text:p>
          </table:table-cell>
          <table:table-cell office:value-type="float" office:value="5.2633484784919856E-4" table:style-name="ce22">
            <text:p>0.0005</text:p>
          </table:table-cell>
          <table:table-cell office:value-type="float" office:value="4.4706792408993829E-3" table:style-name="ce22">
            <text:p>0.0045</text:p>
          </table:table-cell>
          <table:table-cell office:value-type="float" office:value="5.6022507963628381E-3" table:style-name="ce22">
            <text:p>0.0056</text:p>
          </table:table-cell>
          <table:table-cell office:value-type="float" office:value="1.0850404275069411E-3" table:style-name="ce22">
            <text:p>0.0011</text:p>
          </table:table-cell>
          <table:table-cell office:value-type="float" office:value="1.3494623222434399E-3" table:style-name="ce22">
            <text:p>0.0013</text:p>
          </table:table-cell>
          <table:table-cell office:value-type="float" office:value="2.9214740499648909E-2" table:style-name="ce22">
            <text:p>0.0292</text:p>
          </table:table-cell>
          <table:table-cell office:value-type="float" office:value="1.1001600073795768E-3" table:style-name="ce22">
            <text:p>0.0011</text:p>
          </table:table-cell>
          <table:table-cell office:value-type="float" office:value="1.9287270085881201E-3" table:style-name="ce22">
            <text:p>0.0019</text:p>
          </table:table-cell>
          <table:table-cell office:value-type="float" office:value="7.4903989380090878E-4" table:style-name="ce22">
            <text:p>0.0007</text:p>
          </table:table-cell>
          <table:table-cell office:value-type="float" office:value="4.157092461315895E-4" table:style-name="ce22">
            <text:p>0.0004</text:p>
          </table:table-cell>
          <table:table-cell office:value-type="float" office:value="5.7748975652914352E-4" table:style-name="ce22">
            <text:p>0.0006</text:p>
          </table:table-cell>
          <table:table-cell office:value-type="float" office:value="1.547699073964506E-2" table:style-name="ce22">
            <text:p>0.0155</text:p>
          </table:table-cell>
          <table:table-cell office:value-type="float" office:value="1.6888260011168369E-3" table:style-name="ce22">
            <text:p>0.0017</text:p>
          </table:table-cell>
          <table:table-cell office:value-type="float" office:value="2.2925648925736309E-3" table:style-name="ce22">
            <text:p>0.0023</text:p>
          </table:table-cell>
          <table:table-cell office:value-type="float" office:value="5.8098010841590314E-4" table:style-name="ce22">
            <text:p>0.0006</text:p>
          </table:table-cell>
          <table:table-cell office:value-type="float" office:value="1.5861531173846507E-3" table:style-name="ce22">
            <text:p>0.0016</text:p>
          </table:table-cell>
          <table:table-cell office:value-type="float" office:value="3.2063216659556728E-3" table:style-name="ce22">
            <text:p>0.0032</text:p>
          </table:table-cell>
          <table:table-cell office:value-type="float" office:value="6.1757297348139612E-4" table:style-name="ce22">
            <text:p>0.0006</text:p>
          </table:table-cell>
          <table:table-cell office:value-type="float" office:value="8.8790299918399562E-4" table:style-name="ce22">
            <text:p>0.0009</text:p>
          </table:table-cell>
          <table:table-cell office:value-type="float" office:value="2.8594807757110775E-4" table:style-name="ce22">
            <text:p>0.0003</text:p>
          </table:table-cell>
          <table:table-cell office:value-type="float" office:value="9.4463711380899154E-4" table:style-name="ce22">
            <text:p>0.0009</text:p>
          </table:table-cell>
          <table:table-cell office:value-type="float" office:value="2.5279907119148521E-3" table:style-name="ce22">
            <text:p>0.0025</text:p>
          </table:table-cell>
          <table:table-cell office:value-type="float" office:value="8.3745904460173976E-4" table:style-name="ce22">
            <text:p>0.0008</text:p>
          </table:table-cell>
          <table:table-cell office:value-type="float" office:value="3.5897130851398983E-4" table:style-name="ce22">
            <text:p>0.0004</text:p>
          </table:table-cell>
          <table:table-cell office:value-type="float" office:value="2.508442717799441E-3" table:style-name="ce22">
            <text:p>0.0025</text:p>
          </table:table-cell>
          <table:table-cell office:value-type="float" office:value="1.0756765978221317E-3" table:style-name="ce22">
            <text:p>0.0011</text:p>
          </table:table-cell>
          <table:table-cell office:value-type="float" office:value="2.8208252558156607E-3" table:style-name="ce22">
            <text:p>0.0028</text:p>
          </table:table-cell>
          <table:table-cell office:value-type="float" office:value="0" table:style-name="ce22">
            <text:p>0.0000</text:p>
          </table:table-cell>
          <table:table-cell office:value-type="float" office:value="1.6479322922459614" table:style-name="ce23">
            <text:p>1.647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4" table:style-name="ce19">
            <text:p>34</text:p>
          </table:table-cell>
          <table:table-cell office:value-type="string" table:style-name="ce26">
            <text:p>021002</text:p>
          </table:table-cell>
          <table:table-cell office:value-type="string" table:style-name="ce27">
            <text:p>Fabricación de prendas de vestir<text:s/></text:p>
          </table:table-cell>
          <table:table-cell office:value-type="float" office:value="4.1387012288335316E-5" table:style-name="ce22">
            <text:p>0.0000</text:p>
          </table:table-cell>
          <table:table-cell office:value-type="float" office:value="4.7889465327417835E-5" table:style-name="ce22">
            <text:p>0.0000</text:p>
          </table:table-cell>
          <table:table-cell office:value-type="float" office:value="6.734687123533434E-5" table:style-name="ce22">
            <text:p>0.0001</text:p>
          </table:table-cell>
          <table:table-cell office:value-type="float" office:value="3.8638280173435963E-5" table:style-name="ce22">
            <text:p>0.0000</text:p>
          </table:table-cell>
          <table:table-cell office:value-type="float" office:value="4.3211552367784803E-5" table:style-name="ce22">
            <text:p>0.0000</text:p>
          </table:table-cell>
          <table:table-cell office:value-type="float" office:value="8.2559511378472262E-5" table:style-name="ce22">
            <text:p>0.0001</text:p>
          </table:table-cell>
          <table:table-cell office:value-type="float" office:value="8.1334697089730074E-5" table:style-name="ce22">
            <text:p>0.0001</text:p>
          </table:table-cell>
          <table:table-cell office:value-type="float" office:value="2.4111525930876395E-5" table:style-name="ce22">
            <text:p>0.0000</text:p>
          </table:table-cell>
          <table:table-cell office:value-type="float" office:value="1.0473235904372552E-4" table:style-name="ce22">
            <text:p>0.0001</text:p>
          </table:table-cell>
          <table:table-cell office:value-type="float" office:value="6.7039723208756207E-5" table:style-name="ce22">
            <text:p>0.0001</text:p>
          </table:table-cell>
          <table:table-cell office:value-type="float" office:value="7.9384277548047232E-5" table:style-name="ce22">
            <text:p>0.0001</text:p>
          </table:table-cell>
          <table:table-cell office:value-type="float" office:value="4.5712766601544694E-4" table:style-name="ce22">
            <text:p>0.0005</text:p>
          </table:table-cell>
          <table:table-cell office:value-type="float" office:value="1.0207499267678322E-3" table:style-name="ce22">
            <text:p>0.0010</text:p>
          </table:table-cell>
          <table:table-cell office:value-type="float" office:value="1.1434369256354894E-4" table:style-name="ce22">
            <text:p>0.0001</text:p>
          </table:table-cell>
          <table:table-cell office:value-type="float" office:value="6.5524466650137997E-5" table:style-name="ce22">
            <text:p>0.0001</text:p>
          </table:table-cell>
          <table:table-cell office:value-type="float" office:value="1.0909401949066709E-4" table:style-name="ce22">
            <text:p>0.0001</text:p>
          </table:table-cell>
          <table:table-cell office:value-type="float" office:value="9.9516971105358657E-5" table:style-name="ce22">
            <text:p>0.0001</text:p>
          </table:table-cell>
          <table:table-cell office:value-type="float" office:value="7.6094878845325812E-5" table:style-name="ce22">
            <text:p>0.0001</text:p>
          </table:table-cell>
          <table:table-cell office:value-type="float" office:value="1.9293146672729638E-4" table:style-name="ce22">
            <text:p>0.0002</text:p>
          </table:table-cell>
          <table:table-cell office:value-type="float" office:value="5.6249105739708198E-5" table:style-name="ce22">
            <text:p>0.0001</text:p>
          </table:table-cell>
          <table:table-cell office:value-type="float" office:value="9.698237153316048E-5" table:style-name="ce22">
            <text:p>0.0001</text:p>
          </table:table-cell>
          <table:table-cell office:value-type="float" office:value="5.3323706084154603E-5" table:style-name="ce22">
            <text:p>0.0001</text:p>
          </table:table-cell>
          <table:table-cell office:value-type="float" office:value="7.7869865847425871E-5" table:style-name="ce22">
            <text:p>0.0001</text:p>
          </table:table-cell>
          <table:table-cell office:value-type="float" office:value="1.0609248421207736E-4" table:style-name="ce22">
            <text:p>0.0001</text:p>
          </table:table-cell>
          <table:table-cell office:value-type="float" office:value="8.2669555343586049E-5" table:style-name="ce22">
            <text:p>0.0001</text:p>
          </table:table-cell>
          <table:table-cell office:value-type="float" office:value="7.3835027732280543E-5" table:style-name="ce22">
            <text:p>0.0001</text:p>
          </table:table-cell>
          <table:table-cell office:value-type="float" office:value="3.6599458589975455E-5" table:style-name="ce22">
            <text:p>0.0000</text:p>
          </table:table-cell>
          <table:table-cell office:value-type="float" office:value="4.7862366341953962E-5" table:style-name="ce22">
            <text:p>0.0000</text:p>
          </table:table-cell>
          <table:table-cell office:value-type="float" office:value="1.0320418810029723E-4" table:style-name="ce22">
            <text:p>0.0001</text:p>
          </table:table-cell>
          <table:table-cell office:value-type="float" office:value="7.7932441323674178E-5" table:style-name="ce22">
            <text:p>0.0001</text:p>
          </table:table-cell>
          <table:table-cell office:value-type="float" office:value="7.3278395423252869E-5" table:style-name="ce22">
            <text:p>0.0001</text:p>
          </table:table-cell>
          <table:table-cell office:value-type="float" office:value="8.9146718126002E-5" table:style-name="ce22">
            <text:p>0.0001</text:p>
          </table:table-cell>
          <table:table-cell office:value-type="float" office:value="9.1741963117765359E-4" table:style-name="ce22">
            <text:p>0.0009</text:p>
          </table:table-cell>
          <table:table-cell office:value-type="float" office:value="1.0049737487819841" table:style-name="ce22">
            <text:p>1.0050</text:p>
          </table:table-cell>
          <table:table-cell office:value-type="float" office:value="1.1503084672788278E-4" table:style-name="ce22">
            <text:p>0.0001</text:p>
          </table:table-cell>
          <table:table-cell office:value-type="float" office:value="8.5945940143990332E-5" table:style-name="ce22">
            <text:p>0.0001</text:p>
          </table:table-cell>
          <table:table-cell office:value-type="float" office:value="7.9014642351307114E-5" table:style-name="ce22">
            <text:p>0.0001</text:p>
          </table:table-cell>
          <table:table-cell office:value-type="float" office:value="5.0942732628462997E-4" table:style-name="ce22">
            <text:p>0.0005</text:p>
          </table:table-cell>
          <table:table-cell office:value-type="float" office:value="9.8065123487702381E-5" table:style-name="ce22">
            <text:p>0.0001</text:p>
          </table:table-cell>
          <table:table-cell office:value-type="float" office:value="6.6686597509342329E-5" table:style-name="ce22">
            <text:p>0.0001</text:p>
          </table:table-cell>
          <table:table-cell office:value-type="float" office:value="4.9676764105288872E-5" table:style-name="ce22">
            <text:p>0.0000</text:p>
          </table:table-cell>
          <table:table-cell office:value-type="float" office:value="5.9564332740764806E-5" table:style-name="ce22">
            <text:p>0.0001</text:p>
          </table:table-cell>
          <table:table-cell office:value-type="float" office:value="1.6458378577815746E-4" table:style-name="ce22">
            <text:p>0.0002</text:p>
          </table:table-cell>
          <table:table-cell office:value-type="float" office:value="1.3550853944196121E-4" table:style-name="ce22">
            <text:p>0.0001</text:p>
          </table:table-cell>
          <table:table-cell office:value-type="float" office:value="2.2105040858670781E-3" table:style-name="ce22">
            <text:p>0.0022</text:p>
          </table:table-cell>
          <table:table-cell office:value-type="float" office:value="2.3935822710024709E-3" table:style-name="ce22">
            <text:p>0.0024</text:p>
          </table:table-cell>
          <table:table-cell office:value-type="float" office:value="4.2670302208774159E-4" table:style-name="ce22">
            <text:p>0.0004</text:p>
          </table:table-cell>
          <table:table-cell office:value-type="float" office:value="7.639237998101796E-5" table:style-name="ce22">
            <text:p>0.0001</text:p>
          </table:table-cell>
          <table:table-cell office:value-type="float" office:value="7.958735032709631E-4" table:style-name="ce22">
            <text:p>0.0008</text:p>
          </table:table-cell>
          <table:table-cell office:value-type="float" office:value="3.8648522289584696E-4" table:style-name="ce22">
            <text:p>0.0004</text:p>
          </table:table-cell>
          <table:table-cell office:value-type="float" office:value="2.648838047069688E-4" table:style-name="ce22">
            <text:p>0.0003</text:p>
          </table:table-cell>
          <table:table-cell office:value-type="float" office:value="1.2283832985096152E-4" table:style-name="ce22">
            <text:p>0.0001</text:p>
          </table:table-cell>
          <table:table-cell office:value-type="float" office:value="1.1773573651723815E-4" table:style-name="ce22">
            <text:p>0.0001</text:p>
          </table:table-cell>
          <table:table-cell office:value-type="float" office:value="1.0523996403977004E-4" table:style-name="ce22">
            <text:p>0.0001</text:p>
          </table:table-cell>
          <table:table-cell office:value-type="float" office:value="2.5178772706998947E-5" table:style-name="ce22">
            <text:p>0.0000</text:p>
          </table:table-cell>
          <table:table-cell office:value-type="float" office:value="1.3707272811276175E-4" table:style-name="ce22">
            <text:p>0.0001</text:p>
          </table:table-cell>
          <table:table-cell office:value-type="float" office:value="9.0742100990613759E-5" table:style-name="ce22">
            <text:p>0.0001</text:p>
          </table:table-cell>
          <table:table-cell office:value-type="float" office:value="1.2079194527675085E-4" table:style-name="ce22">
            <text:p>0.0001</text:p>
          </table:table-cell>
          <table:table-cell office:value-type="float" office:value="1.4697553415156451E-4" table:style-name="ce22">
            <text:p>0.0001</text:p>
          </table:table-cell>
          <table:table-cell office:value-type="float" office:value="4.3114316547175832E-3" table:style-name="ce22">
            <text:p>0.0043</text:p>
          </table:table-cell>
          <table:table-cell office:value-type="float" office:value="4.5114657201106187E-4" table:style-name="ce22">
            <text:p>0.0005</text:p>
          </table:table-cell>
          <table:table-cell office:value-type="float" office:value="9.4947462691783336E-4" table:style-name="ce22">
            <text:p>0.0009</text:p>
          </table:table-cell>
          <table:table-cell office:value-type="float" office:value="4.818406803465242E-5" table:style-name="ce22">
            <text:p>0.0000</text:p>
          </table:table-cell>
          <table:table-cell office:value-type="float" office:value="7.6032458090123526E-5" table:style-name="ce22">
            <text:p>0.0001</text:p>
          </table:table-cell>
          <table:table-cell office:value-type="float" office:value="6.7482656985141118E-3" table:style-name="ce22">
            <text:p>0.0067</text:p>
          </table:table-cell>
          <table:table-cell office:value-type="float" office:value="1.8873562195243015E-3" table:style-name="ce22">
            <text:p>0.0019</text:p>
          </table:table-cell>
          <table:table-cell office:value-type="float" office:value="8.3315581104034266E-4" table:style-name="ce22">
            <text:p>0.0008</text:p>
          </table:table-cell>
          <table:table-cell office:value-type="float" office:value="1.5138733527940136E-4" table:style-name="ce22">
            <text:p>0.0002</text:p>
          </table:table-cell>
          <table:table-cell office:value-type="float" office:value="2.5678300855586792E-3" table:style-name="ce22">
            <text:p>0.0026</text:p>
          </table:table-cell>
          <table:table-cell office:value-type="float" office:value="3.7631564766624849E-4" table:style-name="ce22">
            <text:p>0.0004</text:p>
          </table:table-cell>
          <table:table-cell office:value-type="float" office:value="0" table:style-name="ce22">
            <text:p>0.0000</text:p>
          </table:table-cell>
          <table:table-cell office:value-type="float" office:value="1.0368643159387008" table:style-name="ce23">
            <text:p>1.036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5" table:style-name="ce25">
            <text:p>35</text:p>
          </table:table-cell>
          <table:table-cell office:value-type="string" table:style-name="ce26">
            <text:p>021003</text:p>
          </table:table-cell>
          <table:table-cell office:value-type="string" table:style-name="ce27">
            <text:p>Fabricación de cuero, productos de cuero y calzado</text:p>
          </table:table-cell>
          <table:table-cell office:value-type="float" office:value="3.9433792937305572E-5" table:style-name="ce22">
            <text:p>0.0000</text:p>
          </table:table-cell>
          <table:table-cell office:value-type="float" office:value="4.3269734017269413E-5" table:style-name="ce22">
            <text:p>0.0000</text:p>
          </table:table-cell>
          <table:table-cell office:value-type="float" office:value="6.4417219840463423E-5" table:style-name="ce22">
            <text:p>0.0001</text:p>
          </table:table-cell>
          <table:table-cell office:value-type="float" office:value="3.3531211973661058E-5" table:style-name="ce22">
            <text:p>0.0000</text:p>
          </table:table-cell>
          <table:table-cell office:value-type="float" office:value="4.3067757199252063E-5" table:style-name="ce22">
            <text:p>0.0000</text:p>
          </table:table-cell>
          <table:table-cell office:value-type="float" office:value="6.782962373327471E-5" table:style-name="ce22">
            <text:p>0.0001</text:p>
          </table:table-cell>
          <table:table-cell office:value-type="float" office:value="8.0716718762866016E-5" table:style-name="ce22">
            <text:p>0.0001</text:p>
          </table:table-cell>
          <table:table-cell office:value-type="float" office:value="2.3865581729094894E-5" table:style-name="ce22">
            <text:p>0.0000</text:p>
          </table:table-cell>
          <table:table-cell office:value-type="float" office:value="8.342047944577976E-5" table:style-name="ce22">
            <text:p>0.0001</text:p>
          </table:table-cell>
          <table:table-cell office:value-type="float" office:value="4.4210547623709934E-5" table:style-name="ce22">
            <text:p>0.0000</text:p>
          </table:table-cell>
          <table:table-cell office:value-type="float" office:value="7.9358073679471983E-5" table:style-name="ce22">
            <text:p>0.0001</text:p>
          </table:table-cell>
          <table:table-cell office:value-type="float" office:value="1.4743249593098591E-3" table:style-name="ce22">
            <text:p>0.0015</text:p>
          </table:table-cell>
          <table:table-cell office:value-type="float" office:value="4.32663270954567E-5" table:style-name="ce22">
            <text:p>0.0000</text:p>
          </table:table-cell>
          <table:table-cell office:value-type="float" office:value="7.4610937879057097E-5" table:style-name="ce22">
            <text:p>0.0001</text:p>
          </table:table-cell>
          <table:table-cell office:value-type="float" office:value="5.9564149779946625E-5" table:style-name="ce22">
            <text:p>0.0001</text:p>
          </table:table-cell>
          <table:table-cell office:value-type="float" office:value="8.9479065593150298E-5" table:style-name="ce22">
            <text:p>0.0001</text:p>
          </table:table-cell>
          <table:table-cell office:value-type="float" office:value="8.3302202277004157E-5" table:style-name="ce22">
            <text:p>0.0001</text:p>
          </table:table-cell>
          <table:table-cell office:value-type="float" office:value="6.0567294347102124E-5" table:style-name="ce22">
            <text:p>0.0001</text:p>
          </table:table-cell>
          <table:table-cell office:value-type="float" office:value="4.7029731098907996E-5" table:style-name="ce22">
            <text:p>0.0000</text:p>
          </table:table-cell>
          <table:table-cell office:value-type="float" office:value="4.7466145942245121E-5" table:style-name="ce22">
            <text:p>0.0000</text:p>
          </table:table-cell>
          <table:table-cell office:value-type="float" office:value="7.4891086730347606E-5" table:style-name="ce22">
            <text:p>0.0001</text:p>
          </table:table-cell>
          <table:table-cell office:value-type="float" office:value="4.4729684527861645E-5" table:style-name="ce22">
            <text:p>0.0000</text:p>
          </table:table-cell>
          <table:table-cell office:value-type="float" office:value="5.5630828408170187E-5" table:style-name="ce22">
            <text:p>0.0001</text:p>
          </table:table-cell>
          <table:table-cell office:value-type="float" office:value="9.1985275748195553E-5" table:style-name="ce22">
            <text:p>0.0001</text:p>
          </table:table-cell>
          <table:table-cell office:value-type="float" office:value="7.6055202166713264E-5" table:style-name="ce22">
            <text:p>0.0001</text:p>
          </table:table-cell>
          <table:table-cell office:value-type="float" office:value="5.7118748495195292E-5" table:style-name="ce22">
            <text:p>0.0001</text:p>
          </table:table-cell>
          <table:table-cell office:value-type="float" office:value="2.8262770906327928E-5" table:style-name="ce22">
            <text:p>0.0000</text:p>
          </table:table-cell>
          <table:table-cell office:value-type="float" office:value="4.6787607157725841E-5" table:style-name="ce22">
            <text:p>0.0000</text:p>
          </table:table-cell>
          <table:table-cell office:value-type="float" office:value="8.1428171996784091E-5" table:style-name="ce22">
            <text:p>0.0001</text:p>
          </table:table-cell>
          <table:table-cell office:value-type="float" office:value="6.6419000871291011E-5" table:style-name="ce22">
            <text:p>0.0001</text:p>
          </table:table-cell>
          <table:table-cell office:value-type="float" office:value="6.5467995989892613E-5" table:style-name="ce22">
            <text:p>0.0001</text:p>
          </table:table-cell>
          <table:table-cell office:value-type="float" office:value="7.3239285022423084E-5" table:style-name="ce22">
            <text:p>0.0001</text:p>
          </table:table-cell>
          <table:table-cell office:value-type="float" office:value="7.8755597617948699E-5" table:style-name="ce22">
            <text:p>0.0001</text:p>
          </table:table-cell>
          <table:table-cell office:value-type="float" office:value="1.1980622639357971E-2" table:style-name="ce22">
            <text:p>0.0120</text:p>
          </table:table-cell>
          <table:table-cell office:value-type="float" office:value="1.1753265656286489" table:style-name="ce22">
            <text:p>1.1753</text:p>
          </table:table-cell>
          <table:table-cell office:value-type="float" office:value="5.4295709384281576E-5" table:style-name="ce22">
            <text:p>0.0001</text:p>
          </table:table-cell>
          <table:table-cell office:value-type="float" office:value="6.5160091511033783E-5" table:style-name="ce22">
            <text:p>0.0001</text:p>
          </table:table-cell>
          <table:table-cell office:value-type="float" office:value="3.5673144150270516E-4" table:style-name="ce22">
            <text:p>0.0004</text:p>
          </table:table-cell>
          <table:table-cell office:value-type="float" office:value="5.6054801416853957E-5" table:style-name="ce22">
            <text:p>0.0001</text:p>
          </table:table-cell>
          <table:table-cell office:value-type="float" office:value="4.0104387871728104E-5" table:style-name="ce22">
            <text:p>0.0000</text:p>
          </table:table-cell>
          <table:table-cell office:value-type="float" office:value="3.7870812164699881E-5" table:style-name="ce22">
            <text:p>0.0000</text:p>
          </table:table-cell>
          <table:table-cell office:value-type="float" office:value="5.5374059071796624E-5" table:style-name="ce22">
            <text:p>0.0001</text:p>
          </table:table-cell>
          <table:table-cell office:value-type="float" office:value="1.0212473247655352E-4" table:style-name="ce22">
            <text:p>0.0001</text:p>
          </table:table-cell>
          <table:table-cell office:value-type="float" office:value="1.7316492058710306E-4" table:style-name="ce22">
            <text:p>0.0002</text:p>
          </table:table-cell>
          <table:table-cell office:value-type="float" office:value="7.6514594630714547E-5" table:style-name="ce22">
            <text:p>0.0001</text:p>
          </table:table-cell>
          <table:table-cell office:value-type="float" office:value="6.6679115936858519E-5" table:style-name="ce22">
            <text:p>0.0001</text:p>
          </table:table-cell>
          <table:table-cell office:value-type="float" office:value="6.7262320034748493E-5" table:style-name="ce22">
            <text:p>0.0001</text:p>
          </table:table-cell>
          <table:table-cell office:value-type="float" office:value="1.3511549295364392E-3" table:style-name="ce22">
            <text:p>0.0014</text:p>
          </table:table-cell>
          <table:table-cell office:value-type="float" office:value="2.8684750031433734E-4" table:style-name="ce22">
            <text:p>0.0003</text:p>
          </table:table-cell>
          <table:table-cell office:value-type="float" office:value="2.8407871463424458E-4" table:style-name="ce22">
            <text:p>0.0003</text:p>
          </table:table-cell>
          <table:table-cell office:value-type="float" office:value="8.9387079096601508E-4" table:style-name="ce22">
            <text:p>0.0009</text:p>
          </table:table-cell>
          <table:table-cell office:value-type="float" office:value="4.0488734122715074E-4" table:style-name="ce22">
            <text:p>0.0004</text:p>
          </table:table-cell>
          <table:table-cell office:value-type="float" office:value="5.3967168103005921E-5" table:style-name="ce22">
            <text:p>0.0001</text:p>
          </table:table-cell>
          <table:table-cell office:value-type="float" office:value="9.0039808974267603E-5" table:style-name="ce22">
            <text:p>0.0001</text:p>
          </table:table-cell>
          <table:table-cell office:value-type="float" office:value="1.1738025183647882E-5" table:style-name="ce22">
            <text:p>0.0000</text:p>
          </table:table-cell>
          <table:table-cell office:value-type="float" office:value="1.2042313654102154E-4" table:style-name="ce22">
            <text:p>0.0001</text:p>
          </table:table-cell>
          <table:table-cell office:value-type="float" office:value="6.8902337696571633E-5" table:style-name="ce22">
            <text:p>0.0001</text:p>
          </table:table-cell>
          <table:table-cell office:value-type="float" office:value="1.7981888031421298E-4" table:style-name="ce22">
            <text:p>0.0002</text:p>
          </table:table-cell>
          <table:table-cell office:value-type="float" office:value="1.2278064114562153E-4" table:style-name="ce22">
            <text:p>0.0001</text:p>
          </table:table-cell>
          <table:table-cell office:value-type="float" office:value="3.7696336756199308E-3" table:style-name="ce22">
            <text:p>0.0038</text:p>
          </table:table-cell>
          <table:table-cell office:value-type="float" office:value="1.1584999191150125E-4" table:style-name="ce22">
            <text:p>0.0001</text:p>
          </table:table-cell>
          <table:table-cell office:value-type="float" office:value="9.6930157227707696E-5" table:style-name="ce22">
            <text:p>0.0001</text:p>
          </table:table-cell>
          <table:table-cell office:value-type="float" office:value="3.2845510523533511E-5" table:style-name="ce22">
            <text:p>0.0000</text:p>
          </table:table-cell>
          <table:table-cell office:value-type="float" office:value="7.2535706784134009E-5" table:style-name="ce22">
            <text:p>0.0001</text:p>
          </table:table-cell>
          <table:table-cell office:value-type="float" office:value="2.3031179112422517E-3" table:style-name="ce22">
            <text:p>0.0023</text:p>
          </table:table-cell>
          <table:table-cell office:value-type="float" office:value="8.3392250669342026E-4" table:style-name="ce22">
            <text:p>0.0008</text:p>
          </table:table-cell>
          <table:table-cell office:value-type="float" office:value="2.6638365142279204E-5" table:style-name="ce22">
            <text:p>0.0000</text:p>
          </table:table-cell>
          <table:table-cell office:value-type="float" office:value="3.830646515305588E-5" table:style-name="ce22">
            <text:p>0.0000</text:p>
          </table:table-cell>
          <table:table-cell office:value-type="float" office:value="6.2556759510089236E-5" table:style-name="ce22">
            <text:p>0.0001</text:p>
          </table:table-cell>
          <table:table-cell office:value-type="float" office:value="1.6424052205770982E-4" table:style-name="ce22">
            <text:p>0.0002</text:p>
          </table:table-cell>
          <table:table-cell office:value-type="float" office:value="0" table:style-name="ce22">
            <text:p>0.0000</text:p>
          </table:table-cell>
          <table:table-cell office:value-type="float" office:value="1.2032671149110024" table:style-name="ce23">
            <text:p>1.2033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6" table:style-name="ce25">
            <text:p>36</text:p>
          </table:table-cell>
          <table:table-cell office:value-type="string" table:style-name="ce26">
            <text:p>022001</text:p>
          </table:table-cell>
          <table:table-cell office:value-type="string" table:style-name="ce27">
            <text:p>Producción de madera y de productos de madera</text:p>
          </table:table-cell>
          <table:table-cell office:value-type="float" office:value="6.2053808403849644E-4" table:style-name="ce22">
            <text:p>0.0006</text:p>
          </table:table-cell>
          <table:table-cell office:value-type="float" office:value="3.241675246241449E-4" table:style-name="ce22">
            <text:p>0.0003</text:p>
          </table:table-cell>
          <table:table-cell office:value-type="float" office:value="4.7768888361270664E-4" table:style-name="ce22">
            <text:p>0.0005</text:p>
          </table:table-cell>
          <table:table-cell office:value-type="float" office:value="3.4055200796616694E-4" table:style-name="ce22">
            <text:p>0.0003</text:p>
          </table:table-cell>
          <table:table-cell office:value-type="float" office:value="4.0673522658638515E-4" table:style-name="ce22">
            <text:p>0.0004</text:p>
          </table:table-cell>
          <table:table-cell office:value-type="float" office:value="9.2726943531290214E-4" table:style-name="ce22">
            <text:p>0.0009</text:p>
          </table:table-cell>
          <table:table-cell office:value-type="float" office:value="7.7171337354234727E-4" table:style-name="ce22">
            <text:p>0.0008</text:p>
          </table:table-cell>
          <table:table-cell office:value-type="float" office:value="1.8033510702982936E-4" table:style-name="ce22">
            <text:p>0.0002</text:p>
          </table:table-cell>
          <table:table-cell office:value-type="float" office:value="9.1236348586681663E-4" table:style-name="ce22">
            <text:p>0.0009</text:p>
          </table:table-cell>
          <table:table-cell office:value-type="float" office:value="7.0509236515236304E-4" table:style-name="ce22">
            <text:p>0.0007</text:p>
          </table:table-cell>
          <table:table-cell office:value-type="float" office:value="6.5057567490970454E-4" table:style-name="ce22">
            <text:p>0.0007</text:p>
          </table:table-cell>
          <table:table-cell office:value-type="float" office:value="1.1769901745057019E-3" table:style-name="ce22">
            <text:p>0.0012</text:p>
          </table:table-cell>
          <table:table-cell office:value-type="float" office:value="4.4691475942511136E-4" table:style-name="ce22">
            <text:p>0.0004</text:p>
          </table:table-cell>
          <table:table-cell office:value-type="float" office:value="1.4483513864891973E-3" table:style-name="ce22">
            <text:p>0.0014</text:p>
          </table:table-cell>
          <table:table-cell office:value-type="float" office:value="7.7618232613620836E-4" table:style-name="ce22">
            <text:p>0.0008</text:p>
          </table:table-cell>
          <table:table-cell office:value-type="float" office:value="1.3254154806236454E-3" table:style-name="ce22">
            <text:p>0.0013</text:p>
          </table:table-cell>
          <table:table-cell office:value-type="float" office:value="1.4266009683247347E-3" table:style-name="ce22">
            <text:p>0.0014</text:p>
          </table:table-cell>
          <table:table-cell office:value-type="float" office:value="8.7686259008293592E-4" table:style-name="ce22">
            <text:p>0.0009</text:p>
          </table:table-cell>
          <table:table-cell office:value-type="float" office:value="9.9857472239573927E-4" table:style-name="ce22">
            <text:p>0.0010</text:p>
          </table:table-cell>
          <table:table-cell office:value-type="float" office:value="7.9064423858563428E-4" table:style-name="ce22">
            <text:p>0.0008</text:p>
          </table:table-cell>
          <table:table-cell office:value-type="float" office:value="1.32126665101678E-3" table:style-name="ce22">
            <text:p>0.0013</text:p>
          </table:table-cell>
          <table:table-cell office:value-type="float" office:value="9.9695805902065104E-4" table:style-name="ce22">
            <text:p>0.0010</text:p>
          </table:table-cell>
          <table:table-cell office:value-type="float" office:value="1.257033837085923E-3" table:style-name="ce22">
            <text:p>0.0013</text:p>
          </table:table-cell>
          <table:table-cell office:value-type="float" office:value="1.5468800661058212E-3" table:style-name="ce22">
            <text:p>0.0015</text:p>
          </table:table-cell>
          <table:table-cell office:value-type="float" office:value="5.3275434076722528E-4" table:style-name="ce22">
            <text:p>0.0005</text:p>
          </table:table-cell>
          <table:table-cell office:value-type="float" office:value="1.1189819475105512E-3" table:style-name="ce22">
            <text:p>0.0011</text:p>
          </table:table-cell>
          <table:table-cell office:value-type="float" office:value="7.4969766875191541E-4" table:style-name="ce22">
            <text:p>0.0007</text:p>
          </table:table-cell>
          <table:table-cell office:value-type="float" office:value="1.5286042707514052E-2" table:style-name="ce22">
            <text:p>0.0153</text:p>
          </table:table-cell>
          <table:table-cell office:value-type="float" office:value="2.8825992765414824E-3" table:style-name="ce22">
            <text:p>0.0029</text:p>
          </table:table-cell>
          <table:table-cell office:value-type="float" office:value="4.7884025448995609E-4" table:style-name="ce22">
            <text:p>0.0005</text:p>
          </table:table-cell>
          <table:table-cell office:value-type="float" office:value="8.20237556968876E-4" table:style-name="ce22">
            <text:p>0.0008</text:p>
          </table:table-cell>
          <table:table-cell office:value-type="float" office:value="4.936697860709017E-4" table:style-name="ce22">
            <text:p>0.0005</text:p>
          </table:table-cell>
          <table:table-cell office:value-type="float" office:value="8.3004646381106809E-4" table:style-name="ce22">
            <text:p>0.0008</text:p>
          </table:table-cell>
          <table:table-cell office:value-type="float" office:value="1.0003876140110581E-3" table:style-name="ce22">
            <text:p>0.0010</text:p>
          </table:table-cell>
          <table:table-cell office:value-type="float" office:value="9.841584065664532E-4" table:style-name="ce22">
            <text:p>0.0010</text:p>
          </table:table-cell>
          <table:table-cell office:value-type="float" office:value="1.1433468236951958" table:style-name="ce22">
            <text:p>1.1433</text:p>
          </table:table-cell>
          <table:table-cell office:value-type="float" office:value="5.8744748334466773E-4" table:style-name="ce22">
            <text:p>0.0006</text:p>
          </table:table-cell>
          <table:table-cell office:value-type="float" office:value="1.1992794431067559E-3" table:style-name="ce22">
            <text:p>0.0012</text:p>
          </table:table-cell>
          <table:table-cell office:value-type="float" office:value="9.6790150574301318E-4" table:style-name="ce22">
            <text:p>0.0010</text:p>
          </table:table-cell>
          <table:table-cell office:value-type="float" office:value="5.3172774304457104E-4" table:style-name="ce22">
            <text:p>0.0005</text:p>
          </table:table-cell>
          <table:table-cell office:value-type="float" office:value="7.2641523987612266E-4" table:style-name="ce22">
            <text:p>0.0007</text:p>
          </table:table-cell>
          <table:table-cell office:value-type="float" office:value="9.2989497328748762E-4" table:style-name="ce22">
            <text:p>0.0009</text:p>
          </table:table-cell>
          <table:table-cell office:value-type="float" office:value="7.8143683888792803E-4" table:style-name="ce22">
            <text:p>0.0008</text:p>
          </table:table-cell>
          <table:table-cell office:value-type="float" office:value="1.1282219937246186E-3" table:style-name="ce22">
            <text:p>0.0011</text:p>
          </table:table-cell>
          <table:table-cell office:value-type="float" office:value="9.6448982691172791E-4" table:style-name="ce22">
            <text:p>0.0010</text:p>
          </table:table-cell>
          <table:table-cell office:value-type="float" office:value="7.3396348943868036E-4" table:style-name="ce22">
            <text:p>0.0007</text:p>
          </table:table-cell>
          <table:table-cell office:value-type="float" office:value="1.881150701721104E-2" table:style-name="ce22">
            <text:p>0.0188</text:p>
          </table:table-cell>
          <table:table-cell office:value-type="float" office:value="2.0455313362416319E-3" table:style-name="ce22">
            <text:p>0.0020</text:p>
          </table:table-cell>
          <table:table-cell office:value-type="float" office:value="0.45238651367940447" table:style-name="ce22">
            <text:p>0.4524</text:p>
          </table:table-cell>
          <table:table-cell office:value-type="float" office:value="8.5994166296597119E-3" table:style-name="ce22">
            <text:p>0.0086</text:p>
          </table:table-cell>
          <table:table-cell office:value-type="float" office:value="8.8296223270667754E-4" table:style-name="ce22">
            <text:p>0.0009</text:p>
          </table:table-cell>
          <table:table-cell office:value-type="float" office:value="2.565305713531783E-4" table:style-name="ce22">
            <text:p>0.0003</text:p>
          </table:table-cell>
          <table:table-cell office:value-type="float" office:value="5.6257167292142654E-2" table:style-name="ce22">
            <text:p>0.0563</text:p>
          </table:table-cell>
          <table:table-cell office:value-type="float" office:value="4.9597229843849594E-4" table:style-name="ce22">
            <text:p>0.0005</text:p>
          </table:table-cell>
          <table:table-cell office:value-type="float" office:value="1.4851754876870791E-4" table:style-name="ce22">
            <text:p>0.0001</text:p>
          </table:table-cell>
          <table:table-cell office:value-type="float" office:value="9.914825747132977E-4" table:style-name="ce22">
            <text:p>0.0010</text:p>
          </table:table-cell>
          <table:table-cell office:value-type="float" office:value="1.0259388120085831E-3" table:style-name="ce22">
            <text:p>0.0010</text:p>
          </table:table-cell>
          <table:table-cell office:value-type="float" office:value="5.468987612613764E-4" table:style-name="ce22">
            <text:p>0.0005</text:p>
          </table:table-cell>
          <table:table-cell office:value-type="float" office:value="4.4895086517640544E-4" table:style-name="ce22">
            <text:p>0.0004</text:p>
          </table:table-cell>
          <table:table-cell office:value-type="float" office:value="1.7283803871813506E-3" table:style-name="ce22">
            <text:p>0.0017</text:p>
          </table:table-cell>
          <table:table-cell office:value-type="float" office:value="1.7811104504676092E-3" table:style-name="ce22">
            <text:p>0.0018</text:p>
          </table:table-cell>
          <table:table-cell office:value-type="float" office:value="1.6356041563356063E-3" table:style-name="ce22">
            <text:p>0.0016</text:p>
          </table:table-cell>
          <table:table-cell office:value-type="float" office:value="6.8882088393051027E-3" table:style-name="ce22">
            <text:p>0.0069</text:p>
          </table:table-cell>
          <table:table-cell office:value-type="float" office:value="3.5600736582115671E-4" table:style-name="ce22">
            <text:p>0.0004</text:p>
          </table:table-cell>
          <table:table-cell office:value-type="float" office:value="1.4811901969183224E-3" table:style-name="ce22">
            <text:p>0.0015</text:p>
          </table:table-cell>
          <table:table-cell office:value-type="float" office:value="8.6551867414593495E-4" table:style-name="ce22">
            <text:p>0.0009</text:p>
          </table:table-cell>
          <table:table-cell office:value-type="float" office:value="2.466123680148011E-3" table:style-name="ce22">
            <text:p>0.0025</text:p>
          </table:table-cell>
          <table:table-cell office:value-type="float" office:value="1.6343893293730824E-3" table:style-name="ce22">
            <text:p>0.0016</text:p>
          </table:table-cell>
          <table:table-cell office:value-type="float" office:value="1.1298616961924819E-3" table:style-name="ce22">
            <text:p>0.0011</text:p>
          </table:table-cell>
          <table:table-cell office:value-type="float" office:value="8.0955669416652425E-3" table:style-name="ce22">
            <text:p>0.0081</text:p>
          </table:table-cell>
          <table:table-cell office:value-type="float" office:value="0" table:style-name="ce22">
            <text:p>0.0000</text:p>
          </table:table-cell>
          <table:table-cell office:value-type="float" office:value="1.7687400760206449" table:style-name="ce23">
            <text:p>1.7687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7" table:style-name="ce19">
            <text:p>37</text:p>
          </table:table-cell>
          <table:table-cell office:value-type="string" table:style-name="ce26">
            <text:p>023001</text:p>
          </table:table-cell>
          <table:table-cell office:value-type="string" table:style-name="ce27">
            <text:p>Fabricación de papel y productos de papel</text:p>
          </table:table-cell>
          <table:table-cell office:value-type="float" office:value="6.0909248008570345E-3" table:style-name="ce22">
            <text:p>0.0061</text:p>
          </table:table-cell>
          <table:table-cell office:value-type="float" office:value="1.8930983142169922E-3" table:style-name="ce22">
            <text:p>0.0019</text:p>
          </table:table-cell>
          <table:table-cell office:value-type="float" office:value="3.5819619361288788E-2" table:style-name="ce22">
            <text:p>0.0358</text:p>
          </table:table-cell>
          <table:table-cell office:value-type="float" office:value="2.3339360654471481E-3" table:style-name="ce22">
            <text:p>0.0023</text:p>
          </table:table-cell>
          <table:table-cell office:value-type="float" office:value="2.5678511675274684E-3" table:style-name="ce22">
            <text:p>0.0026</text:p>
          </table:table-cell>
          <table:table-cell office:value-type="float" office:value="2.7616779969053215E-3" table:style-name="ce22">
            <text:p>0.0028</text:p>
          </table:table-cell>
          <table:table-cell office:value-type="float" office:value="6.1645784239648645E-3" table:style-name="ce22">
            <text:p>0.0062</text:p>
          </table:table-cell>
          <table:table-cell office:value-type="float" office:value="1.8624644860099962E-3" table:style-name="ce22">
            <text:p>0.0019</text:p>
          </table:table-cell>
          <table:table-cell office:value-type="float" office:value="5.7207528061554869E-3" table:style-name="ce22">
            <text:p>0.0057</text:p>
          </table:table-cell>
          <table:table-cell office:value-type="float" office:value="3.1320147929984302E-3" table:style-name="ce22">
            <text:p>0.0031</text:p>
          </table:table-cell>
          <table:table-cell office:value-type="float" office:value="7.6881435831217945E-3" table:style-name="ce22">
            <text:p>0.0077</text:p>
          </table:table-cell>
          <table:table-cell office:value-type="float" office:value="4.3273723706335745E-3" table:style-name="ce22">
            <text:p>0.0043</text:p>
          </table:table-cell>
          <table:table-cell office:value-type="float" office:value="8.5985019884187545E-3" table:style-name="ce22">
            <text:p>0.0086</text:p>
          </table:table-cell>
          <table:table-cell office:value-type="float" office:value="3.8844571415407852E-3" table:style-name="ce22">
            <text:p>0.0039</text:p>
          </table:table-cell>
          <table:table-cell office:value-type="float" office:value="4.9494742269775276E-3" table:style-name="ce22">
            <text:p>0.0049</text:p>
          </table:table-cell>
          <table:table-cell office:value-type="float" office:value="9.3317930884630161E-3" table:style-name="ce22">
            <text:p>0.0093</text:p>
          </table:table-cell>
          <table:table-cell office:value-type="float" office:value="2.1204037180001072E-2" table:style-name="ce22">
            <text:p>0.0212</text:p>
          </table:table-cell>
          <table:table-cell office:value-type="float" office:value="3.2207696664818708E-2" table:style-name="ce22">
            <text:p>0.0322</text:p>
          </table:table-cell>
          <table:table-cell office:value-type="float" office:value="1.7706291843440518E-2" table:style-name="ce22">
            <text:p>0.0177</text:p>
          </table:table-cell>
          <table:table-cell office:value-type="float" office:value="7.003836891624338E-3" table:style-name="ce22">
            <text:p>0.0070</text:p>
          </table:table-cell>
          <table:table-cell office:value-type="float" office:value="2.9329676227389918E-2" table:style-name="ce22">
            <text:p>0.0293</text:p>
          </table:table-cell>
          <table:table-cell office:value-type="float" office:value="1.1734580610129166E-2" table:style-name="ce22">
            <text:p>0.0117</text:p>
          </table:table-cell>
          <table:table-cell office:value-type="float" office:value="2.8627069319379729E-2" table:style-name="ce22">
            <text:p>0.0286</text:p>
          </table:table-cell>
          <table:table-cell office:value-type="float" office:value="4.3121099135837178E-2" table:style-name="ce22">
            <text:p>0.0431</text:p>
          </table:table-cell>
          <table:table-cell office:value-type="float" office:value="2.1639567594086827E-2" table:style-name="ce22">
            <text:p>0.0216</text:p>
          </table:table-cell>
          <table:table-cell office:value-type="float" office:value="4.6036886747728281E-2" table:style-name="ce22">
            <text:p>0.0460</text:p>
          </table:table-cell>
          <table:table-cell office:value-type="float" office:value="9.1368554639740165E-3" table:style-name="ce22">
            <text:p>0.0091</text:p>
          </table:table-cell>
          <table:table-cell office:value-type="float" office:value="2.2885581890038864E-2" table:style-name="ce22">
            <text:p>0.0229</text:p>
          </table:table-cell>
          <table:table-cell office:value-type="float" office:value="4.1475053778880104E-2" table:style-name="ce22">
            <text:p>0.0415</text:p>
          </table:table-cell>
          <table:table-cell office:value-type="float" office:value="7.3757388235684137E-3" table:style-name="ce22">
            <text:p>0.0074</text:p>
          </table:table-cell>
          <table:table-cell office:value-type="float" office:value="2.2780103567678307E-2" table:style-name="ce22">
            <text:p>0.0228</text:p>
          </table:table-cell>
          <table:table-cell office:value-type="float" office:value="0.10349772103577311" table:style-name="ce22">
            <text:p>0.1035</text:p>
          </table:table-cell>
          <table:table-cell office:value-type="float" office:value="1.8790581831483407E-2" table:style-name="ce22">
            <text:p>0.0188</text:p>
          </table:table-cell>
          <table:table-cell office:value-type="float" office:value="2.2132970099439056E-2" table:style-name="ce22">
            <text:p>0.0221</text:p>
          </table:table-cell>
          <table:table-cell office:value-type="float" office:value="2.1858326689147563E-2" table:style-name="ce22">
            <text:p>0.0219</text:p>
          </table:table-cell>
          <table:table-cell office:value-type="float" office:value="1.1250534864417371E-2" table:style-name="ce22">
            <text:p>0.0113</text:p>
          </table:table-cell>
          <table:table-cell office:value-type="float" office:value="1.1820565708168405" table:style-name="ce22">
            <text:p>1.1821</text:p>
          </table:table-cell>
          <table:table-cell office:value-type="float" office:value="3.7921034410786122E-3" table:style-name="ce22">
            <text:p>0.0038</text:p>
          </table:table-cell>
          <table:table-cell office:value-type="float" office:value="1.463200852674738E-2" table:style-name="ce22">
            <text:p>0.0146</text:p>
          </table:table-cell>
          <table:table-cell office:value-type="float" office:value="6.5802789945534337E-3" table:style-name="ce22">
            <text:p>0.0066</text:p>
          </table:table-cell>
          <table:table-cell office:value-type="float" office:value="1.4776927467135657E-2" table:style-name="ce22">
            <text:p>0.0148</text:p>
          </table:table-cell>
          <table:table-cell office:value-type="float" office:value="9.2938569734254597E-3" table:style-name="ce22">
            <text:p>0.0093</text:p>
          </table:table-cell>
          <table:table-cell office:value-type="float" office:value="1.7942482046859429E-2" table:style-name="ce22">
            <text:p>0.0179</text:p>
          </table:table-cell>
          <table:table-cell office:value-type="float" office:value="1.6172200738135512E-2" table:style-name="ce22">
            <text:p>0.0162</text:p>
          </table:table-cell>
          <table:table-cell office:value-type="float" office:value="6.6669914600685715E-3" table:style-name="ce22">
            <text:p>0.0067</text:p>
          </table:table-cell>
          <table:table-cell office:value-type="float" office:value="6.0153374275874662E-3" table:style-name="ce22">
            <text:p>0.0060</text:p>
          </table:table-cell>
          <table:table-cell office:value-type="float" office:value="9.9477784326052147E-3" table:style-name="ce22">
            <text:p>0.0099</text:p>
          </table:table-cell>
          <table:table-cell office:value-type="float" office:value="5.382455600788049E-3" table:style-name="ce22">
            <text:p>0.0054</text:p>
          </table:table-cell>
          <table:table-cell office:value-type="float" office:value="2.0590058063876638E-2" table:style-name="ce22">
            <text:p>0.0206</text:p>
          </table:table-cell>
          <table:table-cell office:value-type="float" office:value="9.7085132996933554E-3" table:style-name="ce22">
            <text:p>0.0097</text:p>
          </table:table-cell>
          <table:table-cell office:value-type="float" office:value="4.8878946802726204E-2" table:style-name="ce22">
            <text:p>0.0489</text:p>
          </table:table-cell>
          <table:table-cell office:value-type="float" office:value="1.2821303072827729E-2" table:style-name="ce22">
            <text:p>0.0128</text:p>
          </table:table-cell>
          <table:table-cell office:value-type="float" office:value="7.7224666375906165E-3" table:style-name="ce22">
            <text:p>0.0077</text:p>
          </table:table-cell>
          <table:table-cell office:value-type="float" office:value="1.1783729598152295E-2" table:style-name="ce22">
            <text:p>0.0118</text:p>
          </table:table-cell>
          <table:table-cell office:value-type="float" office:value="8.6859297081771734E-3" table:style-name="ce22">
            <text:p>0.0087</text:p>
          </table:table-cell>
          <table:table-cell office:value-type="float" office:value="2.0091104086742646E-2" table:style-name="ce22">
            <text:p>0.0201</text:p>
          </table:table-cell>
          <table:table-cell office:value-type="float" office:value="1.5049133906094837E-2" table:style-name="ce22">
            <text:p>0.0150</text:p>
          </table:table-cell>
          <table:table-cell office:value-type="float" office:value="6.782632915185105E-3" table:style-name="ce22">
            <text:p>0.0068</text:p>
          </table:table-cell>
          <table:table-cell office:value-type="float" office:value="1.8656727751737885E-2" table:style-name="ce22">
            <text:p>0.0187</text:p>
          </table:table-cell>
          <table:table-cell office:value-type="float" office:value="1.3183978633460009E-2" table:style-name="ce22">
            <text:p>0.0132</text:p>
          </table:table-cell>
          <table:table-cell office:value-type="float" office:value="1.1912695361451663E-2" table:style-name="ce22">
            <text:p>0.0119</text:p>
          </table:table-cell>
          <table:table-cell office:value-type="float" office:value="2.5774617164749467E-2" table:style-name="ce22">
            <text:p>0.0258</text:p>
          </table:table-cell>
          <table:table-cell office:value-type="float" office:value="4.48643322963347E-3" table:style-name="ce22">
            <text:p>0.0045</text:p>
          </table:table-cell>
          <table:table-cell office:value-type="float" office:value="1.6221872987315346E-2" table:style-name="ce22">
            <text:p>0.0162</text:p>
          </table:table-cell>
          <table:table-cell office:value-type="float" office:value="1.3296631831680722E-2" table:style-name="ce22">
            <text:p>0.0133</text:p>
          </table:table-cell>
          <table:table-cell office:value-type="float" office:value="1.2934886214828913E-2" table:style-name="ce22">
            <text:p>0.0129</text:p>
          </table:table-cell>
          <table:table-cell office:value-type="float" office:value="7.777150072916841E-3" table:style-name="ce22">
            <text:p>0.0078</text:p>
          </table:table-cell>
          <table:table-cell office:value-type="float" office:value="3.858521219623972E-3" table:style-name="ce22">
            <text:p>0.0039</text:p>
          </table:table-cell>
          <table:table-cell office:value-type="float" office:value="9.6840431094393671E-3" table:style-name="ce22">
            <text:p>0.0097</text:p>
          </table:table-cell>
          <table:table-cell office:value-type="float" office:value="1.685387461874429E-2" table:style-name="ce22">
            <text:p>0.0169</text:p>
          </table:table-cell>
          <table:table-cell office:value-type="float" office:value="0" table:style-name="ce22">
            <text:p>0.0000</text:p>
          </table:table-cell>
          <table:table-cell office:value-type="float" office:value="2.2569351130858371" table:style-name="ce23">
            <text:p>2.256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8" table:style-name="ce25">
            <text:p>38</text:p>
          </table:table-cell>
          <table:table-cell office:value-type="string" table:style-name="ce26">
            <text:p>024001</text:p>
          </table:table-cell>
          <table:table-cell office:value-type="string" table:style-name="ce27">
            <text:p>Fabricación de productos refinados de petróleo y de otros</text:p>
          </table:table-cell>
          <table:table-cell office:value-type="float" office:value="2.4318926089207497E-2" table:style-name="ce22">
            <text:p>0.0243</text:p>
          </table:table-cell>
          <table:table-cell office:value-type="float" office:value="4.6784505071928668E-2" table:style-name="ce22">
            <text:p>0.0468</text:p>
          </table:table-cell>
          <table:table-cell office:value-type="float" office:value="2.1793234728643605E-2" table:style-name="ce22">
            <text:p>0.0218</text:p>
          </table:table-cell>
          <table:table-cell office:value-type="float" office:value="2.0533827023348206E-2" table:style-name="ce22">
            <text:p>0.0205</text:p>
          </table:table-cell>
          <table:table-cell office:value-type="float" office:value="1.793694475574097E-2" table:style-name="ce22">
            <text:p>0.0179</text:p>
          </table:table-cell>
          <table:table-cell office:value-type="float" office:value="4.5502960339913724E-2" table:style-name="ce22">
            <text:p>0.0455</text:p>
          </table:table-cell>
          <table:table-cell office:value-type="float" office:value="2.467575656623228E-2" table:style-name="ce22">
            <text:p>0.0247</text:p>
          </table:table-cell>
          <table:table-cell office:value-type="float" office:value="1.1472969190154421E-2" table:style-name="ce22">
            <text:p>0.0115</text:p>
          </table:table-cell>
          <table:table-cell office:value-type="float" office:value="2.6111491836432788E-2" table:style-name="ce22">
            <text:p>0.0261</text:p>
          </table:table-cell>
          <table:table-cell office:value-type="float" office:value="4.1152612279339904E-2" table:style-name="ce22">
            <text:p>0.0412</text:p>
          </table:table-cell>
          <table:table-cell office:value-type="float" office:value="3.3336830749598589E-2" table:style-name="ce22">
            <text:p>0.0333</text:p>
          </table:table-cell>
          <table:table-cell office:value-type="float" office:value="2.6105576243719897E-2" table:style-name="ce22">
            <text:p>0.0261</text:p>
          </table:table-cell>
          <table:table-cell office:value-type="float" office:value="1.0719247519073558E-2" table:style-name="ce22">
            <text:p>0.0107</text:p>
          </table:table-cell>
          <table:table-cell office:value-type="float" office:value="4.320504281393106E-2" table:style-name="ce22">
            <text:p>0.0432</text:p>
          </table:table-cell>
          <table:table-cell office:value-type="float" office:value="3.6510812355478817E-2" table:style-name="ce22">
            <text:p>0.0365</text:p>
          </table:table-cell>
          <table:table-cell office:value-type="float" office:value="2.5353674871301881E-2" table:style-name="ce22">
            <text:p>0.0254</text:p>
          </table:table-cell>
          <table:table-cell office:value-type="float" office:value="3.1957967579417747E-2" table:style-name="ce22">
            <text:p>0.0320</text:p>
          </table:table-cell>
          <table:table-cell office:value-type="float" office:value="3.2984726118598873E-2" table:style-name="ce22">
            <text:p>0.0330</text:p>
          </table:table-cell>
          <table:table-cell office:value-type="float" office:value="2.5937465198094888E-2" table:style-name="ce22">
            <text:p>0.0259</text:p>
          </table:table-cell>
          <table:table-cell office:value-type="float" office:value="1.4678429270585559E-2" table:style-name="ce22">
            <text:p>0.0147</text:p>
          </table:table-cell>
          <table:table-cell office:value-type="float" office:value="2.1464131849769075E-2" table:style-name="ce22">
            <text:p>0.0215</text:p>
          </table:table-cell>
          <table:table-cell office:value-type="float" office:value="2.974867420513341E-2" table:style-name="ce22">
            <text:p>0.0297</text:p>
          </table:table-cell>
          <table:table-cell office:value-type="float" office:value="2.1137748473428256E-2" table:style-name="ce22">
            <text:p>0.0211</text:p>
          </table:table-cell>
          <table:table-cell office:value-type="float" office:value="4.7222103186568616E-2" table:style-name="ce22">
            <text:p>0.0472</text:p>
          </table:table-cell>
          <table:table-cell office:value-type="float" office:value="3.7410491945500841E-2" table:style-name="ce22">
            <text:p>0.0374</text:p>
          </table:table-cell>
          <table:table-cell office:value-type="float" office:value="1.7192285882733842E-2" table:style-name="ce22">
            <text:p>0.0172</text:p>
          </table:table-cell>
          <table:table-cell office:value-type="float" office:value="1.1312435351545858E-2" table:style-name="ce22">
            <text:p>0.0113</text:p>
          </table:table-cell>
          <table:table-cell office:value-type="float" office:value="2.1883889712480651E-2" table:style-name="ce22">
            <text:p>0.0219</text:p>
          </table:table-cell>
          <table:table-cell office:value-type="float" office:value="3.3166457027271321E-2" table:style-name="ce22">
            <text:p>0.0332</text:p>
          </table:table-cell>
          <table:table-cell office:value-type="float" office:value="2.1158744585081622E-2" table:style-name="ce22">
            <text:p>0.0212</text:p>
          </table:table-cell>
          <table:table-cell office:value-type="float" office:value="2.3610806051040024E-2" table:style-name="ce22">
            <text:p>0.0236</text:p>
          </table:table-cell>
          <table:table-cell office:value-type="float" office:value="1.5175773861077537E-2" table:style-name="ce22">
            <text:p>0.0152</text:p>
          </table:table-cell>
          <table:table-cell office:value-type="float" office:value="2.0081956850148179E-2" table:style-name="ce22">
            <text:p>0.0201</text:p>
          </table:table-cell>
          <table:table-cell office:value-type="float" office:value="1.3130321294874101E-2" table:style-name="ce22">
            <text:p>0.0131</text:p>
          </table:table-cell>
          <table:table-cell office:value-type="float" office:value="1.3650316289211747E-2" table:style-name="ce22">
            <text:p>0.0137</text:p>
          </table:table-cell>
          <table:table-cell office:value-type="float" office:value="3.3904278937649746E-2" table:style-name="ce22">
            <text:p>0.0339</text:p>
          </table:table-cell>
          <table:table-cell office:value-type="float" office:value="1.9552939434696947E-2" table:style-name="ce22">
            <text:p>0.0196</text:p>
          </table:table-cell>
          <table:table-cell office:value-type="float" office:value="1.0244387217136353" table:style-name="ce22">
            <text:p>1.0244</text:p>
          </table:table-cell>
          <table:table-cell office:value-type="float" office:value="1.3597728478137028E-2" table:style-name="ce22">
            <text:p>0.0136</text:p>
          </table:table-cell>
          <table:table-cell office:value-type="float" office:value="1.7713973985231411E-2" table:style-name="ce22">
            <text:p>0.0177</text:p>
          </table:table-cell>
          <table:table-cell office:value-type="float" office:value="1.0088679606094513E-2" table:style-name="ce22">
            <text:p>0.0101</text:p>
          </table:table-cell>
          <table:table-cell office:value-type="float" office:value="1.151471593287234E-2" table:style-name="ce22">
            <text:p>0.0115</text:p>
          </table:table-cell>
          <table:table-cell office:value-type="float" office:value="0.10428532520928439" table:style-name="ce22">
            <text:p>0.1043</text:p>
          </table:table-cell>
          <table:table-cell office:value-type="float" office:value="9.1521694457104605E-2" table:style-name="ce22">
            <text:p>0.0915</text:p>
          </table:table-cell>
          <table:table-cell office:value-type="float" office:value="2.140633612170002E-2" table:style-name="ce22">
            <text:p>0.0214</text:p>
          </table:table-cell>
          <table:table-cell office:value-type="float" office:value="1.4199904050274601E-2" table:style-name="ce22">
            <text:p>0.0142</text:p>
          </table:table-cell>
          <table:table-cell office:value-type="float" office:value="2.2387004588115003E-2" table:style-name="ce22">
            <text:p>0.0224</text:p>
          </table:table-cell>
          <table:table-cell office:value-type="float" office:value="8.2864099521787124E-3" table:style-name="ce22">
            <text:p>0.0083</text:p>
          </table:table-cell>
          <table:table-cell office:value-type="float" office:value="2.2600761544137097E-2" table:style-name="ce22">
            <text:p>0.0226</text:p>
          </table:table-cell>
          <table:table-cell office:value-type="float" office:value="1.9329489373339923E-2" table:style-name="ce22">
            <text:p>0.0193</text:p>
          </table:table-cell>
          <table:table-cell office:value-type="float" office:value="0.2075319323047071" table:style-name="ce22">
            <text:p>0.2075</text:p>
          </table:table-cell>
          <table:table-cell office:value-type="float" office:value="1.4967988578151084E-2" table:style-name="ce22">
            <text:p>0.0150</text:p>
          </table:table-cell>
          <table:table-cell office:value-type="float" office:value="2.4950531848324103E-2" table:style-name="ce22">
            <text:p>0.0250</text:p>
          </table:table-cell>
          <table:table-cell office:value-type="float" office:value="2.2247857364965637E-2" table:style-name="ce22">
            <text:p>0.0222</text:p>
          </table:table-cell>
          <table:table-cell office:value-type="float" office:value="3.1761312278730945E-3" table:style-name="ce22">
            <text:p>0.0032</text:p>
          </table:table-cell>
          <table:table-cell office:value-type="float" office:value="2.2870924625124772E-2" table:style-name="ce22">
            <text:p>0.0229</text:p>
          </table:table-cell>
          <table:table-cell office:value-type="float" office:value="1.6388581550230288E-2" table:style-name="ce22">
            <text:p>0.0164</text:p>
          </table:table-cell>
          <table:table-cell office:value-type="float" office:value="9.3880333356932244E-2" table:style-name="ce22">
            <text:p>0.0939</text:p>
          </table:table-cell>
          <table:table-cell office:value-type="float" office:value="3.0384800310071666E-2" table:style-name="ce22">
            <text:p>0.0304</text:p>
          </table:table-cell>
          <table:table-cell office:value-type="float" office:value="1.6825059219949881E-2" table:style-name="ce22">
            <text:p>0.0168</text:p>
          </table:table-cell>
          <table:table-cell office:value-type="float" office:value="9.5429733263964651E-3" table:style-name="ce22">
            <text:p>0.0095</text:p>
          </table:table-cell>
          <table:table-cell office:value-type="float" office:value="6.32899727248487E-3" table:style-name="ce22">
            <text:p>0.0063</text:p>
          </table:table-cell>
          <table:table-cell office:value-type="float" office:value="1.3025795358396541E-2" table:style-name="ce22">
            <text:p>0.0130</text:p>
          </table:table-cell>
          <table:table-cell office:value-type="float" office:value="2.3712641353272213E-2" table:style-name="ce22">
            <text:p>0.0237</text:p>
          </table:table-cell>
          <table:table-cell office:value-type="float" office:value="1.0842994556112517E-2" table:style-name="ce22">
            <text:p>0.0108</text:p>
          </table:table-cell>
          <table:table-cell office:value-type="float" office:value="4.380432195194987E-3" table:style-name="ce22">
            <text:p>0.0044</text:p>
          </table:table-cell>
          <table:table-cell office:value-type="float" office:value="2.5723710286250172E-3" table:style-name="ce22">
            <text:p>0.0026</text:p>
          </table:table-cell>
          <table:table-cell office:value-type="float" office:value="5.4444254193315653E-3" table:style-name="ce22">
            <text:p>0.0054</text:p>
          </table:table-cell>
          <table:table-cell office:value-type="float" office:value="8.3490525737561719E-3" table:style-name="ce22">
            <text:p>0.0083</text:p>
          </table:table-cell>
          <table:table-cell office:value-type="float" office:value="2.2377592052384983E-2" table:style-name="ce22">
            <text:p>0.0224</text:p>
          </table:table-cell>
          <table:table-cell office:value-type="float" office:value="0" table:style-name="ce22">
            <text:p>0.0000</text:p>
          </table:table-cell>
          <table:table-cell office:value-type="float" office:value="2.903048516073345" table:style-name="ce23">
            <text:p>2.9030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39" table:style-name="ce25">
            <text:p>39</text:p>
          </table:table-cell>
          <table:table-cell office:value-type="string" table:style-name="ce26">
            <text:p>025001</text:p>
          </table:table-cell>
          <table:table-cell office:value-type="string" table:style-name="ce27">
            <text:p>Fabricación de sustancias químicas básicas, abonos y plásticos primarios</text:p>
          </table:table-cell>
          <table:table-cell office:value-type="float" office:value="4.2657785052331462E-2" table:style-name="ce22">
            <text:p>0.0427</text:p>
          </table:table-cell>
          <table:table-cell office:value-type="float" office:value="3.7713489367212577E-3" table:style-name="ce22">
            <text:p>0.0038</text:p>
          </table:table-cell>
          <table:table-cell office:value-type="float" office:value="6.7709048439946551E-4" table:style-name="ce22">
            <text:p>0.0007</text:p>
          </table:table-cell>
          <table:table-cell office:value-type="float" office:value="1.1669541803983406E-3" table:style-name="ce22">
            <text:p>0.0012</text:p>
          </table:table-cell>
          <table:table-cell office:value-type="float" office:value="1.8793003619919087E-3" table:style-name="ce22">
            <text:p>0.0019</text:p>
          </table:table-cell>
          <table:table-cell office:value-type="float" office:value="8.6539877521337491E-4" table:style-name="ce22">
            <text:p>0.0009</text:p>
          </table:table-cell>
          <table:table-cell office:value-type="float" office:value="1.0573936699923513E-3" table:style-name="ce22">
            <text:p>0.0011</text:p>
          </table:table-cell>
          <table:table-cell office:value-type="float" office:value="1.5238406937921535E-4" table:style-name="ce22">
            <text:p>0.0002</text:p>
          </table:table-cell>
          <table:table-cell office:value-type="float" office:value="5.0671273238213519E-3" table:style-name="ce22">
            <text:p>0.0051</text:p>
          </table:table-cell>
          <table:table-cell office:value-type="float" office:value="6.0204097177636237E-4" table:style-name="ce22">
            <text:p>0.0006</text:p>
          </table:table-cell>
          <table:table-cell office:value-type="float" office:value="2.7957705387581088E-3" table:style-name="ce22">
            <text:p>0.0028</text:p>
          </table:table-cell>
          <table:table-cell office:value-type="float" office:value="3.2866867720348675E-3" table:style-name="ce22">
            <text:p>0.0033</text:p>
          </table:table-cell>
          <table:table-cell office:value-type="float" office:value="1.9526406235784277E-2" table:style-name="ce22">
            <text:p>0.0195</text:p>
          </table:table-cell>
          <table:table-cell office:value-type="float" office:value="1.2465525867994228E-2" table:style-name="ce22">
            <text:p>0.0125</text:p>
          </table:table-cell>
          <table:table-cell office:value-type="float" office:value="4.7550567924659862E-4" table:style-name="ce22">
            <text:p>0.0005</text:p>
          </table:table-cell>
          <table:table-cell office:value-type="float" office:value="1.3813678511638919E-3" table:style-name="ce22">
            <text:p>0.0014</text:p>
          </table:table-cell>
          <table:table-cell office:value-type="float" office:value="3.483417740947408E-3" table:style-name="ce22">
            <text:p>0.0035</text:p>
          </table:table-cell>
          <table:table-cell office:value-type="float" office:value="1.1791444769969589E-3" table:style-name="ce22">
            <text:p>0.0012</text:p>
          </table:table-cell>
          <table:table-cell office:value-type="float" office:value="8.3188296414859076E-4" table:style-name="ce22">
            <text:p>0.0008</text:p>
          </table:table-cell>
          <table:table-cell office:value-type="float" office:value="1.9640415169149754E-3" table:style-name="ce22">
            <text:p>0.0020</text:p>
          </table:table-cell>
          <table:table-cell office:value-type="float" office:value="6.5789990724637515E-3" table:style-name="ce22">
            <text:p>0.0066</text:p>
          </table:table-cell>
          <table:table-cell office:value-type="float" office:value="2.3929720093102246E-3" table:style-name="ce22">
            <text:p>0.0024</text:p>
          </table:table-cell>
          <table:table-cell office:value-type="float" office:value="3.1905064476201485E-3" table:style-name="ce22">
            <text:p>0.0032</text:p>
          </table:table-cell>
          <table:table-cell office:value-type="float" office:value="2.1449918472424899E-3" table:style-name="ce22">
            <text:p>0.0021</text:p>
          </table:table-cell>
          <table:table-cell office:value-type="float" office:value="1.8505971578908298E-3" table:style-name="ce22">
            <text:p>0.0019</text:p>
          </table:table-cell>
          <table:table-cell office:value-type="float" office:value="6.2590522426272822E-3" table:style-name="ce22">
            <text:p>0.0063</text:p>
          </table:table-cell>
          <table:table-cell office:value-type="float" office:value="1.3308303925178193E-3" table:style-name="ce22">
            <text:p>0.0013</text:p>
          </table:table-cell>
          <table:table-cell office:value-type="float" office:value="1.1624851662254644E-2" table:style-name="ce22">
            <text:p>0.0116</text:p>
          </table:table-cell>
          <table:table-cell office:value-type="float" office:value="5.1457161136376772E-3" table:style-name="ce22">
            <text:p>0.0051</text:p>
          </table:table-cell>
          <table:table-cell office:value-type="float" office:value="6.809403687946902E-3" table:style-name="ce22">
            <text:p>0.0068</text:p>
          </table:table-cell>
          <table:table-cell office:value-type="float" office:value="1.1046980211632543E-2" table:style-name="ce22">
            <text:p>0.0110</text:p>
          </table:table-cell>
          <table:table-cell office:value-type="float" office:value="1.3368514738358059E-3" table:style-name="ce22">
            <text:p>0.0013</text:p>
          </table:table-cell>
          <table:table-cell office:value-type="float" office:value="8.9944536166030563E-3" table:style-name="ce22">
            <text:p>0.0090</text:p>
          </table:table-cell>
          <table:table-cell office:value-type="float" office:value="6.320735452981549E-3" table:style-name="ce22">
            <text:p>0.0063</text:p>
          </table:table-cell>
          <table:table-cell office:value-type="float" office:value="8.4258068799033751E-3" table:style-name="ce22">
            <text:p>0.0084</text:p>
          </table:table-cell>
          <table:table-cell office:value-type="float" office:value="1.2558337986531724E-2" table:style-name="ce22">
            <text:p>0.0126</text:p>
          </table:table-cell>
          <table:table-cell office:value-type="float" office:value="5.6620163695236961E-3" table:style-name="ce22">
            <text:p>0.0057</text:p>
          </table:table-cell>
          <table:table-cell office:value-type="float" office:value="1.1045621232697381E-3" table:style-name="ce22">
            <text:p>0.0011</text:p>
          </table:table-cell>
          <table:table-cell office:value-type="float" office:value="1.0608894346201356" table:style-name="ce22">
            <text:p>1.0609</text:p>
          </table:table-cell>
          <table:table-cell office:value-type="float" office:value="1.8973915209909802E-3" table:style-name="ce22">
            <text:p>0.0019</text:p>
          </table:table-cell>
          <table:table-cell office:value-type="float" office:value="2.1434390390927031E-2" table:style-name="ce22">
            <text:p>0.0214</text:p>
          </table:table-cell>
          <table:table-cell office:value-type="float" office:value="1.3438021021710623E-2" table:style-name="ce22">
            <text:p>0.0134</text:p>
          </table:table-cell>
          <table:table-cell office:value-type="float" office:value="3.5331085809402842E-3" table:style-name="ce22">
            <text:p>0.0035</text:p>
          </table:table-cell>
          <table:table-cell office:value-type="float" office:value="8.2617547187206711E-3" table:style-name="ce22">
            <text:p>0.0083</text:p>
          </table:table-cell>
          <table:table-cell office:value-type="float" office:value="4.1110286824574075E-3" table:style-name="ce22">
            <text:p>0.0041</text:p>
          </table:table-cell>
          <table:table-cell office:value-type="float" office:value="2.0317255355678321E-3" table:style-name="ce22">
            <text:p>0.0020</text:p>
          </table:table-cell>
          <table:table-cell office:value-type="float" office:value="5.7560642589097695E-3" table:style-name="ce22">
            <text:p>0.0058</text:p>
          </table:table-cell>
          <table:table-cell office:value-type="float" office:value="5.7128616087158473E-3" table:style-name="ce22">
            <text:p>0.0057</text:p>
          </table:table-cell>
          <table:table-cell office:value-type="float" office:value="1.2548713703007067E-2" table:style-name="ce22">
            <text:p>0.0125</text:p>
          </table:table-cell>
          <table:table-cell office:value-type="float" office:value="8.9889865673057432E-3" table:style-name="ce22">
            <text:p>0.0090</text:p>
          </table:table-cell>
          <table:table-cell office:value-type="float" office:value="1.2317273642428531E-3" table:style-name="ce22">
            <text:p>0.0012</text:p>
          </table:table-cell>
          <table:table-cell office:value-type="float" office:value="7.5794910502392332E-4" table:style-name="ce22">
            <text:p>0.0008</text:p>
          </table:table-cell>
          <table:table-cell office:value-type="float" office:value="2.0006970841840786E-3" table:style-name="ce22">
            <text:p>0.0020</text:p>
          </table:table-cell>
          <table:table-cell office:value-type="float" office:value="3.6943307921427388E-4" table:style-name="ce22">
            <text:p>0.0004</text:p>
          </table:table-cell>
          <table:table-cell office:value-type="float" office:value="2.351278301432848E-4" table:style-name="ce22">
            <text:p>0.0002</text:p>
          </table:table-cell>
          <table:table-cell office:value-type="float" office:value="7.2804540909424131E-4" table:style-name="ce22">
            <text:p>0.0007</text:p>
          </table:table-cell>
          <table:table-cell office:value-type="float" office:value="1.0889012002286863E-3" table:style-name="ce22">
            <text:p>0.0011</text:p>
          </table:table-cell>
          <table:table-cell office:value-type="float" office:value="3.2609175288508872E-4" table:style-name="ce22">
            <text:p>0.0003</text:p>
          </table:table-cell>
          <table:table-cell office:value-type="float" office:value="3.1666140348011589E-4" table:style-name="ce22">
            <text:p>0.0003</text:p>
          </table:table-cell>
          <table:table-cell office:value-type="float" office:value="3.6735827990926073E-4" table:style-name="ce22">
            <text:p>0.0004</text:p>
          </table:table-cell>
          <table:table-cell office:value-type="float" office:value="3.9016404811941489E-4" table:style-name="ce22">
            <text:p>0.0004</text:p>
          </table:table-cell>
          <table:table-cell office:value-type="float" office:value="3.4096858919772813E-4" table:style-name="ce22">
            <text:p>0.0003</text:p>
          </table:table-cell>
          <table:table-cell office:value-type="float" office:value="3.2599766937568093E-4" table:style-name="ce22">
            <text:p>0.0003</text:p>
          </table:table-cell>
          <table:table-cell office:value-type="float" office:value="3.3078356082315492E-4" table:style-name="ce22">
            <text:p>0.0003</text:p>
          </table:table-cell>
          <table:table-cell office:value-type="float" office:value="5.4469738252988832E-4" table:style-name="ce22">
            <text:p>0.0005</text:p>
          </table:table-cell>
          <table:table-cell office:value-type="float" office:value="8.3634197938467492E-4" table:style-name="ce22">
            <text:p>0.0008</text:p>
          </table:table-cell>
          <table:table-cell office:value-type="float" office:value="1.6683821398137322E-4" table:style-name="ce22">
            <text:p>0.0002</text:p>
          </table:table-cell>
          <table:table-cell office:value-type="float" office:value="1.1953755866354462E-3" table:style-name="ce22">
            <text:p>0.0012</text:p>
          </table:table-cell>
          <table:table-cell office:value-type="float" office:value="2.7248270179971142E-3" table:style-name="ce22">
            <text:p>0.0027</text:p>
          </table:table-cell>
          <table:table-cell office:value-type="float" office:value="1.5503146273107588E-3" table:style-name="ce22">
            <text:p>0.0016</text:p>
          </table:table-cell>
          <table:table-cell office:value-type="float" office:value="0" table:style-name="ce22">
            <text:p>0.0000</text:p>
          </table:table-cell>
          <table:table-cell office:value-type="float" office:value="1.3724960206109589" table:style-name="ce23">
            <text:p>1.3725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0" table:style-name="ce19">
            <text:p>40</text:p>
          </table:table-cell>
          <table:table-cell office:value-type="string" table:style-name="ce26">
            <text:p>025002</text:p>
          </table:table-cell>
          <table:table-cell office:value-type="string" table:style-name="ce27">
            <text:p>Fabricación de otros productos químicos</text:p>
          </table:table-cell>
          <table:table-cell office:value-type="float" office:value="7.7081263624234064E-3" table:style-name="ce22">
            <text:p>0.0077</text:p>
          </table:table-cell>
          <table:table-cell office:value-type="float" office:value="1.3311445811133164E-3" table:style-name="ce22">
            <text:p>0.0013</text:p>
          </table:table-cell>
          <table:table-cell office:value-type="float" office:value="1.705061357695085E-3" table:style-name="ce22">
            <text:p>0.0017</text:p>
          </table:table-cell>
          <table:table-cell office:value-type="float" office:value="6.5278308987170425E-4" table:style-name="ce22">
            <text:p>0.0007</text:p>
          </table:table-cell>
          <table:table-cell office:value-type="float" office:value="1.1485828481142843E-3" table:style-name="ce22">
            <text:p>0.0011</text:p>
          </table:table-cell>
          <table:table-cell office:value-type="float" office:value="1.2719134470294343E-3" table:style-name="ce22">
            <text:p>0.0013</text:p>
          </table:table-cell>
          <table:table-cell office:value-type="float" office:value="2.7095086825548592E-3" table:style-name="ce22">
            <text:p>0.0027</text:p>
          </table:table-cell>
          <table:table-cell office:value-type="float" office:value="4.4449295937675236E-4" table:style-name="ce22">
            <text:p>0.0004</text:p>
          </table:table-cell>
          <table:table-cell office:value-type="float" office:value="3.9068720940475653E-3" table:style-name="ce22">
            <text:p>0.0039</text:p>
          </table:table-cell>
          <table:table-cell office:value-type="float" office:value="1.7406127937087371E-3" table:style-name="ce22">
            <text:p>0.0017</text:p>
          </table:table-cell>
          <table:table-cell office:value-type="float" office:value="3.1363728181890271E-3" table:style-name="ce22">
            <text:p>0.0031</text:p>
          </table:table-cell>
          <table:table-cell office:value-type="float" office:value="2.9779541457622912E-3" table:style-name="ce22">
            <text:p>0.0030</text:p>
          </table:table-cell>
          <table:table-cell office:value-type="float" office:value="9.5684504005740124E-3" table:style-name="ce22">
            <text:p>0.0096</text:p>
          </table:table-cell>
          <table:table-cell office:value-type="float" office:value="2.6350837258767034E-2" table:style-name="ce22">
            <text:p>0.0264</text:p>
          </table:table-cell>
          <table:table-cell office:value-type="float" office:value="2.7550429609299806E-3" table:style-name="ce22">
            <text:p>0.0028</text:p>
          </table:table-cell>
          <table:table-cell office:value-type="float" office:value="7.2495204602670282E-3" table:style-name="ce22">
            <text:p>0.0072</text:p>
          </table:table-cell>
          <table:table-cell office:value-type="float" office:value="6.9002537917209859E-3" table:style-name="ce22">
            <text:p>0.0069</text:p>
          </table:table-cell>
          <table:table-cell office:value-type="float" office:value="3.9709105531569363E-3" table:style-name="ce22">
            <text:p>0.0040</text:p>
          </table:table-cell>
          <table:table-cell office:value-type="float" office:value="3.1806509139305173E-3" table:style-name="ce22">
            <text:p>0.0032</text:p>
          </table:table-cell>
          <table:table-cell office:value-type="float" office:value="2.585576580788302E-3" table:style-name="ce22">
            <text:p>0.0026</text:p>
          </table:table-cell>
          <table:table-cell office:value-type="float" office:value="7.7391819444994842E-3" table:style-name="ce22">
            <text:p>0.0077</text:p>
          </table:table-cell>
          <table:table-cell office:value-type="float" office:value="3.9164642458458668E-3" table:style-name="ce22">
            <text:p>0.0039</text:p>
          </table:table-cell>
          <table:table-cell office:value-type="float" office:value="1.0515724964978577E-2" table:style-name="ce22">
            <text:p>0.0105</text:p>
          </table:table-cell>
          <table:table-cell office:value-type="float" office:value="5.1984541149017252E-3" table:style-name="ce22">
            <text:p>0.0052</text:p>
          </table:table-cell>
          <table:table-cell office:value-type="float" office:value="2.0072422472871472E-3" table:style-name="ce22">
            <text:p>0.0020</text:p>
          </table:table-cell>
          <table:table-cell office:value-type="float" office:value="7.888997899922201E-3" table:style-name="ce22">
            <text:p>0.0079</text:p>
          </table:table-cell>
          <table:table-cell office:value-type="float" office:value="8.3778043881110823E-3" table:style-name="ce22">
            <text:p>0.0084</text:p>
          </table:table-cell>
          <table:table-cell office:value-type="float" office:value="3.9578857315250814E-3" table:style-name="ce22">
            <text:p>0.0040</text:p>
          </table:table-cell>
          <table:table-cell office:value-type="float" office:value="5.5144857632637417E-3" table:style-name="ce22">
            <text:p>0.0055</text:p>
          </table:table-cell>
          <table:table-cell office:value-type="float" office:value="3.0457971289735127E-3" table:style-name="ce22">
            <text:p>0.0030</text:p>
          </table:table-cell>
          <table:table-cell office:value-type="float" office:value="5.9621002512712743E-3" table:style-name="ce22">
            <text:p>0.0060</text:p>
          </table:table-cell>
          <table:table-cell office:value-type="float" office:value="5.8542441332436381E-3" table:style-name="ce22">
            <text:p>0.0059</text:p>
          </table:table-cell>
          <table:table-cell office:value-type="float" office:value="8.1380580858389732E-3" table:style-name="ce22">
            <text:p>0.0081</text:p>
          </table:table-cell>
          <table:table-cell office:value-type="float" office:value="6.1611925544909872E-3" table:style-name="ce22">
            <text:p>0.0062</text:p>
          </table:table-cell>
          <table:table-cell office:value-type="float" office:value="6.3470111431923951E-3" table:style-name="ce22">
            <text:p>0.0063</text:p>
          </table:table-cell>
          <table:table-cell office:value-type="float" office:value="5.610591085941731E-3" table:style-name="ce22">
            <text:p>0.0056</text:p>
          </table:table-cell>
          <table:table-cell office:value-type="float" office:value="2.8237804833919068E-2" table:style-name="ce22">
            <text:p>0.0282</text:p>
          </table:table-cell>
          <table:table-cell office:value-type="float" office:value="6.4436826609761645E-3" table:style-name="ce22">
            <text:p>0.0064</text:p>
          </table:table-cell>
          <table:table-cell office:value-type="float" office:value="3.568556915125666E-2" table:style-name="ce22">
            <text:p>0.0357</text:p>
          </table:table-cell>
          <table:table-cell office:value-type="float" office:value="1.0168039594951128" table:style-name="ce22">
            <text:p>1.0168</text:p>
          </table:table-cell>
          <table:table-cell office:value-type="float" office:value="8.488368787388921E-3" table:style-name="ce22">
            <text:p>0.0085</text:p>
          </table:table-cell>
          <table:table-cell office:value-type="float" office:value="8.7208544807304035E-3" table:style-name="ce22">
            <text:p>0.0087</text:p>
          </table:table-cell>
          <table:table-cell office:value-type="float" office:value="1.5723921074522439E-2" table:style-name="ce22">
            <text:p>0.0157</text:p>
          </table:table-cell>
          <table:table-cell office:value-type="float" office:value="5.6437746879568927E-3" table:style-name="ce22">
            <text:p>0.0056</text:p>
          </table:table-cell>
          <table:table-cell office:value-type="float" office:value="8.7831580337207702E-3" table:style-name="ce22">
            <text:p>0.0088</text:p>
          </table:table-cell>
          <table:table-cell office:value-type="float" office:value="5.0382189460382344E-3" table:style-name="ce22">
            <text:p>0.0050</text:p>
          </table:table-cell>
          <table:table-cell office:value-type="float" office:value="1.4189953204026419E-2" table:style-name="ce22">
            <text:p>0.0142</text:p>
          </table:table-cell>
          <table:table-cell office:value-type="float" office:value="7.4637633976969648E-3" table:style-name="ce22">
            <text:p>0.0075</text:p>
          </table:table-cell>
          <table:table-cell office:value-type="float" office:value="2.0603250531479479E-2" table:style-name="ce22">
            <text:p>0.0206</text:p>
          </table:table-cell>
          <table:table-cell office:value-type="float" office:value="7.807320790784205E-3" table:style-name="ce22">
            <text:p>0.0078</text:p>
          </table:table-cell>
          <table:table-cell office:value-type="float" office:value="5.3970174138474854E-3" table:style-name="ce22">
            <text:p>0.0054</text:p>
          </table:table-cell>
          <table:table-cell office:value-type="float" office:value="1.4296959715583708E-3" table:style-name="ce22">
            <text:p>0.0014</text:p>
          </table:table-cell>
          <table:table-cell office:value-type="float" office:value="9.1499085542140809E-3" table:style-name="ce22">
            <text:p>0.0091</text:p>
          </table:table-cell>
          <table:table-cell office:value-type="float" office:value="3.4645221618613393E-3" table:style-name="ce22">
            <text:p>0.0035</text:p>
          </table:table-cell>
          <table:table-cell office:value-type="float" office:value="8.5957971357324007E-4" table:style-name="ce22">
            <text:p>0.0009</text:p>
          </table:table-cell>
          <table:table-cell office:value-type="float" office:value="4.5642010679942981E-3" table:style-name="ce22">
            <text:p>0.0046</text:p>
          </table:table-cell>
          <table:table-cell office:value-type="float" office:value="4.6299134671853419E-3" table:style-name="ce22">
            <text:p>0.0046</text:p>
          </table:table-cell>
          <table:table-cell office:value-type="float" office:value="2.1075603748130188E-3" table:style-name="ce22">
            <text:p>0.0021</text:p>
          </table:table-cell>
          <table:table-cell office:value-type="float" office:value="3.1189640379424106E-3" table:style-name="ce22">
            <text:p>0.0031</text:p>
          </table:table-cell>
          <table:table-cell office:value-type="float" office:value="1.1254818774465158E-3" table:style-name="ce22">
            <text:p>0.0011</text:p>
          </table:table-cell>
          <table:table-cell office:value-type="float" office:value="1.4556636595175316E-3" table:style-name="ce22">
            <text:p>0.0015</text:p>
          </table:table-cell>
          <table:table-cell office:value-type="float" office:value="1.2994388523825564E-3" table:style-name="ce22">
            <text:p>0.0013</text:p>
          </table:table-cell>
          <table:table-cell office:value-type="float" office:value="1.4697779582516896E-3" table:style-name="ce22">
            <text:p>0.0015</text:p>
          </table:table-cell>
          <table:table-cell office:value-type="float" office:value="1.1105489088165232E-3" table:style-name="ce22">
            <text:p>0.0011</text:p>
          </table:table-cell>
          <table:table-cell office:value-type="float" office:value="9.4475552518599338E-3" table:style-name="ce22">
            <text:p>0.0094</text:p>
          </table:table-cell>
          <table:table-cell office:value-type="float" office:value="1.8112216692506001E-2" table:style-name="ce22">
            <text:p>0.0181</text:p>
          </table:table-cell>
          <table:table-cell office:value-type="float" office:value="3.5718167771205951E-3" table:style-name="ce22">
            <text:p>0.0036</text:p>
          </table:table-cell>
          <table:table-cell office:value-type="float" office:value="4.0625135775461819E-2" table:style-name="ce22">
            <text:p>0.0406</text:p>
          </table:table-cell>
          <table:table-cell office:value-type="float" office:value="6.1610254821650466E-2" table:style-name="ce22">
            <text:p>0.0616</text:p>
          </table:table-cell>
          <table:table-cell office:value-type="float" office:value="2.5387812252278794E-2" table:style-name="ce22">
            <text:p>0.0254</text:p>
          </table:table-cell>
          <table:table-cell office:value-type="float" office:value="0" table:style-name="ce22">
            <text:p>0.0000</text:p>
          </table:table-cell>
          <table:table-cell office:value-type="float" office:value="1.5771005694492009" table:style-name="ce23">
            <text:p>1.5771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1" table:style-name="ce25">
            <text:p>41</text:p>
          </table:table-cell>
          <table:table-cell office:value-type="string" table:style-name="ce26">
            <text:p>026001</text:p>
          </table:table-cell>
          <table:table-cell office:value-type="string" table:style-name="ce27">
            <text:p>Fabricación de productos de caucho</text:p>
          </table:table-cell>
          <table:table-cell office:value-type="float" office:value="1.6323935782336306E-4" table:style-name="ce22">
            <text:p>0.0002</text:p>
          </table:table-cell>
          <table:table-cell office:value-type="float" office:value="9.2191498686845628E-5" table:style-name="ce22">
            <text:p>0.0001</text:p>
          </table:table-cell>
          <table:table-cell office:value-type="float" office:value="2.3519602393349797E-4" table:style-name="ce22">
            <text:p>0.0002</text:p>
          </table:table-cell>
          <table:table-cell office:value-type="float" office:value="7.65861453644975E-5" table:style-name="ce22">
            <text:p>0.0001</text:p>
          </table:table-cell>
          <table:table-cell office:value-type="float" office:value="9.7323200292796593E-5" table:style-name="ce22">
            <text:p>0.0001</text:p>
          </table:table-cell>
          <table:table-cell office:value-type="float" office:value="9.3970040809879195E-5" table:style-name="ce22">
            <text:p>0.0001</text:p>
          </table:table-cell>
          <table:table-cell office:value-type="float" office:value="1.7129706039154333E-4" table:style-name="ce22">
            <text:p>0.0002</text:p>
          </table:table-cell>
          <table:table-cell office:value-type="float" office:value="7.9097552469071025E-5" table:style-name="ce22">
            <text:p>0.0001</text:p>
          </table:table-cell>
          <table:table-cell office:value-type="float" office:value="1.386828432817943E-4" table:style-name="ce22">
            <text:p>0.0001</text:p>
          </table:table-cell>
          <table:table-cell office:value-type="float" office:value="7.2329304423291701E-5" table:style-name="ce22">
            <text:p>0.0001</text:p>
          </table:table-cell>
          <table:table-cell office:value-type="float" office:value="1.6743011720310431E-4" table:style-name="ce22">
            <text:p>0.0002</text:p>
          </table:table-cell>
          <table:table-cell office:value-type="float" office:value="4.144191478010866E-4" table:style-name="ce22">
            <text:p>0.0004</text:p>
          </table:table-cell>
          <table:table-cell office:value-type="float" office:value="9.2119612822694449E-5" table:style-name="ce22">
            <text:p>0.0001</text:p>
          </table:table-cell>
          <table:table-cell office:value-type="float" office:value="1.0394336223348326E-4" table:style-name="ce22">
            <text:p>0.0001</text:p>
          </table:table-cell>
          <table:table-cell office:value-type="float" office:value="1.4296820878488927E-4" table:style-name="ce22">
            <text:p>0.0001</text:p>
          </table:table-cell>
          <table:table-cell office:value-type="float" office:value="1.8654801431309612E-4" table:style-name="ce22">
            <text:p>0.0002</text:p>
          </table:table-cell>
          <table:table-cell office:value-type="float" office:value="2.2140646092954283E-4" table:style-name="ce22">
            <text:p>0.0002</text:p>
          </table:table-cell>
          <table:table-cell office:value-type="float" office:value="1.9818249239299544E-4" table:style-name="ce22">
            <text:p>0.0002</text:p>
          </table:table-cell>
          <table:table-cell office:value-type="float" office:value="1.9179697896904363E-4" table:style-name="ce22">
            <text:p>0.0002</text:p>
          </table:table-cell>
          <table:table-cell office:value-type="float" office:value="1.4231666919924487E-4" table:style-name="ce22">
            <text:p>0.0001</text:p>
          </table:table-cell>
          <table:table-cell office:value-type="float" office:value="2.199688090907553E-4" table:style-name="ce22">
            <text:p>0.0002</text:p>
          </table:table-cell>
          <table:table-cell office:value-type="float" office:value="1.3807877381150768E-4" table:style-name="ce22">
            <text:p>0.0001</text:p>
          </table:table-cell>
          <table:table-cell office:value-type="float" office:value="1.9646260111604342E-4" table:style-name="ce22">
            <text:p>0.0002</text:p>
          </table:table-cell>
          <table:table-cell office:value-type="float" office:value="2.5323982872238623E-4" table:style-name="ce22">
            <text:p>0.0003</text:p>
          </table:table-cell>
          <table:table-cell office:value-type="float" office:value="1.631897521912663E-4" table:style-name="ce22">
            <text:p>0.0002</text:p>
          </table:table-cell>
          <table:table-cell office:value-type="float" office:value="2.4096978077973067E-4" table:style-name="ce22">
            <text:p>0.0002</text:p>
          </table:table-cell>
          <table:table-cell office:value-type="float" office:value="9.7291275689557081E-5" table:style-name="ce22">
            <text:p>0.0001</text:p>
          </table:table-cell>
          <table:table-cell office:value-type="float" office:value="1.3689443149217709E-4" table:style-name="ce22">
            <text:p>0.0001</text:p>
          </table:table-cell>
          <table:table-cell office:value-type="float" office:value="2.4892705232781181E-4" table:style-name="ce22">
            <text:p>0.0002</text:p>
          </table:table-cell>
          <table:table-cell office:value-type="float" office:value="9.8424414721157703E-5" table:style-name="ce22">
            <text:p>0.0001</text:p>
          </table:table-cell>
          <table:table-cell office:value-type="float" office:value="2.330787035774072E-4" table:style-name="ce22">
            <text:p>0.0002</text:p>
          </table:table-cell>
          <table:table-cell office:value-type="float" office:value="3.3517272224179963E-4" table:style-name="ce22">
            <text:p>0.0003</text:p>
          </table:table-cell>
          <table:table-cell office:value-type="float" office:value="1.2972717566180411E-4" table:style-name="ce22">
            <text:p>0.0001</text:p>
          </table:table-cell>
          <table:table-cell office:value-type="float" office:value="1.6680599539472155E-4" table:style-name="ce22">
            <text:p>0.0002</text:p>
          </table:table-cell>
          <table:table-cell office:value-type="float" office:value="1.6848229519474474E-3" table:style-name="ce22">
            <text:p>0.0017</text:p>
          </table:table-cell>
          <table:table-cell office:value-type="float" office:value="5.7720001371451004E-4" table:style-name="ce22">
            <text:p>0.0006</text:p>
          </table:table-cell>
          <table:table-cell office:value-type="float" office:value="8.7749532301912908E-4" table:style-name="ce22">
            <text:p>0.0009</text:p>
          </table:table-cell>
          <table:table-cell office:value-type="float" office:value="3.3153719524873192E-4" table:style-name="ce22">
            <text:p>0.0003</text:p>
          </table:table-cell>
          <table:table-cell office:value-type="float" office:value="1.4358309388876314E-4" table:style-name="ce22">
            <text:p>0.0001</text:p>
          </table:table-cell>
          <table:table-cell office:value-type="float" office:value="1.9384634132901742E-4" table:style-name="ce22">
            <text:p>0.0002</text:p>
          </table:table-cell>
          <table:table-cell office:value-type="float" office:value="1.0050046681441991" table:style-name="ce22">
            <text:p>1.0050</text:p>
          </table:table-cell>
          <table:table-cell office:value-type="float" office:value="1.9341992904405817E-4" table:style-name="ce22">
            <text:p>0.0002</text:p>
          </table:table-cell>
          <table:table-cell office:value-type="float" office:value="1.8525480729789285E-4" table:style-name="ce22">
            <text:p>0.0002</text:p>
          </table:table-cell>
          <table:table-cell office:value-type="float" office:value="1.6492137693828346E-4" table:style-name="ce22">
            <text:p>0.0002</text:p>
          </table:table-cell>
          <table:table-cell office:value-type="float" office:value="1.209649124129873E-4" table:style-name="ce22">
            <text:p>0.0001</text:p>
          </table:table-cell>
          <table:table-cell office:value-type="float" office:value="8.5730868566154912E-4" table:style-name="ce22">
            <text:p>0.0009</text:p>
          </table:table-cell>
          <table:table-cell office:value-type="float" office:value="3.3520955590001943E-4" table:style-name="ce22">
            <text:p>0.0003</text:p>
          </table:table-cell>
          <table:table-cell office:value-type="float" office:value="2.5555502047399831E-2" table:style-name="ce22">
            <text:p>0.0256</text:p>
          </table:table-cell>
          <table:table-cell office:value-type="float" office:value="3.5561883294757814E-4" table:style-name="ce22">
            <text:p>0.0004</text:p>
          </table:table-cell>
          <table:table-cell office:value-type="float" office:value="1.689101608313245E-4" table:style-name="ce22">
            <text:p>0.0002</text:p>
          </table:table-cell>
          <table:table-cell office:value-type="float" office:value="4.0946088402071427E-4" table:style-name="ce22">
            <text:p>0.0004</text:p>
          </table:table-cell>
          <table:table-cell office:value-type="float" office:value="1.5129333590040403E-4" table:style-name="ce22">
            <text:p>0.0002</text:p>
          </table:table-cell>
          <table:table-cell office:value-type="float" office:value="5.9017861076228755E-4" table:style-name="ce22">
            <text:p>0.0006</text:p>
          </table:table-cell>
          <table:table-cell office:value-type="float" office:value="1.7880849147902848E-4" table:style-name="ce22">
            <text:p>0.0002</text:p>
          </table:table-cell>
          <table:table-cell office:value-type="float" office:value="3.5382477766934455E-5" table:style-name="ce22">
            <text:p>0.0000</text:p>
          </table:table-cell>
          <table:table-cell office:value-type="float" office:value="1.4678357307533219E-4" table:style-name="ce22">
            <text:p>0.0001</text:p>
          </table:table-cell>
          <table:table-cell office:value-type="float" office:value="1.4576472556692316E-4" table:style-name="ce22">
            <text:p>0.0001</text:p>
          </table:table-cell>
          <table:table-cell office:value-type="float" office:value="9.6164576069877211E-4" table:style-name="ce22">
            <text:p>0.0010</text:p>
          </table:table-cell>
          <table:table-cell office:value-type="float" office:value="1.9338233173311667E-4" table:style-name="ce22">
            <text:p>0.0002</text:p>
          </table:table-cell>
          <table:table-cell office:value-type="float" office:value="1.1958475206513873E-4" table:style-name="ce22">
            <text:p>0.0001</text:p>
          </table:table-cell>
          <table:table-cell office:value-type="float" office:value="1.2658075526040462E-4" table:style-name="ce22">
            <text:p>0.0001</text:p>
          </table:table-cell>
          <table:table-cell office:value-type="float" office:value="1.0604017441593339E-4" table:style-name="ce22">
            <text:p>0.0001</text:p>
          </table:table-cell>
          <table:table-cell office:value-type="float" office:value="1.7264274863323771E-4" table:style-name="ce22">
            <text:p>0.0002</text:p>
          </table:table-cell>
          <table:table-cell office:value-type="float" office:value="3.7084471166332452E-4" table:style-name="ce22">
            <text:p>0.0004</text:p>
          </table:table-cell>
          <table:table-cell office:value-type="float" office:value="8.4241759939074473E-5" table:style-name="ce22">
            <text:p>0.0001</text:p>
          </table:table-cell>
          <table:table-cell office:value-type="float" office:value="9.8487455824023445E-5" table:style-name="ce22">
            <text:p>0.0001</text:p>
          </table:table-cell>
          <table:table-cell office:value-type="float" office:value="3.0503474148729921E-5" table:style-name="ce22">
            <text:p>0.0000</text:p>
          </table:table-cell>
          <table:table-cell office:value-type="float" office:value="9.6956242988756311E-5" table:style-name="ce22">
            <text:p>0.0001</text:p>
          </table:table-cell>
          <table:table-cell office:value-type="float" office:value="6.125571071987539E-5" table:style-name="ce22">
            <text:p>0.0001</text:p>
          </table:table-cell>
          <table:table-cell office:value-type="float" office:value="8.4624074106302307E-4" table:style-name="ce22">
            <text:p>0.0008</text:p>
          </table:table-cell>
          <table:table-cell office:value-type="float" office:value="0" table:style-name="ce22">
            <text:p>0.0000</text:p>
          </table:table-cell>
          <table:table-cell office:value-type="float" office:value="1.0474156174984492" table:style-name="ce23">
            <text:p>1.047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2" table:style-name="ce25">
            <text:p>42</text:p>
          </table:table-cell>
          <table:table-cell office:value-type="string" table:style-name="ce26">
            <text:p>026002</text:p>
          </table:table-cell>
          <table:table-cell office:value-type="string" table:style-name="ce27">
            <text:p>Fabricación de productos de plástico</text:p>
          </table:table-cell>
          <table:table-cell office:value-type="float" office:value="8.7387246450001704E-2" table:style-name="ce22">
            <text:p>0.0874</text:p>
          </table:table-cell>
          <table:table-cell office:value-type="float" office:value="9.3100587766715044E-3" table:style-name="ce22">
            <text:p>0.0093</text:p>
          </table:table-cell>
          <table:table-cell office:value-type="float" office:value="4.0274130631168768E-3" table:style-name="ce22">
            <text:p>0.0040</text:p>
          </table:table-cell>
          <table:table-cell office:value-type="float" office:value="1.6055776661035232E-3" table:style-name="ce22">
            <text:p>0.0016</text:p>
          </table:table-cell>
          <table:table-cell office:value-type="float" office:value="1.3199864592850219E-3" table:style-name="ce22">
            <text:p>0.0013</text:p>
          </table:table-cell>
          <table:table-cell office:value-type="float" office:value="2.0056326258154514E-3" table:style-name="ce22">
            <text:p>0.0020</text:p>
          </table:table-cell>
          <table:table-cell office:value-type="float" office:value="4.2228983854642804E-3" table:style-name="ce22">
            <text:p>0.0042</text:p>
          </table:table-cell>
          <table:table-cell office:value-type="float" office:value="8.6433078391573393E-4" table:style-name="ce22">
            <text:p>0.0009</text:p>
          </table:table-cell>
          <table:table-cell office:value-type="float" office:value="3.7129533506759529E-3" table:style-name="ce22">
            <text:p>0.0037</text:p>
          </table:table-cell>
          <table:table-cell office:value-type="float" office:value="2.1909349523451986E-3" table:style-name="ce22">
            <text:p>0.0022</text:p>
          </table:table-cell>
          <table:table-cell office:value-type="float" office:value="3.4455996932590639E-2" table:style-name="ce22">
            <text:p>0.0345</text:p>
          </table:table-cell>
          <table:table-cell office:value-type="float" office:value="2.5052493556898705E-3" table:style-name="ce22">
            <text:p>0.0025</text:p>
          </table:table-cell>
          <table:table-cell office:value-type="float" office:value="2.7106713535433313E-3" table:style-name="ce22">
            <text:p>0.0027</text:p>
          </table:table-cell>
          <table:table-cell office:value-type="float" office:value="2.2229483505265763E-3" table:style-name="ce22">
            <text:p>0.0022</text:p>
          </table:table-cell>
          <table:table-cell office:value-type="float" office:value="2.3344199060966629E-3" table:style-name="ce22">
            <text:p>0.0023</text:p>
          </table:table-cell>
          <table:table-cell office:value-type="float" office:value="8.7834798794797827E-3" table:style-name="ce22">
            <text:p>0.0088</text:p>
          </table:table-cell>
          <table:table-cell office:value-type="float" office:value="1.5459223004815252E-2" table:style-name="ce22">
            <text:p>0.0155</text:p>
          </table:table-cell>
          <table:table-cell office:value-type="float" office:value="2.0602180028440963E-2" table:style-name="ce22">
            <text:p>0.0206</text:p>
          </table:table-cell>
          <table:table-cell office:value-type="float" office:value="6.1440722977295636E-3" table:style-name="ce22">
            <text:p>0.0061</text:p>
          </table:table-cell>
          <table:table-cell office:value-type="float" office:value="2.8173047454792172E-2" table:style-name="ce22">
            <text:p>0.0282</text:p>
          </table:table-cell>
          <table:table-cell office:value-type="float" office:value="1.7483139155630833E-2" table:style-name="ce22">
            <text:p>0.0175</text:p>
          </table:table-cell>
          <table:table-cell office:value-type="float" office:value="9.0885711204469651E-3" table:style-name="ce22">
            <text:p>0.0091</text:p>
          </table:table-cell>
          <table:table-cell office:value-type="float" office:value="2.8050769340679613E-2" table:style-name="ce22">
            <text:p>0.0281</text:p>
          </table:table-cell>
          <table:table-cell office:value-type="float" office:value="3.5350269441680827E-2" table:style-name="ce22">
            <text:p>0.0354</text:p>
          </table:table-cell>
          <table:table-cell office:value-type="float" office:value="1.4900726143388549E-2" table:style-name="ce22">
            <text:p>0.0149</text:p>
          </table:table-cell>
          <table:table-cell office:value-type="float" office:value="4.198600411244259E-2" table:style-name="ce22">
            <text:p>0.0420</text:p>
          </table:table-cell>
          <table:table-cell office:value-type="float" office:value="1.0086456296100785E-2" table:style-name="ce22">
            <text:p>0.0101</text:p>
          </table:table-cell>
          <table:table-cell office:value-type="float" office:value="2.5926217519505728E-2" table:style-name="ce22">
            <text:p>0.0259</text:p>
          </table:table-cell>
          <table:table-cell office:value-type="float" office:value="2.1881039217713904E-2" table:style-name="ce22">
            <text:p>0.0219</text:p>
          </table:table-cell>
          <table:table-cell office:value-type="float" office:value="8.1697378670670135E-3" table:style-name="ce22">
            <text:p>0.0082</text:p>
          </table:table-cell>
          <table:table-cell office:value-type="float" office:value="6.8166675017023309E-2" table:style-name="ce22">
            <text:p>0.0682</text:p>
          </table:table-cell>
          <table:table-cell office:value-type="float" office:value="2.2344124009722244E-2" table:style-name="ce22">
            <text:p>0.0223</text:p>
          </table:table-cell>
          <table:table-cell office:value-type="float" office:value="1.1352379092967827E-2" table:style-name="ce22">
            <text:p>0.0114</text:p>
          </table:table-cell>
          <table:table-cell office:value-type="float" office:value="2.1759314350087801E-2" table:style-name="ce22">
            <text:p>0.0218</text:p>
          </table:table-cell>
          <table:table-cell office:value-type="float" office:value="2.0584498242008593E-2" table:style-name="ce22">
            <text:p>0.0206</text:p>
          </table:table-cell>
          <table:table-cell office:value-type="float" office:value="3.8687208071315265E-3" table:style-name="ce22">
            <text:p>0.0039</text:p>
          </table:table-cell>
          <table:table-cell office:value-type="float" office:value="1.9734250830061084E-2" table:style-name="ce22">
            <text:p>0.0197</text:p>
          </table:table-cell>
          <table:table-cell office:value-type="float" office:value="3.752163644987322E-3" table:style-name="ce22">
            <text:p>0.0038</text:p>
          </table:table-cell>
          <table:table-cell office:value-type="float" office:value="5.0191784999924832E-3" table:style-name="ce22">
            <text:p>0.0050</text:p>
          </table:table-cell>
          <table:table-cell office:value-type="float" office:value="8.1425627290043871E-3" table:style-name="ce22">
            <text:p>0.0081</text:p>
          </table:table-cell>
          <table:table-cell office:value-type="float" office:value="3.9743253754202634E-3" table:style-name="ce22">
            <text:p>0.0040</text:p>
          </table:table-cell>
          <table:table-cell office:value-type="float" office:value="1.017506393778397" table:style-name="ce22">
            <text:p>1.0175</text:p>
          </table:table-cell>
          <table:table-cell office:value-type="float" office:value="3.4285809006499115E-3" table:style-name="ce22">
            <text:p>0.0034</text:p>
          </table:table-cell>
          <table:table-cell office:value-type="float" office:value="5.9956919049081389E-3" table:style-name="ce22">
            <text:p>0.0060</text:p>
          </table:table-cell>
          <table:table-cell office:value-type="float" office:value="2.9580039284266119E-3" table:style-name="ce22">
            <text:p>0.0030</text:p>
          </table:table-cell>
          <table:table-cell office:value-type="float" office:value="2.6065662802062231E-3" table:style-name="ce22">
            <text:p>0.0026</text:p>
          </table:table-cell>
          <table:table-cell office:value-type="float" office:value="1.2886196434765873E-2" table:style-name="ce22">
            <text:p>0.0129</text:p>
          </table:table-cell>
          <table:table-cell office:value-type="float" office:value="2.0679730280993923E-2" table:style-name="ce22">
            <text:p>0.0207</text:p>
          </table:table-cell>
          <table:table-cell office:value-type="float" office:value="2.9049491428968323E-2" table:style-name="ce22">
            <text:p>0.0290</text:p>
          </table:table-cell>
          <table:table-cell office:value-type="float" office:value="4.7256439558851695E-3" table:style-name="ce22">
            <text:p>0.0047</text:p>
          </table:table-cell>
          <table:table-cell office:value-type="float" office:value="1.1675715448841752E-2" table:style-name="ce22">
            <text:p>0.0117</text:p>
          </table:table-cell>
          <table:table-cell office:value-type="float" office:value="2.8877091967713358E-3" table:style-name="ce22">
            <text:p>0.0029</text:p>
          </table:table-cell>
          <table:table-cell office:value-type="float" office:value="1.0310861506330194E-2" table:style-name="ce22">
            <text:p>0.0103</text:p>
          </table:table-cell>
          <table:table-cell office:value-type="float" office:value="1.1327809004846215E-2" table:style-name="ce22">
            <text:p>0.0113</text:p>
          </table:table-cell>
          <table:table-cell office:value-type="float" office:value="2.1872762287978406E-3" table:style-name="ce22">
            <text:p>0.0022</text:p>
          </table:table-cell>
          <table:table-cell office:value-type="float" office:value="5.3588232467427959E-3" table:style-name="ce22">
            <text:p>0.0054</text:p>
          </table:table-cell>
          <table:table-cell office:value-type="float" office:value="6.9085855241170441E-3" table:style-name="ce22">
            <text:p>0.0069</text:p>
          </table:table-cell>
          <table:table-cell office:value-type="float" office:value="1.9311933432647416E-3" table:style-name="ce22">
            <text:p>0.0019</text:p>
          </table:table-cell>
          <table:table-cell office:value-type="float" office:value="5.5544868676042176E-3" table:style-name="ce22">
            <text:p>0.0056</text:p>
          </table:table-cell>
          <table:table-cell office:value-type="float" office:value="3.1481910315427908E-3" table:style-name="ce22">
            <text:p>0.0031</text:p>
          </table:table-cell>
          <table:table-cell office:value-type="float" office:value="3.7320636251923054E-3" table:style-name="ce22">
            <text:p>0.0037</text:p>
          </table:table-cell>
          <table:table-cell office:value-type="float" office:value="3.2312882137301782E-3" table:style-name="ce22">
            <text:p>0.0032</text:p>
          </table:table-cell>
          <table:table-cell office:value-type="float" office:value="2.5726509924990687E-3" table:style-name="ce22">
            <text:p>0.0026</text:p>
          </table:table-cell>
          <table:table-cell office:value-type="float" office:value="9.1338967343700013E-3" table:style-name="ce22">
            <text:p>0.0091</text:p>
          </table:table-cell>
          <table:table-cell office:value-type="float" office:value="9.9030671248288241E-3" table:style-name="ce22">
            <text:p>0.0099</text:p>
          </table:table-cell>
          <table:table-cell office:value-type="float" office:value="2.3244084585000032E-3" table:style-name="ce22">
            <text:p>0.0023</text:p>
          </table:table-cell>
          <table:table-cell office:value-type="float" office:value="1.3930203825549086E-3" table:style-name="ce22">
            <text:p>0.0014</text:p>
          </table:table-cell>
          <table:table-cell office:value-type="float" office:value="2.4365945961066673E-3" table:style-name="ce22">
            <text:p>0.0024</text:p>
          </table:table-cell>
          <table:table-cell office:value-type="float" office:value="2.4279731568689362E-3" table:style-name="ce22">
            <text:p>0.0024</text:p>
          </table:table-cell>
          <table:table-cell office:value-type="float" office:value="6.0382485712183595E-3" table:style-name="ce22">
            <text:p>0.0060</text:p>
          </table:table-cell>
          <table:table-cell office:value-type="float" office:value="0" table:style-name="ce22">
            <text:p>0.0000</text:p>
          </table:table-cell>
          <table:table-cell office:value-type="float" office:value="1.8459796060380933" table:style-name="ce23">
            <text:p>1.8460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3" table:style-name="ce19">
            <text:p>43</text:p>
          </table:table-cell>
          <table:table-cell office:value-type="string" table:style-name="ce26">
            <text:p>027001</text:p>
          </table:table-cell>
          <table:table-cell office:value-type="string" table:style-name="ce27">
            <text:p>Fabricación de vidrio, productos refractarios y de cerámica<text:s/></text:p>
          </table:table-cell>
          <table:table-cell office:value-type="float" office:value="2.5299116055522156E-4" table:style-name="ce22">
            <text:p>0.0003</text:p>
          </table:table-cell>
          <table:table-cell office:value-type="float" office:value="8.2671555557110835E-5" table:style-name="ce22">
            <text:p>0.0001</text:p>
          </table:table-cell>
          <table:table-cell office:value-type="float" office:value="1.034161805306085E-4" table:style-name="ce22">
            <text:p>0.0001</text:p>
          </table:table-cell>
          <table:table-cell office:value-type="float" office:value="5.1806906053572323E-5" table:style-name="ce22">
            <text:p>0.0001</text:p>
          </table:table-cell>
          <table:table-cell office:value-type="float" office:value="9.1712440396832072E-5" table:style-name="ce22">
            <text:p>0.0001</text:p>
          </table:table-cell>
          <table:table-cell office:value-type="float" office:value="1.2235470676537604E-4" table:style-name="ce22">
            <text:p>0.0001</text:p>
          </table:table-cell>
          <table:table-cell office:value-type="float" office:value="1.8344550132451555E-4" table:style-name="ce22">
            <text:p>0.0002</text:p>
          </table:table-cell>
          <table:table-cell office:value-type="float" office:value="3.8259343307547376E-5" table:style-name="ce22">
            <text:p>0.0000</text:p>
          </table:table-cell>
          <table:table-cell office:value-type="float" office:value="2.3306402667274694E-4" table:style-name="ce22">
            <text:p>0.0002</text:p>
          </table:table-cell>
          <table:table-cell office:value-type="float" office:value="1.3408787709320361E-4" table:style-name="ce22">
            <text:p>0.0001</text:p>
          </table:table-cell>
          <table:table-cell office:value-type="float" office:value="1.482824364833459E-4" table:style-name="ce22">
            <text:p>0.0001</text:p>
          </table:table-cell>
          <table:table-cell office:value-type="float" office:value="1.4428544858943667E-4" table:style-name="ce22">
            <text:p>0.0001</text:p>
          </table:table-cell>
          <table:table-cell office:value-type="float" office:value="2.0070051441517368E-4" table:style-name="ce22">
            <text:p>0.0002</text:p>
          </table:table-cell>
          <table:table-cell office:value-type="float" office:value="1.8652488927673282E-4" table:style-name="ce22">
            <text:p>0.0002</text:p>
          </table:table-cell>
          <table:table-cell office:value-type="float" office:value="5.2134163847557457E-3" table:style-name="ce22">
            <text:p>0.0052</text:p>
          </table:table-cell>
          <table:table-cell office:value-type="float" office:value="3.5425710766593923E-4" table:style-name="ce22">
            <text:p>0.0004</text:p>
          </table:table-cell>
          <table:table-cell office:value-type="float" office:value="3.9532375634769785E-4" table:style-name="ce22">
            <text:p>0.0004</text:p>
          </table:table-cell>
          <table:table-cell office:value-type="float" office:value="2.2570658362771226E-4" table:style-name="ce22">
            <text:p>0.0002</text:p>
          </table:table-cell>
          <table:table-cell office:value-type="float" office:value="2.8797862241098867E-4" table:style-name="ce22">
            <text:p>0.0003</text:p>
          </table:table-cell>
          <table:table-cell office:value-type="float" office:value="2.079439229715616E-4" table:style-name="ce22">
            <text:p>0.0002</text:p>
          </table:table-cell>
          <table:table-cell office:value-type="float" office:value="3.3276454643698739E-4" table:style-name="ce22">
            <text:p>0.0003</text:p>
          </table:table-cell>
          <table:table-cell office:value-type="float" office:value="2.7246561545764074E-4" table:style-name="ce22">
            <text:p>0.0003</text:p>
          </table:table-cell>
          <table:table-cell office:value-type="float" office:value="3.5695107045575136E-4" table:style-name="ce22">
            <text:p>0.0004</text:p>
          </table:table-cell>
          <table:table-cell office:value-type="float" office:value="4.0373584365336132E-4" table:style-name="ce22">
            <text:p>0.0004</text:p>
          </table:table-cell>
          <table:table-cell office:value-type="float" office:value="1.324544061711497E-4" table:style-name="ce22">
            <text:p>0.0001</text:p>
          </table:table-cell>
          <table:table-cell office:value-type="float" office:value="3.1639197393822197E-4" table:style-name="ce22">
            <text:p>0.0003</text:p>
          </table:table-cell>
          <table:table-cell office:value-type="float" office:value="2.2136454301518153E-4" table:style-name="ce22">
            <text:p>0.0002</text:p>
          </table:table-cell>
          <table:table-cell office:value-type="float" office:value="2.189426118516853E-4" table:style-name="ce22">
            <text:p>0.0002</text:p>
          </table:table-cell>
          <table:table-cell office:value-type="float" office:value="2.1633889921926948E-3" table:style-name="ce22">
            <text:p>0.0022</text:p>
          </table:table-cell>
          <table:table-cell office:value-type="float" office:value="6.9834654091325676E-3" table:style-name="ce22">
            <text:p>0.0070</text:p>
          </table:table-cell>
          <table:table-cell office:value-type="float" office:value="3.0394851722285243E-2" table:style-name="ce22">
            <text:p>0.0304</text:p>
          </table:table-cell>
          <table:table-cell office:value-type="float" office:value="1.3986990537765315E-4" table:style-name="ce22">
            <text:p>0.0001</text:p>
          </table:table-cell>
          <table:table-cell office:value-type="float" office:value="2.3264759533892624E-4" table:style-name="ce22">
            <text:p>0.0002</text:p>
          </table:table-cell>
          <table:table-cell office:value-type="float" office:value="2.7529075548322511E-4" table:style-name="ce22">
            <text:p>0.0003</text:p>
          </table:table-cell>
          <table:table-cell office:value-type="float" office:value="2.6770537191610227E-4" table:style-name="ce22">
            <text:p>0.0003</text:p>
          </table:table-cell>
          <table:table-cell office:value-type="float" office:value="1.0877278476029517E-3" table:style-name="ce22">
            <text:p>0.0011</text:p>
          </table:table-cell>
          <table:table-cell office:value-type="float" office:value="2.1986383151765624E-4" table:style-name="ce22">
            <text:p>0.0002</text:p>
          </table:table-cell>
          <table:table-cell office:value-type="float" office:value="3.5058040534964227E-4" table:style-name="ce22">
            <text:p>0.0004</text:p>
          </table:table-cell>
          <table:table-cell office:value-type="float" office:value="2.4874466401973768E-3" table:style-name="ce22">
            <text:p>0.0025</text:p>
          </table:table-cell>
          <table:table-cell office:value-type="float" office:value="2.0393450272751311E-3" table:style-name="ce22">
            <text:p>0.0020</text:p>
          </table:table-cell>
          <table:table-cell office:value-type="float" office:value="2.2221388770963762E-4" table:style-name="ce22">
            <text:p>0.0002</text:p>
          </table:table-cell>
          <table:table-cell office:value-type="float" office:value="2.7533034901066901E-4" table:style-name="ce22">
            <text:p>0.0003</text:p>
          </table:table-cell>
          <table:table-cell office:value-type="float" office:value="1.0115121606038517" table:style-name="ce22">
            <text:p>1.0115</text:p>
          </table:table-cell>
          <table:table-cell office:value-type="float" office:value="6.2894408085193939E-4" table:style-name="ce22">
            <text:p>0.0006</text:p>
          </table:table-cell>
          <table:table-cell office:value-type="float" office:value="4.6208000837531755E-4" table:style-name="ce22">
            <text:p>0.0005</text:p>
          </table:table-cell>
          <table:table-cell office:value-type="float" office:value="5.5384905664596432E-4" table:style-name="ce22">
            <text:p>0.0006</text:p>
          </table:table-cell>
          <table:table-cell office:value-type="float" office:value="2.2547925216198812E-3" table:style-name="ce22">
            <text:p>0.0023</text:p>
          </table:table-cell>
          <table:table-cell office:value-type="float" office:value="8.4608871145897902E-4" table:style-name="ce22">
            <text:p>0.0008</text:p>
          </table:table-cell>
          <table:table-cell office:value-type="float" office:value="1.1819157890124255E-3" table:style-name="ce22">
            <text:p>0.0012</text:p>
          </table:table-cell>
          <table:table-cell office:value-type="float" office:value="7.0841320419680949E-4" table:style-name="ce22">
            <text:p>0.0007</text:p>
          </table:table-cell>
          <table:table-cell office:value-type="float" office:value="2.2639238102151659E-4" table:style-name="ce22">
            <text:p>0.0002</text:p>
          </table:table-cell>
          <table:table-cell office:value-type="float" office:value="6.2373132987210092E-5" table:style-name="ce22">
            <text:p>0.0001</text:p>
          </table:table-cell>
          <table:table-cell office:value-type="float" office:value="1.9655779598410795E-2" table:style-name="ce22">
            <text:p>0.0197</text:p>
          </table:table-cell>
          <table:table-cell office:value-type="float" office:value="1.4308275962569185E-4" table:style-name="ce22">
            <text:p>0.0001</text:p>
          </table:table-cell>
          <table:table-cell office:value-type="float" office:value="4.3194815459019754E-5" table:style-name="ce22">
            <text:p>0.0000</text:p>
          </table:table-cell>
          <table:table-cell office:value-type="float" office:value="6.2429435811320886E-4" table:style-name="ce22">
            <text:p>0.0006</text:p>
          </table:table-cell>
          <table:table-cell office:value-type="float" office:value="1.114024506202019E-3" table:style-name="ce22">
            <text:p>0.0011</text:p>
          </table:table-cell>
          <table:table-cell office:value-type="float" office:value="1.5987187219139047E-4" table:style-name="ce22">
            <text:p>0.0002</text:p>
          </table:table-cell>
          <table:table-cell office:value-type="float" office:value="1.1510057566461555E-4" table:style-name="ce22">
            <text:p>0.0001</text:p>
          </table:table-cell>
          <table:table-cell office:value-type="float" office:value="1.0440583974289734E-4" table:style-name="ce22">
            <text:p>0.0001</text:p>
          </table:table-cell>
          <table:table-cell office:value-type="float" office:value="4.9265853498568985E-4" table:style-name="ce22">
            <text:p>0.0005</text:p>
          </table:table-cell>
          <table:table-cell office:value-type="float" office:value="2.2081486942681123E-4" table:style-name="ce22">
            <text:p>0.0002</text:p>
          </table:table-cell>
          <table:table-cell office:value-type="float" office:value="2.3971619167132757E-3" table:style-name="ce22">
            <text:p>0.0024</text:p>
          </table:table-cell>
          <table:table-cell office:value-type="float" office:value="1.059104710404576E-4" table:style-name="ce22">
            <text:p>0.0001</text:p>
          </table:table-cell>
          <table:table-cell office:value-type="float" office:value="1.2146103506805266E-4" table:style-name="ce22">
            <text:p>0.0001</text:p>
          </table:table-cell>
          <table:table-cell office:value-type="float" office:value="1.527329475840177E-4" table:style-name="ce22">
            <text:p>0.0002</text:p>
          </table:table-cell>
          <table:table-cell office:value-type="float" office:value="3.7247798190140005E-5" table:style-name="ce22">
            <text:p>0.0000</text:p>
          </table:table-cell>
          <table:table-cell office:value-type="float" office:value="6.0703558059356413E-4" table:style-name="ce22">
            <text:p>0.0006</text:p>
          </table:table-cell>
          <table:table-cell office:value-type="float" office:value="2.0660035529025106E-4" table:style-name="ce22">
            <text:p>0.0002</text:p>
          </table:table-cell>
          <table:table-cell office:value-type="float" office:value="2.074783226695489E-3" table:style-name="ce22">
            <text:p>0.0021</text:p>
          </table:table-cell>
          <table:table-cell office:value-type="float" office:value="0" table:style-name="ce22">
            <text:p>0.0000</text:p>
          </table:table-cell>
          <table:table-cell office:value-type="float" office:value="1.1048661982671892" table:style-name="ce23">
            <text:p>1.104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4" table:style-name="ce25">
            <text:p>44</text:p>
          </table:table-cell>
          <table:table-cell office:value-type="string" table:style-name="ce26">
            <text:p>027002</text:p>
          </table:table-cell>
          <table:table-cell office:value-type="string" table:style-name="ce27">
            <text:p>Fabricación de cemento, artículos de hormigón y piedra</text:p>
          </table:table-cell>
          <table:table-cell office:value-type="float" office:value="6.6233399106991101E-4" table:style-name="ce22">
            <text:p>0.0007</text:p>
          </table:table-cell>
          <table:table-cell office:value-type="float" office:value="3.0001242635696829E-4" table:style-name="ce22">
            <text:p>0.0003</text:p>
          </table:table-cell>
          <table:table-cell office:value-type="float" office:value="3.5542926081023261E-4" table:style-name="ce22">
            <text:p>0.0004</text:p>
          </table:table-cell>
          <table:table-cell office:value-type="float" office:value="1.8066188983430532E-4" table:style-name="ce22">
            <text:p>0.0002</text:p>
          </table:table-cell>
          <table:table-cell office:value-type="float" office:value="2.546351778286231E-4" table:style-name="ce22">
            <text:p>0.0003</text:p>
          </table:table-cell>
          <table:table-cell office:value-type="float" office:value="3.5440921874377079E-4" table:style-name="ce22">
            <text:p>0.0004</text:p>
          </table:table-cell>
          <table:table-cell office:value-type="float" office:value="5.383599440332154E-4" table:style-name="ce22">
            <text:p>0.0005</text:p>
          </table:table-cell>
          <table:table-cell office:value-type="float" office:value="1.0853390025379354E-4" table:style-name="ce22">
            <text:p>0.0001</text:p>
          </table:table-cell>
          <table:table-cell office:value-type="float" office:value="9.1318575249858076E-4" table:style-name="ce22">
            <text:p>0.0009</text:p>
          </table:table-cell>
          <table:table-cell office:value-type="float" office:value="3.7842338744947828E-4" table:style-name="ce22">
            <text:p>0.0004</text:p>
          </table:table-cell>
          <table:table-cell office:value-type="float" office:value="1.2907327277428286E-3" table:style-name="ce22">
            <text:p>0.0013</text:p>
          </table:table-cell>
          <table:table-cell office:value-type="float" office:value="9.7821322822904799E-4" table:style-name="ce22">
            <text:p>0.0010</text:p>
          </table:table-cell>
          <table:table-cell office:value-type="float" office:value="2.4741484129754692E-3" table:style-name="ce22">
            <text:p>0.0025</text:p>
          </table:table-cell>
          <table:table-cell office:value-type="float" office:value="9.6579720593273507E-4" table:style-name="ce22">
            <text:p>0.0010</text:p>
          </table:table-cell>
          <table:table-cell office:value-type="float" office:value="5.2439170612271361E-4" table:style-name="ce22">
            <text:p>0.0005</text:p>
          </table:table-cell>
          <table:table-cell office:value-type="float" office:value="7.8730535216015745E-4" table:style-name="ce22">
            <text:p>0.0008</text:p>
          </table:table-cell>
          <table:table-cell office:value-type="float" office:value="1.0100507059320268E-3" table:style-name="ce22">
            <text:p>0.0010</text:p>
          </table:table-cell>
          <table:table-cell office:value-type="float" office:value="6.5724671891517956E-4" table:style-name="ce22">
            <text:p>0.0007</text:p>
          </table:table-cell>
          <table:table-cell office:value-type="float" office:value="5.4120624103879431E-4" table:style-name="ce22">
            <text:p>0.0005</text:p>
          </table:table-cell>
          <table:table-cell office:value-type="float" office:value="5.079184563168954E-4" table:style-name="ce22">
            <text:p>0.0005</text:p>
          </table:table-cell>
          <table:table-cell office:value-type="float" office:value="7.3607914535066732E-4" table:style-name="ce22">
            <text:p>0.0007</text:p>
          </table:table-cell>
          <table:table-cell office:value-type="float" office:value="5.6290890760178082E-4" table:style-name="ce22">
            <text:p>0.0006</text:p>
          </table:table-cell>
          <table:table-cell office:value-type="float" office:value="8.4500332304568437E-4" table:style-name="ce22">
            <text:p>0.0008</text:p>
          </table:table-cell>
          <table:table-cell office:value-type="float" office:value="8.88450852416695E-4" table:style-name="ce22">
            <text:p>0.0009</text:p>
          </table:table-cell>
          <table:table-cell office:value-type="float" office:value="1.4433328629816396E-3" table:style-name="ce22">
            <text:p>0.0014</text:p>
          </table:table-cell>
          <table:table-cell office:value-type="float" office:value="7.8297785977654978E-4" table:style-name="ce22">
            <text:p>0.0008</text:p>
          </table:table-cell>
          <table:table-cell office:value-type="float" office:value="4.1702313945395845E-4" table:style-name="ce22">
            <text:p>0.0004</text:p>
          </table:table-cell>
          <table:table-cell office:value-type="float" office:value="5.1412915563648286E-4" table:style-name="ce22">
            <text:p>0.0005</text:p>
          </table:table-cell>
          <table:table-cell office:value-type="float" office:value="6.7545520783706119E-4" table:style-name="ce22">
            <text:p>0.0007</text:p>
          </table:table-cell>
          <table:table-cell office:value-type="float" office:value="3.7143398324018622E-4" table:style-name="ce22">
            <text:p>0.0004</text:p>
          </table:table-cell>
          <table:table-cell office:value-type="float" office:value="6.9707454570508073E-4" table:style-name="ce22">
            <text:p>0.0007</text:p>
          </table:table-cell>
          <table:table-cell office:value-type="float" office:value="4.0179397150355258E-4" table:style-name="ce22">
            <text:p>0.0004</text:p>
          </table:table-cell>
          <table:table-cell office:value-type="float" office:value="5.4761895383478312E-4" table:style-name="ce22">
            <text:p>0.0005</text:p>
          </table:table-cell>
          <table:table-cell office:value-type="float" office:value="6.2409144176935906E-4" table:style-name="ce22">
            <text:p>0.0006</text:p>
          </table:table-cell>
          <table:table-cell office:value-type="float" office:value="9.4495111139619129E-4" table:style-name="ce22">
            <text:p>0.0009</text:p>
          </table:table-cell>
          <table:table-cell office:value-type="float" office:value="1.0831689469226115E-3" table:style-name="ce22">
            <text:p>0.0011</text:p>
          </table:table-cell>
          <table:table-cell office:value-type="float" office:value="5.4219840498617841E-4" table:style-name="ce22">
            <text:p>0.0005</text:p>
          </table:table-cell>
          <table:table-cell office:value-type="float" office:value="1.3729432880611248E-3" table:style-name="ce22">
            <text:p>0.0014</text:p>
          </table:table-cell>
          <table:table-cell office:value-type="float" office:value="1.2312217251301755E-3" table:style-name="ce22">
            <text:p>0.0012</text:p>
          </table:table-cell>
          <table:table-cell office:value-type="float" office:value="1.0443874166675296E-3" table:style-name="ce22">
            <text:p>0.0010</text:p>
          </table:table-cell>
          <table:table-cell office:value-type="float" office:value="4.4968230565739558E-4" table:style-name="ce22">
            <text:p>0.0004</text:p>
          </table:table-cell>
          <table:table-cell office:value-type="float" office:value="6.0562697695860034E-4" table:style-name="ce22">
            <text:p>0.0006</text:p>
          </table:table-cell>
          <table:table-cell office:value-type="float" office:value="8.0619081751267174E-4" table:style-name="ce22">
            <text:p>0.0008</text:p>
          </table:table-cell>
          <table:table-cell office:value-type="float" office:value="1.0596697177172596" table:style-name="ce22">
            <text:p>1.0597</text:p>
          </table:table-cell>
          <table:table-cell office:value-type="float" office:value="6.5135333814512195E-4" table:style-name="ce22">
            <text:p>0.0007</text:p>
          </table:table-cell>
          <table:table-cell office:value-type="float" office:value="1.0365598996642724E-3" table:style-name="ce22">
            <text:p>0.0010</text:p>
          </table:table-cell>
          <table:table-cell office:value-type="float" office:value="9.6714813794496028E-4" table:style-name="ce22">
            <text:p>0.0010</text:p>
          </table:table-cell>
          <table:table-cell office:value-type="float" office:value="6.7654280663407673E-4" table:style-name="ce22">
            <text:p>0.0007</text:p>
          </table:table-cell>
          <table:table-cell office:value-type="float" office:value="1.2794048899402858E-3" table:style-name="ce22">
            <text:p>0.0013</text:p>
          </table:table-cell>
          <table:table-cell office:value-type="float" office:value="7.4735235722297468E-4" table:style-name="ce22">
            <text:p>0.0007</text:p>
          </table:table-cell>
          <table:table-cell office:value-type="float" office:value="2.699570383831216E-3" table:style-name="ce22">
            <text:p>0.0027</text:p>
          </table:table-cell>
          <table:table-cell office:value-type="float" office:value="5.2125227879271747E-4" table:style-name="ce22">
            <text:p>0.0005</text:p>
          </table:table-cell>
          <table:table-cell office:value-type="float" office:value="9.1252677994291029E-2" table:style-name="ce22">
            <text:p>0.0913</text:p>
          </table:table-cell>
          <table:table-cell office:value-type="float" office:value="5.2995422342271665E-4" table:style-name="ce22">
            <text:p>0.0005</text:p>
          </table:table-cell>
          <table:table-cell office:value-type="float" office:value="1.4603735465314478E-4" table:style-name="ce22">
            <text:p>0.0001</text:p>
          </table:table-cell>
          <table:table-cell office:value-type="float" office:value="1.0839514205522823E-3" table:style-name="ce22">
            <text:p>0.0011</text:p>
          </table:table-cell>
          <table:table-cell office:value-type="float" office:value="9.1789395042028916E-4" table:style-name="ce22">
            <text:p>0.0009</text:p>
          </table:table-cell>
          <table:table-cell office:value-type="float" office:value="6.1426977780502034E-4" table:style-name="ce22">
            <text:p>0.0006</text:p>
          </table:table-cell>
          <table:table-cell office:value-type="float" office:value="4.732114120959468E-4" table:style-name="ce22">
            <text:p>0.0005</text:p>
          </table:table-cell>
          <table:table-cell office:value-type="float" office:value="4.0179800845361463E-4" table:style-name="ce22">
            <text:p>0.0004</text:p>
          </table:table-cell>
          <table:table-cell office:value-type="float" office:value="2.1325846308482789E-3" table:style-name="ce22">
            <text:p>0.0021</text:p>
          </table:table-cell>
          <table:table-cell office:value-type="float" office:value="9.0942699255480751E-4" table:style-name="ce22">
            <text:p>0.0009</text:p>
          </table:table-cell>
          <table:table-cell office:value-type="float" office:value="1.1103362317889486E-2" table:style-name="ce22">
            <text:p>0.0111</text:p>
          </table:table-cell>
          <table:table-cell office:value-type="float" office:value="4.2604660056236765E-4" table:style-name="ce22">
            <text:p>0.0004</text:p>
          </table:table-cell>
          <table:table-cell office:value-type="float" office:value="3.6658355660361272E-4" table:style-name="ce22">
            <text:p>0.0004</text:p>
          </table:table-cell>
          <table:table-cell office:value-type="float" office:value="2.6206061583413943E-4" table:style-name="ce22">
            <text:p>0.0003</text:p>
          </table:table-cell>
          <table:table-cell office:value-type="float" office:value="1.0686476082491762E-4" table:style-name="ce22">
            <text:p>0.0001</text:p>
          </table:table-cell>
          <table:table-cell office:value-type="float" office:value="3.528068031178829E-4" table:style-name="ce22">
            <text:p>0.0004</text:p>
          </table:table-cell>
          <table:table-cell office:value-type="float" office:value="3.9212330615014129E-4" table:style-name="ce22">
            <text:p>0.0004</text:p>
          </table:table-cell>
          <table:table-cell office:value-type="float" office:value="6.4386906647442808E-3" table:style-name="ce22">
            <text:p>0.0064</text:p>
          </table:table-cell>
          <table:table-cell office:value-type="float" office:value="0" table:style-name="ce22">
            <text:p>0.0000</text:p>
          </table:table-cell>
          <table:table-cell office:value-type="float" office:value="1.2175299862479496" table:style-name="ce23">
            <text:p>1.2175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5" table:style-name="ce25">
            <text:p>45</text:p>
          </table:table-cell>
          <table:table-cell office:value-type="string" table:style-name="ce26">
            <text:p>028001</text:p>
          </table:table-cell>
          <table:table-cell office:value-type="string" table:style-name="ce27">
            <text:p>Fabricación de metales comunes<text:s/></text:p>
          </table:table-cell>
          <table:table-cell office:value-type="float" office:value="1.4900047929510395E-3" table:style-name="ce22">
            <text:p>0.0015</text:p>
          </table:table-cell>
          <table:table-cell office:value-type="float" office:value="7.549601549515511E-4" table:style-name="ce22">
            <text:p>0.0008</text:p>
          </table:table-cell>
          <table:table-cell office:value-type="float" office:value="9.6680961996523443E-4" table:style-name="ce22">
            <text:p>0.0010</text:p>
          </table:table-cell>
          <table:table-cell office:value-type="float" office:value="5.0723901911566385E-4" table:style-name="ce22">
            <text:p>0.0005</text:p>
          </table:table-cell>
          <table:table-cell office:value-type="float" office:value="7.5979088941516032E-4" table:style-name="ce22">
            <text:p>0.0008</text:p>
          </table:table-cell>
          <table:table-cell office:value-type="float" office:value="2.9064445157063702E-3" table:style-name="ce22">
            <text:p>0.0029</text:p>
          </table:table-cell>
          <table:table-cell office:value-type="float" office:value="1.1667609696612334E-3" table:style-name="ce22">
            <text:p>0.0012</text:p>
          </table:table-cell>
          <table:table-cell office:value-type="float" office:value="3.6503016783266174E-4" table:style-name="ce22">
            <text:p>0.0004</text:p>
          </table:table-cell>
          <table:table-cell office:value-type="float" office:value="1.2163538894572087E-3" table:style-name="ce22">
            <text:p>0.0012</text:p>
          </table:table-cell>
          <table:table-cell office:value-type="float" office:value="1.6734369930515097E-3" table:style-name="ce22">
            <text:p>0.0017</text:p>
          </table:table-cell>
          <table:table-cell office:value-type="float" office:value="1.3764380827566186E-3" table:style-name="ce22">
            <text:p>0.0014</text:p>
          </table:table-cell>
          <table:table-cell office:value-type="float" office:value="1.0583669259055049E-2" table:style-name="ce22">
            <text:p>0.0106</text:p>
          </table:table-cell>
          <table:table-cell office:value-type="float" office:value="5.9423377487884642E-2" table:style-name="ce22">
            <text:p>0.0594</text:p>
          </table:table-cell>
          <table:table-cell office:value-type="float" office:value="3.7197649959436071E-3" table:style-name="ce22">
            <text:p>0.0037</text:p>
          </table:table-cell>
          <table:table-cell office:value-type="float" office:value="2.4879409075901789E-3" table:style-name="ce22">
            <text:p>0.0025</text:p>
          </table:table-cell>
          <table:table-cell office:value-type="float" office:value="1.2458883143330606E-3" table:style-name="ce22">
            <text:p>0.0012</text:p>
          </table:table-cell>
          <table:table-cell office:value-type="float" office:value="1.3775103028907624E-3" table:style-name="ce22">
            <text:p>0.0014</text:p>
          </table:table-cell>
          <table:table-cell office:value-type="float" office:value="1.5021528176563711E-3" table:style-name="ce22">
            <text:p>0.0015</text:p>
          </table:table-cell>
          <table:table-cell office:value-type="float" office:value="8.8658484990770444E-3" table:style-name="ce22">
            <text:p>0.0089</text:p>
          </table:table-cell>
          <table:table-cell office:value-type="float" office:value="8.6286151931893207E-4" table:style-name="ce22">
            <text:p>0.0009</text:p>
          </table:table-cell>
          <table:table-cell office:value-type="float" office:value="1.4307785722968934E-3" table:style-name="ce22">
            <text:p>0.0014</text:p>
          </table:table-cell>
          <table:table-cell office:value-type="float" office:value="1.0600992258961816E-3" table:style-name="ce22">
            <text:p>0.0011</text:p>
          </table:table-cell>
          <table:table-cell office:value-type="float" office:value="1.3554399945721759E-3" table:style-name="ce22">
            <text:p>0.0014</text:p>
          </table:table-cell>
          <table:table-cell office:value-type="float" office:value="2.2749354078059523E-3" table:style-name="ce22">
            <text:p>0.0023</text:p>
          </table:table-cell>
          <table:table-cell office:value-type="float" office:value="1.2936715915954295E-3" table:style-name="ce22">
            <text:p>0.0013</text:p>
          </table:table-cell>
          <table:table-cell office:value-type="float" office:value="1.2436457397729582E-3" table:style-name="ce22">
            <text:p>0.0012</text:p>
          </table:table-cell>
          <table:table-cell office:value-type="float" office:value="7.5686244570819839E-4" table:style-name="ce22">
            <text:p>0.0008</text:p>
          </table:table-cell>
          <table:table-cell office:value-type="float" office:value="1.774209222545251E-3" table:style-name="ce22">
            <text:p>0.0018</text:p>
          </table:table-cell>
          <table:table-cell office:value-type="float" office:value="2.5780443009466338E-3" table:style-name="ce22">
            <text:p>0.0026</text:p>
          </table:table-cell>
          <table:table-cell office:value-type="float" office:value="8.6299728294627514E-4" table:style-name="ce22">
            <text:p>0.0009</text:p>
          </table:table-cell>
          <table:table-cell office:value-type="float" office:value="1.8112803745060611E-3" table:style-name="ce22">
            <text:p>0.0018</text:p>
          </table:table-cell>
          <table:table-cell office:value-type="float" office:value="6.5265587326340129E-4" table:style-name="ce22">
            <text:p>0.0007</text:p>
          </table:table-cell>
          <table:table-cell office:value-type="float" office:value="1.8174902861104105E-3" table:style-name="ce22">
            <text:p>0.0018</text:p>
          </table:table-cell>
          <table:table-cell office:value-type="float" office:value="1.6263767627937686E-3" table:style-name="ce22">
            <text:p>0.0016</text:p>
          </table:table-cell>
          <table:table-cell office:value-type="float" office:value="1.9115377565422629E-3" table:style-name="ce22">
            <text:p>0.0019</text:p>
          </table:table-cell>
          <table:table-cell office:value-type="float" office:value="1.0091805029301504E-2" table:style-name="ce22">
            <text:p>0.0101</text:p>
          </table:table-cell>
          <table:table-cell office:value-type="float" office:value="1.4624776684855909E-3" table:style-name="ce22">
            <text:p>0.0015</text:p>
          </table:table-cell>
          <table:table-cell office:value-type="float" office:value="4.7824621160419143E-3" table:style-name="ce22">
            <text:p>0.0048</text:p>
          </table:table-cell>
          <table:table-cell office:value-type="float" office:value="1.6614251910032924E-2" table:style-name="ce22">
            <text:p>0.0166</text:p>
          </table:table-cell>
          <table:table-cell office:value-type="float" office:value="3.9826200978420332E-3" table:style-name="ce22">
            <text:p>0.0040</text:p>
          </table:table-cell>
          <table:table-cell office:value-type="float" office:value="2.549168191033692E-3" table:style-name="ce22">
            <text:p>0.0025</text:p>
          </table:table-cell>
          <table:table-cell office:value-type="float" office:value="2.6957447459877858E-3" table:style-name="ce22">
            <text:p>0.0027</text:p>
          </table:table-cell>
          <table:table-cell office:value-type="float" office:value="4.8542423509887606E-3" table:style-name="ce22">
            <text:p>0.0049</text:p>
          </table:table-cell>
          <table:table-cell office:value-type="float" office:value="1.2342375643147396E-2" table:style-name="ce22">
            <text:p>0.0123</text:p>
          </table:table-cell>
          <table:table-cell office:value-type="float" office:value="1.0831314673004231" table:style-name="ce22">
            <text:p>1.0831</text:p>
          </table:table-cell>
          <table:table-cell office:value-type="float" office:value="0.1130198955602472" table:style-name="ce22">
            <text:p>0.1130</text:p>
          </table:table-cell>
          <table:table-cell office:value-type="float" office:value="0.15144737400539954" table:style-name="ce22">
            <text:p>0.1514</text:p>
          </table:table-cell>
          <table:table-cell office:value-type="float" office:value="1.7218752719394589E-2" table:style-name="ce22">
            <text:p>0.0172</text:p>
          </table:table-cell>
          <table:table-cell office:value-type="float" office:value="3.316979343048173E-2" table:style-name="ce22">
            <text:p>0.0332</text:p>
          </table:table-cell>
          <table:table-cell office:value-type="float" office:value="3.1686082655928108E-2" table:style-name="ce22">
            <text:p>0.0317</text:p>
          </table:table-cell>
          <table:table-cell office:value-type="float" office:value="3.1857958484769701E-3" table:style-name="ce22">
            <text:p>0.0032</text:p>
          </table:table-cell>
          <table:table-cell office:value-type="float" office:value="6.7416483460680358E-4" table:style-name="ce22">
            <text:p>0.0007</text:p>
          </table:table-cell>
          <table:table-cell office:value-type="float" office:value="7.2080508026468454E-3" table:style-name="ce22">
            <text:p>0.0072</text:p>
          </table:table-cell>
          <table:table-cell office:value-type="float" office:value="4.0679246761428145E-4" table:style-name="ce22">
            <text:p>0.0004</text:p>
          </table:table-cell>
          <table:table-cell office:value-type="float" office:value="1.4629764572645423E-4" table:style-name="ce22">
            <text:p>0.0001</text:p>
          </table:table-cell>
          <table:table-cell office:value-type="float" office:value="1.1823229677835E-3" table:style-name="ce22">
            <text:p>0.0012</text:p>
          </table:table-cell>
          <table:table-cell office:value-type="float" office:value="1.4117766938155829E-3" table:style-name="ce22">
            <text:p>0.0014</text:p>
          </table:table-cell>
          <table:table-cell office:value-type="float" office:value="7.5178855606955572E-4" table:style-name="ce22">
            <text:p>0.0008</text:p>
          </table:table-cell>
          <table:table-cell office:value-type="float" office:value="4.4811161910286669E-4" table:style-name="ce22">
            <text:p>0.0004</text:p>
          </table:table-cell>
          <table:table-cell office:value-type="float" office:value="1.8966557357776371E-3" table:style-name="ce22">
            <text:p>0.0019</text:p>
          </table:table-cell>
          <table:table-cell office:value-type="float" office:value="1.0637454879801347E-3" table:style-name="ce22">
            <text:p>0.0011</text:p>
          </table:table-cell>
          <table:table-cell office:value-type="float" office:value="8.1096010844868406E-4" table:style-name="ce22">
            <text:p>0.0008</text:p>
          </table:table-cell>
          <table:table-cell office:value-type="float" office:value="1.0229614612644825E-3" table:style-name="ce22">
            <text:p>0.0010</text:p>
          </table:table-cell>
          <table:table-cell office:value-type="float" office:value="5.2290969878850818E-4" table:style-name="ce22">
            <text:p>0.0005</text:p>
          </table:table-cell>
          <table:table-cell office:value-type="float" office:value="4.086890158889566E-4" table:style-name="ce22">
            <text:p>0.0004</text:p>
          </table:table-cell>
          <table:table-cell office:value-type="float" office:value="1.3181848524579163E-3" table:style-name="ce22">
            <text:p>0.0013</text:p>
          </table:table-cell>
          <table:table-cell office:value-type="float" office:value="1.9991912932508572E-4" table:style-name="ce22">
            <text:p>0.0002</text:p>
          </table:table-cell>
          <table:table-cell office:value-type="float" office:value="3.482887945900074E-3" table:style-name="ce22">
            <text:p>0.0035</text:p>
          </table:table-cell>
          <table:table-cell office:value-type="float" office:value="6.4434506567971367E-4" table:style-name="ce22">
            <text:p>0.0006</text:p>
          </table:table-cell>
          <table:table-cell office:value-type="float" office:value="3.6956869753906997E-3" table:style-name="ce22">
            <text:p>0.0037</text:p>
          </table:table-cell>
          <table:table-cell office:value-type="float" office:value="0" table:style-name="ce22">
            <text:p>0.0000</text:p>
          </table:table-cell>
          <table:table-cell office:value-type="float" office:value="1.6452328683733961" table:style-name="ce23">
            <text:p>1.6452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6" table:style-name="ce19">
            <text:p>46</text:p>
          </table:table-cell>
          <table:table-cell office:value-type="string" table:style-name="ce26">
            <text:p>028002</text:p>
          </table:table-cell>
          <table:table-cell office:value-type="string" table:style-name="ce27">
            <text:p>Fabricación de productos derivados del metal, excepto maquinaria y equipo</text:p>
          </table:table-cell>
          <table:table-cell office:value-type="float" office:value="6.5143946118507523E-4" table:style-name="ce22">
            <text:p>0.0007</text:p>
          </table:table-cell>
          <table:table-cell office:value-type="float" office:value="4.9683252994660667E-4" table:style-name="ce22">
            <text:p>0.0005</text:p>
          </table:table-cell>
          <table:table-cell office:value-type="float" office:value="6.5345403713644098E-4" table:style-name="ce22">
            <text:p>0.0007</text:p>
          </table:table-cell>
          <table:table-cell office:value-type="float" office:value="3.6716370495654322E-4" table:style-name="ce22">
            <text:p>0.0004</text:p>
          </table:table-cell>
          <table:table-cell office:value-type="float" office:value="4.7687696716523813E-4" table:style-name="ce22">
            <text:p>0.0005</text:p>
          </table:table-cell>
          <table:table-cell office:value-type="float" office:value="1.4318349339073869E-3" table:style-name="ce22">
            <text:p>0.0014</text:p>
          </table:table-cell>
          <table:table-cell office:value-type="float" office:value="8.5140549349293983E-4" table:style-name="ce22">
            <text:p>0.0009</text:p>
          </table:table-cell>
          <table:table-cell office:value-type="float" office:value="2.5652003164645698E-4" table:style-name="ce22">
            <text:p>0.0003</text:p>
          </table:table-cell>
          <table:table-cell office:value-type="float" office:value="9.0331220884264335E-4" table:style-name="ce22">
            <text:p>0.0009</text:p>
          </table:table-cell>
          <table:table-cell office:value-type="float" office:value="1.7386657250557512E-3" table:style-name="ce22">
            <text:p>0.0017</text:p>
          </table:table-cell>
          <table:table-cell office:value-type="float" office:value="9.1361805885165981E-4" table:style-name="ce22">
            <text:p>0.0009</text:p>
          </table:table-cell>
          <table:table-cell office:value-type="float" office:value="4.9545362721575177E-3" table:style-name="ce22">
            <text:p>0.0050</text:p>
          </table:table-cell>
          <table:table-cell office:value-type="float" office:value="1.2572944014145051E-2" table:style-name="ce22">
            <text:p>0.0126</text:p>
          </table:table-cell>
          <table:table-cell office:value-type="float" office:value="1.5465870183022468E-2" table:style-name="ce22">
            <text:p>0.0155</text:p>
          </table:table-cell>
          <table:table-cell office:value-type="float" office:value="3.1176340070258424E-3" table:style-name="ce22">
            <text:p>0.0031</text:p>
          </table:table-cell>
          <table:table-cell office:value-type="float" office:value="1.1052936885747866E-3" table:style-name="ce22">
            <text:p>0.0011</text:p>
          </table:table-cell>
          <table:table-cell office:value-type="float" office:value="1.4247319221884986E-3" table:style-name="ce22">
            <text:p>0.0014</text:p>
          </table:table-cell>
          <table:table-cell office:value-type="float" office:value="3.6582716041563029E-3" table:style-name="ce22">
            <text:p>0.0037</text:p>
          </table:table-cell>
          <table:table-cell office:value-type="float" office:value="5.8129067939275129E-2" table:style-name="ce22">
            <text:p>0.0581</text:p>
          </table:table-cell>
          <table:table-cell office:value-type="float" office:value="6.2830525758494123E-4" table:style-name="ce22">
            <text:p>0.0006</text:p>
          </table:table-cell>
          <table:table-cell office:value-type="float" office:value="1.0420377632701535E-3" table:style-name="ce22">
            <text:p>0.0010</text:p>
          </table:table-cell>
          <table:table-cell office:value-type="float" office:value="8.0880982075755129E-4" table:style-name="ce22">
            <text:p>0.0008</text:p>
          </table:table-cell>
          <table:table-cell office:value-type="float" office:value="1.0258732962633624E-3" table:style-name="ce22">
            <text:p>0.0010</text:p>
          </table:table-cell>
          <table:table-cell office:value-type="float" office:value="1.597224664264372E-3" table:style-name="ce22">
            <text:p>0.0016</text:p>
          </table:table-cell>
          <table:table-cell office:value-type="float" office:value="8.0703635885554263E-4" table:style-name="ce22">
            <text:p>0.0008</text:p>
          </table:table-cell>
          <table:table-cell office:value-type="float" office:value="9.2464483296934906E-4" table:style-name="ce22">
            <text:p>0.0009</text:p>
          </table:table-cell>
          <table:table-cell office:value-type="float" office:value="8.9721700378345951E-4" table:style-name="ce22">
            <text:p>0.0009</text:p>
          </table:table-cell>
          <table:table-cell office:value-type="float" office:value="9.4333400924758717E-4" table:style-name="ce22">
            <text:p>0.0009</text:p>
          </table:table-cell>
          <table:table-cell office:value-type="float" office:value="6.5002799022349693E-3" table:style-name="ce22">
            <text:p>0.0065</text:p>
          </table:table-cell>
          <table:table-cell office:value-type="float" office:value="1.5367997944752535E-3" table:style-name="ce22">
            <text:p>0.0015</text:p>
          </table:table-cell>
          <table:table-cell office:value-type="float" office:value="1.6874302601543763E-3" table:style-name="ce22">
            <text:p>0.0017</text:p>
          </table:table-cell>
          <table:table-cell office:value-type="float" office:value="7.1744848594278599E-4" table:style-name="ce22">
            <text:p>0.0007</text:p>
          </table:table-cell>
          <table:table-cell office:value-type="float" office:value="1.0550557857382564E-3" table:style-name="ce22">
            <text:p>0.0011</text:p>
          </table:table-cell>
          <table:table-cell office:value-type="float" office:value="1.5152956370955845E-3" table:style-name="ce22">
            <text:p>0.0015</text:p>
          </table:table-cell>
          <table:table-cell office:value-type="float" office:value="1.7361401340725822E-3" table:style-name="ce22">
            <text:p>0.0017</text:p>
          </table:table-cell>
          <table:table-cell office:value-type="float" office:value="2.6138633109467038E-3" table:style-name="ce22">
            <text:p>0.0026</text:p>
          </table:table-cell>
          <table:table-cell office:value-type="float" office:value="1.1647335149378344E-3" table:style-name="ce22">
            <text:p>0.0012</text:p>
          </table:table-cell>
          <table:table-cell office:value-type="float" office:value="4.1609485598920713E-3" table:style-name="ce22">
            <text:p>0.0042</text:p>
          </table:table-cell>
          <table:table-cell office:value-type="float" office:value="2.8421304369356101E-3" table:style-name="ce22">
            <text:p>0.0028</text:p>
          </table:table-cell>
          <table:table-cell office:value-type="float" office:value="5.0165744696307841E-3" table:style-name="ce22">
            <text:p>0.0050</text:p>
          </table:table-cell>
          <table:table-cell office:value-type="float" office:value="1.1246219104020189E-3" table:style-name="ce22">
            <text:p>0.0011</text:p>
          </table:table-cell>
          <table:table-cell office:value-type="float" office:value="1.1727414388996312E-3" table:style-name="ce22">
            <text:p>0.0012</text:p>
          </table:table-cell>
          <table:table-cell office:value-type="float" office:value="2.3183640014462763E-2" table:style-name="ce22">
            <text:p>0.0232</text:p>
          </table:table-cell>
          <table:table-cell office:value-type="float" office:value="2.6196013928973831E-3" table:style-name="ce22">
            <text:p>0.0026</text:p>
          </table:table-cell>
          <table:table-cell office:value-type="float" office:value="1.4676041802001749E-2" table:style-name="ce22">
            <text:p>0.0147</text:p>
          </table:table-cell>
          <table:table-cell office:value-type="float" office:value="1.0192119895826299" table:style-name="ce22">
            <text:p>1.0192</text:p>
          </table:table-cell>
          <table:table-cell office:value-type="float" office:value="3.0252916671610001E-2" table:style-name="ce22">
            <text:p>0.0303</text:p>
          </table:table-cell>
          <table:table-cell office:value-type="float" office:value="3.3226926926488917E-3" table:style-name="ce22">
            <text:p>0.0033</text:p>
          </table:table-cell>
          <table:table-cell office:value-type="float" office:value="7.903781189381268E-3" table:style-name="ce22">
            <text:p>0.0079</text:p>
          </table:table-cell>
          <table:table-cell office:value-type="float" office:value="1.3721889866281275E-2" table:style-name="ce22">
            <text:p>0.0137</text:p>
          </table:table-cell>
          <table:table-cell office:value-type="float" office:value="2.1859134799684333E-3" table:style-name="ce22">
            <text:p>0.0022</text:p>
          </table:table-cell>
          <table:table-cell office:value-type="float" office:value="4.4567891087198713E-4" table:style-name="ce22">
            <text:p>0.0004</text:p>
          </table:table-cell>
          <table:table-cell office:value-type="float" office:value="1.6927834129319887E-2" table:style-name="ce22">
            <text:p>0.0169</text:p>
          </table:table-cell>
          <table:table-cell office:value-type="float" office:value="4.443410015299525E-4" table:style-name="ce22">
            <text:p>0.0004</text:p>
          </table:table-cell>
          <table:table-cell office:value-type="float" office:value="1.3129051596941295E-4" table:style-name="ce22">
            <text:p>0.0001</text:p>
          </table:table-cell>
          <table:table-cell office:value-type="float" office:value="2.5449654666879653E-3" table:style-name="ce22">
            <text:p>0.0025</text:p>
          </table:table-cell>
          <table:table-cell office:value-type="float" office:value="5.4443898861157606E-3" table:style-name="ce22">
            <text:p>0.0054</text:p>
          </table:table-cell>
          <table:table-cell office:value-type="float" office:value="7.5031175799759029E-4" table:style-name="ce22">
            <text:p>0.0008</text:p>
          </table:table-cell>
          <table:table-cell office:value-type="float" office:value="7.0211888592368907E-4" table:style-name="ce22">
            <text:p>0.0007</text:p>
          </table:table-cell>
          <table:table-cell office:value-type="float" office:value="4.4804667979548166E-3" table:style-name="ce22">
            <text:p>0.0045</text:p>
          </table:table-cell>
          <table:table-cell office:value-type="float" office:value="1.3830769374871992E-3" table:style-name="ce22">
            <text:p>0.0014</text:p>
          </table:table-cell>
          <table:table-cell office:value-type="float" office:value="8.0353615189293192E-4" table:style-name="ce22">
            <text:p>0.0008</text:p>
          </table:table-cell>
          <table:table-cell office:value-type="float" office:value="2.2036390659762647E-3" table:style-name="ce22">
            <text:p>0.0022</text:p>
          </table:table-cell>
          <table:table-cell office:value-type="float" office:value="1.0513367524635244E-3" table:style-name="ce22">
            <text:p>0.0011</text:p>
          </table:table-cell>
          <table:table-cell office:value-type="float" office:value="4.4540253262166971E-4" table:style-name="ce22">
            <text:p>0.0004</text:p>
          </table:table-cell>
          <table:table-cell office:value-type="float" office:value="8.3665939798980063E-4" table:style-name="ce22">
            <text:p>0.0008</text:p>
          </table:table-cell>
          <table:table-cell office:value-type="float" office:value="1.6656015626536469E-4" table:style-name="ce22">
            <text:p>0.0002</text:p>
          </table:table-cell>
          <table:table-cell office:value-type="float" office:value="2.0190757376159184E-3" table:style-name="ce22">
            <text:p>0.0020</text:p>
          </table:table-cell>
          <table:table-cell office:value-type="float" office:value="9.6363290864632644E-4" table:style-name="ce22">
            <text:p>0.0010</text:p>
          </table:table-cell>
          <table:table-cell office:value-type="float" office:value="5.4221857857271547E-3" table:style-name="ce22">
            <text:p>0.0054</text:p>
          </table:table-cell>
          <table:table-cell office:value-type="float" office:value="0" table:style-name="ce22">
            <text:p>0.0000</text:p>
          </table:table-cell>
          <table:table-cell office:value-type="float" office:value="1.3149329889020263" table:style-name="ce23">
            <text:p>1.314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7" table:style-name="ce25">
            <text:p>47</text:p>
          </table:table-cell>
          <table:table-cell office:value-type="string" table:style-name="ce26">
            <text:p>029001</text:p>
          </table:table-cell>
          <table:table-cell office:value-type="string" table:style-name="ce27">
            <text:p>Fabricación de maquinaria y equipo</text:p>
          </table:table-cell>
          <table:table-cell office:value-type="float" office:value="2.5274407921828806E-3" table:style-name="ce22">
            <text:p>0.0025</text:p>
          </table:table-cell>
          <table:table-cell office:value-type="float" office:value="2.2053351536524203E-3" table:style-name="ce22">
            <text:p>0.0022</text:p>
          </table:table-cell>
          <table:table-cell office:value-type="float" office:value="3.8021629179736732E-3" table:style-name="ce22">
            <text:p>0.0038</text:p>
          </table:table-cell>
          <table:table-cell office:value-type="float" office:value="1.7963397646956786E-3" table:style-name="ce22">
            <text:p>0.0018</text:p>
          </table:table-cell>
          <table:table-cell office:value-type="float" office:value="2.8583999121763429E-3" table:style-name="ce22">
            <text:p>0.0029</text:p>
          </table:table-cell>
          <table:table-cell office:value-type="float" office:value="1.412110868077999E-2" table:style-name="ce22">
            <text:p>0.0141</text:p>
          </table:table-cell>
          <table:table-cell office:value-type="float" office:value="4.3550083618590458E-3" table:style-name="ce22">
            <text:p>0.0044</text:p>
          </table:table-cell>
          <table:table-cell office:value-type="float" office:value="1.3816295861330818E-3" table:style-name="ce22">
            <text:p>0.0014</text:p>
          </table:table-cell>
          <table:table-cell office:value-type="float" office:value="4.0620841021582858E-3" table:style-name="ce22">
            <text:p>0.0041</text:p>
          </table:table-cell>
          <table:table-cell office:value-type="float" office:value="6.8065426854510029E-3" table:style-name="ce22">
            <text:p>0.0068</text:p>
          </table:table-cell>
          <table:table-cell office:value-type="float" office:value="5.0081449027283417E-3" table:style-name="ce22">
            <text:p>0.0050</text:p>
          </table:table-cell>
          <table:table-cell office:value-type="float" office:value="2.5293098881374021E-3" table:style-name="ce22">
            <text:p>0.0025</text:p>
          </table:table-cell>
          <table:table-cell office:value-type="float" office:value="1.7612426153750505E-3" table:style-name="ce22">
            <text:p>0.0018</text:p>
          </table:table-cell>
          <table:table-cell office:value-type="float" office:value="5.7249286845472806E-3" table:style-name="ce22">
            <text:p>0.0057</text:p>
          </table:table-cell>
          <table:table-cell office:value-type="float" office:value="1.2185634955335905E-2" table:style-name="ce22">
            <text:p>0.0122</text:p>
          </table:table-cell>
          <table:table-cell office:value-type="float" office:value="2.9383254384895002E-3" table:style-name="ce22">
            <text:p>0.0029</text:p>
          </table:table-cell>
          <table:table-cell office:value-type="float" office:value="3.1753515471806301E-3" table:style-name="ce22">
            <text:p>0.0032</text:p>
          </table:table-cell>
          <table:table-cell office:value-type="float" office:value="3.4835149253459488E-3" table:style-name="ce22">
            <text:p>0.0035</text:p>
          </table:table-cell>
          <table:table-cell office:value-type="float" office:value="7.4459362400705756E-3" table:style-name="ce22">
            <text:p>0.0074</text:p>
          </table:table-cell>
          <table:table-cell office:value-type="float" office:value="2.4254887360367558E-3" table:style-name="ce22">
            <text:p>0.0024</text:p>
          </table:table-cell>
          <table:table-cell office:value-type="float" office:value="4.242340454163062E-3" table:style-name="ce22">
            <text:p>0.0042</text:p>
          </table:table-cell>
          <table:table-cell office:value-type="float" office:value="2.9213334234143209E-3" table:style-name="ce22">
            <text:p>0.0029</text:p>
          </table:table-cell>
          <table:table-cell office:value-type="float" office:value="4.2213392111107462E-3" table:style-name="ce22">
            <text:p>0.0042</text:p>
          </table:table-cell>
          <table:table-cell office:value-type="float" office:value="8.432144538300608E-3" table:style-name="ce22">
            <text:p>0.0084</text:p>
          </table:table-cell>
          <table:table-cell office:value-type="float" office:value="5.6052461598212738E-3" table:style-name="ce22">
            <text:p>0.0056</text:p>
          </table:table-cell>
          <table:table-cell office:value-type="float" office:value="3.3003751573851196E-3" table:style-name="ce22">
            <text:p>0.0033</text:p>
          </table:table-cell>
          <table:table-cell office:value-type="float" office:value="1.9296609941667059E-3" table:style-name="ce22">
            <text:p>0.0019</text:p>
          </table:table-cell>
          <table:table-cell office:value-type="float" office:value="7.2740508610259083E-3" table:style-name="ce22">
            <text:p>0.0073</text:p>
          </table:table-cell>
          <table:table-cell office:value-type="float" office:value="8.0634521014914702E-3" table:style-name="ce22">
            <text:p>0.0081</text:p>
          </table:table-cell>
          <table:table-cell office:value-type="float" office:value="1.9739620908168234E-3" table:style-name="ce22">
            <text:p>0.0020</text:p>
          </table:table-cell>
          <table:table-cell office:value-type="float" office:value="6.7537933427272885E-3" table:style-name="ce22">
            <text:p>0.0068</text:p>
          </table:table-cell>
          <table:table-cell office:value-type="float" office:value="1.3450303890430596E-3" table:style-name="ce22">
            <text:p>0.0013</text:p>
          </table:table-cell>
          <table:table-cell office:value-type="float" office:value="8.1632266173341066E-3" table:style-name="ce22">
            <text:p>0.0082</text:p>
          </table:table-cell>
          <table:table-cell office:value-type="float" office:value="6.5389925482934892E-3" table:style-name="ce22">
            <text:p>0.0065</text:p>
          </table:table-cell>
          <table:table-cell office:value-type="float" office:value="8.1997669044669378E-3" table:style-name="ce22">
            <text:p>0.0082</text:p>
          </table:table-cell>
          <table:table-cell office:value-type="float" office:value="3.9749018847700561E-3" table:style-name="ce22">
            <text:p>0.0040</text:p>
          </table:table-cell>
          <table:table-cell office:value-type="float" office:value="1.4996190422545913E-3" table:style-name="ce22">
            <text:p>0.0015</text:p>
          </table:table-cell>
          <table:table-cell office:value-type="float" office:value="1.8483702091867931E-3" table:style-name="ce22">
            <text:p>0.0018</text:p>
          </table:table-cell>
          <table:table-cell office:value-type="float" office:value="5.4702283690795635E-3" table:style-name="ce22">
            <text:p>0.0055</text:p>
          </table:table-cell>
          <table:table-cell office:value-type="float" office:value="1.7269564594493878E-3" table:style-name="ce22">
            <text:p>0.0017</text:p>
          </table:table-cell>
          <table:table-cell office:value-type="float" office:value="9.8814296370038149E-3" table:style-name="ce22">
            <text:p>0.0099</text:p>
          </table:table-cell>
          <table:table-cell office:value-type="float" office:value="7.3184914048045552E-3" table:style-name="ce22">
            <text:p>0.0073</text:p>
          </table:table-cell>
          <table:table-cell office:value-type="float" office:value="8.2723942832702013E-3" table:style-name="ce22">
            <text:p>0.0083</text:p>
          </table:table-cell>
          <table:table-cell office:value-type="float" office:value="8.1510930718744247E-3" table:style-name="ce22">
            <text:p>0.0082</text:p>
          </table:table-cell>
          <table:table-cell office:value-type="float" office:value="4.3759748612589768E-3" table:style-name="ce22">
            <text:p>0.0044</text:p>
          </table:table-cell>
          <table:table-cell office:value-type="float" office:value="6.9873642238372433E-3" table:style-name="ce22">
            <text:p>0.0070</text:p>
          </table:table-cell>
          <table:table-cell office:value-type="float" office:value="1.0826781777297425" table:style-name="ce22">
            <text:p>1.0827</text:p>
          </table:table-cell>
          <table:table-cell office:value-type="float" office:value="2.377674088699351E-3" table:style-name="ce22">
            <text:p>0.0024</text:p>
          </table:table-cell>
          <table:table-cell office:value-type="float" office:value="3.9002520372226467E-3" table:style-name="ce22">
            <text:p>0.0039</text:p>
          </table:table-cell>
          <table:table-cell office:value-type="float" office:value="0.16967659526360088" table:style-name="ce22">
            <text:p>0.1697</text:p>
          </table:table-cell>
          <table:table-cell office:value-type="float" office:value="3.9611261488091878E-3" table:style-name="ce22">
            <text:p>0.0040</text:p>
          </table:table-cell>
          <table:table-cell office:value-type="float" office:value="1.1864796629327346E-3" table:style-name="ce22">
            <text:p>0.0012</text:p>
          </table:table-cell>
          <table:table-cell office:value-type="float" office:value="3.0631312298649931E-3" table:style-name="ce22">
            <text:p>0.0031</text:p>
          </table:table-cell>
          <table:table-cell office:value-type="float" office:value="7.6172332568175507E-4" table:style-name="ce22">
            <text:p>0.0008</text:p>
          </table:table-cell>
          <table:table-cell office:value-type="float" office:value="4.2498718136326538E-4" table:style-name="ce22">
            <text:p>0.0004</text:p>
          </table:table-cell>
          <table:table-cell office:value-type="float" office:value="3.178330748197501E-3" table:style-name="ce22">
            <text:p>0.0032</text:p>
          </table:table-cell>
          <table:table-cell office:value-type="float" office:value="2.1285985368890079E-3" table:style-name="ce22">
            <text:p>0.0021</text:p>
          </table:table-cell>
          <table:table-cell office:value-type="float" office:value="8.8282477906536912E-4" table:style-name="ce22">
            <text:p>0.0009</text:p>
          </table:table-cell>
          <table:table-cell office:value-type="float" office:value="6.0609506106376989E-4" table:style-name="ce22">
            <text:p>0.0006</text:p>
          </table:table-cell>
          <table:table-cell office:value-type="float" office:value="5.6406166247015633E-3" table:style-name="ce22">
            <text:p>0.0056</text:p>
          </table:table-cell>
          <table:table-cell office:value-type="float" office:value="3.8699404175256986E-3" table:style-name="ce22">
            <text:p>0.0039</text:p>
          </table:table-cell>
          <table:table-cell office:value-type="float" office:value="3.2787666122798854E-3" table:style-name="ce22">
            <text:p>0.0033</text:p>
          </table:table-cell>
          <table:table-cell office:value-type="float" office:value="6.4969067846952315E-4" table:style-name="ce22">
            <text:p>0.0006</text:p>
          </table:table-cell>
          <table:table-cell office:value-type="float" office:value="5.9558295029260751E-4" table:style-name="ce22">
            <text:p>0.0006</text:p>
          </table:table-cell>
          <table:table-cell office:value-type="float" office:value="7.2284961208864877E-4" table:style-name="ce22">
            <text:p>0.0007</text:p>
          </table:table-cell>
          <table:table-cell office:value-type="float" office:value="7.1063490460504825E-3" table:style-name="ce22">
            <text:p>0.0071</text:p>
          </table:table-cell>
          <table:table-cell office:value-type="float" office:value="2.1787211894023568E-4" table:style-name="ce22">
            <text:p>0.0002</text:p>
          </table:table-cell>
          <table:table-cell office:value-type="float" office:value="2.0238016059887638E-2" table:style-name="ce22">
            <text:p>0.0202</text:p>
          </table:table-cell>
          <table:table-cell office:value-type="float" office:value="1.0573015406977423E-3" table:style-name="ce22">
            <text:p>0.0011</text:p>
          </table:table-cell>
          <table:table-cell office:value-type="float" office:value="1.5698987371490412E-2" table:style-name="ce22">
            <text:p>0.0157</text:p>
          </table:table-cell>
          <table:table-cell office:value-type="float" office:value="0" table:style-name="ce22">
            <text:p>0.0000</text:p>
          </table:table-cell>
          <table:table-cell office:value-type="float" office:value="1.5629674369562181" table:style-name="ce23">
            <text:p>1.5630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8" table:style-name="ce25">
            <text:p>48</text:p>
          </table:table-cell>
          <table:table-cell office:value-type="string" table:style-name="ce26">
            <text:p>030001</text:p>
          </table:table-cell>
          <table:table-cell office:value-type="string" table:style-name="ce27">
            <text:p>Fabricación de equipo de transporte</text:p>
          </table:table-cell>
          <table:table-cell office:value-type="float" office:value="1.7942941472101502E-3" table:style-name="ce22">
            <text:p>0.0018</text:p>
          </table:table-cell>
          <table:table-cell office:value-type="float" office:value="5.3873913034760629E-4" table:style-name="ce22">
            <text:p>0.0005</text:p>
          </table:table-cell>
          <table:table-cell office:value-type="float" office:value="9.0804647770612783E-4" table:style-name="ce22">
            <text:p>0.0009</text:p>
          </table:table-cell>
          <table:table-cell office:value-type="float" office:value="6.7026685738144176E-4" table:style-name="ce22">
            <text:p>0.0007</text:p>
          </table:table-cell>
          <table:table-cell office:value-type="float" office:value="5.8877947663343617E-4" table:style-name="ce22">
            <text:p>0.0006</text:p>
          </table:table-cell>
          <table:table-cell office:value-type="float" office:value="6.7110431682262874E-4" table:style-name="ce22">
            <text:p>0.0007</text:p>
          </table:table-cell>
          <table:table-cell office:value-type="float" office:value="1.3538249727332501E-3" table:style-name="ce22">
            <text:p>0.0014</text:p>
          </table:table-cell>
          <table:table-cell office:value-type="float" office:value="5.5571598354579724E-4" table:style-name="ce22">
            <text:p>0.0006</text:p>
          </table:table-cell>
          <table:table-cell office:value-type="float" office:value="1.3144765997902194E-3" table:style-name="ce22">
            <text:p>0.0013</text:p>
          </table:table-cell>
          <table:table-cell office:value-type="float" office:value="7.6622073739815401E-4" table:style-name="ce22">
            <text:p>0.0008</text:p>
          </table:table-cell>
          <table:table-cell office:value-type="float" office:value="2.2052846294230602E-3" table:style-name="ce22">
            <text:p>0.0022</text:p>
          </table:table-cell>
          <table:table-cell office:value-type="float" office:value="8.1162786970173802E-4" table:style-name="ce22">
            <text:p>0.0008</text:p>
          </table:table-cell>
          <table:table-cell office:value-type="float" office:value="5.2059815022946455E-4" table:style-name="ce22">
            <text:p>0.0005</text:p>
          </table:table-cell>
          <table:table-cell office:value-type="float" office:value="9.4173863671450535E-4" table:style-name="ce22">
            <text:p>0.0009</text:p>
          </table:table-cell>
          <table:table-cell office:value-type="float" office:value="1.3330526542098993E-3" table:style-name="ce22">
            <text:p>0.0013</text:p>
          </table:table-cell>
          <table:table-cell office:value-type="float" office:value="1.6743971693823623E-3" table:style-name="ce22">
            <text:p>0.0017</text:p>
          </table:table-cell>
          <table:table-cell office:value-type="float" office:value="1.8485188933849758E-3" table:style-name="ce22">
            <text:p>0.0018</text:p>
          </table:table-cell>
          <table:table-cell office:value-type="float" office:value="1.4408808440949132E-3" table:style-name="ce22">
            <text:p>0.0014</text:p>
          </table:table-cell>
          <table:table-cell office:value-type="float" office:value="1.9999346781324383E-3" table:style-name="ce22">
            <text:p>0.0020</text:p>
          </table:table-cell>
          <table:table-cell office:value-type="float" office:value="1.3379126742954319E-3" table:style-name="ce22">
            <text:p>0.0013</text:p>
          </table:table-cell>
          <table:table-cell office:value-type="float" office:value="1.9130173690592909E-3" table:style-name="ce22">
            <text:p>0.0019</text:p>
          </table:table-cell>
          <table:table-cell office:value-type="float" office:value="1.1625977361296972E-3" table:style-name="ce22">
            <text:p>0.0012</text:p>
          </table:table-cell>
          <table:table-cell office:value-type="float" office:value="1.7294688347827788E-3" table:style-name="ce22">
            <text:p>0.0017</text:p>
          </table:table-cell>
          <table:table-cell office:value-type="float" office:value="2.3046774463360824E-3" table:style-name="ce22">
            <text:p>0.0023</text:p>
          </table:table-cell>
          <table:table-cell office:value-type="float" office:value="9.8976764785023343E-4" table:style-name="ce22">
            <text:p>0.0010</text:p>
          </table:table-cell>
          <table:table-cell office:value-type="float" office:value="2.1482302641414892E-3" table:style-name="ce22">
            <text:p>0.0021</text:p>
          </table:table-cell>
          <table:table-cell office:value-type="float" office:value="9.0987186681537797E-4" table:style-name="ce22">
            <text:p>0.0009</text:p>
          </table:table-cell>
          <table:table-cell office:value-type="float" office:value="1.1303181694765623E-3" table:style-name="ce22">
            <text:p>0.0011</text:p>
          </table:table-cell>
          <table:table-cell office:value-type="float" office:value="1.7652994351112759E-3" table:style-name="ce22">
            <text:p>0.0018</text:p>
          </table:table-cell>
          <table:table-cell office:value-type="float" office:value="7.7022179630911129E-4" table:style-name="ce22">
            <text:p>0.0008</text:p>
          </table:table-cell>
          <table:table-cell office:value-type="float" office:value="2.5118564861713517E-3" table:style-name="ce22">
            <text:p>0.0025</text:p>
          </table:table-cell>
          <table:table-cell office:value-type="float" office:value="2.9418859326026583E-3" table:style-name="ce22">
            <text:p>0.0029</text:p>
          </table:table-cell>
          <table:table-cell office:value-type="float" office:value="1.0075290126829771E-3" table:style-name="ce22">
            <text:p>0.0010</text:p>
          </table:table-cell>
          <table:table-cell office:value-type="float" office:value="1.0915033644027547E-3" table:style-name="ce22">
            <text:p>0.0011</text:p>
          </table:table-cell>
          <table:table-cell office:value-type="float" office:value="1.3211269780784571E-3" table:style-name="ce22">
            <text:p>0.0013</text:p>
          </table:table-cell>
          <table:table-cell office:value-type="float" office:value="1.312010693378436E-3" table:style-name="ce22">
            <text:p>0.0013</text:p>
          </table:table-cell>
          <table:table-cell office:value-type="float" office:value="9.4105338437286228E-4" table:style-name="ce22">
            <text:p>0.0009</text:p>
          </table:table-cell>
          <table:table-cell office:value-type="float" office:value="2.3964510722825736E-3" table:style-name="ce22">
            <text:p>0.0024</text:p>
          </table:table-cell>
          <table:table-cell office:value-type="float" office:value="1.2205509795037185E-3" table:style-name="ce22">
            <text:p>0.0012</text:p>
          </table:table-cell>
          <table:table-cell office:value-type="float" office:value="1.0141658586406044E-3" table:style-name="ce22">
            <text:p>0.0010</text:p>
          </table:table-cell>
          <table:table-cell office:value-type="float" office:value="9.2090062502724111E-4" table:style-name="ce22">
            <text:p>0.0009</text:p>
          </table:table-cell>
          <table:table-cell office:value-type="float" office:value="1.1444020781530518E-3" table:style-name="ce22">
            <text:p>0.0011</text:p>
          </table:table-cell>
          <table:table-cell office:value-type="float" office:value="1.5624792129762136E-3" table:style-name="ce22">
            <text:p>0.0016</text:p>
          </table:table-cell>
          <table:table-cell office:value-type="float" office:value="1.2341737149706964E-3" table:style-name="ce22">
            <text:p>0.0012</text:p>
          </table:table-cell>
          <table:table-cell office:value-type="float" office:value="1.1783137921072512E-3" table:style-name="ce22">
            <text:p>0.0012</text:p>
          </table:table-cell>
          <table:table-cell office:value-type="float" office:value="9.0853419297257879E-4" table:style-name="ce22">
            <text:p>0.0009</text:p>
          </table:table-cell>
          <table:table-cell office:value-type="float" office:value="2.4571019459144953E-3" table:style-name="ce22">
            <text:p>0.0025</text:p>
          </table:table-cell>
          <table:table-cell office:value-type="float" office:value="1.076251310703616" table:style-name="ce22">
            <text:p>1.0763</text:p>
          </table:table-cell>
          <table:table-cell office:value-type="float" office:value="1.8345549430610374E-3" table:style-name="ce22">
            <text:p>0.0018</text:p>
          </table:table-cell>
          <table:table-cell office:value-type="float" office:value="2.4862363990655625E-3" table:style-name="ce22">
            <text:p>0.0025</text:p>
          </table:table-cell>
          <table:table-cell office:value-type="float" office:value="2.4043129190871324E-3" table:style-name="ce22">
            <text:p>0.0024</text:p>
          </table:table-cell>
          <table:table-cell office:value-type="float" office:value="8.778031422905317E-4" table:style-name="ce22">
            <text:p>0.0009</text:p>
          </table:table-cell>
          <table:table-cell office:value-type="float" office:value="1.3042556229331021E-3" table:style-name="ce22">
            <text:p>0.0013</text:p>
          </table:table-cell>
          <table:table-cell office:value-type="float" office:value="9.1365976815759411E-4" table:style-name="ce22">
            <text:p>0.0009</text:p>
          </table:table-cell>
          <table:table-cell office:value-type="float" office:value="3.0373579074732349E-4" table:style-name="ce22">
            <text:p>0.0003</text:p>
          </table:table-cell>
          <table:table-cell office:value-type="float" office:value="1.7704076838766021E-3" table:style-name="ce22">
            <text:p>0.0018</text:p>
          </table:table-cell>
          <table:table-cell office:value-type="float" office:value="1.8888791897411269E-3" table:style-name="ce22">
            <text:p>0.0019</text:p>
          </table:table-cell>
          <table:table-cell office:value-type="float" office:value="1.1851411851190516E-3" table:style-name="ce22">
            <text:p>0.0012</text:p>
          </table:table-cell>
          <table:table-cell office:value-type="float" office:value="3.0846905739804619E-3" table:style-name="ce22">
            <text:p>0.0031</text:p>
          </table:table-cell>
          <table:table-cell office:value-type="float" office:value="1.4115889807236543E-3" table:style-name="ce22">
            <text:p>0.0014</text:p>
          </table:table-cell>
          <table:table-cell office:value-type="float" office:value="1.6116230337474115E-3" table:style-name="ce22">
            <text:p>0.0016</text:p>
          </table:table-cell>
          <table:table-cell office:value-type="float" office:value="9.2094929068578231E-4" table:style-name="ce22">
            <text:p>0.0009</text:p>
          </table:table-cell>
          <table:table-cell office:value-type="float" office:value="1.1361487592180916E-3" table:style-name="ce22">
            <text:p>0.0011</text:p>
          </table:table-cell>
          <table:table-cell office:value-type="float" office:value="7.639303443573932E-3" table:style-name="ce22">
            <text:p>0.0076</text:p>
          </table:table-cell>
          <table:table-cell office:value-type="float" office:value="8.0248557013661936E-4" table:style-name="ce22">
            <text:p>0.0008</text:p>
          </table:table-cell>
          <table:table-cell office:value-type="float" office:value="1.8231222397892051E-3" table:style-name="ce22">
            <text:p>0.0018</text:p>
          </table:table-cell>
          <table:table-cell office:value-type="float" office:value="2.0315853205337851E-4" table:style-name="ce22">
            <text:p>0.0002</text:p>
          </table:table-cell>
          <table:table-cell office:value-type="float" office:value="2.1294500791604228E-3" table:style-name="ce22">
            <text:p>0.0021</text:p>
          </table:table-cell>
          <table:table-cell office:value-type="float" office:value="5.1159161297550839E-4" table:style-name="ce22">
            <text:p>0.0005</text:p>
          </table:table-cell>
          <table:table-cell office:value-type="float" office:value="9.5276877407644411E-3" table:style-name="ce22">
            <text:p>0.0095</text:p>
          </table:table-cell>
          <table:table-cell office:value-type="float" office:value="0" table:style-name="ce22">
            <text:p>0.0000</text:p>
          </table:table-cell>
          <table:table-cell office:value-type="float" office:value="1.1852850219938917" table:style-name="ce23">
            <text:p>1.1853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49" table:style-name="ce19">
            <text:p>49</text:p>
          </table:table-cell>
          <table:table-cell office:value-type="string" table:style-name="ce26">
            <text:p>031001</text:p>
          </table:table-cell>
          <table:table-cell office:value-type="string" table:style-name="ce27">
            <text:p>Fabricación de muebles</text:p>
          </table:table-cell>
          <table:table-cell office:value-type="float" office:value="1.3560622649190027E-4" table:style-name="ce22">
            <text:p>0.0001</text:p>
          </table:table-cell>
          <table:table-cell office:value-type="float" office:value="6.9320608108448275E-5" table:style-name="ce22">
            <text:p>0.0001</text:p>
          </table:table-cell>
          <table:table-cell office:value-type="float" office:value="9.6922501437414152E-5" table:style-name="ce22">
            <text:p>0.0001</text:p>
          </table:table-cell>
          <table:table-cell office:value-type="float" office:value="5.4300874826383141E-5" table:style-name="ce22">
            <text:p>0.0001</text:p>
          </table:table-cell>
          <table:table-cell office:value-type="float" office:value="8.5189392957226194E-5" table:style-name="ce22">
            <text:p>0.0001</text:p>
          </table:table-cell>
          <table:table-cell office:value-type="float" office:value="1.0786468080119378E-4" table:style-name="ce22">
            <text:p>0.0001</text:p>
          </table:table-cell>
          <table:table-cell office:value-type="float" office:value="1.8386911133266178E-4" table:style-name="ce22">
            <text:p>0.0002</text:p>
          </table:table-cell>
          <table:table-cell office:value-type="float" office:value="3.9340241631239539E-5" table:style-name="ce22">
            <text:p>0.0000</text:p>
          </table:table-cell>
          <table:table-cell office:value-type="float" office:value="2.5167255140720569E-4" table:style-name="ce22">
            <text:p>0.0003</text:p>
          </table:table-cell>
          <table:table-cell office:value-type="float" office:value="1.3893185193418096E-4" table:style-name="ce22">
            <text:p>0.0001</text:p>
          </table:table-cell>
          <table:table-cell office:value-type="float" office:value="1.4653610800020777E-4" table:style-name="ce22">
            <text:p>0.0001</text:p>
          </table:table-cell>
          <table:table-cell office:value-type="float" office:value="1.658224907595664E-3" table:style-name="ce22">
            <text:p>0.0017</text:p>
          </table:table-cell>
          <table:table-cell office:value-type="float" office:value="1.0514778869413554E-4" table:style-name="ce22">
            <text:p>0.0001</text:p>
          </table:table-cell>
          <table:table-cell office:value-type="float" office:value="1.2264363059039658E-4" table:style-name="ce22">
            <text:p>0.0001</text:p>
          </table:table-cell>
          <table:table-cell office:value-type="float" office:value="1.2891078213209199E-4" table:style-name="ce22">
            <text:p>0.0001</text:p>
          </table:table-cell>
          <table:table-cell office:value-type="float" office:value="3.3432116632962092E-4" table:style-name="ce22">
            <text:p>0.0003</text:p>
          </table:table-cell>
          <table:table-cell office:value-type="float" office:value="3.781832489965162E-4" table:style-name="ce22">
            <text:p>0.0004</text:p>
          </table:table-cell>
          <table:table-cell office:value-type="float" office:value="2.194343448700827E-4" table:style-name="ce22">
            <text:p>0.0002</text:p>
          </table:table-cell>
          <table:table-cell office:value-type="float" office:value="2.2687524910654168E-4" table:style-name="ce22">
            <text:p>0.0002</text:p>
          </table:table-cell>
          <table:table-cell office:value-type="float" office:value="1.9622635859922562E-4" table:style-name="ce22">
            <text:p>0.0002</text:p>
          </table:table-cell>
          <table:table-cell office:value-type="float" office:value="2.9629027679098824E-4" table:style-name="ce22">
            <text:p>0.0003</text:p>
          </table:table-cell>
          <table:table-cell office:value-type="float" office:value="2.3521323758177203E-4" table:style-name="ce22">
            <text:p>0.0002</text:p>
          </table:table-cell>
          <table:table-cell office:value-type="float" office:value="3.0577560234537686E-4" table:style-name="ce22">
            <text:p>0.0003</text:p>
          </table:table-cell>
          <table:table-cell office:value-type="float" office:value="3.3897440455469044E-4" table:style-name="ce22">
            <text:p>0.0003</text:p>
          </table:table-cell>
          <table:table-cell office:value-type="float" office:value="1.4830635900502806E-4" table:style-name="ce22">
            <text:p>0.0001</text:p>
          </table:table-cell>
          <table:table-cell office:value-type="float" office:value="2.7496266645502974E-4" table:style-name="ce22">
            <text:p>0.0003</text:p>
          </table:table-cell>
          <table:table-cell office:value-type="float" office:value="1.8109961328890804E-4" table:style-name="ce22">
            <text:p>0.0002</text:p>
          </table:table-cell>
          <table:table-cell office:value-type="float" office:value="1.834431161538219E-4" table:style-name="ce22">
            <text:p>0.0002</text:p>
          </table:table-cell>
          <table:table-cell office:value-type="float" office:value="2.3519947031238098E-4" table:style-name="ce22">
            <text:p>0.0002</text:p>
          </table:table-cell>
          <table:table-cell office:value-type="float" office:value="1.3493447145988572E-4" table:style-name="ce22">
            <text:p>0.0001</text:p>
          </table:table-cell>
          <table:table-cell office:value-type="float" office:value="1.8893611197327091E-4" table:style-name="ce22">
            <text:p>0.0002</text:p>
          </table:table-cell>
          <table:table-cell office:value-type="float" office:value="1.5592585511925105E-4" table:style-name="ce22">
            <text:p>0.0002</text:p>
          </table:table-cell>
          <table:table-cell office:value-type="float" office:value="2.027195533808966E-4" table:style-name="ce22">
            <text:p>0.0002</text:p>
          </table:table-cell>
          <table:table-cell office:value-type="float" office:value="2.4065576777625823E-4" table:style-name="ce22">
            <text:p>0.0002</text:p>
          </table:table-cell>
          <table:table-cell office:value-type="float" office:value="2.2142038545933047E-4" table:style-name="ce22">
            <text:p>0.0002</text:p>
          </table:table-cell>
          <table:table-cell office:value-type="float" office:value="4.5624040383142648E-4" table:style-name="ce22">
            <text:p>0.0005</text:p>
          </table:table-cell>
          <table:table-cell office:value-type="float" office:value="1.6476595919644543E-4" table:style-name="ce22">
            <text:p>0.0002</text:p>
          </table:table-cell>
          <table:table-cell office:value-type="float" office:value="4.800582244625493E-4" table:style-name="ce22">
            <text:p>0.0005</text:p>
          </table:table-cell>
          <table:table-cell office:value-type="float" office:value="2.3107457837168654E-4" table:style-name="ce22">
            <text:p>0.0002</text:p>
          </table:table-cell>
          <table:table-cell office:value-type="float" office:value="1.3824750926737209E-4" table:style-name="ce22">
            <text:p>0.0001</text:p>
          </table:table-cell>
          <table:table-cell office:value-type="float" office:value="1.4984181117353327E-4" table:style-name="ce22">
            <text:p>0.0001</text:p>
          </table:table-cell>
          <table:table-cell office:value-type="float" office:value="2.1766126081082404E-4" table:style-name="ce22">
            <text:p>0.0002</text:p>
          </table:table-cell>
          <table:table-cell office:value-type="float" office:value="1.8402920434760472E-4" table:style-name="ce22">
            <text:p>0.0002</text:p>
          </table:table-cell>
          <table:table-cell office:value-type="float" office:value="1.887102415641345E-4" table:style-name="ce22">
            <text:p>0.0002</text:p>
          </table:table-cell>
          <table:table-cell office:value-type="float" office:value="1.9295579000712723E-4" table:style-name="ce22">
            <text:p>0.0002</text:p>
          </table:table-cell>
          <table:table-cell office:value-type="float" office:value="1.4719617158657919E-4" table:style-name="ce22">
            <text:p>0.0001</text:p>
          </table:table-cell>
          <table:table-cell office:value-type="float" office:value="2.580550824612764E-4" table:style-name="ce22">
            <text:p>0.0003</text:p>
          </table:table-cell>
          <table:table-cell office:value-type="float" office:value="2.3048050079712847E-3" table:style-name="ce22">
            <text:p>0.0023</text:p>
          </table:table-cell>
          <table:table-cell office:value-type="float" office:value="1.0087253881734206" table:style-name="ce22">
            <text:p>1.0087</text:p>
          </table:table-cell>
          <table:table-cell office:value-type="float" office:value="4.0670139604779187E-4" table:style-name="ce22">
            <text:p>0.0004</text:p>
          </table:table-cell>
          <table:table-cell office:value-type="float" office:value="3.638436904095495E-4" table:style-name="ce22">
            <text:p>0.0004</text:p>
          </table:table-cell>
          <table:table-cell office:value-type="float" office:value="1.3860001160165354E-4" table:style-name="ce22">
            <text:p>0.0001</text:p>
          </table:table-cell>
          <table:table-cell office:value-type="float" office:value="1.167797821835472E-3" table:style-name="ce22">
            <text:p>0.0012</text:p>
          </table:table-cell>
          <table:table-cell office:value-type="float" office:value="1.37636571019056E-4" table:style-name="ce22">
            <text:p>0.0001</text:p>
          </table:table-cell>
          <table:table-cell office:value-type="float" office:value="2.953930619049072E-5" table:style-name="ce22">
            <text:p>0.0000</text:p>
          </table:table-cell>
          <table:table-cell office:value-type="float" office:value="2.1299703902811229E-4" table:style-name="ce22">
            <text:p>0.0002</text:p>
          </table:table-cell>
          <table:table-cell office:value-type="float" office:value="2.1020070155581739E-4" table:style-name="ce22">
            <text:p>0.0002</text:p>
          </table:table-cell>
          <table:table-cell office:value-type="float" office:value="1.6602089759858781E-4" table:style-name="ce22">
            <text:p>0.0002</text:p>
          </table:table-cell>
          <table:table-cell office:value-type="float" office:value="2.7822027475709704E-4" table:style-name="ce22">
            <text:p>0.0003</text:p>
          </table:table-cell>
          <table:table-cell office:value-type="float" office:value="3.0707382252862557E-3" table:style-name="ce22">
            <text:p>0.0031</text:p>
          </table:table-cell>
          <table:table-cell office:value-type="float" office:value="6.5140279437622662E-4" table:style-name="ce22">
            <text:p>0.0007</text:p>
          </table:table-cell>
          <table:table-cell office:value-type="float" office:value="2.1390756328778021E-3" table:style-name="ce22">
            <text:p>0.0021</text:p>
          </table:table-cell>
          <table:table-cell office:value-type="float" office:value="1.880413507853748E-4" table:style-name="ce22">
            <text:p>0.0002</text:p>
          </table:table-cell>
          <table:table-cell office:value-type="float" office:value="1.0906267799048098E-4" table:style-name="ce22">
            <text:p>0.0001</text:p>
          </table:table-cell>
          <table:table-cell office:value-type="float" office:value="1.1695731695472185E-4" table:style-name="ce22">
            <text:p>0.0001</text:p>
          </table:table-cell>
          <table:table-cell office:value-type="float" office:value="1.0693858178115216E-3" table:style-name="ce22">
            <text:p>0.0011</text:p>
          </table:table-cell>
          <table:table-cell office:value-type="float" office:value="3.9542569650666659E-5" table:style-name="ce22">
            <text:p>0.0000</text:p>
          </table:table-cell>
          <table:table-cell office:value-type="float" office:value="1.9743448751565569E-3" table:style-name="ce22">
            <text:p>0.0020</text:p>
          </table:table-cell>
          <table:table-cell office:value-type="float" office:value="8.5334830412477327E-5" table:style-name="ce22">
            <text:p>0.0001</text:p>
          </table:table-cell>
          <table:table-cell office:value-type="float" office:value="2.7165298811726692E-3" table:style-name="ce22">
            <text:p>0.0027</text:p>
          </table:table-cell>
          <table:table-cell office:value-type="float" office:value="0" table:style-name="ce22">
            <text:p>0.0000</text:p>
          </table:table-cell>
          <table:table-cell office:value-type="float" office:value="1.0371343816184904" table:style-name="ce23">
            <text:p>1.0371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0" table:style-name="ce25">
            <text:p>50</text:p>
          </table:table-cell>
          <table:table-cell office:value-type="string" table:style-name="ce26">
            <text:p>032001</text:p>
          </table:table-cell>
          <table:table-cell office:value-type="string" table:style-name="ce27">
            <text:p>Industrias manufactureras ncp</text:p>
          </table:table-cell>
          <table:table-cell office:value-type="float" office:value="7.7676337569377914E-3" table:style-name="ce22">
            <text:p>0.0078</text:p>
          </table:table-cell>
          <table:table-cell office:value-type="float" office:value="1.1195738368795057E-2" table:style-name="ce22">
            <text:p>0.0112</text:p>
          </table:table-cell>
          <table:table-cell office:value-type="float" office:value="2.0743888637794555E-2" table:style-name="ce22">
            <text:p>0.0207</text:p>
          </table:table-cell>
          <table:table-cell office:value-type="float" office:value="9.735650848776289E-3" table:style-name="ce22">
            <text:p>0.0097</text:p>
          </table:table-cell>
          <table:table-cell office:value-type="float" office:value="1.5530020354666853E-2" table:style-name="ce22">
            <text:p>0.0155</text:p>
          </table:table-cell>
          <table:table-cell office:value-type="float" office:value="8.2671800441273452E-2" table:style-name="ce22">
            <text:p>0.0827</text:p>
          </table:table-cell>
          <table:table-cell office:value-type="float" office:value="1.9214543730506722E-2" table:style-name="ce22">
            <text:p>0.0192</text:p>
          </table:table-cell>
          <table:table-cell office:value-type="float" office:value="7.560566820492446E-3" table:style-name="ce22">
            <text:p>0.0076</text:p>
          </table:table-cell>
          <table:table-cell office:value-type="float" office:value="1.6892129780970374E-2" table:style-name="ce22">
            <text:p>0.0169</text:p>
          </table:table-cell>
          <table:table-cell office:value-type="float" office:value="3.7502661472265927E-2" table:style-name="ce22">
            <text:p>0.0375</text:p>
          </table:table-cell>
          <table:table-cell office:value-type="float" office:value="2.554957323306381E-2" table:style-name="ce22">
            <text:p>0.0255</text:p>
          </table:table-cell>
          <table:table-cell office:value-type="float" office:value="1.1086123528943344E-2" table:style-name="ce22">
            <text:p>0.0111</text:p>
          </table:table-cell>
          <table:table-cell office:value-type="float" office:value="9.8267413931894462E-4" table:style-name="ce22">
            <text:p>0.0010</text:p>
          </table:table-cell>
          <table:table-cell office:value-type="float" office:value="2.4560064413623964E-2" table:style-name="ce22">
            <text:p>0.0246</text:p>
          </table:table-cell>
          <table:table-cell office:value-type="float" office:value="1.634279649972533E-2" table:style-name="ce22">
            <text:p>0.0163</text:p>
          </table:table-cell>
          <table:table-cell office:value-type="float" office:value="9.8195196290973216E-3" table:style-name="ce22">
            <text:p>0.0098</text:p>
          </table:table-cell>
          <table:table-cell office:value-type="float" office:value="9.8292790238904745E-3" table:style-name="ce22">
            <text:p>0.0098</text:p>
          </table:table-cell>
          <table:table-cell office:value-type="float" office:value="1.1913299184780705E-2" table:style-name="ce22">
            <text:p>0.0119</text:p>
          </table:table-cell>
          <table:table-cell office:value-type="float" office:value="1.2201557199211269E-2" table:style-name="ce22">
            <text:p>0.0122</text:p>
          </table:table-cell>
          <table:table-cell office:value-type="float" office:value="8.3898829448101984E-3" table:style-name="ce22">
            <text:p>0.0084</text:p>
          </table:table-cell>
          <table:table-cell office:value-type="float" office:value="1.1497723216915187E-2" table:style-name="ce22">
            <text:p>0.0115</text:p>
          </table:table-cell>
          <table:table-cell office:value-type="float" office:value="7.0920997011339661E-3" table:style-name="ce22">
            <text:p>0.0071</text:p>
          </table:table-cell>
          <table:table-cell office:value-type="float" office:value="4.4023604830638018E-3" table:style-name="ce22">
            <text:p>0.0044</text:p>
          </table:table-cell>
          <table:table-cell office:value-type="float" office:value="2.749050434222693E-2" table:style-name="ce22">
            <text:p>0.0275</text:p>
          </table:table-cell>
          <table:table-cell office:value-type="float" office:value="6.9912244236457989E-3" table:style-name="ce22">
            <text:p>0.0070</text:p>
          </table:table-cell>
          <table:table-cell office:value-type="float" office:value="7.7663784372369038E-3" table:style-name="ce22">
            <text:p>0.0078</text:p>
          </table:table-cell>
          <table:table-cell office:value-type="float" office:value="2.4970346964034843E-3" table:style-name="ce22">
            <text:p>0.0025</text:p>
          </table:table-cell>
          <table:table-cell office:value-type="float" office:value="2.716173888732016E-3" table:style-name="ce22">
            <text:p>0.0027</text:p>
          </table:table-cell>
          <table:table-cell office:value-type="float" office:value="1.1784618613913613E-2" table:style-name="ce22">
            <text:p>0.0118</text:p>
          </table:table-cell>
          <table:table-cell office:value-type="float" office:value="6.9941330466410647E-3" table:style-name="ce22">
            <text:p>0.0070</text:p>
          </table:table-cell>
          <table:table-cell office:value-type="float" office:value="1.1663112125155464E-2" table:style-name="ce22">
            <text:p>0.0117</text:p>
          </table:table-cell>
          <table:table-cell office:value-type="float" office:value="4.0709076413298715E-3" table:style-name="ce22">
            <text:p>0.0041</text:p>
          </table:table-cell>
          <table:table-cell office:value-type="float" office:value="2.911276034877462E-3" table:style-name="ce22">
            <text:p>0.0029</text:p>
          </table:table-cell>
          <table:table-cell office:value-type="float" office:value="4.2971514341634057E-3" table:style-name="ce22">
            <text:p>0.0043</text:p>
          </table:table-cell>
          <table:table-cell office:value-type="float" office:value="8.5725799377364999E-3" table:style-name="ce22">
            <text:p>0.0086</text:p>
          </table:table-cell>
          <table:table-cell office:value-type="float" office:value="5.146406627814416E-3" table:style-name="ce22">
            <text:p>0.0051</text:p>
          </table:table-cell>
          <table:table-cell office:value-type="float" office:value="1.0241147441763397E-3" table:style-name="ce22">
            <text:p>0.0010</text:p>
          </table:table-cell>
          <table:table-cell office:value-type="float" office:value="7.0512679606487142E-3" table:style-name="ce22">
            <text:p>0.0071</text:p>
          </table:table-cell>
          <table:table-cell office:value-type="float" office:value="2.5132517647211325E-3" table:style-name="ce22">
            <text:p>0.0025</text:p>
          </table:table-cell>
          <table:table-cell office:value-type="float" office:value="2.2211635668589829E-3" table:style-name="ce22">
            <text:p>0.0022</text:p>
          </table:table-cell>
          <table:table-cell office:value-type="float" office:value="7.5551293523996562E-3" table:style-name="ce22">
            <text:p>0.0076</text:p>
          </table:table-cell>
          <table:table-cell office:value-type="float" office:value="1.3394315198140606E-3" table:style-name="ce22">
            <text:p>0.0013</text:p>
          </table:table-cell>
          <table:table-cell office:value-type="float" office:value="1.4389708033728958E-2" table:style-name="ce22">
            <text:p>0.0144</text:p>
          </table:table-cell>
          <table:table-cell office:value-type="float" office:value="1.6094886928713852E-2" table:style-name="ce22">
            <text:p>0.0161</text:p>
          </table:table-cell>
          <table:table-cell office:value-type="float" office:value="6.75967511315033E-3" table:style-name="ce22">
            <text:p>0.0068</text:p>
          </table:table-cell>
          <table:table-cell office:value-type="float" office:value="1.5074524857461883E-3" table:style-name="ce22">
            <text:p>0.0015</text:p>
          </table:table-cell>
          <table:table-cell office:value-type="float" office:value="2.8272607310335716E-3" table:style-name="ce22">
            <text:p>0.0028</text:p>
          </table:table-cell>
          <table:table-cell office:value-type="float" office:value="1.5536604780308117E-3" table:style-name="ce22">
            <text:p>0.0016</text:p>
          </table:table-cell>
          <table:table-cell office:value-type="float" office:value="4.8591855271364615E-3" table:style-name="ce22">
            <text:p>0.0049</text:p>
          </table:table-cell>
          <table:table-cell office:value-type="float" office:value="1.0049599318433744" table:style-name="ce22">
            <text:p>1.0050</text:p>
          </table:table-cell>
          <table:table-cell office:value-type="float" office:value="7.6032071435314019E-3" table:style-name="ce22">
            <text:p>0.0076</text:p>
          </table:table-cell>
          <table:table-cell office:value-type="float" office:value="2.7175787165801177E-3" table:style-name="ce22">
            <text:p>0.0027</text:p>
          </table:table-cell>
          <table:table-cell office:value-type="float" office:value="3.032946522410848E-3" table:style-name="ce22">
            <text:p>0.0030</text:p>
          </table:table-cell>
          <table:table-cell office:value-type="float" office:value="1.907447194267416E-3" table:style-name="ce22">
            <text:p>0.0019</text:p>
          </table:table-cell>
          <table:table-cell office:value-type="float" office:value="1.4068923988192613E-3" table:style-name="ce22">
            <text:p>0.0014</text:p>
          </table:table-cell>
          <table:table-cell office:value-type="float" office:value="8.6626972568645648E-3" table:style-name="ce22">
            <text:p>0.0087</text:p>
          </table:table-cell>
          <table:table-cell office:value-type="float" office:value="4.4621825146511154E-3" table:style-name="ce22">
            <text:p>0.0045</text:p>
          </table:table-cell>
          <table:table-cell office:value-type="float" office:value="2.3232731413802203E-3" table:style-name="ce22">
            <text:p>0.0023</text:p>
          </table:table-cell>
          <table:table-cell office:value-type="float" office:value="1.0085866235980488E-3" table:style-name="ce22">
            <text:p>0.0010</text:p>
          </table:table-cell>
          <table:table-cell office:value-type="float" office:value="5.0790020062416556E-3" table:style-name="ce22">
            <text:p>0.0051</text:p>
          </table:table-cell>
          <table:table-cell office:value-type="float" office:value="1.7743125183922712E-2" table:style-name="ce22">
            <text:p>0.0177</text:p>
          </table:table-cell>
          <table:table-cell office:value-type="float" office:value="7.8762296017552084E-3" table:style-name="ce22">
            <text:p>0.0079</text:p>
          </table:table-cell>
          <table:table-cell office:value-type="float" office:value="1.2836802990502754E-3" table:style-name="ce22">
            <text:p>0.0013</text:p>
          </table:table-cell>
          <table:table-cell office:value-type="float" office:value="6.8050839086310579E-4" table:style-name="ce22">
            <text:p>0.0007</text:p>
          </table:table-cell>
          <table:table-cell office:value-type="float" office:value="9.9632546504388984E-4" table:style-name="ce22">
            <text:p>0.0010</text:p>
          </table:table-cell>
          <table:table-cell office:value-type="float" office:value="2.2010798038517585E-3" table:style-name="ce22">
            <text:p>0.0022</text:p>
          </table:table-cell>
          <table:table-cell office:value-type="float" office:value="1.9241302106982189E-4" table:style-name="ce22">
            <text:p>0.0002</text:p>
          </table:table-cell>
          <table:table-cell office:value-type="float" office:value="1.8025854011474222E-2" table:style-name="ce22">
            <text:p>0.0180</text:p>
          </table:table-cell>
          <table:table-cell office:value-type="float" office:value="5.5772199955239328E-4" table:style-name="ce22">
            <text:p>0.0006</text:p>
          </table:table-cell>
          <table:table-cell office:value-type="float" office:value="4.1454039816184807E-3" table:style-name="ce22">
            <text:p>0.0041</text:p>
          </table:table-cell>
          <table:table-cell office:value-type="float" office:value="0" table:style-name="ce22">
            <text:p>0.0000</text:p>
          </table:table-cell>
          <table:table-cell office:value-type="float" office:value="1.6519453639860147" table:style-name="ce23">
            <text:p>1.651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1" table:style-name="ce25">
            <text:p>51</text:p>
          </table:table-cell>
          <table:table-cell office:value-type="string" table:style-name="ce26">
            <text:p>033001</text:p>
          </table:table-cell>
          <table:table-cell office:value-type="string" table:style-name="ce27">
            <text:p>Generación, captación y distribución de energía eléctrica</text:p>
          </table:table-cell>
          <table:table-cell office:value-type="float" office:value="1.5721748447472268E-2" table:style-name="ce22">
            <text:p>0.0157</text:p>
          </table:table-cell>
          <table:table-cell office:value-type="float" office:value="6.1832576967436057E-3" table:style-name="ce22">
            <text:p>0.0062</text:p>
          </table:table-cell>
          <table:table-cell office:value-type="float" office:value="2.3127355388783192E-2" table:style-name="ce22">
            <text:p>0.0231</text:p>
          </table:table-cell>
          <table:table-cell office:value-type="float" office:value="8.5933702739553301E-3" table:style-name="ce22">
            <text:p>0.0086</text:p>
          </table:table-cell>
          <table:table-cell office:value-type="float" office:value="1.7596925575936149E-2" table:style-name="ce22">
            <text:p>0.0176</text:p>
          </table:table-cell>
          <table:table-cell office:value-type="float" office:value="1.8374088593486344E-2" table:style-name="ce22">
            <text:p>0.0184</text:p>
          </table:table-cell>
          <table:table-cell office:value-type="float" office:value="3.9302397257715865E-2" table:style-name="ce22">
            <text:p>0.0393</text:p>
          </table:table-cell>
          <table:table-cell office:value-type="float" office:value="2.732151190143862E-3" table:style-name="ce22">
            <text:p>0.0027</text:p>
          </table:table-cell>
          <table:table-cell office:value-type="float" office:value="1.3534831260285755E-2" table:style-name="ce22">
            <text:p>0.0135</text:p>
          </table:table-cell>
          <table:table-cell office:value-type="float" office:value="1.1555649179497651E-2" table:style-name="ce22">
            <text:p>0.0116</text:p>
          </table:table-cell>
          <table:table-cell office:value-type="float" office:value="4.3826155474842254E-2" table:style-name="ce22">
            <text:p>0.0438</text:p>
          </table:table-cell>
          <table:table-cell office:value-type="float" office:value="2.6376327429987575E-2" table:style-name="ce22">
            <text:p>0.0264</text:p>
          </table:table-cell>
          <table:table-cell office:value-type="float" office:value="1.0611400392534481E-2" table:style-name="ce22">
            <text:p>0.0106</text:p>
          </table:table-cell>
          <table:table-cell office:value-type="float" office:value="3.454050092195822E-2" table:style-name="ce22">
            <text:p>0.0345</text:p>
          </table:table-cell>
          <table:table-cell office:value-type="float" office:value="3.4220651879631463E-2" table:style-name="ce22">
            <text:p>0.0342</text:p>
          </table:table-cell>
          <table:table-cell office:value-type="float" office:value="4.5368186078526593E-2" table:style-name="ce22">
            <text:p>0.0454</text:p>
          </table:table-cell>
          <table:table-cell office:value-type="float" office:value="2.8402426529574427E-2" table:style-name="ce22">
            <text:p>0.0284</text:p>
          </table:table-cell>
          <table:table-cell office:value-type="float" office:value="2.7057577465692803E-2" table:style-name="ce22">
            <text:p>0.0271</text:p>
          </table:table-cell>
          <table:table-cell office:value-type="float" office:value="1.7707608113501933E-2" table:style-name="ce22">
            <text:p>0.0177</text:p>
          </table:table-cell>
          <table:table-cell office:value-type="float" office:value="2.0532054010473585E-2" table:style-name="ce22">
            <text:p>0.0205</text:p>
          </table:table-cell>
          <table:table-cell office:value-type="float" office:value="2.7041582657831742E-2" table:style-name="ce22">
            <text:p>0.0270</text:p>
          </table:table-cell>
          <table:table-cell office:value-type="float" office:value="1.2184685769850597E-2" table:style-name="ce22">
            <text:p>0.0122</text:p>
          </table:table-cell>
          <table:table-cell office:value-type="float" office:value="2.0652806155608775E-2" table:style-name="ce22">
            <text:p>0.0207</text:p>
          </table:table-cell>
          <table:table-cell office:value-type="float" office:value="3.999505442824737E-2" table:style-name="ce22">
            <text:p>0.0400</text:p>
          </table:table-cell>
          <table:table-cell office:value-type="float" office:value="6.0654239876690379E-2" table:style-name="ce22">
            <text:p>0.0607</text:p>
          </table:table-cell>
          <table:table-cell office:value-type="float" office:value="2.1338289155519892E-2" table:style-name="ce22">
            <text:p>0.0213</text:p>
          </table:table-cell>
          <table:table-cell office:value-type="float" office:value="1.0422165233869378E-2" table:style-name="ce22">
            <text:p>0.0104</text:p>
          </table:table-cell>
          <table:table-cell office:value-type="float" office:value="3.2798822828149186E-2" table:style-name="ce22">
            <text:p>0.0328</text:p>
          </table:table-cell>
          <table:table-cell office:value-type="float" office:value="3.6674286085446782E-2" table:style-name="ce22">
            <text:p>0.0367</text:p>
          </table:table-cell>
          <table:table-cell office:value-type="float" office:value="2.1140245911556235E-2" table:style-name="ce22">
            <text:p>0.0211</text:p>
          </table:table-cell>
          <table:table-cell office:value-type="float" office:value="2.1729541956769842E-2" table:style-name="ce22">
            <text:p>0.0217</text:p>
          </table:table-cell>
          <table:table-cell office:value-type="float" office:value="1.4806406200250137E-2" table:style-name="ce22">
            <text:p>0.0148</text:p>
          </table:table-cell>
          <table:table-cell office:value-type="float" office:value="5.0014292564637138E-2" table:style-name="ce22">
            <text:p>0.0500</text:p>
          </table:table-cell>
          <table:table-cell office:value-type="float" office:value="2.8160674090559668E-2" table:style-name="ce22">
            <text:p>0.0282</text:p>
          </table:table-cell>
          <table:table-cell office:value-type="float" office:value="2.556802883470468E-2" table:style-name="ce22">
            <text:p>0.0256</text:p>
          </table:table-cell>
          <table:table-cell office:value-type="float" office:value="1.8899010304896664E-2" table:style-name="ce22">
            <text:p>0.0189</text:p>
          </table:table-cell>
          <table:table-cell office:value-type="float" office:value="2.964962679125787E-2" table:style-name="ce22">
            <text:p>0.0296</text:p>
          </table:table-cell>
          <table:table-cell office:value-type="float" office:value="1.3050205387297151E-2" table:style-name="ce22">
            <text:p>0.0131</text:p>
          </table:table-cell>
          <table:table-cell office:value-type="float" office:value="2.9048905450540816E-2" table:style-name="ce22">
            <text:p>0.0290</text:p>
          </table:table-cell>
          <table:table-cell office:value-type="float" office:value="1.1267042054580711E-2" table:style-name="ce22">
            <text:p>0.0113</text:p>
          </table:table-cell>
          <table:table-cell office:value-type="float" office:value="2.186709692620728E-2" table:style-name="ce22">
            <text:p>0.0219</text:p>
          </table:table-cell>
          <table:table-cell office:value-type="float" office:value="4.342288907765228E-2" table:style-name="ce22">
            <text:p>0.0434</text:p>
          </table:table-cell>
          <table:table-cell office:value-type="float" office:value="5.0822930661673149E-2" table:style-name="ce22">
            <text:p>0.0508</text:p>
          </table:table-cell>
          <table:table-cell office:value-type="float" office:value="6.6657096804693144E-2" table:style-name="ce22">
            <text:p>0.0667</text:p>
          </table:table-cell>
          <table:table-cell office:value-type="float" office:value="2.8990166282408386E-2" table:style-name="ce22">
            <text:p>0.0290</text:p>
          </table:table-cell>
          <table:table-cell office:value-type="float" office:value="1.6590777817572486E-2" table:style-name="ce22">
            <text:p>0.0166</text:p>
          </table:table-cell>
          <table:table-cell office:value-type="float" office:value="2.1498784767203662E-2" table:style-name="ce22">
            <text:p>0.0215</text:p>
          </table:table-cell>
          <table:table-cell office:value-type="float" office:value="2.3666567583598939E-2" table:style-name="ce22">
            <text:p>0.0237</text:p>
          </table:table-cell>
          <table:table-cell office:value-type="float" office:value="2.1474219546278452E-2" table:style-name="ce22">
            <text:p>0.0215</text:p>
          </table:table-cell>
          <table:table-cell office:value-type="float" office:value="7.1232690735315046E-2" table:style-name="ce22">
            <text:p>0.0712</text:p>
          </table:table-cell>
          <table:table-cell office:value-type="float" office:value="1.828847471506692" table:style-name="ce22">
            <text:p>1.8288</text:p>
          </table:table-cell>
          <table:table-cell office:value-type="float" office:value="2.3122818132794806E-2" table:style-name="ce22">
            <text:p>0.0231</text:p>
          </table:table-cell>
          <table:table-cell office:value-type="float" office:value="1.4769715761433119E-2" table:style-name="ce22">
            <text:p>0.0148</text:p>
          </table:table-cell>
          <table:table-cell office:value-type="float" office:value="2.2585236611483386E-2" table:style-name="ce22">
            <text:p>0.0226</text:p>
          </table:table-cell>
          <table:table-cell office:value-type="float" office:value="3.3852182703960586E-3" table:style-name="ce22">
            <text:p>0.0034</text:p>
          </table:table-cell>
          <table:table-cell office:value-type="float" office:value="6.2486715035401798E-2" table:style-name="ce22">
            <text:p>0.0625</text:p>
          </table:table-cell>
          <table:table-cell office:value-type="float" office:value="2.8277106036665185E-2" table:style-name="ce22">
            <text:p>0.0283</text:p>
          </table:table-cell>
          <table:table-cell office:value-type="float" office:value="1.5063567257757321E-2" table:style-name="ce22">
            <text:p>0.0151</text:p>
          </table:table-cell>
          <table:table-cell office:value-type="float" office:value="1.4871468069709824E-2" table:style-name="ce22">
            <text:p>0.0149</text:p>
          </table:table-cell>
          <table:table-cell office:value-type="float" office:value="5.6368232083038115E-2" table:style-name="ce22">
            <text:p>0.0564</text:p>
          </table:table-cell>
          <table:table-cell office:value-type="float" office:value="1.9801405313177454E-2" table:style-name="ce22">
            <text:p>0.0198</text:p>
          </table:table-cell>
          <table:table-cell office:value-type="float" office:value="1.4757130652856212E-2" table:style-name="ce22">
            <text:p>0.0148</text:p>
          </table:table-cell>
          <table:table-cell office:value-type="float" office:value="6.9068667457745352E-3" table:style-name="ce22">
            <text:p>0.0069</text:p>
          </table:table-cell>
          <table:table-cell office:value-type="float" office:value="1.4936312904343758E-2" table:style-name="ce22">
            <text:p>0.0149</text:p>
          </table:table-cell>
          <table:table-cell office:value-type="float" office:value="1.9371577077235962E-2" table:style-name="ce22">
            <text:p>0.0194</text:p>
          </table:table-cell>
          <table:table-cell office:value-type="float" office:value="5.9802232908606132E-3" table:style-name="ce22">
            <text:p>0.0060</text:p>
          </table:table-cell>
          <table:table-cell office:value-type="float" office:value="8.2773892546449662E-3" table:style-name="ce22">
            <text:p>0.0083</text:p>
          </table:table-cell>
          <table:table-cell office:value-type="float" office:value="7.3293850034570843E-3" table:style-name="ce22">
            <text:p>0.0073</text:p>
          </table:table-cell>
          <table:table-cell office:value-type="float" office:value="1.4940699050322912E-2" table:style-name="ce22">
            <text:p>0.0149</text:p>
          </table:table-cell>
          <table:table-cell office:value-type="float" office:value="2.9444228777963925E-2" table:style-name="ce22">
            <text:p>0.0294</text:p>
          </table:table-cell>
          <table:table-cell office:value-type="float" office:value="0" table:style-name="ce22">
            <text:p>0.0000</text:p>
          </table:table-cell>
          <table:table-cell office:value-type="float" office:value="3.5482065619376204" table:style-name="ce23">
            <text:p>3.5482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2" table:style-name="ce19">
            <text:p>52</text:p>
          </table:table-cell>
          <table:table-cell office:value-type="string" table:style-name="ce26">
            <text:p>033002</text:p>
          </table:table-cell>
          <table:table-cell office:value-type="string" table:style-name="ce27">
            <text:p>Captación, depuración y distribución de agua; y saneamiento</text:p>
          </table:table-cell>
          <table:table-cell office:value-type="float" office:value="1.552546009688635E-3" table:style-name="ce22">
            <text:p>0.0016</text:p>
          </table:table-cell>
          <table:table-cell office:value-type="float" office:value="1.4531146436861273E-2" table:style-name="ce22">
            <text:p>0.0145</text:p>
          </table:table-cell>
          <table:table-cell office:value-type="float" office:value="1.8260121242889144E-2" table:style-name="ce22">
            <text:p>0.0183</text:p>
          </table:table-cell>
          <table:table-cell office:value-type="float" office:value="1.8183177154260073E-3" table:style-name="ce22">
            <text:p>0.0018</text:p>
          </table:table-cell>
          <table:table-cell office:value-type="float" office:value="2.0695007024368749E-3" table:style-name="ce22">
            <text:p>0.0021</text:p>
          </table:table-cell>
          <table:table-cell office:value-type="float" office:value="9.0642068650691535E-3" table:style-name="ce22">
            <text:p>0.0091</text:p>
          </table:table-cell>
          <table:table-cell office:value-type="float" office:value="1.7206648909991715E-2" table:style-name="ce22">
            <text:p>0.0172</text:p>
          </table:table-cell>
          <table:table-cell office:value-type="float" office:value="7.7107041559952561E-4" table:style-name="ce22">
            <text:p>0.0008</text:p>
          </table:table-cell>
          <table:table-cell office:value-type="float" office:value="5.566117430325113E-3" table:style-name="ce22">
            <text:p>0.0056</text:p>
          </table:table-cell>
          <table:table-cell office:value-type="float" office:value="1.9347744843366751E-3" table:style-name="ce22">
            <text:p>0.0019</text:p>
          </table:table-cell>
          <table:table-cell office:value-type="float" office:value="1.1258213109017317E-2" table:style-name="ce22">
            <text:p>0.0113</text:p>
          </table:table-cell>
          <table:table-cell office:value-type="float" office:value="7.0555018733322664E-3" table:style-name="ce22">
            <text:p>0.0071</text:p>
          </table:table-cell>
          <table:table-cell office:value-type="float" office:value="2.078669282957087E-3" table:style-name="ce22">
            <text:p>0.0021</text:p>
          </table:table-cell>
          <table:table-cell office:value-type="float" office:value="8.5067596521943027E-4" table:style-name="ce22">
            <text:p>0.0009</text:p>
          </table:table-cell>
          <table:table-cell office:value-type="float" office:value="1.5181587325262967E-3" table:style-name="ce22">
            <text:p>0.0015</text:p>
          </table:table-cell>
          <table:table-cell office:value-type="float" office:value="1.6468478496544606E-2" table:style-name="ce22">
            <text:p>0.0165</text:p>
          </table:table-cell>
          <table:table-cell office:value-type="float" office:value="6.9372461168405505E-3" table:style-name="ce22">
            <text:p>0.0069</text:p>
          </table:table-cell>
          <table:table-cell office:value-type="float" office:value="4.9438305592906795E-3" table:style-name="ce22">
            <text:p>0.0049</text:p>
          </table:table-cell>
          <table:table-cell office:value-type="float" office:value="2.7320012597605008E-3" table:style-name="ce22">
            <text:p>0.0027</text:p>
          </table:table-cell>
          <table:table-cell office:value-type="float" office:value="2.4039126327540976E-3" table:style-name="ce22">
            <text:p>0.0024</text:p>
          </table:table-cell>
          <table:table-cell office:value-type="float" office:value="7.4299963960686999E-3" table:style-name="ce22">
            <text:p>0.0074</text:p>
          </table:table-cell>
          <table:table-cell office:value-type="float" office:value="8.0422128244210436E-3" table:style-name="ce22">
            <text:p>0.0080</text:p>
          </table:table-cell>
          <table:table-cell office:value-type="float" office:value="4.1644433801960564E-3" table:style-name="ce22">
            <text:p>0.0042</text:p>
          </table:table-cell>
          <table:table-cell office:value-type="float" office:value="5.9562468945712705E-3" table:style-name="ce22">
            <text:p>0.0060</text:p>
          </table:table-cell>
          <table:table-cell office:value-type="float" office:value="1.9078423707239265E-3" table:style-name="ce22">
            <text:p>0.0019</text:p>
          </table:table-cell>
          <table:table-cell office:value-type="float" office:value="1.8359654702653596E-3" table:style-name="ce22">
            <text:p>0.0018</text:p>
          </table:table-cell>
          <table:table-cell office:value-type="float" office:value="2.3090037415039173E-3" table:style-name="ce22">
            <text:p>0.0023</text:p>
          </table:table-cell>
          <table:table-cell office:value-type="float" office:value="9.1678562418130022E-3" table:style-name="ce22">
            <text:p>0.0092</text:p>
          </table:table-cell>
          <table:table-cell office:value-type="float" office:value="6.222198865909731E-3" table:style-name="ce22">
            <text:p>0.0062</text:p>
          </table:table-cell>
          <table:table-cell office:value-type="float" office:value="8.345281196422194E-3" table:style-name="ce22">
            <text:p>0.0083</text:p>
          </table:table-cell>
          <table:table-cell office:value-type="float" office:value="7.8740292049501864E-3" table:style-name="ce22">
            <text:p>0.0079</text:p>
          </table:table-cell>
          <table:table-cell office:value-type="float" office:value="2.4033261652836127E-3" table:style-name="ce22">
            <text:p>0.0024</text:p>
          </table:table-cell>
          <table:table-cell office:value-type="float" office:value="2.9372539663195907E-3" table:style-name="ce22">
            <text:p>0.0029</text:p>
          </table:table-cell>
          <table:table-cell office:value-type="float" office:value="2.2917063822622957E-3" table:style-name="ce22">
            <text:p>0.0023</text:p>
          </table:table-cell>
          <table:table-cell office:value-type="float" office:value="3.0067508493296759E-3" table:style-name="ce22">
            <text:p>0.0030</text:p>
          </table:table-cell>
          <table:table-cell office:value-type="float" office:value="2.5082080009283156E-3" table:style-name="ce22">
            <text:p>0.0025</text:p>
          </table:table-cell>
          <table:table-cell office:value-type="float" office:value="3.623004592055543E-3" table:style-name="ce22">
            <text:p>0.0036</text:p>
          </table:table-cell>
          <table:table-cell office:value-type="float" office:value="2.0454437031531564E-3" table:style-name="ce22">
            <text:p>0.0020</text:p>
          </table:table-cell>
          <table:table-cell office:value-type="float" office:value="2.2140518466322837E-3" table:style-name="ce22">
            <text:p>0.0022</text:p>
          </table:table-cell>
          <table:table-cell office:value-type="float" office:value="1.3431176992503341E-3" table:style-name="ce22">
            <text:p>0.0013</text:p>
          </table:table-cell>
          <table:table-cell office:value-type="float" office:value="1.3856876069891053E-3" table:style-name="ce22">
            <text:p>0.0014</text:p>
          </table:table-cell>
          <table:table-cell office:value-type="float" office:value="2.2593656290076721E-3" table:style-name="ce22">
            <text:p>0.0023</text:p>
          </table:table-cell>
          <table:table-cell office:value-type="float" office:value="2.6685111393497966E-3" table:style-name="ce22">
            <text:p>0.0027</text:p>
          </table:table-cell>
          <table:table-cell office:value-type="float" office:value="2.2933525968845472E-3" table:style-name="ce22">
            <text:p>0.0023</text:p>
          </table:table-cell>
          <table:table-cell office:value-type="float" office:value="1.6444076071145267E-3" table:style-name="ce22">
            <text:p>0.0016</text:p>
          </table:table-cell>
          <table:table-cell office:value-type="float" office:value="2.2661808703908571E-3" table:style-name="ce22">
            <text:p>0.0023</text:p>
          </table:table-cell>
          <table:table-cell office:value-type="float" office:value="3.6881667807681907E-3" table:style-name="ce22">
            <text:p>0.0037</text:p>
          </table:table-cell>
          <table:table-cell office:value-type="float" office:value="1.3584963124224265E-3" table:style-name="ce22">
            <text:p>0.0014</text:p>
          </table:table-cell>
          <table:table-cell office:value-type="float" office:value="2.6246168081740912E-3" table:style-name="ce22">
            <text:p>0.0026</text:p>
          </table:table-cell>
          <table:table-cell office:value-type="float" office:value="2.0705475897831761E-3" table:style-name="ce22">
            <text:p>0.0021</text:p>
          </table:table-cell>
          <table:table-cell office:value-type="float" office:value="1.3937415091172359E-2" table:style-name="ce22">
            <text:p>0.0139</text:p>
          </table:table-cell>
          <table:table-cell office:value-type="float" office:value="1.0084556360807277" table:style-name="ce22">
            <text:p>1.0085</text:p>
          </table:table-cell>
          <table:table-cell office:value-type="float" office:value="1.005524548989132E-3" table:style-name="ce22">
            <text:p>0.0010</text:p>
          </table:table-cell>
          <table:table-cell office:value-type="float" office:value="1.6440220331121016E-3" table:style-name="ce22">
            <text:p>0.0016</text:p>
          </table:table-cell>
          <table:table-cell office:value-type="float" office:value="6.497701841494634E-4" table:style-name="ce22">
            <text:p>0.0006</text:p>
          </table:table-cell>
          <table:table-cell office:value-type="float" office:value="1.1391750348035343E-2" table:style-name="ce22">
            <text:p>0.0114</text:p>
          </table:table-cell>
          <table:table-cell office:value-type="float" office:value="6.5506215925527815E-3" table:style-name="ce22">
            <text:p>0.0066</text:p>
          </table:table-cell>
          <table:table-cell office:value-type="float" office:value="9.839625146127102E-4" table:style-name="ce22">
            <text:p>0.0010</text:p>
          </table:table-cell>
          <table:table-cell office:value-type="float" office:value="4.7279359650963986E-3" table:style-name="ce22">
            <text:p>0.0047</text:p>
          </table:table-cell>
          <table:table-cell office:value-type="float" office:value="1.8956328606279909E-3" table:style-name="ce22">
            <text:p>0.0019</text:p>
          </table:table-cell>
          <table:table-cell office:value-type="float" office:value="1.6873934585598094E-3" table:style-name="ce22">
            <text:p>0.0017</text:p>
          </table:table-cell>
          <table:table-cell office:value-type="float" office:value="1.177567801265065E-3" table:style-name="ce22">
            <text:p>0.0012</text:p>
          </table:table-cell>
          <table:table-cell office:value-type="float" office:value="1.032299970025513E-3" table:style-name="ce22">
            <text:p>0.0010</text:p>
          </table:table-cell>
          <table:table-cell office:value-type="float" office:value="3.0531620770182441E-3" table:style-name="ce22">
            <text:p>0.0031</text:p>
          </table:table-cell>
          <table:table-cell office:value-type="float" office:value="6.0992018969001317E-3" table:style-name="ce22">
            <text:p>0.0061</text:p>
          </table:table-cell>
          <table:table-cell office:value-type="float" office:value="3.0644974622357503E-3" table:style-name="ce22">
            <text:p>0.0031</text:p>
          </table:table-cell>
          <table:table-cell office:value-type="float" office:value="2.7751648133171737E-3" table:style-name="ce22">
            <text:p>0.0028</text:p>
          </table:table-cell>
          <table:table-cell office:value-type="float" office:value="1.6247832054773655E-3" table:style-name="ce22">
            <text:p>0.0016</text:p>
          </table:table-cell>
          <table:table-cell office:value-type="float" office:value="2.87614492246189E-3" table:style-name="ce22">
            <text:p>0.0029</text:p>
          </table:table-cell>
          <table:table-cell office:value-type="float" office:value="2.8104863093498921E-3" table:style-name="ce22">
            <text:p>0.0028</text:p>
          </table:table-cell>
          <table:table-cell office:value-type="float" office:value="0" table:style-name="ce22">
            <text:p>0.0000</text:p>
          </table:table-cell>
          <table:table-cell office:value-type="float" office:value="1.3143513841094985" table:style-name="ce23">
            <text:p>1.314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3" table:style-name="ce25">
            <text:p>53</text:p>
          </table:table-cell>
          <table:table-cell office:value-type="string" table:style-name="ce26">
            <text:p>034001</text:p>
          </table:table-cell>
          <table:table-cell office:value-type="string" table:style-name="ce27">
            <text:p>Construcción</text:p>
          </table:table-cell>
          <table:table-cell office:value-type="float" office:value="3.1191265257740075E-3" table:style-name="ce22">
            <text:p>0.0031</text:p>
          </table:table-cell>
          <table:table-cell office:value-type="float" office:value="2.0334327297039365E-3" table:style-name="ce22">
            <text:p>0.0020</text:p>
          </table:table-cell>
          <table:table-cell office:value-type="float" office:value="2.7917843992929597E-3" table:style-name="ce22">
            <text:p>0.0028</text:p>
          </table:table-cell>
          <table:table-cell office:value-type="float" office:value="1.3594040508300019E-3" table:style-name="ce22">
            <text:p>0.0014</text:p>
          </table:table-cell>
          <table:table-cell office:value-type="float" office:value="1.8723872227155596E-3" table:style-name="ce22">
            <text:p>0.0019</text:p>
          </table:table-cell>
          <table:table-cell office:value-type="float" office:value="2.5178291839618003E-3" table:style-name="ce22">
            <text:p>0.0025</text:p>
          </table:table-cell>
          <table:table-cell office:value-type="float" office:value="4.1390848450921763E-3" table:style-name="ce22">
            <text:p>0.0041</text:p>
          </table:table-cell>
          <table:table-cell office:value-type="float" office:value="8.6169025191041681E-4" table:style-name="ce22">
            <text:p>0.0009</text:p>
          </table:table-cell>
          <table:table-cell office:value-type="float" office:value="4.5024882293282055E-3" table:style-name="ce22">
            <text:p>0.0045</text:p>
          </table:table-cell>
          <table:table-cell office:value-type="float" office:value="2.9339283377162301E-3" table:style-name="ce22">
            <text:p>0.0029</text:p>
          </table:table-cell>
          <table:table-cell office:value-type="float" office:value="2.9357855920917413E-3" table:style-name="ce22">
            <text:p>0.0029</text:p>
          </table:table-cell>
          <table:table-cell office:value-type="float" office:value="4.4095171746139899E-3" table:style-name="ce22">
            <text:p>0.0044</text:p>
          </table:table-cell>
          <table:table-cell office:value-type="float" office:value="3.4456096354471854E-3" table:style-name="ce22">
            <text:p>0.0034</text:p>
          </table:table-cell>
          <table:table-cell office:value-type="float" office:value="1.9883795623623804E-3" table:style-name="ce22">
            <text:p>0.0020</text:p>
          </table:table-cell>
          <table:table-cell office:value-type="float" office:value="4.0735181597266962E-3" table:style-name="ce22">
            <text:p>0.0041</text:p>
          </table:table-cell>
          <table:table-cell office:value-type="float" office:value="5.9184839862694667E-3" table:style-name="ce22">
            <text:p>0.0059</text:p>
          </table:table-cell>
          <table:table-cell office:value-type="float" office:value="6.6561668007021572E-3" table:style-name="ce22">
            <text:p>0.0067</text:p>
          </table:table-cell>
          <table:table-cell office:value-type="float" office:value="3.9254459275859729E-3" table:style-name="ce22">
            <text:p>0.0039</text:p>
          </table:table-cell>
          <table:table-cell office:value-type="float" office:value="3.9309384137726656E-3" table:style-name="ce22">
            <text:p>0.0039</text:p>
          </table:table-cell>
          <table:table-cell office:value-type="float" office:value="3.7141507198279792E-3" table:style-name="ce22">
            <text:p>0.0037</text:p>
          </table:table-cell>
          <table:table-cell office:value-type="float" office:value="5.5194444226273481E-3" table:style-name="ce22">
            <text:p>0.0055</text:p>
          </table:table-cell>
          <table:table-cell office:value-type="float" office:value="4.4107417503027116E-3" table:style-name="ce22">
            <text:p>0.0044</text:p>
          </table:table-cell>
          <table:table-cell office:value-type="float" office:value="6.3860814905387694E-3" table:style-name="ce22">
            <text:p>0.0064</text:p>
          </table:table-cell>
          <table:table-cell office:value-type="float" office:value="6.2391057181512685E-3" table:style-name="ce22">
            <text:p>0.0062</text:p>
          </table:table-cell>
          <table:table-cell office:value-type="float" office:value="2.991277918974352E-3" table:style-name="ce22">
            <text:p>0.0030</text:p>
          </table:table-cell>
          <table:table-cell office:value-type="float" office:value="5.7205445982487632E-3" table:style-name="ce22">
            <text:p>0.0057</text:p>
          </table:table-cell>
          <table:table-cell office:value-type="float" office:value="3.1284569380726568E-3" table:style-name="ce22">
            <text:p>0.0031</text:p>
          </table:table-cell>
          <table:table-cell office:value-type="float" office:value="3.1905604721738576E-3" table:style-name="ce22">
            <text:p>0.0032</text:p>
          </table:table-cell>
          <table:table-cell office:value-type="float" office:value="4.7987359896042095E-3" table:style-name="ce22">
            <text:p>0.0048</text:p>
          </table:table-cell>
          <table:table-cell office:value-type="float" office:value="2.5022824941133689E-3" table:style-name="ce22">
            <text:p>0.0025</text:p>
          </table:table-cell>
          <table:table-cell office:value-type="float" office:value="3.7930011511797795E-3" table:style-name="ce22">
            <text:p>0.0038</text:p>
          </table:table-cell>
          <table:table-cell office:value-type="float" office:value="3.0746062080684983E-3" table:style-name="ce22">
            <text:p>0.0031</text:p>
          </table:table-cell>
          <table:table-cell office:value-type="float" office:value="3.6304838593713201E-3" table:style-name="ce22">
            <text:p>0.0036</text:p>
          </table:table-cell>
          <table:table-cell office:value-type="float" office:value="4.9499247618200936E-3" table:style-name="ce22">
            <text:p>0.0049</text:p>
          </table:table-cell>
          <table:table-cell office:value-type="float" office:value="4.6582550646513754E-3" table:style-name="ce22">
            <text:p>0.0047</text:p>
          </table:table-cell>
          <table:table-cell office:value-type="float" office:value="5.381481056993047E-3" table:style-name="ce22">
            <text:p>0.0054</text:p>
          </table:table-cell>
          <table:table-cell office:value-type="float" office:value="3.4300535413845719E-3" table:style-name="ce22">
            <text:p>0.0034</text:p>
          </table:table-cell>
          <table:table-cell office:value-type="float" office:value="1.2518571607062521E-2" table:style-name="ce22">
            <text:p>0.0125</text:p>
          </table:table-cell>
          <table:table-cell office:value-type="float" office:value="4.5067065951117117E-3" table:style-name="ce22">
            <text:p>0.0045</text:p>
          </table:table-cell>
          <table:table-cell office:value-type="float" office:value="2.8287015699706296E-3" table:style-name="ce22">
            <text:p>0.0028</text:p>
          </table:table-cell>
          <table:table-cell office:value-type="float" office:value="2.8733676455436779E-3" table:style-name="ce22">
            <text:p>0.0029</text:p>
          </table:table-cell>
          <table:table-cell office:value-type="float" office:value="3.9706687841552573E-3" table:style-name="ce22">
            <text:p>0.0040</text:p>
          </table:table-cell>
          <table:table-cell office:value-type="float" office:value="4.170319892022027E-3" table:style-name="ce22">
            <text:p>0.0042</text:p>
          </table:table-cell>
          <table:table-cell office:value-type="float" office:value="3.9904457481336128E-3" table:style-name="ce22">
            <text:p>0.0040</text:p>
          </table:table-cell>
          <table:table-cell office:value-type="float" office:value="3.3343831722101565E-3" table:style-name="ce22">
            <text:p>0.0033</text:p>
          </table:table-cell>
          <table:table-cell office:value-type="float" office:value="3.511669658342494E-3" table:style-name="ce22">
            <text:p>0.0035</text:p>
          </table:table-cell>
          <table:table-cell office:value-type="float" office:value="4.5860528977839134E-3" table:style-name="ce22">
            <text:p>0.0046</text:p>
          </table:table-cell>
          <table:table-cell office:value-type="float" office:value="2.6086011835419706E-3" table:style-name="ce22">
            <text:p>0.0026</text:p>
          </table:table-cell>
          <table:table-cell office:value-type="float" office:value="5.9398629415130001E-3" table:style-name="ce22">
            <text:p>0.0059</text:p>
          </table:table-cell>
          <table:table-cell office:value-type="float" office:value="3.5350016490333079E-3" table:style-name="ce22">
            <text:p>0.0035</text:p>
          </table:table-cell>
          <table:table-cell office:value-type="float" office:value="5.7473194459919533E-3" table:style-name="ce22">
            <text:p>0.0057</text:p>
          </table:table-cell>
          <table:table-cell office:value-type="float" office:value="1.8952063851398111E-3" table:style-name="ce22">
            <text:p>0.0019</text:p>
          </table:table-cell>
          <table:table-cell office:value-type="float" office:value="1.0034658782030155" table:style-name="ce22">
            <text:p>1.0035</text:p>
          </table:table-cell>
          <table:table-cell office:value-type="float" office:value="4.6038935525265648E-3" table:style-name="ce22">
            <text:p>0.0046</text:p>
          </table:table-cell>
          <table:table-cell office:value-type="float" office:value="1.3794922112344533E-3" table:style-name="ce22">
            <text:p>0.0014</text:p>
          </table:table-cell>
          <table:table-cell office:value-type="float" office:value="9.7038064494528835E-3" table:style-name="ce22">
            <text:p>0.0097</text:p>
          </table:table-cell>
          <table:table-cell office:value-type="float" office:value="8.3114915692351771E-3" table:style-name="ce22">
            <text:p>0.0083</text:p>
          </table:table-cell>
          <table:table-cell office:value-type="float" office:value="4.8290137202122597E-3" table:style-name="ce22">
            <text:p>0.0048</text:p>
          </table:table-cell>
          <table:table-cell office:value-type="float" office:value="4.1819666444665232E-3" table:style-name="ce22">
            <text:p>0.0042</text:p>
          </table:table-cell>
          <table:table-cell office:value-type="float" office:value="2.7716125162573755E-3" table:style-name="ce22">
            <text:p>0.0028</text:p>
          </table:table-cell>
          <table:table-cell office:value-type="float" office:value="2.270794565929923E-2" table:style-name="ce22">
            <text:p>0.0227</text:p>
          </table:table-cell>
          <table:table-cell office:value-type="float" office:value="9.4347653077739915E-3" table:style-name="ce22">
            <text:p>0.0094</text:p>
          </table:table-cell>
          <table:table-cell office:value-type="float" office:value="0.12177628354255729" table:style-name="ce22">
            <text:p>0.1218</text:p>
          </table:table-cell>
          <table:table-cell office:value-type="float" office:value="3.7191008968010088E-3" table:style-name="ce22">
            <text:p>0.0037</text:p>
          </table:table-cell>
          <table:table-cell office:value-type="float" office:value="2.8247008353348146E-3" table:style-name="ce22">
            <text:p>0.0028</text:p>
          </table:table-cell>
          <table:table-cell office:value-type="float" office:value="1.8212643705057725E-3" table:style-name="ce22">
            <text:p>0.0018</text:p>
          </table:table-cell>
          <table:table-cell office:value-type="float" office:value="7.8613077250773574E-4" table:style-name="ce22">
            <text:p>0.0008</text:p>
          </table:table-cell>
          <table:table-cell office:value-type="float" office:value="1.8713123162178336E-3" table:style-name="ce22">
            <text:p>0.0019</text:p>
          </table:table-cell>
          <table:table-cell office:value-type="float" office:value="1.6023650408787584E-3" table:style-name="ce22">
            <text:p>0.0016</text:p>
          </table:table-cell>
          <table:table-cell office:value-type="float" office:value="6.8629024000530697E-2" table:style-name="ce22">
            <text:p>0.0686</text:p>
          </table:table-cell>
          <table:table-cell office:value-type="float" office:value="0" table:style-name="ce22">
            <text:p>0.0000</text:p>
          </table:table-cell>
          <table:table-cell office:value-type="float" office:value="1.481371115969365" table:style-name="ce23">
            <text:p>1.481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4" table:style-name="ce25">
            <text:p>54</text:p>
          </table:table-cell>
          <table:table-cell office:value-type="string" table:style-name="ce26">
            <text:p>035001</text:p>
          </table:table-cell>
          <table:table-cell office:value-type="string" table:style-name="ce27">
            <text:p>Comercio al por mayor y al por menor; incluido comercio de vehículos automotores y motocicletas</text:p>
          </table:table-cell>
          <table:table-cell office:value-type="float" office:value="7.8365478722250886E-2" table:style-name="ce22">
            <text:p>0.0784</text:p>
          </table:table-cell>
          <table:table-cell office:value-type="float" office:value="2.304808171781738E-2" table:style-name="ce22">
            <text:p>0.0230</text:p>
          </table:table-cell>
          <table:table-cell office:value-type="float" office:value="2.9177073625787663E-2" table:style-name="ce22">
            <text:p>0.0292</text:p>
          </table:table-cell>
          <table:table-cell office:value-type="float" office:value="1.3507519639944449E-2" table:style-name="ce22">
            <text:p>0.0135</text:p>
          </table:table-cell>
          <table:table-cell office:value-type="float" office:value="3.7453935153653431E-2" table:style-name="ce22">
            <text:p>0.0375</text:p>
          </table:table-cell>
          <table:table-cell office:value-type="float" office:value="2.3566498688812391E-2" table:style-name="ce22">
            <text:p>0.0236</text:p>
          </table:table-cell>
          <table:table-cell office:value-type="float" office:value="6.8404165969190814E-2" table:style-name="ce22">
            <text:p>0.0684</text:p>
          </table:table-cell>
          <table:table-cell office:value-type="float" office:value="1.3763851885959081E-2" table:style-name="ce22">
            <text:p>0.0138</text:p>
          </table:table-cell>
          <table:table-cell office:value-type="float" office:value="9.7709316353887854E-2" table:style-name="ce22">
            <text:p>0.0977</text:p>
          </table:table-cell>
          <table:table-cell office:value-type="float" office:value="4.1951487353362196E-2" table:style-name="ce22">
            <text:p>0.0420</text:p>
          </table:table-cell>
          <table:table-cell office:value-type="float" office:value="5.46787064175445E-2" table:style-name="ce22">
            <text:p>0.0547</text:p>
          </table:table-cell>
          <table:table-cell office:value-type="float" office:value="2.3436835211708716E-2" table:style-name="ce22">
            <text:p>0.0234</text:p>
          </table:table-cell>
          <table:table-cell office:value-type="float" office:value="4.4221816869367964E-2" table:style-name="ce22">
            <text:p>0.0442</text:p>
          </table:table-cell>
          <table:table-cell office:value-type="float" office:value="4.543456813820828E-2" table:style-name="ce22">
            <text:p>0.0454</text:p>
          </table:table-cell>
          <table:table-cell office:value-type="float" office:value="5.5433637362852943E-2" table:style-name="ce22">
            <text:p>0.0554</text:p>
          </table:table-cell>
          <table:table-cell office:value-type="float" office:value="0.20026312127180959" table:style-name="ce22">
            <text:p>0.2003</text:p>
          </table:table-cell>
          <table:table-cell office:value-type="float" office:value="0.20399907812872486" table:style-name="ce22">
            <text:p>0.2040</text:p>
          </table:table-cell>
          <table:table-cell office:value-type="float" office:value="0.11950535599335924" table:style-name="ce22">
            <text:p>0.1195</text:p>
          </table:table-cell>
          <table:table-cell office:value-type="float" office:value="0.12863657690205729" table:style-name="ce22">
            <text:p>0.1286</text:p>
          </table:table-cell>
          <table:table-cell office:value-type="float" office:value="0.1131073575296324" table:style-name="ce22">
            <text:p>0.1131</text:p>
          </table:table-cell>
          <table:table-cell office:value-type="float" office:value="0.17374143118804403" table:style-name="ce22">
            <text:p>0.1737</text:p>
          </table:table-cell>
          <table:table-cell office:value-type="float" office:value="0.15087237234391843" table:style-name="ce22">
            <text:p>0.1509</text:p>
          </table:table-cell>
          <table:table-cell office:value-type="float" office:value="0.18184073135742052" table:style-name="ce22">
            <text:p>0.1818</text:p>
          </table:table-cell>
          <table:table-cell office:value-type="float" office:value="0.19180285164166619" table:style-name="ce22">
            <text:p>0.1918</text:p>
          </table:table-cell>
          <table:table-cell office:value-type="float" office:value="4.5699537886588579E-2" table:style-name="ce22">
            <text:p>0.0457</text:p>
          </table:table-cell>
          <table:table-cell office:value-type="float" office:value="0.15898538448727353" table:style-name="ce22">
            <text:p>0.1590</text:p>
          </table:table-cell>
          <table:table-cell office:value-type="float" office:value="0.11793125119775526" table:style-name="ce22">
            <text:p>0.1179</text:p>
          </table:table-cell>
          <table:table-cell office:value-type="float" office:value="9.5915996416116686E-2" table:style-name="ce22">
            <text:p>0.0959</text:p>
          </table:table-cell>
          <table:table-cell office:value-type="float" office:value="0.11774958911621861" table:style-name="ce22">
            <text:p>0.1177</text:p>
          </table:table-cell>
          <table:table-cell office:value-type="float" office:value="5.6852250299756525E-2" table:style-name="ce22">
            <text:p>0.0569</text:p>
          </table:table-cell>
          <table:table-cell office:value-type="float" office:value="9.5278383614596104E-2" table:style-name="ce22">
            <text:p>0.0953</text:p>
          </table:table-cell>
          <table:table-cell office:value-type="float" office:value="5.4120613771178591E-2" table:style-name="ce22">
            <text:p>0.0541</text:p>
          </table:table-cell>
          <table:table-cell office:value-type="float" office:value="0.10620896814335416" table:style-name="ce22">
            <text:p>0.1062</text:p>
          </table:table-cell>
          <table:table-cell office:value-type="float" office:value="0.1341596300367876" table:style-name="ce22">
            <text:p>0.1342</text:p>
          </table:table-cell>
          <table:table-cell office:value-type="float" office:value="0.12146708326159678" table:style-name="ce22">
            <text:p>0.1215</text:p>
          </table:table-cell>
          <table:table-cell office:value-type="float" office:value="0.15945248455901304" table:style-name="ce22">
            <text:p>0.1595</text:p>
          </table:table-cell>
          <table:table-cell office:value-type="float" office:value="7.9576208503344001E-2" table:style-name="ce22">
            <text:p>0.0796</text:p>
          </table:table-cell>
          <table:table-cell office:value-type="float" office:value="5.8888021804558668E-2" table:style-name="ce22">
            <text:p>0.0589</text:p>
          </table:table-cell>
          <table:table-cell office:value-type="float" office:value="0.13922233409613982" table:style-name="ce22">
            <text:p>0.1392</text:p>
          </table:table-cell>
          <table:table-cell office:value-type="float" office:value="7.3763076918694451E-2" table:style-name="ce22">
            <text:p>0.0738</text:p>
          </table:table-cell>
          <table:table-cell office:value-type="float" office:value="8.1396207157821962E-2" table:style-name="ce22">
            <text:p>0.0814</text:p>
          </table:table-cell>
          <table:table-cell office:value-type="float" office:value="0.13301415179779552" table:style-name="ce22">
            <text:p>0.1330</text:p>
          </table:table-cell>
          <table:table-cell office:value-type="float" office:value="6.3750056381494086E-2" table:style-name="ce22">
            <text:p>0.0638</text:p>
          </table:table-cell>
          <table:table-cell office:value-type="float" office:value="7.7401084935880715E-2" table:style-name="ce22">
            <text:p>0.0774</text:p>
          </table:table-cell>
          <table:table-cell office:value-type="float" office:value="0.11174446451500378" table:style-name="ce22">
            <text:p>0.1117</text:p>
          </table:table-cell>
          <table:table-cell office:value-type="float" office:value="8.1090522410098037E-2" table:style-name="ce22">
            <text:p>0.0811</text:p>
          </table:table-cell>
          <table:table-cell office:value-type="float" office:value="0.11309668842278024" table:style-name="ce22">
            <text:p>0.1131</text:p>
          </table:table-cell>
          <table:table-cell office:value-type="float" office:value="8.0660386161273745E-2" table:style-name="ce22">
            <text:p>0.0807</text:p>
          </table:table-cell>
          <table:table-cell office:value-type="float" office:value="0.18149731681467293" table:style-name="ce22">
            <text:p>0.1815</text:p>
          </table:table-cell>
          <table:table-cell office:value-type="float" office:value="9.7469675595737909E-2" table:style-name="ce22">
            <text:p>0.0975</text:p>
          </table:table-cell>
          <table:table-cell office:value-type="float" office:value="7.7862922889052319E-2" table:style-name="ce22">
            <text:p>0.0779</text:p>
          </table:table-cell>
          <table:table-cell office:value-type="float" office:value="1.3832780720718333E-2" table:style-name="ce22">
            <text:p>0.0138</text:p>
          </table:table-cell>
          <table:table-cell office:value-type="float" office:value="9.727137298739473E-2" table:style-name="ce22">
            <text:p>0.0973</text:p>
          </table:table-cell>
          <table:table-cell office:value-type="float" office:value="1.0225774541571961" table:style-name="ce22">
            <text:p>1.0226</text:p>
          </table:table-cell>
          <table:table-cell office:value-type="float" office:value="1.2001293708313853E-2" table:style-name="ce22">
            <text:p>0.0120</text:p>
          </table:table-cell>
          <table:table-cell office:value-type="float" office:value="5.8682507125363652E-2" table:style-name="ce22">
            <text:p>0.0587</text:p>
          </table:table-cell>
          <table:table-cell office:value-type="float" office:value="0.10631933856896043" table:style-name="ce22">
            <text:p>0.1063</text:p>
          </table:table-cell>
          <table:table-cell office:value-type="float" office:value="4.0061075867334643E-2" table:style-name="ce22">
            <text:p>0.0401</text:p>
          </table:table-cell>
          <table:table-cell office:value-type="float" office:value="1.7031525149624565E-2" table:style-name="ce22">
            <text:p>0.0170</text:p>
          </table:table-cell>
          <table:table-cell office:value-type="float" office:value="2.0092345025642583E-2" table:style-name="ce22">
            <text:p>0.0201</text:p>
          </table:table-cell>
          <table:table-cell office:value-type="float" office:value="1.5719193493823929E-2" table:style-name="ce22">
            <text:p>0.0157</text:p>
          </table:table-cell>
          <table:table-cell office:value-type="float" office:value="1.4185310800813464E-2" table:style-name="ce22">
            <text:p>0.0142</text:p>
          </table:table-cell>
          <table:table-cell office:value-type="float" office:value="1.8259143813725173E-2" table:style-name="ce22">
            <text:p>0.0183</text:p>
          </table:table-cell>
          <table:table-cell office:value-type="float" office:value="1.9048356505975469E-2" table:style-name="ce22">
            <text:p>0.0190</text:p>
          </table:table-cell>
          <table:table-cell office:value-type="float" office:value="2.734224938289935E-2" table:style-name="ce22">
            <text:p>0.0273</text:p>
          </table:table-cell>
          <table:table-cell office:value-type="float" office:value="3.8956925636930463E-2" table:style-name="ce22">
            <text:p>0.0390</text:p>
          </table:table-cell>
          <table:table-cell office:value-type="float" office:value="5.6275581854909511E-3" table:style-name="ce22">
            <text:p>0.0056</text:p>
          </table:table-cell>
          <table:table-cell office:value-type="float" office:value="5.9143837940378113E-2" table:style-name="ce22">
            <text:p>0.0591</text:p>
          </table:table-cell>
          <table:table-cell office:value-type="float" office:value="3.6144078936570186E-2" table:style-name="ce22">
            <text:p>0.0361</text:p>
          </table:table-cell>
          <table:table-cell office:value-type="float" office:value="5.2592493729318034E-2" table:style-name="ce22">
            <text:p>0.0526</text:p>
          </table:table-cell>
          <table:table-cell office:value-type="float" office:value="0" table:style-name="ce22">
            <text:p>0.0000</text:p>
          </table:table-cell>
          <table:table-cell office:value-type="float" office:value="6.5030649823980387" table:style-name="ce23">
            <text:p>6.5031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5" table:style-name="ce19">
            <text:p>55</text:p>
          </table:table-cell>
          <table:table-cell office:value-type="string" table:style-name="ce26">
            <text:p>035002</text:p>
          </table:table-cell>
          <table:table-cell office:value-type="string" table:style-name="ce27">
            <text:p>Servicios de reparación y mantenimiento de vehículos de motor y motocicletas</text:p>
          </table:table-cell>
          <table:table-cell office:value-type="float" office:value="2.6608579589339114E-3" table:style-name="ce22">
            <text:p>0.0027</text:p>
          </table:table-cell>
          <table:table-cell office:value-type="float" office:value="2.4031710904267663E-3" table:style-name="ce22">
            <text:p>0.0024</text:p>
          </table:table-cell>
          <table:table-cell office:value-type="float" office:value="3.2955305423903194E-3" table:style-name="ce22">
            <text:p>0.0033</text:p>
          </table:table-cell>
          <table:table-cell office:value-type="float" office:value="2.2929041958345323E-3" table:style-name="ce22">
            <text:p>0.0023</text:p>
          </table:table-cell>
          <table:table-cell office:value-type="float" office:value="2.4554783303019976E-3" table:style-name="ce22">
            <text:p>0.0025</text:p>
          </table:table-cell>
          <table:table-cell office:value-type="float" office:value="2.6852752283048733E-3" table:style-name="ce22">
            <text:p>0.0027</text:p>
          </table:table-cell>
          <table:table-cell office:value-type="float" office:value="4.6277247886422164E-3" table:style-name="ce22">
            <text:p>0.0046</text:p>
          </table:table-cell>
          <table:table-cell office:value-type="float" office:value="2.2264414991186665E-3" table:style-name="ce22">
            <text:p>0.0022</text:p>
          </table:table-cell>
          <table:table-cell office:value-type="float" office:value="3.9032443695611965E-3" table:style-name="ce22">
            <text:p>0.0039</text:p>
          </table:table-cell>
          <table:table-cell office:value-type="float" office:value="2.1632100846140966E-3" table:style-name="ce22">
            <text:p>0.0022</text:p>
          </table:table-cell>
          <table:table-cell office:value-type="float" office:value="5.0137581482685529E-3" table:style-name="ce22">
            <text:p>0.0050</text:p>
          </table:table-cell>
          <table:table-cell office:value-type="float" office:value="3.4034836282303783E-2" table:style-name="ce22">
            <text:p>0.0340</text:p>
          </table:table-cell>
          <table:table-cell office:value-type="float" office:value="9.7959044886272006E-3" table:style-name="ce22">
            <text:p>0.0098</text:p>
          </table:table-cell>
          <table:table-cell office:value-type="float" office:value="2.6202419202373136E-3" table:style-name="ce22">
            <text:p>0.0026</text:p>
          </table:table-cell>
          <table:table-cell office:value-type="float" office:value="4.1838746959286096E-3" table:style-name="ce22">
            <text:p>0.0042</text:p>
          </table:table-cell>
          <table:table-cell office:value-type="float" office:value="5.268268195771285E-3" table:style-name="ce22">
            <text:p>0.0053</text:p>
          </table:table-cell>
          <table:table-cell office:value-type="float" office:value="5.4014765528099381E-3" table:style-name="ce22">
            <text:p>0.0054</text:p>
          </table:table-cell>
          <table:table-cell office:value-type="float" office:value="4.235030539521234E-3" table:style-name="ce22">
            <text:p>0.0042</text:p>
          </table:table-cell>
          <table:table-cell office:value-type="float" office:value="3.244345623941118E-3" table:style-name="ce22">
            <text:p>0.0032</text:p>
          </table:table-cell>
          <table:table-cell office:value-type="float" office:value="3.5774945249398495E-3" table:style-name="ce22">
            <text:p>0.0036</text:p>
          </table:table-cell>
          <table:table-cell office:value-type="float" office:value="5.333350000680053E-3" table:style-name="ce22">
            <text:p>0.0053</text:p>
          </table:table-cell>
          <table:table-cell office:value-type="float" office:value="3.6285638656090849E-3" table:style-name="ce22">
            <text:p>0.0036</text:p>
          </table:table-cell>
          <table:table-cell office:value-type="float" office:value="4.6246102983433712E-3" table:style-name="ce22">
            <text:p>0.0046</text:p>
          </table:table-cell>
          <table:table-cell office:value-type="float" office:value="5.6754259113182132E-3" table:style-name="ce22">
            <text:p>0.0057</text:p>
          </table:table-cell>
          <table:table-cell office:value-type="float" office:value="3.7750259419442448E-3" table:style-name="ce22">
            <text:p>0.0038</text:p>
          </table:table-cell>
          <table:table-cell office:value-type="float" office:value="5.026128792762664E-3" table:style-name="ce22">
            <text:p>0.0050</text:p>
          </table:table-cell>
          <table:table-cell office:value-type="float" office:value="2.4826387133665734E-3" table:style-name="ce22">
            <text:p>0.0025</text:p>
          </table:table-cell>
          <table:table-cell office:value-type="float" office:value="2.5526737126908986E-3" table:style-name="ce22">
            <text:p>0.0026</text:p>
          </table:table-cell>
          <table:table-cell office:value-type="float" office:value="5.2013594715269338E-3" table:style-name="ce22">
            <text:p>0.0052</text:p>
          </table:table-cell>
          <table:table-cell office:value-type="float" office:value="2.5894244685693807E-3" table:style-name="ce22">
            <text:p>0.0026</text:p>
          </table:table-cell>
          <table:table-cell office:value-type="float" office:value="5.0730511349710624E-3" table:style-name="ce22">
            <text:p>0.0051</text:p>
          </table:table-cell>
          <table:table-cell office:value-type="float" office:value="6.6584916227487578E-3" table:style-name="ce22">
            <text:p>0.0067</text:p>
          </table:table-cell>
          <table:table-cell office:value-type="float" office:value="2.9674414905260711E-3" table:style-name="ce22">
            <text:p>0.0030</text:p>
          </table:table-cell>
          <table:table-cell office:value-type="float" office:value="2.9763610818685097E-3" table:style-name="ce22">
            <text:p>0.0030</text:p>
          </table:table-cell>
          <table:table-cell office:value-type="float" office:value="3.6734054112232558E-3" table:style-name="ce22">
            <text:p>0.0037</text:p>
          </table:table-cell>
          <table:table-cell office:value-type="float" office:value="3.8846240495164887E-3" table:style-name="ce22">
            <text:p>0.0039</text:p>
          </table:table-cell>
          <table:table-cell office:value-type="float" office:value="3.0269674701048398E-3" table:style-name="ce22">
            <text:p>0.0030</text:p>
          </table:table-cell>
          <table:table-cell office:value-type="float" office:value="1.2541953184631919E-2" table:style-name="ce22">
            <text:p>0.0125</text:p>
          </table:table-cell>
          <table:table-cell office:value-type="float" office:value="3.7740256293364799E-3" table:style-name="ce22">
            <text:p>0.0038</text:p>
          </table:table-cell>
          <table:table-cell office:value-type="float" office:value="2.6983855347515466E-3" table:style-name="ce22">
            <text:p>0.0027</text:p>
          </table:table-cell>
          <table:table-cell office:value-type="float" office:value="2.4947160200834029E-3" table:style-name="ce22">
            <text:p>0.0025</text:p>
          </table:table-cell>
          <table:table-cell office:value-type="float" office:value="2.926980450691495E-3" table:style-name="ce22">
            <text:p>0.0029</text:p>
          </table:table-cell>
          <table:table-cell office:value-type="float" office:value="4.5401041090792635E-3" table:style-name="ce22">
            <text:p>0.0045</text:p>
          </table:table-cell>
          <table:table-cell office:value-type="float" office:value="4.5759371292100103E-3" table:style-name="ce22">
            <text:p>0.0046</text:p>
          </table:table-cell>
          <table:table-cell office:value-type="float" office:value="3.5455493016146268E-3" table:style-name="ce22">
            <text:p>0.0035</text:p>
          </table:table-cell>
          <table:table-cell office:value-type="float" office:value="2.3818583256389951E-3" table:style-name="ce22">
            <text:p>0.0024</text:p>
          </table:table-cell>
          <table:table-cell office:value-type="float" office:value="3.3426477505362419E-3" table:style-name="ce22">
            <text:p>0.0033</text:p>
          </table:table-cell>
          <table:table-cell office:value-type="float" office:value="1.9182616797646182E-3" table:style-name="ce22">
            <text:p>0.0019</text:p>
          </table:table-cell>
          <table:table-cell office:value-type="float" office:value="4.0152451993449457E-3" table:style-name="ce22">
            <text:p>0.0040</text:p>
          </table:table-cell>
          <table:table-cell office:value-type="float" office:value="3.271076568729638E-3" table:style-name="ce22">
            <text:p>0.0033</text:p>
          </table:table-cell>
          <table:table-cell office:value-type="float" office:value="1.3938694007834285E-2" table:style-name="ce22">
            <text:p>0.0139</text:p>
          </table:table-cell>
          <table:table-cell office:value-type="float" office:value="5.3481326205999111E-3" table:style-name="ce22">
            <text:p>0.0053</text:p>
          </table:table-cell>
          <table:table-cell office:value-type="float" office:value="3.1169081458992118E-3" table:style-name="ce22">
            <text:p>0.0031</text:p>
          </table:table-cell>
          <table:table-cell office:value-type="float" office:value="1.1326866156918742E-2" table:style-name="ce22">
            <text:p>0.0113</text:p>
          </table:table-cell>
          <table:table-cell office:value-type="float" office:value="1.0007628725922364" table:style-name="ce22">
            <text:p>1.0008</text:p>
          </table:table-cell>
          <table:table-cell office:value-type="float" office:value="3.4071895741245662E-3" table:style-name="ce22">
            <text:p>0.0034</text:p>
          </table:table-cell>
          <table:table-cell office:value-type="float" office:value="3.2407054241648929E-3" table:style-name="ce22">
            <text:p>0.0032</text:p>
          </table:table-cell>
          <table:table-cell office:value-type="float" office:value="2.1192103915272941E-2" table:style-name="ce22">
            <text:p>0.0212</text:p>
          </table:table-cell>
          <table:table-cell office:value-type="float" office:value="8.8680251266724866E-3" table:style-name="ce22">
            <text:p>0.0089</text:p>
          </table:table-cell>
          <table:table-cell office:value-type="float" office:value="1.3226491106845735E-2" table:style-name="ce22">
            <text:p>0.0132</text:p>
          </table:table-cell>
          <table:table-cell office:value-type="float" office:value="1.1303838241896723E-2" table:style-name="ce22">
            <text:p>0.0113</text:p>
          </table:table-cell>
          <table:table-cell office:value-type="float" office:value="5.8318356484733658E-3" table:style-name="ce22">
            <text:p>0.0058</text:p>
          </table:table-cell>
          <table:table-cell office:value-type="float" office:value="2.6922368630608387E-3" table:style-name="ce22">
            <text:p>0.0027</text:p>
          </table:table-cell>
          <table:table-cell office:value-type="float" office:value="1.6406279185760705E-2" table:style-name="ce22">
            <text:p>0.0164</text:p>
          </table:table-cell>
          <table:table-cell office:value-type="float" office:value="4.283612102747426E-3" table:style-name="ce22">
            <text:p>0.0043</text:p>
          </table:table-cell>
          <table:table-cell office:value-type="float" office:value="1.3865072313777854E-3" table:style-name="ce22">
            <text:p>0.0014</text:p>
          </table:table-cell>
          <table:table-cell office:value-type="float" office:value="8.7599696142786146E-4" table:style-name="ce22">
            <text:p>0.0009</text:p>
          </table:table-cell>
          <table:table-cell office:value-type="float" office:value="1.7260105741898253E-3" table:style-name="ce22">
            <text:p>0.0017</text:p>
          </table:table-cell>
          <table:table-cell office:value-type="float" office:value="2.2410824216449981E-3" table:style-name="ce22">
            <text:p>0.0022</text:p>
          </table:table-cell>
          <table:table-cell office:value-type="float" office:value="3.6182113339275346E-3" table:style-name="ce22">
            <text:p>0.0036</text:p>
          </table:table-cell>
          <table:table-cell office:value-type="float" office:value="0" table:style-name="ce22">
            <text:p>0.0000</text:p>
          </table:table-cell>
          <table:table-cell office:value-type="float" office:value="1.3620589526167373" table:style-name="ce23">
            <text:p>1.3621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6" table:style-name="ce25">
            <text:p>56</text:p>
          </table:table-cell>
          <table:table-cell office:value-type="string" table:style-name="ce26">
            <text:p>036001</text:p>
          </table:table-cell>
          <table:table-cell office:value-type="string" table:style-name="ce27">
            <text:p>Alojamiento</text:p>
          </table:table-cell>
          <table:table-cell office:value-type="float" office:value="4.6483436672974088E-4" table:style-name="ce22">
            <text:p>0.0005</text:p>
          </table:table-cell>
          <table:table-cell office:value-type="float" office:value="4.5535101648462302E-4" table:style-name="ce22">
            <text:p>0.0005</text:p>
          </table:table-cell>
          <table:table-cell office:value-type="float" office:value="5.6440341994739803E-4" table:style-name="ce22">
            <text:p>0.0006</text:p>
          </table:table-cell>
          <table:table-cell office:value-type="float" office:value="3.6483190758593883E-4" table:style-name="ce22">
            <text:p>0.0004</text:p>
          </table:table-cell>
          <table:table-cell office:value-type="float" office:value="4.2818810205421407E-4" table:style-name="ce22">
            <text:p>0.0004</text:p>
          </table:table-cell>
          <table:table-cell office:value-type="float" office:value="5.2751897278328853E-4" table:style-name="ce22">
            <text:p>0.0005</text:p>
          </table:table-cell>
          <table:table-cell office:value-type="float" office:value="7.7979414635871778E-4" table:style-name="ce22">
            <text:p>0.0008</text:p>
          </table:table-cell>
          <table:table-cell office:value-type="float" office:value="3.5789727524280677E-4" table:style-name="ce22">
            <text:p>0.0004</text:p>
          </table:table-cell>
          <table:table-cell office:value-type="float" office:value="7.1000665891111242E-4" table:style-name="ce22">
            <text:p>0.0007</text:p>
          </table:table-cell>
          <table:table-cell office:value-type="float" office:value="4.0613330934065838E-4" table:style-name="ce22">
            <text:p>0.0004</text:p>
          </table:table-cell>
          <table:table-cell office:value-type="float" office:value="6.4461044649918278E-4" table:style-name="ce22">
            <text:p>0.0006</text:p>
          </table:table-cell>
          <table:table-cell office:value-type="float" office:value="2.8052849856379232E-3" table:style-name="ce22">
            <text:p>0.0028</text:p>
          </table:table-cell>
          <table:table-cell office:value-type="float" office:value="2.8481595384090099E-3" table:style-name="ce22">
            <text:p>0.0028</text:p>
          </table:table-cell>
          <table:table-cell office:value-type="float" office:value="4.0792708237448022E-4" table:style-name="ce22">
            <text:p>0.0004</text:p>
          </table:table-cell>
          <table:table-cell office:value-type="float" office:value="6.1085366271400614E-4" table:style-name="ce22">
            <text:p>0.0006</text:p>
          </table:table-cell>
          <table:table-cell office:value-type="float" office:value="9.258463701880429E-4" table:style-name="ce22">
            <text:p>0.0009</text:p>
          </table:table-cell>
          <table:table-cell office:value-type="float" office:value="9.4216263631255069E-4" table:style-name="ce22">
            <text:p>0.0009</text:p>
          </table:table-cell>
          <table:table-cell office:value-type="float" office:value="7.4254661083828107E-4" table:style-name="ce22">
            <text:p>0.0007</text:p>
          </table:table-cell>
          <table:table-cell office:value-type="float" office:value="5.4896785186456644E-4" table:style-name="ce22">
            <text:p>0.0005</text:p>
          </table:table-cell>
          <table:table-cell office:value-type="float" office:value="6.6896728570524562E-4" table:style-name="ce22">
            <text:p>0.0007</text:p>
          </table:table-cell>
          <table:table-cell office:value-type="float" office:value="8.7805163986577649E-4" table:style-name="ce22">
            <text:p>0.0009</text:p>
          </table:table-cell>
          <table:table-cell office:value-type="float" office:value="5.9738532966798971E-4" table:style-name="ce22">
            <text:p>0.0006</text:p>
          </table:table-cell>
          <table:table-cell office:value-type="float" office:value="9.0378787471799853E-4" table:style-name="ce22">
            <text:p>0.0009</text:p>
          </table:table-cell>
          <table:table-cell office:value-type="float" office:value="8.4787302959636981E-4" table:style-name="ce22">
            <text:p>0.0008</text:p>
          </table:table-cell>
          <table:table-cell office:value-type="float" office:value="7.8430970041987516E-4" table:style-name="ce22">
            <text:p>0.0008</text:p>
          </table:table-cell>
          <table:table-cell office:value-type="float" office:value="8.5034902355091396E-4" table:style-name="ce22">
            <text:p>0.0009</text:p>
          </table:table-cell>
          <table:table-cell office:value-type="float" office:value="4.1601187667797293E-4" table:style-name="ce22">
            <text:p>0.0004</text:p>
          </table:table-cell>
          <table:table-cell office:value-type="float" office:value="4.0114290376139011E-4" table:style-name="ce22">
            <text:p>0.0004</text:p>
          </table:table-cell>
          <table:table-cell office:value-type="float" office:value="9.0882279469271148E-4" table:style-name="ce22">
            <text:p>0.0009</text:p>
          </table:table-cell>
          <table:table-cell office:value-type="float" office:value="5.0197957475941004E-4" table:style-name="ce22">
            <text:p>0.0005</text:p>
          </table:table-cell>
          <table:table-cell office:value-type="float" office:value="7.5199553993241333E-4" table:style-name="ce22">
            <text:p>0.0008</text:p>
          </table:table-cell>
          <table:table-cell office:value-type="float" office:value="7.2346938400299501E-4" table:style-name="ce22">
            <text:p>0.0007</text:p>
          </table:table-cell>
          <table:table-cell office:value-type="float" office:value="4.6546339159763816E-4" table:style-name="ce22">
            <text:p>0.0005</text:p>
          </table:table-cell>
          <table:table-cell office:value-type="float" office:value="4.70848169492263E-4" table:style-name="ce22">
            <text:p>0.0005</text:p>
          </table:table-cell>
          <table:table-cell office:value-type="float" office:value="6.0236479478258662E-4" table:style-name="ce22">
            <text:p>0.0006</text:p>
          </table:table-cell>
          <table:table-cell office:value-type="float" office:value="6.0439638837867828E-4" table:style-name="ce22">
            <text:p>0.0006</text:p>
          </table:table-cell>
          <table:table-cell office:value-type="float" office:value="5.5686031870761841E-4" table:style-name="ce22">
            <text:p>0.0006</text:p>
          </table:table-cell>
          <table:table-cell office:value-type="float" office:value="1.2891852696975735E-3" table:style-name="ce22">
            <text:p>0.0013</text:p>
          </table:table-cell>
          <table:table-cell office:value-type="float" office:value="6.3328899183091056E-4" table:style-name="ce22">
            <text:p>0.0006</text:p>
          </table:table-cell>
          <table:table-cell office:value-type="float" office:value="4.3394072325989616E-4" table:style-name="ce22">
            <text:p>0.0004</text:p>
          </table:table-cell>
          <table:table-cell office:value-type="float" office:value="4.1479929424502172E-4" table:style-name="ce22">
            <text:p>0.0004</text:p>
          </table:table-cell>
          <table:table-cell office:value-type="float" office:value="4.9331565188869724E-4" table:style-name="ce22">
            <text:p>0.0005</text:p>
          </table:table-cell>
          <table:table-cell office:value-type="float" office:value="6.9227029038973758E-4" table:style-name="ce22">
            <text:p>0.0007</text:p>
          </table:table-cell>
          <table:table-cell office:value-type="float" office:value="1.0880565301697746E-3" table:style-name="ce22">
            <text:p>0.0011</text:p>
          </table:table-cell>
          <table:table-cell office:value-type="float" office:value="1.113155517005015E-3" table:style-name="ce22">
            <text:p>0.0011</text:p>
          </table:table-cell>
          <table:table-cell office:value-type="float" office:value="4.7756064212707523E-4" table:style-name="ce22">
            <text:p>0.0005</text:p>
          </table:table-cell>
          <table:table-cell office:value-type="float" office:value="6.3625442994886421E-4" table:style-name="ce22">
            <text:p>0.0006</text:p>
          </table:table-cell>
          <table:table-cell office:value-type="float" office:value="3.5247249372594841E-4" table:style-name="ce22">
            <text:p>0.0004</text:p>
          </table:table-cell>
          <table:table-cell office:value-type="float" office:value="6.4132658339663049E-4" table:style-name="ce22">
            <text:p>0.0006</text:p>
          </table:table-cell>
          <table:table-cell office:value-type="float" office:value="7.3475260534235868E-4" table:style-name="ce22">
            <text:p>0.0007</text:p>
          </table:table-cell>
          <table:table-cell office:value-type="float" office:value="1.1066560721262691E-3" table:style-name="ce22">
            <text:p>0.0011</text:p>
          </table:table-cell>
          <table:table-cell office:value-type="float" office:value="1.0480190432436034E-3" table:style-name="ce22">
            <text:p>0.0010</text:p>
          </table:table-cell>
          <table:table-cell office:value-type="float" office:value="5.8649286507922937E-4" table:style-name="ce22">
            <text:p>0.0006</text:p>
          </table:table-cell>
          <table:table-cell office:value-type="float" office:value="1.0724442470150871E-3" table:style-name="ce22">
            <text:p>0.0011</text:p>
          </table:table-cell>
          <table:table-cell office:value-type="float" office:value="9.883166269844407E-5" table:style-name="ce22">
            <text:p>0.0001</text:p>
          </table:table-cell>
          <table:table-cell office:value-type="float" office:value="1.0006601940745108" table:style-name="ce22">
            <text:p>1.0007</text:p>
          </table:table-cell>
          <table:table-cell office:value-type="float" office:value="5.3463506958212077E-4" table:style-name="ce22">
            <text:p>0.0005</text:p>
          </table:table-cell>
          <table:table-cell office:value-type="float" office:value="4.9071182447647686E-3" table:style-name="ce22">
            <text:p>0.0049</text:p>
          </table:table-cell>
          <table:table-cell office:value-type="float" office:value="7.7458566219013459E-4" table:style-name="ce22">
            <text:p>0.0008</text:p>
          </table:table-cell>
          <table:table-cell office:value-type="float" office:value="4.7313777716508866E-3" table:style-name="ce22">
            <text:p>0.0047</text:p>
          </table:table-cell>
          <table:table-cell office:value-type="float" office:value="6.0820193526704642E-3" table:style-name="ce22">
            <text:p>0.0061</text:p>
          </table:table-cell>
          <table:table-cell office:value-type="float" office:value="5.9900333504024263E-3" table:style-name="ce22">
            <text:p>0.0060</text:p>
          </table:table-cell>
          <table:table-cell office:value-type="float" office:value="7.1292436854869024E-4" table:style-name="ce22">
            <text:p>0.0007</text:p>
          </table:table-cell>
          <table:table-cell office:value-type="float" office:value="7.8776814694456567E-4" table:style-name="ce22">
            <text:p>0.0008</text:p>
          </table:table-cell>
          <table:table-cell office:value-type="float" office:value="1.5084734996527445E-2" table:style-name="ce22">
            <text:p>0.0151</text:p>
          </table:table-cell>
          <table:table-cell office:value-type="float" office:value="2.2078297349346703E-4" table:style-name="ce22">
            <text:p>0.0002</text:p>
          </table:table-cell>
          <table:table-cell office:value-type="float" office:value="4.9063651745565691E-3" table:style-name="ce22">
            <text:p>0.0049</text:p>
          </table:table-cell>
          <table:table-cell office:value-type="float" office:value="2.5029336064249282E-4" table:style-name="ce22">
            <text:p>0.0003</text:p>
          </table:table-cell>
          <table:table-cell office:value-type="float" office:value="6.6896217420135918E-3" table:style-name="ce22">
            <text:p>0.0067</text:p>
          </table:table-cell>
          <table:table-cell office:value-type="float" office:value="7.1238756667389464E-4" table:style-name="ce22">
            <text:p>0.0007</text:p>
          </table:table-cell>
          <table:table-cell office:value-type="float" office:value="0" table:style-name="ce22">
            <text:p>0.0000</text:p>
          </table:table-cell>
          <table:table-cell office:value-type="float" office:value="1.093427062148949" table:style-name="ce23">
            <text:p>1.093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7" table:style-name="ce25">
            <text:p>57</text:p>
          </table:table-cell>
          <table:table-cell office:value-type="string" table:style-name="ce26">
            <text:p>036002</text:p>
          </table:table-cell>
          <table:table-cell office:value-type="string" table:style-name="ce27">
            <text:p>Servicio de alimento y bebida</text:p>
          </table:table-cell>
          <table:table-cell office:value-type="float" office:value="9.494100208175709E-4" table:style-name="ce22">
            <text:p>0.0009</text:p>
          </table:table-cell>
          <table:table-cell office:value-type="float" office:value="7.8990466225528839E-4" table:style-name="ce22">
            <text:p>0.0008</text:p>
          </table:table-cell>
          <table:table-cell office:value-type="float" office:value="1.1834821312402344E-3" table:style-name="ce22">
            <text:p>0.0012</text:p>
          </table:table-cell>
          <table:table-cell office:value-type="float" office:value="8.3246727065108448E-4" table:style-name="ce22">
            <text:p>0.0008</text:p>
          </table:table-cell>
          <table:table-cell office:value-type="float" office:value="8.559135252044056E-4" table:style-name="ce22">
            <text:p>0.0009</text:p>
          </table:table-cell>
          <table:table-cell office:value-type="float" office:value="9.8618125569309694E-4" table:style-name="ce22">
            <text:p>0.0010</text:p>
          </table:table-cell>
          <table:table-cell office:value-type="float" office:value="1.6338613057887061E-3" table:style-name="ce22">
            <text:p>0.0016</text:p>
          </table:table-cell>
          <table:table-cell office:value-type="float" office:value="7.3658822653998495E-4" table:style-name="ce22">
            <text:p>0.0007</text:p>
          </table:table-cell>
          <table:table-cell office:value-type="float" office:value="3.2024950135504564E-3" table:style-name="ce22">
            <text:p>0.0032</text:p>
          </table:table-cell>
          <table:table-cell office:value-type="float" office:value="1.5466872405504898E-3" table:style-name="ce22">
            <text:p>0.0015</text:p>
          </table:table-cell>
          <table:table-cell office:value-type="float" office:value="1.7359259581185298E-3" table:style-name="ce22">
            <text:p>0.0017</text:p>
          </table:table-cell>
          <table:table-cell office:value-type="float" office:value="6.7382117754564994E-3" table:style-name="ce22">
            <text:p>0.0067</text:p>
          </table:table-cell>
          <table:table-cell office:value-type="float" office:value="6.9225695980538408E-4" table:style-name="ce22">
            <text:p>0.0007</text:p>
          </table:table-cell>
          <table:table-cell office:value-type="float" office:value="8.5076360296186971E-4" table:style-name="ce22">
            <text:p>0.0009</text:p>
          </table:table-cell>
          <table:table-cell office:value-type="float" office:value="1.411046059348303E-3" table:style-name="ce22">
            <text:p>0.0014</text:p>
          </table:table-cell>
          <table:table-cell office:value-type="float" office:value="2.0155745056063866E-3" table:style-name="ce22">
            <text:p>0.0020</text:p>
          </table:table-cell>
          <table:table-cell office:value-type="float" office:value="2.8613146049589156E-3" table:style-name="ce22">
            <text:p>0.0029</text:p>
          </table:table-cell>
          <table:table-cell office:value-type="float" office:value="1.7379970135684183E-3" table:style-name="ce22">
            <text:p>0.0017</text:p>
          </table:table-cell>
          <table:table-cell office:value-type="float" office:value="1.519778959993576E-3" table:style-name="ce22">
            <text:p>0.0015</text:p>
          </table:table-cell>
          <table:table-cell office:value-type="float" office:value="1.4770799983004374E-3" table:style-name="ce22">
            <text:p>0.0015</text:p>
          </table:table-cell>
          <table:table-cell office:value-type="float" office:value="2.0444356102287081E-3" table:style-name="ce22">
            <text:p>0.0020</text:p>
          </table:table-cell>
          <table:table-cell office:value-type="float" office:value="1.3850529566124064E-3" table:style-name="ce22">
            <text:p>0.0014</text:p>
          </table:table-cell>
          <table:table-cell office:value-type="float" office:value="2.1271770955708594E-3" table:style-name="ce22">
            <text:p>0.0021</text:p>
          </table:table-cell>
          <table:table-cell office:value-type="float" office:value="2.0989937782910193E-3" table:style-name="ce22">
            <text:p>0.0021</text:p>
          </table:table-cell>
          <table:table-cell office:value-type="float" office:value="1.4867972646325433E-3" table:style-name="ce22">
            <text:p>0.0015</text:p>
          </table:table-cell>
          <table:table-cell office:value-type="float" office:value="2.1186997544234243E-3" table:style-name="ce22">
            <text:p>0.0021</text:p>
          </table:table-cell>
          <table:table-cell office:value-type="float" office:value="1.0094633338468503E-3" table:style-name="ce22">
            <text:p>0.0010</text:p>
          </table:table-cell>
          <table:table-cell office:value-type="float" office:value="9.3214805164810771E-4" table:style-name="ce22">
            <text:p>0.0009</text:p>
          </table:table-cell>
          <table:table-cell office:value-type="float" office:value="1.9660640503801016E-3" table:style-name="ce22">
            <text:p>0.0020</text:p>
          </table:table-cell>
          <table:table-cell office:value-type="float" office:value="1.0261114856244405E-3" table:style-name="ce22">
            <text:p>0.0010</text:p>
          </table:table-cell>
          <table:table-cell office:value-type="float" office:value="1.7898135807784734E-3" table:style-name="ce22">
            <text:p>0.0018</text:p>
          </table:table-cell>
          <table:table-cell office:value-type="float" office:value="2.3538522043046804E-3" table:style-name="ce22">
            <text:p>0.0024</text:p>
          </table:table-cell>
          <table:table-cell office:value-type="float" office:value="1.1272638756659357E-3" table:style-name="ce22">
            <text:p>0.0011</text:p>
          </table:table-cell>
          <table:table-cell office:value-type="float" office:value="1.1890548320549624E-3" table:style-name="ce22">
            <text:p>0.0012</text:p>
          </table:table-cell>
          <table:table-cell office:value-type="float" office:value="1.4916595786546494E-3" table:style-name="ce22">
            <text:p>0.0015</text:p>
          </table:table-cell>
          <table:table-cell office:value-type="float" office:value="1.4882248887878866E-3" table:style-name="ce22">
            <text:p>0.0015</text:p>
          </table:table-cell>
          <table:table-cell office:value-type="float" office:value="1.1857568078759166E-3" table:style-name="ce22">
            <text:p>0.0012</text:p>
          </table:table-cell>
          <table:table-cell office:value-type="float" office:value="2.2507417023934274E-3" table:style-name="ce22">
            <text:p>0.0023</text:p>
          </table:table-cell>
          <table:table-cell office:value-type="float" office:value="1.4879248324096775E-3" table:style-name="ce22">
            <text:p>0.0015</text:p>
          </table:table-cell>
          <table:table-cell office:value-type="float" office:value="1.035943265502604E-3" table:style-name="ce22">
            <text:p>0.0010</text:p>
          </table:table-cell>
          <table:table-cell office:value-type="float" office:value="1.0278576178655088E-3" table:style-name="ce22">
            <text:p>0.0010</text:p>
          </table:table-cell>
          <table:table-cell office:value-type="float" office:value="1.1661318417033244E-3" table:style-name="ce22">
            <text:p>0.0012</text:p>
          </table:table-cell>
          <table:table-cell office:value-type="float" office:value="1.485548494600062E-3" table:style-name="ce22">
            <text:p>0.0015</text:p>
          </table:table-cell>
          <table:table-cell office:value-type="float" office:value="1.5823270240087808E-3" table:style-name="ce22">
            <text:p>0.0016</text:p>
          </table:table-cell>
          <table:table-cell office:value-type="float" office:value="1.642873815025309E-3" table:style-name="ce22">
            <text:p>0.0016</text:p>
          </table:table-cell>
          <table:table-cell office:value-type="float" office:value="1.0151177080184924E-3" table:style-name="ce22">
            <text:p>0.0010</text:p>
          </table:table-cell>
          <table:table-cell office:value-type="float" office:value="1.3650019176617515E-3" table:style-name="ce22">
            <text:p>0.0014</text:p>
          </table:table-cell>
          <table:table-cell office:value-type="float" office:value="8.5438825611423559E-4" table:style-name="ce22">
            <text:p>0.0009</text:p>
          </table:table-cell>
          <table:table-cell office:value-type="float" office:value="1.5721466633258883E-3" table:style-name="ce22">
            <text:p>0.0016</text:p>
          </table:table-cell>
          <table:table-cell office:value-type="float" office:value="1.3843948345821514E-3" table:style-name="ce22">
            <text:p>0.0014</text:p>
          </table:table-cell>
          <table:table-cell office:value-type="float" office:value="2.2163883553177697E-3" table:style-name="ce22">
            <text:p>0.0022</text:p>
          </table:table-cell>
          <table:table-cell office:value-type="float" office:value="1.085464420274643E-3" table:style-name="ce22">
            <text:p>0.0011</text:p>
          </table:table-cell>
          <table:table-cell office:value-type="float" office:value="1.1853857438746517E-3" table:style-name="ce22">
            <text:p>0.0012</text:p>
          </table:table-cell>
          <table:table-cell office:value-type="float" office:value="1.934388264012482E-3" table:style-name="ce22">
            <text:p>0.0019</text:p>
          </table:table-cell>
          <table:table-cell office:value-type="float" office:value="2.8168875332467075E-4" table:style-name="ce22">
            <text:p>0.0003</text:p>
          </table:table-cell>
          <table:table-cell office:value-type="float" office:value="1.3907626914569093E-3" table:style-name="ce22">
            <text:p>0.0014</text:p>
          </table:table-cell>
          <table:table-cell office:value-type="float" office:value="1.0012920996219001" table:style-name="ce22">
            <text:p>1.0013</text:p>
          </table:table-cell>
          <table:table-cell office:value-type="float" office:value="7.0472010783202898E-3" table:style-name="ce22">
            <text:p>0.0070</text:p>
          </table:table-cell>
          <table:table-cell office:value-type="float" office:value="2.5802316788821329E-3" table:style-name="ce22">
            <text:p>0.0026</text:p>
          </table:table-cell>
          <table:table-cell office:value-type="float" office:value="8.675990404561993E-3" table:style-name="ce22">
            <text:p>0.0087</text:p>
          </table:table-cell>
          <table:table-cell office:value-type="float" office:value="1.3227777857522433E-2" table:style-name="ce22">
            <text:p>0.0132</text:p>
          </table:table-cell>
          <table:table-cell office:value-type="float" office:value="5.6860869577901223E-3" table:style-name="ce22">
            <text:p>0.0057</text:p>
          </table:table-cell>
          <table:table-cell office:value-type="float" office:value="1.3398950131024471E-3" table:style-name="ce22">
            <text:p>0.0013</text:p>
          </table:table-cell>
          <table:table-cell office:value-type="float" office:value="1.5091610685406317E-3" table:style-name="ce22">
            <text:p>0.0015</text:p>
          </table:table-cell>
          <table:table-cell office:value-type="float" office:value="3.5279949683301522E-3" table:style-name="ce22">
            <text:p>0.0035</text:p>
          </table:table-cell>
          <table:table-cell office:value-type="float" office:value="5.2038816326628243E-4" table:style-name="ce22">
            <text:p>0.0005</text:p>
          </table:table-cell>
          <table:table-cell office:value-type="float" office:value="1.2130725976909782E-3" table:style-name="ce22">
            <text:p>0.0012</text:p>
          </table:table-cell>
          <table:table-cell office:value-type="float" office:value="6.5475914000599951E-4" table:style-name="ce22">
            <text:p>0.0007</text:p>
          </table:table-cell>
          <table:table-cell office:value-type="float" office:value="9.7684186196394501E-3" table:style-name="ce22">
            <text:p>0.0098</text:p>
          </table:table-cell>
          <table:table-cell office:value-type="float" office:value="1.3610632661262296E-3" table:style-name="ce22">
            <text:p>0.0014</text:p>
          </table:table-cell>
          <table:table-cell office:value-type="float" office:value="0" table:style-name="ce22">
            <text:p>0.0000</text:p>
          </table:table-cell>
          <table:table-cell office:value-type="float" office:value="1.1449461258769422" table:style-name="ce23">
            <text:p>1.144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8" table:style-name="ce19">
            <text:p>58</text:p>
          </table:table-cell>
          <table:table-cell office:value-type="string" table:style-name="ce26">
            <text:p>037001</text:p>
          </table:table-cell>
          <table:table-cell office:value-type="string" table:style-name="ce27">
            <text:p>Transporte y almacenamiento</text:p>
          </table:table-cell>
          <table:table-cell office:value-type="float" office:value="6.2796209975638909E-2" table:style-name="ce22">
            <text:p>0.0628</text:p>
          </table:table-cell>
          <table:table-cell office:value-type="float" office:value="6.6954930904712565E-2" table:style-name="ce22">
            <text:p>0.0670</text:p>
          </table:table-cell>
          <table:table-cell office:value-type="float" office:value="6.5029630135231914E-2" table:style-name="ce22">
            <text:p>0.0650</text:p>
          </table:table-cell>
          <table:table-cell office:value-type="float" office:value="4.1609456363055117E-2" table:style-name="ce22">
            <text:p>0.0416</text:p>
          </table:table-cell>
          <table:table-cell office:value-type="float" office:value="6.0938010794066313E-2" table:style-name="ce22">
            <text:p>0.0609</text:p>
          </table:table-cell>
          <table:table-cell office:value-type="float" office:value="5.925726740782148E-2" table:style-name="ce22">
            <text:p>0.0593</text:p>
          </table:table-cell>
          <table:table-cell office:value-type="float" office:value="9.9971377921575774E-2" table:style-name="ce22">
            <text:p>0.1000</text:p>
          </table:table-cell>
          <table:table-cell office:value-type="float" office:value="6.0441051611854861E-2" table:style-name="ce22">
            <text:p>0.0604</text:p>
          </table:table-cell>
          <table:table-cell office:value-type="float" office:value="6.4451447251456295E-2" table:style-name="ce22">
            <text:p>0.0645</text:p>
          </table:table-cell>
          <table:table-cell office:value-type="float" office:value="2.2380917960185136E-2" table:style-name="ce22">
            <text:p>0.0224</text:p>
          </table:table-cell>
          <table:table-cell office:value-type="float" office:value="5.3974424710809453E-2" table:style-name="ce22">
            <text:p>0.0540</text:p>
          </table:table-cell>
          <table:table-cell office:value-type="float" office:value="8.988733535481154E-2" table:style-name="ce22">
            <text:p>0.0899</text:p>
          </table:table-cell>
          <table:table-cell office:value-type="float" office:value="4.9315385284141713E-2" table:style-name="ce22">
            <text:p>0.0493</text:p>
          </table:table-cell>
          <table:table-cell office:value-type="float" office:value="4.1204202668240132E-2" table:style-name="ce22">
            <text:p>0.0412</text:p>
          </table:table-cell>
          <table:table-cell office:value-type="float" office:value="7.63275019479846E-2" table:style-name="ce22">
            <text:p>0.0763</text:p>
          </table:table-cell>
          <table:table-cell office:value-type="float" office:value="8.4151450220995808E-2" table:style-name="ce22">
            <text:p>0.0842</text:p>
          </table:table-cell>
          <table:table-cell office:value-type="float" office:value="9.2284295233522301E-2" table:style-name="ce22">
            <text:p>0.0923</text:p>
          </table:table-cell>
          <table:table-cell office:value-type="float" office:value="7.8432607311534966E-2" table:style-name="ce22">
            <text:p>0.0784</text:p>
          </table:table-cell>
          <table:table-cell office:value-type="float" office:value="3.865903435216881E-2" table:style-name="ce22">
            <text:p>0.0387</text:p>
          </table:table-cell>
          <table:table-cell office:value-type="float" office:value="6.7764548612383527E-2" table:style-name="ce22">
            <text:p>0.0678</text:p>
          </table:table-cell>
          <table:table-cell office:value-type="float" office:value="8.0791964569613031E-2" table:style-name="ce22">
            <text:p>0.0808</text:p>
          </table:table-cell>
          <table:table-cell office:value-type="float" office:value="5.9525007349916691E-2" table:style-name="ce22">
            <text:p>0.0595</text:p>
          </table:table-cell>
          <table:table-cell office:value-type="float" office:value="6.363382270243248E-2" table:style-name="ce22">
            <text:p>0.0636</text:p>
          </table:table-cell>
          <table:table-cell office:value-type="float" office:value="6.7622323375443244E-2" table:style-name="ce22">
            <text:p>0.0676</text:p>
          </table:table-cell>
          <table:table-cell office:value-type="float" office:value="8.1921708723401099E-2" table:style-name="ce22">
            <text:p>0.0819</text:p>
          </table:table-cell>
          <table:table-cell office:value-type="float" office:value="6.5403468660766906E-2" table:style-name="ce22">
            <text:p>0.0654</text:p>
          </table:table-cell>
          <table:table-cell office:value-type="float" office:value="3.4942437668006483E-2" table:style-name="ce22">
            <text:p>0.0349</text:p>
          </table:table-cell>
          <table:table-cell office:value-type="float" office:value="3.3596027360652661E-2" table:style-name="ce22">
            <text:p>0.0336</text:p>
          </table:table-cell>
          <table:table-cell office:value-type="float" office:value="0.10145994709537767" table:style-name="ce22">
            <text:p>0.1015</text:p>
          </table:table-cell>
          <table:table-cell office:value-type="float" office:value="4.6379662668821958E-2" table:style-name="ce22">
            <text:p>0.0464</text:p>
          </table:table-cell>
          <table:table-cell office:value-type="float" office:value="8.7138351725109128E-2" table:style-name="ce22">
            <text:p>0.0871</text:p>
          </table:table-cell>
          <table:table-cell office:value-type="float" office:value="4.3225621266192789E-2" table:style-name="ce22">
            <text:p>0.0432</text:p>
          </table:table-cell>
          <table:table-cell office:value-type="float" office:value="3.0479075339122384E-2" table:style-name="ce22">
            <text:p>0.0305</text:p>
          </table:table-cell>
          <table:table-cell office:value-type="float" office:value="3.0464311089687637E-2" table:style-name="ce22">
            <text:p>0.0305</text:p>
          </table:table-cell>
          <table:table-cell office:value-type="float" office:value="4.2489592073944378E-2" table:style-name="ce22">
            <text:p>0.0425</text:p>
          </table:table-cell>
          <table:table-cell office:value-type="float" office:value="4.8980604044913702E-2" table:style-name="ce22">
            <text:p>0.0490</text:p>
          </table:table-cell>
          <table:table-cell office:value-type="float" office:value="5.0978833746321464E-2" table:style-name="ce22">
            <text:p>0.0510</text:p>
          </table:table-cell>
          <table:table-cell office:value-type="float" office:value="6.3867023309982701E-2" table:style-name="ce22">
            <text:p>0.0639</text:p>
          </table:table-cell>
          <table:table-cell office:value-type="float" office:value="5.5934713554836105E-2" table:style-name="ce22">
            <text:p>0.0559</text:p>
          </table:table-cell>
          <table:table-cell office:value-type="float" office:value="3.7482235043479847E-2" table:style-name="ce22">
            <text:p>0.0375</text:p>
          </table:table-cell>
          <table:table-cell office:value-type="float" office:value="2.7728305315071165E-2" table:style-name="ce22">
            <text:p>0.0277</text:p>
          </table:table-cell>
          <table:table-cell office:value-type="float" office:value="3.803575121876724E-2" table:style-name="ce22">
            <text:p>0.0380</text:p>
          </table:table-cell>
          <table:table-cell office:value-type="float" office:value="6.2210455064731988E-2" table:style-name="ce22">
            <text:p>0.0622</text:p>
          </table:table-cell>
          <table:table-cell office:value-type="float" office:value="7.0018909635341978E-2" table:style-name="ce22">
            <text:p>0.0700</text:p>
          </table:table-cell>
          <table:table-cell office:value-type="float" office:value="4.051652449689027E-2" table:style-name="ce22">
            <text:p>0.0405</text:p>
          </table:table-cell>
          <table:table-cell office:value-type="float" office:value="3.18910480846855E-2" table:style-name="ce22">
            <text:p>0.0319</text:p>
          </table:table-cell>
          <table:table-cell office:value-type="float" office:value="4.1436982646272866E-2" table:style-name="ce22">
            <text:p>0.0414</text:p>
          </table:table-cell>
          <table:table-cell office:value-type="float" office:value="1.8561961981309993E-2" table:style-name="ce22">
            <text:p>0.0186</text:p>
          </table:table-cell>
          <table:table-cell office:value-type="float" office:value="4.955919775189431E-2" table:style-name="ce22">
            <text:p>0.0496</text:p>
          </table:table-cell>
          <table:table-cell office:value-type="float" office:value="2.5495682845742496E-2" table:style-name="ce22">
            <text:p>0.0255</text:p>
          </table:table-cell>
          <table:table-cell office:value-type="float" office:value="5.9928450472561769E-2" table:style-name="ce22">
            <text:p>0.0599</text:p>
          </table:table-cell>
          <table:table-cell office:value-type="float" office:value="4.2274712595784719E-2" table:style-name="ce22">
            <text:p>0.0423</text:p>
          </table:table-cell>
          <table:table-cell office:value-type="float" office:value="5.0327269035617808E-2" table:style-name="ce22">
            <text:p>0.0503</text:p>
          </table:table-cell>
          <table:table-cell office:value-type="float" office:value="0.13597073637131077" table:style-name="ce22">
            <text:p>0.1360</text:p>
          </table:table-cell>
          <table:table-cell office:value-type="float" office:value="6.188259812016525E-3" table:style-name="ce22">
            <text:p>0.0062</text:p>
          </table:table-cell>
          <table:table-cell office:value-type="float" office:value="3.3964749050054831E-2" table:style-name="ce22">
            <text:p>0.0340</text:p>
          </table:table-cell>
          <table:table-cell office:value-type="float" office:value="3.8581670884054411E-2" table:style-name="ce22">
            <text:p>0.0386</text:p>
          </table:table-cell>
          <table:table-cell office:value-type="float" office:value="1.0943603263640078" table:style-name="ce22">
            <text:p>1.0944</text:p>
          </table:table-cell>
          <table:table-cell office:value-type="float" office:value="2.7812231920936466E-2" table:style-name="ce22">
            <text:p>0.0278</text:p>
          </table:table-cell>
          <table:table-cell office:value-type="float" office:value="2.6689347149682394E-2" table:style-name="ce22">
            <text:p>0.0267</text:p>
          </table:table-cell>
          <table:table-cell office:value-type="float" office:value="2.655827693865901E-2" table:style-name="ce22">
            <text:p>0.0266</text:p>
          </table:table-cell>
          <table:table-cell office:value-type="float" office:value="2.1672735257129847E-2" table:style-name="ce22">
            <text:p>0.0217</text:p>
          </table:table-cell>
          <table:table-cell office:value-type="float" office:value="7.1779029975789305E-2" table:style-name="ce22">
            <text:p>0.0718</text:p>
          </table:table-cell>
          <table:table-cell office:value-type="float" office:value="4.6994584778366343E-2" table:style-name="ce22">
            <text:p>0.0470</text:p>
          </table:table-cell>
          <table:table-cell office:value-type="float" office:value="1.6127494613088732E-2" table:style-name="ce22">
            <text:p>0.0161</text:p>
          </table:table-cell>
          <table:table-cell office:value-type="float" office:value="1.7408834837550614E-2" table:style-name="ce22">
            <text:p>0.0174</text:p>
          </table:table-cell>
          <table:table-cell office:value-type="float" office:value="5.0687260173757805E-3" table:style-name="ce22">
            <text:p>0.0051</text:p>
          </table:table-cell>
          <table:table-cell office:value-type="float" office:value="1.5389814254099214E-2" table:style-name="ce22">
            <text:p>0.0154</text:p>
          </table:table-cell>
          <table:table-cell office:value-type="float" office:value="1.2857477774513553E-2" table:style-name="ce22">
            <text:p>0.0129</text:p>
          </table:table-cell>
          <table:table-cell office:value-type="float" office:value="3.8186684065578548E-2" table:style-name="ce22">
            <text:p>0.0382</text:p>
          </table:table-cell>
          <table:table-cell office:value-type="float" office:value="0" table:style-name="ce22">
            <text:p>0.0000</text:p>
          </table:table-cell>
          <table:table-cell office:value-type="float" office:value="4.5957440485991015" table:style-name="ce23">
            <text:p>4.5957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59" table:style-name="ce25">
            <text:p>59</text:p>
          </table:table-cell>
          <table:table-cell office:value-type="string" table:style-name="ce26">
            <text:p>038001</text:p>
          </table:table-cell>
          <table:table-cell office:value-type="string" table:style-name="ce27">
            <text:p>Actividades postales y de correo</text:p>
          </table:table-cell>
          <table:table-cell office:value-type="float" office:value="3.0304531730376534E-4" table:style-name="ce22">
            <text:p>0.0003</text:p>
          </table:table-cell>
          <table:table-cell office:value-type="float" office:value="2.4146053869943416E-4" table:style-name="ce22">
            <text:p>0.0002</text:p>
          </table:table-cell>
          <table:table-cell office:value-type="float" office:value="1.4373778274016581E-3" table:style-name="ce22">
            <text:p>0.0014</text:p>
          </table:table-cell>
          <table:table-cell office:value-type="float" office:value="1.8451840068901173E-4" table:style-name="ce22">
            <text:p>0.0002</text:p>
          </table:table-cell>
          <table:table-cell office:value-type="float" office:value="5.7075624194624153E-4" table:style-name="ce22">
            <text:p>0.0006</text:p>
          </table:table-cell>
          <table:table-cell office:value-type="float" office:value="2.6305248488953684E-4" table:style-name="ce22">
            <text:p>0.0003</text:p>
          </table:table-cell>
          <table:table-cell office:value-type="float" office:value="5.3912717352928407E-4" table:style-name="ce22">
            <text:p>0.0005</text:p>
          </table:table-cell>
          <table:table-cell office:value-type="float" office:value="1.2590081965094469E-4" table:style-name="ce22">
            <text:p>0.0001</text:p>
          </table:table-cell>
          <table:table-cell office:value-type="float" office:value="5.8904052077239947E-4" table:style-name="ce22">
            <text:p>0.0006</text:p>
          </table:table-cell>
          <table:table-cell office:value-type="float" office:value="3.2029784315008885E-4" table:style-name="ce22">
            <text:p>0.0003</text:p>
          </table:table-cell>
          <table:table-cell office:value-type="float" office:value="5.2474124907995741E-4" table:style-name="ce22">
            <text:p>0.0005</text:p>
          </table:table-cell>
          <table:table-cell office:value-type="float" office:value="3.0280498918119279E-4" table:style-name="ce22">
            <text:p>0.0003</text:p>
          </table:table-cell>
          <table:table-cell office:value-type="float" office:value="2.2052876590656782E-4" table:style-name="ce22">
            <text:p>0.0002</text:p>
          </table:table-cell>
          <table:table-cell office:value-type="float" office:value="2.3261415136216485E-4" table:style-name="ce22">
            <text:p>0.0002</text:p>
          </table:table-cell>
          <table:table-cell office:value-type="float" office:value="3.0682883953451112E-4" table:style-name="ce22">
            <text:p>0.0003</text:p>
          </table:table-cell>
          <table:table-cell office:value-type="float" office:value="9.9332637262090039E-4" table:style-name="ce22">
            <text:p>0.0010</text:p>
          </table:table-cell>
          <table:table-cell office:value-type="float" office:value="8.5626629841243653E-4" table:style-name="ce22">
            <text:p>0.0009</text:p>
          </table:table-cell>
          <table:table-cell office:value-type="float" office:value="6.4819084842947369E-4" table:style-name="ce22">
            <text:p>0.0006</text:p>
          </table:table-cell>
          <table:table-cell office:value-type="float" office:value="6.0518766360506703E-4" table:style-name="ce22">
            <text:p>0.0006</text:p>
          </table:table-cell>
          <table:table-cell office:value-type="float" office:value="7.2883054820698184E-4" table:style-name="ce22">
            <text:p>0.0007</text:p>
          </table:table-cell>
          <table:table-cell office:value-type="float" office:value="7.4677806400330604E-4" table:style-name="ce22">
            <text:p>0.0007</text:p>
          </table:table-cell>
          <table:table-cell office:value-type="float" office:value="5.2073915422244904E-4" table:style-name="ce22">
            <text:p>0.0005</text:p>
          </table:table-cell>
          <table:table-cell office:value-type="float" office:value="8.1965090679696152E-4" table:style-name="ce22">
            <text:p>0.0008</text:p>
          </table:table-cell>
          <table:table-cell office:value-type="float" office:value="1.2117912548593598E-3" table:style-name="ce22">
            <text:p>0.0012</text:p>
          </table:table-cell>
          <table:table-cell office:value-type="float" office:value="6.3970121553309659E-4" table:style-name="ce22">
            <text:p>0.0006</text:p>
          </table:table-cell>
          <table:table-cell office:value-type="float" office:value="1.0721924819922016E-3" table:style-name="ce22">
            <text:p>0.0011</text:p>
          </table:table-cell>
          <table:table-cell office:value-type="float" office:value="4.2014579323184145E-4" table:style-name="ce22">
            <text:p>0.0004</text:p>
          </table:table-cell>
          <table:table-cell office:value-type="float" office:value="5.8265628814003145E-4" table:style-name="ce22">
            <text:p>0.0006</text:p>
          </table:table-cell>
          <table:table-cell office:value-type="float" office:value="1.0508490616579515E-3" table:style-name="ce22">
            <text:p>0.0011</text:p>
          </table:table-cell>
          <table:table-cell office:value-type="float" office:value="6.0007678456436818E-4" table:style-name="ce22">
            <text:p>0.0006</text:p>
          </table:table-cell>
          <table:table-cell office:value-type="float" office:value="7.1460441690162594E-4" table:style-name="ce22">
            <text:p>0.0007</text:p>
          </table:table-cell>
          <table:table-cell office:value-type="float" office:value="1.6275962464120913E-3" table:style-name="ce22">
            <text:p>0.0016</text:p>
          </table:table-cell>
          <table:table-cell office:value-type="float" office:value="6.3834652727141515E-4" table:style-name="ce22">
            <text:p>0.0006</text:p>
          </table:table-cell>
          <table:table-cell office:value-type="float" office:value="5.4861833992788116E-4" table:style-name="ce22">
            <text:p>0.0005</text:p>
          </table:table-cell>
          <table:table-cell office:value-type="float" office:value="8.8177762474503049E-4" table:style-name="ce22">
            <text:p>0.0009</text:p>
          </table:table-cell>
          <table:table-cell office:value-type="float" office:value="8.3656113945186671E-4" table:style-name="ce22">
            <text:p>0.0008</text:p>
          </table:table-cell>
          <table:table-cell office:value-type="float" office:value="1.0203678664442791E-3" table:style-name="ce22">
            <text:p>0.0010</text:p>
          </table:table-cell>
          <table:table-cell office:value-type="float" office:value="2.8361441930139472E-4" table:style-name="ce22">
            <text:p>0.0003</text:p>
          </table:table-cell>
          <table:table-cell office:value-type="float" office:value="8.8106847025149761E-4" table:style-name="ce22">
            <text:p>0.0009</text:p>
          </table:table-cell>
          <table:table-cell office:value-type="float" office:value="1.3621926112444616E-3" table:style-name="ce22">
            <text:p>0.0014</text:p>
          </table:table-cell>
          <table:table-cell office:value-type="float" office:value="5.2236583811418331E-4" table:style-name="ce22">
            <text:p>0.0005</text:p>
          </table:table-cell>
          <table:table-cell office:value-type="float" office:value="6.3256603589980655E-4" table:style-name="ce22">
            <text:p>0.0006</text:p>
          </table:table-cell>
          <table:table-cell office:value-type="float" office:value="4.4707902582106156E-4" table:style-name="ce22">
            <text:p>0.0004</text:p>
          </table:table-cell>
          <table:table-cell office:value-type="float" office:value="4.6491164971246718E-4" table:style-name="ce22">
            <text:p>0.0005</text:p>
          </table:table-cell>
          <table:table-cell office:value-type="float" office:value="5.1720231979003085E-4" table:style-name="ce22">
            <text:p>0.0005</text:p>
          </table:table-cell>
          <table:table-cell office:value-type="float" office:value="6.5467747341899183E-4" table:style-name="ce22">
            <text:p>0.0007</text:p>
          </table:table-cell>
          <table:table-cell office:value-type="float" office:value="1.0390169918558408E-3" table:style-name="ce22">
            <text:p>0.0010</text:p>
          </table:table-cell>
          <table:table-cell office:value-type="float" office:value="4.4595521649176586E-4" table:style-name="ce22">
            <text:p>0.0004</text:p>
          </table:table-cell>
          <table:table-cell office:value-type="float" office:value="8.783006724765967E-4" table:style-name="ce22">
            <text:p>0.0009</text:p>
          </table:table-cell>
          <table:table-cell office:value-type="float" office:value="6.6000387719629546E-4" table:style-name="ce22">
            <text:p>0.0007</text:p>
          </table:table-cell>
          <table:table-cell office:value-type="float" office:value="1.1681122874489739E-3" table:style-name="ce22">
            <text:p>0.0012</text:p>
          </table:table-cell>
          <table:table-cell office:value-type="float" office:value="5.6164211365142451E-3" table:style-name="ce22">
            <text:p>0.0056</text:p>
          </table:table-cell>
          <table:table-cell office:value-type="float" office:value="4.4838089084906348E-4" table:style-name="ce22">
            <text:p>0.0004</text:p>
          </table:table-cell>
          <table:table-cell office:value-type="float" office:value="2.2053220442133279E-3" table:style-name="ce22">
            <text:p>0.0022</text:p>
          </table:table-cell>
          <table:table-cell office:value-type="float" office:value="7.8424643663230068E-4" table:style-name="ce22">
            <text:p>0.0008</text:p>
          </table:table-cell>
          <table:table-cell office:value-type="float" office:value="1.1130140370904335E-2" table:style-name="ce22">
            <text:p>0.0111</text:p>
          </table:table-cell>
          <table:table-cell office:value-type="float" office:value="7.6101443143967926E-3" table:style-name="ce22">
            <text:p>0.0076</text:p>
          </table:table-cell>
          <table:table-cell office:value-type="float" office:value="4.0383037795286149E-4" table:style-name="ce22">
            <text:p>0.0004</text:p>
          </table:table-cell>
          <table:table-cell office:value-type="float" office:value="1.0004624946865355" table:style-name="ce22">
            <text:p>1.0005</text:p>
          </table:table-cell>
          <table:table-cell office:value-type="float" office:value="1.4233873355502975E-3" table:style-name="ce22">
            <text:p>0.0014</text:p>
          </table:table-cell>
          <table:table-cell office:value-type="float" office:value="5.046032965856902E-3" table:style-name="ce22">
            <text:p>0.0050</text:p>
          </table:table-cell>
          <table:table-cell office:value-type="float" office:value="1.8648104265294736E-3" table:style-name="ce22">
            <text:p>0.0019</text:p>
          </table:table-cell>
          <table:table-cell office:value-type="float" office:value="3.6468534272748957E-4" table:style-name="ce22">
            <text:p>0.0004</text:p>
          </table:table-cell>
          <table:table-cell office:value-type="float" office:value="6.6308532631686708E-4" table:style-name="ce22">
            <text:p>0.0007</text:p>
          </table:table-cell>
          <table:table-cell office:value-type="float" office:value="8.3251294648348402E-4" table:style-name="ce22">
            <text:p>0.0008</text:p>
          </table:table-cell>
          <table:table-cell office:value-type="float" office:value="5.1452680122234082E-4" table:style-name="ce22">
            <text:p>0.0005</text:p>
          </table:table-cell>
          <table:table-cell office:value-type="float" office:value="1.8485522970096898E-4" table:style-name="ce22">
            <text:p>0.0002</text:p>
          </table:table-cell>
          <table:table-cell office:value-type="float" office:value="4.8684141262821091E-4" table:style-name="ce22">
            <text:p>0.0005</text:p>
          </table:table-cell>
          <table:table-cell office:value-type="float" office:value="4.6373767927148138E-4" table:style-name="ce22">
            <text:p>0.0005</text:p>
          </table:table-cell>
          <table:table-cell office:value-type="float" office:value="5.0777721474139334E-4" table:style-name="ce22">
            <text:p>0.0005</text:p>
          </table:table-cell>
          <table:table-cell office:value-type="float" office:value="0" table:style-name="ce22">
            <text:p>0.0000</text:p>
          </table:table-cell>
          <table:table-cell office:value-type="float" office:value="1.0748966498885781" table:style-name="ce23">
            <text:p>1.0749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0" table:style-name="ce25">
            <text:p>60</text:p>
          </table:table-cell>
          <table:table-cell office:value-type="string" table:style-name="ce26">
            <text:p>038002</text:p>
          </table:table-cell>
          <table:table-cell office:value-type="string" table:style-name="ce27">
            <text:p>Comunicaciones e información</text:p>
          </table:table-cell>
          <table:table-cell office:value-type="float" office:value="3.5140002359899812E-3" table:style-name="ce22">
            <text:p>0.0035</text:p>
          </table:table-cell>
          <table:table-cell office:value-type="float" office:value="2.5560507850606487E-3" table:style-name="ce22">
            <text:p>0.0026</text:p>
          </table:table-cell>
          <table:table-cell office:value-type="float" office:value="8.1544124773466359E-3" table:style-name="ce22">
            <text:p>0.0082</text:p>
          </table:table-cell>
          <table:table-cell office:value-type="float" office:value="4.3281851719819912E-3" table:style-name="ce22">
            <text:p>0.0043</text:p>
          </table:table-cell>
          <table:table-cell office:value-type="float" office:value="5.3721520388259839E-3" table:style-name="ce22">
            <text:p>0.0054</text:p>
          </table:table-cell>
          <table:table-cell office:value-type="float" office:value="8.8200201326632602E-3" table:style-name="ce22">
            <text:p>0.0088</text:p>
          </table:table-cell>
          <table:table-cell office:value-type="float" office:value="8.6819635115384392E-3" table:style-name="ce22">
            <text:p>0.0087</text:p>
          </table:table-cell>
          <table:table-cell office:value-type="float" office:value="2.7256792640221426E-3" table:style-name="ce22">
            <text:p>0.0027</text:p>
          </table:table-cell>
          <table:table-cell office:value-type="float" office:value="1.551585218950997E-2" table:style-name="ce22">
            <text:p>0.0155</text:p>
          </table:table-cell>
          <table:table-cell office:value-type="float" office:value="5.4855646752204482E-3" table:style-name="ce22">
            <text:p>0.0055</text:p>
          </table:table-cell>
          <table:table-cell office:value-type="float" office:value="9.295395653796102E-3" table:style-name="ce22">
            <text:p>0.0093</text:p>
          </table:table-cell>
          <table:table-cell office:value-type="float" office:value="4.2282594515611425E-3" table:style-name="ce22">
            <text:p>0.0042</text:p>
          </table:table-cell>
          <table:table-cell office:value-type="float" office:value="3.9452385441523623E-3" table:style-name="ce22">
            <text:p>0.0039</text:p>
          </table:table-cell>
          <table:table-cell office:value-type="float" office:value="1.0017513675628309E-2" table:style-name="ce22">
            <text:p>0.0100</text:p>
          </table:table-cell>
          <table:table-cell office:value-type="float" office:value="5.184495428242699E-3" table:style-name="ce22">
            <text:p>0.0052</text:p>
          </table:table-cell>
          <table:table-cell office:value-type="float" office:value="8.5339187473826069E-3" table:style-name="ce22">
            <text:p>0.0085</text:p>
          </table:table-cell>
          <table:table-cell office:value-type="float" office:value="1.1543408622377863E-2" table:style-name="ce22">
            <text:p>0.0115</text:p>
          </table:table-cell>
          <table:table-cell office:value-type="float" office:value="6.2216464343549825E-3" table:style-name="ce22">
            <text:p>0.0062</text:p>
          </table:table-cell>
          <table:table-cell office:value-type="float" office:value="5.3836259194049241E-3" table:style-name="ce22">
            <text:p>0.0054</text:p>
          </table:table-cell>
          <table:table-cell office:value-type="float" office:value="5.7169538117491786E-3" table:style-name="ce22">
            <text:p>0.0057</text:p>
          </table:table-cell>
          <table:table-cell office:value-type="float" office:value="8.841346863049512E-3" table:style-name="ce22">
            <text:p>0.0088</text:p>
          </table:table-cell>
          <table:table-cell office:value-type="float" office:value="4.5024455899016682E-3" table:style-name="ce22">
            <text:p>0.0045</text:p>
          </table:table-cell>
          <table:table-cell office:value-type="float" office:value="7.0260022849233999E-3" table:style-name="ce22">
            <text:p>0.0070</text:p>
          </table:table-cell>
          <table:table-cell office:value-type="float" office:value="1.1897689411339939E-2" table:style-name="ce22">
            <text:p>0.0119</text:p>
          </table:table-cell>
          <table:table-cell office:value-type="float" office:value="5.948357987797641E-3" table:style-name="ce22">
            <text:p>0.0059</text:p>
          </table:table-cell>
          <table:table-cell office:value-type="float" office:value="7.9480040684593144E-3" table:style-name="ce22">
            <text:p>0.0079</text:p>
          </table:table-cell>
          <table:table-cell office:value-type="float" office:value="3.4451485245511259E-3" table:style-name="ce22">
            <text:p>0.0034</text:p>
          </table:table-cell>
          <table:table-cell office:value-type="float" office:value="4.0449690595116281E-3" table:style-name="ce22">
            <text:p>0.0040</text:p>
          </table:table-cell>
          <table:table-cell office:value-type="float" office:value="9.4620907999610829E-3" table:style-name="ce22">
            <text:p>0.0095</text:p>
          </table:table-cell>
          <table:table-cell office:value-type="float" office:value="1.0698246802814969E-2" table:style-name="ce22">
            <text:p>0.0107</text:p>
          </table:table-cell>
          <table:table-cell office:value-type="float" office:value="8.1655928465021489E-3" table:style-name="ce22">
            <text:p>0.0082</text:p>
          </table:table-cell>
          <table:table-cell office:value-type="float" office:value="1.3918856700921604E-2" table:style-name="ce22">
            <text:p>0.0139</text:p>
          </table:table-cell>
          <table:table-cell office:value-type="float" office:value="8.9039383967768858E-3" table:style-name="ce22">
            <text:p>0.0089</text:p>
          </table:table-cell>
          <table:table-cell office:value-type="float" office:value="8.8828593358553955E-3" table:style-name="ce22">
            <text:p>0.0089</text:p>
          </table:table-cell>
          <table:table-cell office:value-type="float" office:value="8.5111374256137459E-3" table:style-name="ce22">
            <text:p>0.0085</text:p>
          </table:table-cell>
          <table:table-cell office:value-type="float" office:value="6.7253541186068494E-3" table:style-name="ce22">
            <text:p>0.0067</text:p>
          </table:table-cell>
          <table:table-cell office:value-type="float" office:value="9.4965061047333973E-3" table:style-name="ce22">
            <text:p>0.0095</text:p>
          </table:table-cell>
          <table:table-cell office:value-type="float" office:value="2.9064948045633837E-3" table:style-name="ce22">
            <text:p>0.0029</text:p>
          </table:table-cell>
          <table:table-cell office:value-type="float" office:value="7.3662720917984214E-3" table:style-name="ce22">
            <text:p>0.0074</text:p>
          </table:table-cell>
          <table:table-cell office:value-type="float" office:value="5.7911060794975915E-3" table:style-name="ce22">
            <text:p>0.0058</text:p>
          </table:table-cell>
          <table:table-cell office:value-type="float" office:value="5.1606702654655844E-3" table:style-name="ce22">
            <text:p>0.0052</text:p>
          </table:table-cell>
          <table:table-cell office:value-type="float" office:value="6.6116915719849302E-3" table:style-name="ce22">
            <text:p>0.0066</text:p>
          </table:table-cell>
          <table:table-cell office:value-type="float" office:value="8.567485226818777E-3" table:style-name="ce22">
            <text:p>0.0086</text:p>
          </table:table-cell>
          <table:table-cell office:value-type="float" office:value="5.6041314199370721E-3" table:style-name="ce22">
            <text:p>0.0056</text:p>
          </table:table-cell>
          <table:table-cell office:value-type="float" office:value="6.2419306662805461E-3" table:style-name="ce22">
            <text:p>0.0062</text:p>
          </table:table-cell>
          <table:table-cell office:value-type="float" office:value="5.4394868245697635E-3" table:style-name="ce22">
            <text:p>0.0054</text:p>
          </table:table-cell>
          <table:table-cell office:value-type="float" office:value="8.6865047037652191E-3" table:style-name="ce22">
            <text:p>0.0087</text:p>
          </table:table-cell>
          <table:table-cell office:value-type="float" office:value="3.8330153596685249E-3" table:style-name="ce22">
            <text:p>0.0038</text:p>
          </table:table-cell>
          <table:table-cell office:value-type="float" office:value="7.5818613446795363E-3" table:style-name="ce22">
            <text:p>0.0076</text:p>
          </table:table-cell>
          <table:table-cell office:value-type="float" office:value="6.6590615670022127E-2" table:style-name="ce22">
            <text:p>0.0666</text:p>
          </table:table-cell>
          <table:table-cell office:value-type="float" office:value="1.0797023425195309E-2" table:style-name="ce22">
            <text:p>0.0108</text:p>
          </table:table-cell>
          <table:table-cell office:value-type="float" office:value="1.9030595037674885E-2" table:style-name="ce22">
            <text:p>0.0190</text:p>
          </table:table-cell>
          <table:table-cell office:value-type="float" office:value="3.8558939740757424E-3" table:style-name="ce22">
            <text:p>0.0039</text:p>
          </table:table-cell>
          <table:table-cell office:value-type="float" office:value="1.4455563341939233E-2" table:style-name="ce22">
            <text:p>0.0145</text:p>
          </table:table-cell>
          <table:table-cell office:value-type="float" office:value="2.0098204957129341E-3" table:style-name="ce22">
            <text:p>0.0020</text:p>
          </table:table-cell>
          <table:table-cell office:value-type="float" office:value="1.9150645303217233E-2" table:style-name="ce22">
            <text:p>0.0192</text:p>
          </table:table-cell>
          <table:table-cell office:value-type="float" office:value="1.0277000179076509E-2" table:style-name="ce22">
            <text:p>0.0103</text:p>
          </table:table-cell>
          <table:table-cell office:value-type="float" office:value="6.3561637200777775E-3" table:style-name="ce22">
            <text:p>0.0064</text:p>
          </table:table-cell>
          <table:table-cell office:value-type="float" office:value="2.6905298719115522E-2" table:style-name="ce22">
            <text:p>0.0269</text:p>
          </table:table-cell>
          <table:table-cell office:value-type="float" office:value="1.0569729236178691" table:style-name="ce22">
            <text:p>1.0570</text:p>
          </table:table-cell>
          <table:table-cell office:value-type="float" office:value="2.5092422720049187E-2" table:style-name="ce22">
            <text:p>0.0251</text:p>
          </table:table-cell>
          <table:table-cell office:value-type="float" office:value="1.9880466511312554E-2" table:style-name="ce22">
            <text:p>0.0199</text:p>
          </table:table-cell>
          <table:table-cell office:value-type="float" office:value="3.0934272797171294E-3" table:style-name="ce22">
            <text:p>0.0031</text:p>
          </table:table-cell>
          <table:table-cell office:value-type="float" office:value="1.1302083670452006E-2" table:style-name="ce22">
            <text:p>0.0113</text:p>
          </table:table-cell>
          <table:table-cell office:value-type="float" office:value="8.9643563013175817E-3" table:style-name="ce22">
            <text:p>0.0090</text:p>
          </table:table-cell>
          <table:table-cell office:value-type="float" office:value="3.903118053578479E-3" table:style-name="ce22">
            <text:p>0.0039</text:p>
          </table:table-cell>
          <table:table-cell office:value-type="float" office:value="2.8059629403876557E-3" table:style-name="ce22">
            <text:p>0.0028</text:p>
          </table:table-cell>
          <table:table-cell office:value-type="float" office:value="6.8192313981346791E-3" table:style-name="ce22">
            <text:p>0.0068</text:p>
          </table:table-cell>
          <table:table-cell office:value-type="float" office:value="4.7000980382347572E-3" table:style-name="ce22">
            <text:p>0.0047</text:p>
          </table:table-cell>
          <table:table-cell office:value-type="float" office:value="3.3181771759667425E-2" table:style-name="ce22">
            <text:p>0.0332</text:p>
          </table:table-cell>
          <table:table-cell office:value-type="float" office:value="0" table:style-name="ce22">
            <text:p>0.0000</text:p>
          </table:table-cell>
          <table:table-cell office:value-type="float" office:value="1.7035780156079872" table:style-name="ce23">
            <text:p>1.7036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1" table:style-name="ce19">
            <text:p>61</text:p>
          </table:table-cell>
          <table:table-cell office:value-type="string" table:style-name="ce26">
            <text:p>039001</text:p>
          </table:table-cell>
          <table:table-cell office:value-type="string" table:style-name="ce27">
            <text:p>Actividades de servicios financieros</text:p>
          </table:table-cell>
          <table:table-cell office:value-type="float" office:value="1.1555702864724657E-2" table:style-name="ce22">
            <text:p>0.0116</text:p>
          </table:table-cell>
          <table:table-cell office:value-type="float" office:value="1.0924500122953783E-2" table:style-name="ce22">
            <text:p>0.0109</text:p>
          </table:table-cell>
          <table:table-cell office:value-type="float" office:value="1.8609217517903565E-2" table:style-name="ce22">
            <text:p>0.0186</text:p>
          </table:table-cell>
          <table:table-cell office:value-type="float" office:value="1.4628932121448422E-2" table:style-name="ce22">
            <text:p>0.0146</text:p>
          </table:table-cell>
          <table:table-cell office:value-type="float" office:value="9.3509803873769969E-3" table:style-name="ce22">
            <text:p>0.0094</text:p>
          </table:table-cell>
          <table:table-cell office:value-type="float" office:value="2.1053138606716669E-2" table:style-name="ce22">
            <text:p>0.0211</text:p>
          </table:table-cell>
          <table:table-cell office:value-type="float" office:value="1.9856481787463277E-2" table:style-name="ce22">
            <text:p>0.0199</text:p>
          </table:table-cell>
          <table:table-cell office:value-type="float" office:value="3.8150515279890642E-3" table:style-name="ce22">
            <text:p>0.0038</text:p>
          </table:table-cell>
          <table:table-cell office:value-type="float" office:value="1.838721158168349E-2" table:style-name="ce22">
            <text:p>0.0184</text:p>
          </table:table-cell>
          <table:table-cell office:value-type="float" office:value="2.5947213164256504E-2" table:style-name="ce22">
            <text:p>0.0259</text:p>
          </table:table-cell>
          <table:table-cell office:value-type="float" office:value="2.3807757638155E-2" table:style-name="ce22">
            <text:p>0.0238</text:p>
          </table:table-cell>
          <table:table-cell office:value-type="float" office:value="9.5098990008511426E-3" table:style-name="ce22">
            <text:p>0.0095</text:p>
          </table:table-cell>
          <table:table-cell office:value-type="float" office:value="6.9993907006411478E-3" table:style-name="ce22">
            <text:p>0.0070</text:p>
          </table:table-cell>
          <table:table-cell office:value-type="float" office:value="8.0937535475963038E-3" table:style-name="ce22">
            <text:p>0.0081</text:p>
          </table:table-cell>
          <table:table-cell office:value-type="float" office:value="1.5017675804822626E-2" table:style-name="ce22">
            <text:p>0.0150</text:p>
          </table:table-cell>
          <table:table-cell office:value-type="float" office:value="3.2485154810219442E-2" table:style-name="ce22">
            <text:p>0.0325</text:p>
          </table:table-cell>
          <table:table-cell office:value-type="float" office:value="3.2678156757423395E-2" table:style-name="ce22">
            <text:p>0.0327</text:p>
          </table:table-cell>
          <table:table-cell office:value-type="float" office:value="3.1447751206094908E-2" table:style-name="ce22">
            <text:p>0.0314</text:p>
          </table:table-cell>
          <table:table-cell office:value-type="float" office:value="2.8315432342248547E-2" table:style-name="ce22">
            <text:p>0.0283</text:p>
          </table:table-cell>
          <table:table-cell office:value-type="float" office:value="3.3805715590029782E-2" table:style-name="ce22">
            <text:p>0.0338</text:p>
          </table:table-cell>
          <table:table-cell office:value-type="float" office:value="3.1884879231074109E-2" table:style-name="ce22">
            <text:p>0.0319</text:p>
          </table:table-cell>
          <table:table-cell office:value-type="float" office:value="2.2304378868528808E-2" table:style-name="ce22">
            <text:p>0.0223</text:p>
          </table:table-cell>
          <table:table-cell office:value-type="float" office:value="6.5868344333771769E-2" table:style-name="ce22">
            <text:p>0.0659</text:p>
          </table:table-cell>
          <table:table-cell office:value-type="float" office:value="3.1230635399132057E-2" table:style-name="ce22">
            <text:p>0.0312</text:p>
          </table:table-cell>
          <table:table-cell office:value-type="float" office:value="4.1353681608618888E-2" table:style-name="ce22">
            <text:p>0.0414</text:p>
          </table:table-cell>
          <table:table-cell office:value-type="float" office:value="5.1515676116013466E-2" table:style-name="ce22">
            <text:p>0.0515</text:p>
          </table:table-cell>
          <table:table-cell office:value-type="float" office:value="1.8978879802947126E-2" table:style-name="ce22">
            <text:p>0.0190</text:p>
          </table:table-cell>
          <table:table-cell office:value-type="float" office:value="1.5038750816950865E-2" table:style-name="ce22">
            <text:p>0.0150</text:p>
          </table:table-cell>
          <table:table-cell office:value-type="float" office:value="3.4783310776779583E-2" table:style-name="ce22">
            <text:p>0.0348</text:p>
          </table:table-cell>
          <table:table-cell office:value-type="float" office:value="2.1679564328052202E-2" table:style-name="ce22">
            <text:p>0.0217</text:p>
          </table:table-cell>
          <table:table-cell office:value-type="float" office:value="1.8783762555104614E-2" table:style-name="ce22">
            <text:p>0.0188</text:p>
          </table:table-cell>
          <table:table-cell office:value-type="float" office:value="2.6267976301593998E-2" table:style-name="ce22">
            <text:p>0.0263</text:p>
          </table:table-cell>
          <table:table-cell office:value-type="float" office:value="2.09220292570408E-2" table:style-name="ce22">
            <text:p>0.0209</text:p>
          </table:table-cell>
          <table:table-cell office:value-type="float" office:value="2.0726952568468363E-2" table:style-name="ce22">
            <text:p>0.0207</text:p>
          </table:table-cell>
          <table:table-cell office:value-type="float" office:value="3.0938351727976696E-2" table:style-name="ce22">
            <text:p>0.0309</text:p>
          </table:table-cell>
          <table:table-cell office:value-type="float" office:value="2.4270775010849781E-2" table:style-name="ce22">
            <text:p>0.0243</text:p>
          </table:table-cell>
          <table:table-cell office:value-type="float" office:value="2.3195778172810034E-2" table:style-name="ce22">
            <text:p>0.0232</text:p>
          </table:table-cell>
          <table:table-cell office:value-type="float" office:value="8.3184252200506886E-3" table:style-name="ce22">
            <text:p>0.0083</text:p>
          </table:table-cell>
          <table:table-cell office:value-type="float" office:value="2.6093010792745654E-2" table:style-name="ce22">
            <text:p>0.0261</text:p>
          </table:table-cell>
          <table:table-cell office:value-type="float" office:value="1.7810352853913244E-2" table:style-name="ce22">
            <text:p>0.0178</text:p>
          </table:table-cell>
          <table:table-cell office:value-type="float" office:value="2.3978232319650579E-2" table:style-name="ce22">
            <text:p>0.0240</text:p>
          </table:table-cell>
          <table:table-cell office:value-type="float" office:value="2.294737647413251E-2" table:style-name="ce22">
            <text:p>0.0229</text:p>
          </table:table-cell>
          <table:table-cell office:value-type="float" office:value="2.5178074290947743E-2" table:style-name="ce22">
            <text:p>0.0252</text:p>
          </table:table-cell>
          <table:table-cell office:value-type="float" office:value="2.7399687577251527E-2" table:style-name="ce22">
            <text:p>0.0274</text:p>
          </table:table-cell>
          <table:table-cell office:value-type="float" office:value="2.0821206055232824E-2" table:style-name="ce22">
            <text:p>0.0208</text:p>
          </table:table-cell>
          <table:table-cell office:value-type="float" office:value="2.240349145456946E-2" table:style-name="ce22">
            <text:p>0.0224</text:p>
          </table:table-cell>
          <table:table-cell office:value-type="float" office:value="2.6204597311634995E-2" table:style-name="ce22">
            <text:p>0.0262</text:p>
          </table:table-cell>
          <table:table-cell office:value-type="float" office:value="2.5073572716156348E-2" table:style-name="ce22">
            <text:p>0.0251</text:p>
          </table:table-cell>
          <table:table-cell office:value-type="float" office:value="2.4248606594171121E-2" table:style-name="ce22">
            <text:p>0.0242</text:p>
          </table:table-cell>
          <table:table-cell office:value-type="float" office:value="1.4874291093215451E-2" table:style-name="ce22">
            <text:p>0.0149</text:p>
          </table:table-cell>
          <table:table-cell office:value-type="float" office:value="2.4469913469826448E-2" table:style-name="ce22">
            <text:p>0.0245</text:p>
          </table:table-cell>
          <table:table-cell office:value-type="float" office:value="2.0932823840863837E-2" table:style-name="ce22">
            <text:p>0.0209</text:p>
          </table:table-cell>
          <table:table-cell office:value-type="float" office:value="1.9411320972060001E-2" table:style-name="ce22">
            <text:p>0.0194</text:p>
          </table:table-cell>
          <table:table-cell office:value-type="float" office:value="5.4325191109336583E-2" table:style-name="ce22">
            <text:p>0.0543</text:p>
          </table:table-cell>
          <table:table-cell office:value-type="float" office:value="3.7073187213796156E-3" table:style-name="ce22">
            <text:p>0.0037</text:p>
          </table:table-cell>
          <table:table-cell office:value-type="float" office:value="3.4614763393943301E-2" table:style-name="ce22">
            <text:p>0.0346</text:p>
          </table:table-cell>
          <table:table-cell office:value-type="float" office:value="2.0079624416507208E-2" table:style-name="ce22">
            <text:p>0.0201</text:p>
          </table:table-cell>
          <table:table-cell office:value-type="float" office:value="2.9729248494905606E-2" table:style-name="ce22">
            <text:p>0.0297</text:p>
          </table:table-cell>
          <table:table-cell office:value-type="float" office:value="3.1250353225771396E-2" table:style-name="ce22">
            <text:p>0.0313</text:p>
          </table:table-cell>
          <table:table-cell office:value-type="float" office:value="2.9440802157693631E-2" table:style-name="ce22">
            <text:p>0.0294</text:p>
          </table:table-cell>
          <table:table-cell office:value-type="float" office:value="1.0758138181174637" table:style-name="ce22">
            <text:p>1.0758</text:p>
          </table:table-cell>
          <table:table-cell office:value-type="float" office:value="0.35831326045572154" table:style-name="ce22">
            <text:p>0.3583</text:p>
          </table:table-cell>
          <table:table-cell office:value-type="float" office:value="3.4277226629502798E-2" table:style-name="ce22">
            <text:p>0.0343</text:p>
          </table:table-cell>
          <table:table-cell office:value-type="float" office:value="1.598123798473285E-2" table:style-name="ce22">
            <text:p>0.0160</text:p>
          </table:table-cell>
          <table:table-cell office:value-type="float" office:value="2.2508022353317433E-2" table:style-name="ce22">
            <text:p>0.0225</text:p>
          </table:table-cell>
          <table:table-cell office:value-type="float" office:value="6.5316059537649969E-3" table:style-name="ce22">
            <text:p>0.0065</text:p>
          </table:table-cell>
          <table:table-cell office:value-type="float" office:value="1.8245938111205626E-3" table:style-name="ce22">
            <text:p>0.0018</text:p>
          </table:table-cell>
          <table:table-cell office:value-type="float" office:value="7.3678858830187113E-3" table:style-name="ce22">
            <text:p>0.0074</text:p>
          </table:table-cell>
          <table:table-cell office:value-type="float" office:value="4.6572324617167073E-3" table:style-name="ce22">
            <text:p>0.0047</text:p>
          </table:table-cell>
          <table:table-cell office:value-type="float" office:value="1.3718318626307433E-2" table:style-name="ce22">
            <text:p>0.0137</text:p>
          </table:table-cell>
          <table:table-cell office:value-type="float" office:value="0" table:style-name="ce22">
            <text:p>0.0000</text:p>
          </table:table-cell>
          <table:table-cell office:value-type="float" office:value="2.9703383307889388" table:style-name="ce23">
            <text:p>2.9703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2" table:style-name="ce25">
            <text:p>62</text:p>
          </table:table-cell>
          <table:table-cell office:value-type="string" table:style-name="ce26">
            <text:p>040001</text:p>
          </table:table-cell>
          <table:table-cell office:value-type="string" table:style-name="ce27">
            <text:p>Financiación de planes de seguro, excepto seguridad social</text:p>
          </table:table-cell>
          <table:table-cell office:value-type="float" office:value="1.272444269558785E-3" table:style-name="ce22">
            <text:p>0.0013</text:p>
          </table:table-cell>
          <table:table-cell office:value-type="float" office:value="9.4290821577277899E-4" table:style-name="ce22">
            <text:p>0.0009</text:p>
          </table:table-cell>
          <table:table-cell office:value-type="float" office:value="3.2521818441933071E-3" table:style-name="ce22">
            <text:p>0.0033</text:p>
          </table:table-cell>
          <table:table-cell office:value-type="float" office:value="1.086070661848822E-3" table:style-name="ce22">
            <text:p>0.0011</text:p>
          </table:table-cell>
          <table:table-cell office:value-type="float" office:value="1.1621673568121761E-3" table:style-name="ce22">
            <text:p>0.0012</text:p>
          </table:table-cell>
          <table:table-cell office:value-type="float" office:value="2.8032014402067044E-3" table:style-name="ce22">
            <text:p>0.0028</text:p>
          </table:table-cell>
          <table:table-cell office:value-type="float" office:value="2.8794721646932995E-3" table:style-name="ce22">
            <text:p>0.0029</text:p>
          </table:table-cell>
          <table:table-cell office:value-type="float" office:value="6.0385169928754473E-4" table:style-name="ce22">
            <text:p>0.0006</text:p>
          </table:table-cell>
          <table:table-cell office:value-type="float" office:value="1.0412638283264011E-2" table:style-name="ce22">
            <text:p>0.0104</text:p>
          </table:table-cell>
          <table:table-cell office:value-type="float" office:value="5.0626030377607439E-3" table:style-name="ce22">
            <text:p>0.0051</text:p>
          </table:table-cell>
          <table:table-cell office:value-type="float" office:value="2.5580207150593072E-3" table:style-name="ce22">
            <text:p>0.0026</text:p>
          </table:table-cell>
          <table:table-cell office:value-type="float" office:value="1.622406540056093E-3" table:style-name="ce22">
            <text:p>0.0016</text:p>
          </table:table-cell>
          <table:table-cell office:value-type="float" office:value="3.3327708611352218E-3" table:style-name="ce22">
            <text:p>0.0033</text:p>
          </table:table-cell>
          <table:table-cell office:value-type="float" office:value="1.817388174022245E-3" table:style-name="ce22">
            <text:p>0.0018</text:p>
          </table:table-cell>
          <table:table-cell office:value-type="float" office:value="2.1548794749188869E-3" table:style-name="ce22">
            <text:p>0.0022</text:p>
          </table:table-cell>
          <table:table-cell office:value-type="float" office:value="4.2362444990933735E-3" table:style-name="ce22">
            <text:p>0.0042</text:p>
          </table:table-cell>
          <table:table-cell office:value-type="float" office:value="7.4664722072254764E-3" table:style-name="ce22">
            <text:p>0.0075</text:p>
          </table:table-cell>
          <table:table-cell office:value-type="float" office:value="4.5417199269103398E-3" table:style-name="ce22">
            <text:p>0.0045</text:p>
          </table:table-cell>
          <table:table-cell office:value-type="float" office:value="5.6962492302532926E-3" table:style-name="ce22">
            <text:p>0.0057</text:p>
          </table:table-cell>
          <table:table-cell office:value-type="float" office:value="3.513657010664529E-3" table:style-name="ce22">
            <text:p>0.0035</text:p>
          </table:table-cell>
          <table:table-cell office:value-type="float" office:value="3.4684053887024556E-3" table:style-name="ce22">
            <text:p>0.0035</text:p>
          </table:table-cell>
          <table:table-cell office:value-type="float" office:value="2.0680146340709151E-3" table:style-name="ce22">
            <text:p>0.0021</text:p>
          </table:table-cell>
          <table:table-cell office:value-type="float" office:value="3.6325149484769826E-3" table:style-name="ce22">
            <text:p>0.0036</text:p>
          </table:table-cell>
          <table:table-cell office:value-type="float" office:value="7.1490513815256314E-3" table:style-name="ce22">
            <text:p>0.0071</text:p>
          </table:table-cell>
          <table:table-cell office:value-type="float" office:value="1.3190842691560477E-2" table:style-name="ce22">
            <text:p>0.0132</text:p>
          </table:table-cell>
          <table:table-cell office:value-type="float" office:value="4.6170133970326183E-3" table:style-name="ce22">
            <text:p>0.0046</text:p>
          </table:table-cell>
          <table:table-cell office:value-type="float" office:value="2.9507714256160112E-3" table:style-name="ce22">
            <text:p>0.0030</text:p>
          </table:table-cell>
          <table:table-cell office:value-type="float" office:value="3.3219925511835022E-3" table:style-name="ce22">
            <text:p>0.0033</text:p>
          </table:table-cell>
          <table:table-cell office:value-type="float" office:value="5.586607317955814E-3" table:style-name="ce22">
            <text:p>0.0056</text:p>
          </table:table-cell>
          <table:table-cell office:value-type="float" office:value="3.6285348261288616E-3" table:style-name="ce22">
            <text:p>0.0036</text:p>
          </table:table-cell>
          <table:table-cell office:value-type="float" office:value="5.756839285138776E-3" table:style-name="ce22">
            <text:p>0.0058</text:p>
          </table:table-cell>
          <table:table-cell office:value-type="float" office:value="6.0691546607898692E-3" table:style-name="ce22">
            <text:p>0.0061</text:p>
          </table:table-cell>
          <table:table-cell office:value-type="float" office:value="3.5352305376100531E-3" table:style-name="ce22">
            <text:p>0.0035</text:p>
          </table:table-cell>
          <table:table-cell office:value-type="float" office:value="3.0745326861064404E-3" table:style-name="ce22">
            <text:p>0.0031</text:p>
          </table:table-cell>
          <table:table-cell office:value-type="float" office:value="4.0452456294851362E-3" table:style-name="ce22">
            <text:p>0.0040</text:p>
          </table:table-cell>
          <table:table-cell office:value-type="float" office:value="2.8346737394196468E-3" table:style-name="ce22">
            <text:p>0.0028</text:p>
          </table:table-cell>
          <table:table-cell office:value-type="float" office:value="5.5610949504897129E-3" table:style-name="ce22">
            <text:p>0.0056</text:p>
          </table:table-cell>
          <table:table-cell office:value-type="float" office:value="1.6243406001226013E-3" table:style-name="ce22">
            <text:p>0.0016</text:p>
          </table:table-cell>
          <table:table-cell office:value-type="float" office:value="4.1331109061422122E-3" table:style-name="ce22">
            <text:p>0.0041</text:p>
          </table:table-cell>
          <table:table-cell office:value-type="float" office:value="3.7345193874242901E-3" table:style-name="ce22">
            <text:p>0.0037</text:p>
          </table:table-cell>
          <table:table-cell office:value-type="float" office:value="4.2395914620578365E-3" table:style-name="ce22">
            <text:p>0.0042</text:p>
          </table:table-cell>
          <table:table-cell office:value-type="float" office:value="3.598959974344465E-3" table:style-name="ce22">
            <text:p>0.0036</text:p>
          </table:table-cell>
          <table:table-cell office:value-type="float" office:value="5.3387221431341883E-3" table:style-name="ce22">
            <text:p>0.0053</text:p>
          </table:table-cell>
          <table:table-cell office:value-type="float" office:value="4.5637494623601421E-3" table:style-name="ce22">
            <text:p>0.0046</text:p>
          </table:table-cell>
          <table:table-cell office:value-type="float" office:value="4.0016227051852971E-3" table:style-name="ce22">
            <text:p>0.0040</text:p>
          </table:table-cell>
          <table:table-cell office:value-type="float" office:value="2.9283069689714984E-3" table:style-name="ce22">
            <text:p>0.0029</text:p>
          </table:table-cell>
          <table:table-cell office:value-type="float" office:value="3.4981275020016336E-3" table:style-name="ce22">
            <text:p>0.0035</text:p>
          </table:table-cell>
          <table:table-cell office:value-type="float" office:value="1.6314098298127462E-3" table:style-name="ce22">
            <text:p>0.0016</text:p>
          </table:table-cell>
          <table:table-cell office:value-type="float" office:value="3.5559148862762532E-3" table:style-name="ce22">
            <text:p>0.0036</text:p>
          </table:table-cell>
          <table:table-cell office:value-type="float" office:value="2.5236209851791044E-3" table:style-name="ce22">
            <text:p>0.0025</text:p>
          </table:table-cell>
          <table:table-cell office:value-type="float" office:value="1.0287229838421013E-2" table:style-name="ce22">
            <text:p>0.0103</text:p>
          </table:table-cell>
          <table:table-cell office:value-type="float" office:value="2.2878293813474299E-2" table:style-name="ce22">
            <text:p>0.0229</text:p>
          </table:table-cell>
          <table:table-cell office:value-type="float" office:value="2.7241048605300762E-3" table:style-name="ce22">
            <text:p>0.0027</text:p>
          </table:table-cell>
          <table:table-cell office:value-type="float" office:value="4.2385015335290651E-3" table:style-name="ce22">
            <text:p>0.0042</text:p>
          </table:table-cell>
          <table:table-cell office:value-type="float" office:value="9.2112371546924172E-4" table:style-name="ce22">
            <text:p>0.0009</text:p>
          </table:table-cell>
          <table:table-cell office:value-type="float" office:value="6.5090473001350544E-3" table:style-name="ce22">
            <text:p>0.0065</text:p>
          </table:table-cell>
          <table:table-cell office:value-type="float" office:value="2.8961648726453194E-3" table:style-name="ce22">
            <text:p>0.0029</text:p>
          </table:table-cell>
          <table:table-cell office:value-type="float" office:value="4.0027502618626047E-3" table:style-name="ce22">
            <text:p>0.0040</text:p>
          </table:table-cell>
          <table:table-cell office:value-type="float" office:value="5.1247193245406312E-3" table:style-name="ce22">
            <text:p>0.0051</text:p>
          </table:table-cell>
          <table:table-cell office:value-type="float" office:value="7.3505537613267032E-3" table:style-name="ce22">
            <text:p>0.0074</text:p>
          </table:table-cell>
          <table:table-cell office:value-type="float" office:value="4.8971864460913162E-3" table:style-name="ce22">
            <text:p>0.0049</text:p>
          </table:table-cell>
          <table:table-cell office:value-type="float" office:value="1.0533345742759486" table:style-name="ce22">
            <text:p>1.0533</text:p>
          </table:table-cell>
          <table:table-cell office:value-type="float" office:value="2.1536224982185966E-3" table:style-name="ce22">
            <text:p>0.0022</text:p>
          </table:table-cell>
          <table:table-cell office:value-type="float" office:value="4.4129642993941823E-3" table:style-name="ce22">
            <text:p>0.0044</text:p>
          </table:table-cell>
          <table:table-cell office:value-type="float" office:value="1.0116787964094568E-3" table:style-name="ce22">
            <text:p>0.0010</text:p>
          </table:table-cell>
          <table:table-cell office:value-type="float" office:value="1.1112038431375898E-3" table:style-name="ce22">
            <text:p>0.0011</text:p>
          </table:table-cell>
          <table:table-cell office:value-type="float" office:value="3.0954130064931852E-4" table:style-name="ce22">
            <text:p>0.0003</text:p>
          </table:table-cell>
          <table:table-cell office:value-type="float" office:value="1.1165084541771282E-3" table:style-name="ce22">
            <text:p>0.0011</text:p>
          </table:table-cell>
          <table:table-cell office:value-type="float" office:value="7.6911876916877669E-4" table:style-name="ce22">
            <text:p>0.0008</text:p>
          </table:table-cell>
          <table:table-cell office:value-type="float" office:value="5.1683952770391478E-3" table:style-name="ce22">
            <text:p>0.0052</text:p>
          </table:table-cell>
          <table:table-cell office:value-type="float" office:value="0" table:style-name="ce22">
            <text:p>0.0000</text:p>
          </table:table-cell>
          <table:table-cell office:value-type="float" office:value="1.3334971477192099" table:style-name="ce23">
            <text:p>1.3335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3" table:style-name="ce25">
            <text:p>63</text:p>
          </table:table-cell>
          <table:table-cell office:value-type="string" table:style-name="ce26">
            <text:p>041001</text:p>
          </table:table-cell>
          <table:table-cell office:value-type="string" table:style-name="ce27">
            <text:p>Actividades inmobiliarias<text:s/></text:p>
          </table:table-cell>
          <table:table-cell office:value-type="float" office:value="6.6705075504853604E-3" table:style-name="ce22">
            <text:p>0.0067</text:p>
          </table:table-cell>
          <table:table-cell office:value-type="float" office:value="7.421177708390749E-3" table:style-name="ce22">
            <text:p>0.0074</text:p>
          </table:table-cell>
          <table:table-cell office:value-type="float" office:value="9.0535152135392451E-3" table:style-name="ce22">
            <text:p>0.0091</text:p>
          </table:table-cell>
          <table:table-cell office:value-type="float" office:value="4.1826902069117232E-3" table:style-name="ce22">
            <text:p>0.0042</text:p>
          </table:table-cell>
          <table:table-cell office:value-type="float" office:value="6.6344055470446755E-3" table:style-name="ce22">
            <text:p>0.0066</text:p>
          </table:table-cell>
          <table:table-cell office:value-type="float" office:value="9.8566187606896477E-3" table:style-name="ce22">
            <text:p>0.0099</text:p>
          </table:table-cell>
          <table:table-cell office:value-type="float" office:value="1.1057053813980405E-2" table:style-name="ce22">
            <text:p>0.0111</text:p>
          </table:table-cell>
          <table:table-cell office:value-type="float" office:value="2.3388798042941463E-3" table:style-name="ce22">
            <text:p>0.0023</text:p>
          </table:table-cell>
          <table:table-cell office:value-type="float" office:value="1.0000283478197735E-2" table:style-name="ce22">
            <text:p>0.0100</text:p>
          </table:table-cell>
          <table:table-cell office:value-type="float" office:value="5.7948570453004696E-3" table:style-name="ce22">
            <text:p>0.0058</text:p>
          </table:table-cell>
          <table:table-cell office:value-type="float" office:value="6.8472967538670427E-3" table:style-name="ce22">
            <text:p>0.0068</text:p>
          </table:table-cell>
          <table:table-cell office:value-type="float" office:value="8.8239794477142659E-3" table:style-name="ce22">
            <text:p>0.0088</text:p>
          </table:table-cell>
          <table:table-cell office:value-type="float" office:value="2.0666201249883318E-2" table:style-name="ce22">
            <text:p>0.0207</text:p>
          </table:table-cell>
          <table:table-cell office:value-type="float" office:value="4.5047558252772684E-3" table:style-name="ce22">
            <text:p>0.0045</text:p>
          </table:table-cell>
          <table:table-cell office:value-type="float" office:value="1.9280182844767541E-2" table:style-name="ce22">
            <text:p>0.0193</text:p>
          </table:table-cell>
          <table:table-cell office:value-type="float" office:value="1.1089653908586631E-2" table:style-name="ce22">
            <text:p>0.0111</text:p>
          </table:table-cell>
          <table:table-cell office:value-type="float" office:value="1.1113687224317402E-2" table:style-name="ce22">
            <text:p>0.0111</text:p>
          </table:table-cell>
          <table:table-cell office:value-type="float" office:value="6.7838045350992809E-3" table:style-name="ce22">
            <text:p>0.0068</text:p>
          </table:table-cell>
          <table:table-cell office:value-type="float" office:value="6.6776835718202164E-3" table:style-name="ce22">
            <text:p>0.0067</text:p>
          </table:table-cell>
          <table:table-cell office:value-type="float" office:value="8.332341390348939E-3" table:style-name="ce22">
            <text:p>0.0083</text:p>
          </table:table-cell>
          <table:table-cell office:value-type="float" office:value="1.1974108563284449E-2" table:style-name="ce22">
            <text:p>0.0120</text:p>
          </table:table-cell>
          <table:table-cell office:value-type="float" office:value="9.8620166365558527E-3" table:style-name="ce22">
            <text:p>0.0099</text:p>
          </table:table-cell>
          <table:table-cell office:value-type="float" office:value="1.6071005868240222E-2" table:style-name="ce22">
            <text:p>0.0161</text:p>
          </table:table-cell>
          <table:table-cell office:value-type="float" office:value="1.5599469212060985E-2" table:style-name="ce22">
            <text:p>0.0156</text:p>
          </table:table-cell>
          <table:table-cell office:value-type="float" office:value="7.9341143424459647E-3" table:style-name="ce22">
            <text:p>0.0079</text:p>
          </table:table-cell>
          <table:table-cell office:value-type="float" office:value="1.4854470267596563E-2" table:style-name="ce22">
            <text:p>0.0149</text:p>
          </table:table-cell>
          <table:table-cell office:value-type="float" office:value="5.9003759772802396E-3" table:style-name="ce22">
            <text:p>0.0059</text:p>
          </table:table-cell>
          <table:table-cell office:value-type="float" office:value="7.9013006462268671E-3" table:style-name="ce22">
            <text:p>0.0079</text:p>
          </table:table-cell>
          <table:table-cell office:value-type="float" office:value="1.3897660388152955E-2" table:style-name="ce22">
            <text:p>0.0139</text:p>
          </table:table-cell>
          <table:table-cell office:value-type="float" office:value="7.296503300827652E-3" table:style-name="ce22">
            <text:p>0.0073</text:p>
          </table:table-cell>
          <table:table-cell office:value-type="float" office:value="1.1358062714664958E-2" table:style-name="ce22">
            <text:p>0.0114</text:p>
          </table:table-cell>
          <table:table-cell office:value-type="float" office:value="7.6032803431906994E-3" table:style-name="ce22">
            <text:p>0.0076</text:p>
          </table:table-cell>
          <table:table-cell office:value-type="float" office:value="1.0400007189920136E-2" table:style-name="ce22">
            <text:p>0.0104</text:p>
          </table:table-cell>
          <table:table-cell office:value-type="float" office:value="1.8689134431632091E-2" table:style-name="ce22">
            <text:p>0.0187</text:p>
          </table:table-cell>
          <table:table-cell office:value-type="float" office:value="1.5089515569578896E-2" table:style-name="ce22">
            <text:p>0.0151</text:p>
          </table:table-cell>
          <table:table-cell office:value-type="float" office:value="1.6148513921023452E-2" table:style-name="ce22">
            <text:p>0.0161</text:p>
          </table:table-cell>
          <table:table-cell office:value-type="float" office:value="1.1869004055851248E-2" table:style-name="ce22">
            <text:p>0.0119</text:p>
          </table:table-cell>
          <table:table-cell office:value-type="float" office:value="4.8262167060309034E-3" table:style-name="ce22">
            <text:p>0.0048</text:p>
          </table:table-cell>
          <table:table-cell office:value-type="float" office:value="1.2786285387857123E-2" table:style-name="ce22">
            <text:p>0.0128</text:p>
          </table:table-cell>
          <table:table-cell office:value-type="float" office:value="8.4505157896403223E-3" table:style-name="ce22">
            <text:p>0.0085</text:p>
          </table:table-cell>
          <table:table-cell office:value-type="float" office:value="7.7217357313616652E-3" table:style-name="ce22">
            <text:p>0.0077</text:p>
          </table:table-cell>
          <table:table-cell office:value-type="float" office:value="1.0399090619284809E-2" table:style-name="ce22">
            <text:p>0.0104</text:p>
          </table:table-cell>
          <table:table-cell office:value-type="float" office:value="1.1780384942454005E-2" table:style-name="ce22">
            <text:p>0.0118</text:p>
          </table:table-cell>
          <table:table-cell office:value-type="float" office:value="9.2421351009324432E-3" table:style-name="ce22">
            <text:p>0.0092</text:p>
          </table:table-cell>
          <table:table-cell office:value-type="float" office:value="6.635378821412157E-3" table:style-name="ce22">
            <text:p>0.0066</text:p>
          </table:table-cell>
          <table:table-cell office:value-type="float" office:value="1.3360650231399368E-2" table:style-name="ce22">
            <text:p>0.0134</text:p>
          </table:table-cell>
          <table:table-cell office:value-type="float" office:value="1.6462207905226994E-2" table:style-name="ce22">
            <text:p>0.0165</text:p>
          </table:table-cell>
          <table:table-cell office:value-type="float" office:value="6.0731745344656946E-3" table:style-name="ce22">
            <text:p>0.0061</text:p>
          </table:table-cell>
          <table:table-cell office:value-type="float" office:value="1.8940031658752462E-2" table:style-name="ce22">
            <text:p>0.0189</text:p>
          </table:table-cell>
          <table:table-cell office:value-type="float" office:value="1.1902243069827373E-2" table:style-name="ce22">
            <text:p>0.0119</text:p>
          </table:table-cell>
          <table:table-cell office:value-type="float" office:value="1.2039915433065205E-2" table:style-name="ce22">
            <text:p>0.0120</text:p>
          </table:table-cell>
          <table:table-cell office:value-type="float" office:value="7.9922749153460478E-3" table:style-name="ce22">
            <text:p>0.0080</text:p>
          </table:table-cell>
          <table:table-cell office:value-type="float" office:value="6.8208446534914827E-3" table:style-name="ce22">
            <text:p>0.0068</text:p>
          </table:table-cell>
          <table:table-cell office:value-type="float" office:value="2.1555618747211663E-2" table:style-name="ce22">
            <text:p>0.0216</text:p>
          </table:table-cell>
          <table:table-cell office:value-type="float" office:value="8.8010866002573521E-3" table:style-name="ce22">
            <text:p>0.0088</text:p>
          </table:table-cell>
          <table:table-cell office:value-type="float" office:value="2.4844822087178451E-2" table:style-name="ce22">
            <text:p>0.0248</text:p>
          </table:table-cell>
          <table:table-cell office:value-type="float" office:value="3.6619173649084596E-2" table:style-name="ce22">
            <text:p>0.0366</text:p>
          </table:table-cell>
          <table:table-cell office:value-type="float" office:value="1.3492388964170441E-2" table:style-name="ce22">
            <text:p>0.0135</text:p>
          </table:table-cell>
          <table:table-cell office:value-type="float" office:value="1.9220623437773442E-2" table:style-name="ce22">
            <text:p>0.0192</text:p>
          </table:table-cell>
          <table:table-cell office:value-type="float" office:value="1.1966588619481577E-2" table:style-name="ce22">
            <text:p>0.0120</text:p>
          </table:table-cell>
          <table:table-cell office:value-type="float" office:value="2.3432729151934704E-2" table:style-name="ce22">
            <text:p>0.0234</text:p>
          </table:table-cell>
          <table:table-cell office:value-type="float" office:value="1.9420341647989715E-2" table:style-name="ce22">
            <text:p>0.0194</text:p>
          </table:table-cell>
          <table:table-cell office:value-type="float" office:value="1.0395423279502995" table:style-name="ce22">
            <text:p>1.0395</text:p>
          </table:table-cell>
          <table:table-cell office:value-type="float" office:value="1.1542830980026902E-2" table:style-name="ce22">
            <text:p>0.0115</text:p>
          </table:table-cell>
          <table:table-cell office:value-type="float" office:value="7.3410424713624299E-3" table:style-name="ce22">
            <text:p>0.0073</text:p>
          </table:table-cell>
          <table:table-cell office:value-type="float" office:value="5.8633402454220792E-3" table:style-name="ce22">
            <text:p>0.0059</text:p>
          </table:table-cell>
          <table:table-cell office:value-type="float" office:value="1.2477266269300517E-3" table:style-name="ce22">
            <text:p>0.0012</text:p>
          </table:table-cell>
          <table:table-cell office:value-type="float" office:value="5.3832891218602982E-3" table:style-name="ce22">
            <text:p>0.0054</text:p>
          </table:table-cell>
          <table:table-cell office:value-type="float" office:value="3.1235372033955339E-3" table:style-name="ce22">
            <text:p>0.0031</text:p>
          </table:table-cell>
          <table:table-cell office:value-type="float" office:value="1.7124199347295178E-2" table:style-name="ce22">
            <text:p>0.0171</text:p>
          </table:table-cell>
          <table:table-cell office:value-type="float" office:value="0" table:style-name="ce22">
            <text:p>0.0000</text:p>
          </table:table-cell>
          <table:table-cell office:value-type="float" office:value="1.8155328716612713" table:style-name="ce23">
            <text:p>1.8155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4" table:style-name="ce19">
            <text:p>64</text:p>
          </table:table-cell>
          <table:table-cell office:value-type="string" table:style-name="ce26">
            <text:p>042001</text:p>
          </table:table-cell>
          <table:table-cell office:value-type="string" table:style-name="ce27">
            <text:p>Actividades profesionales, técnicas y administrativas</text:p>
          </table:table-cell>
          <table:table-cell office:value-type="float" office:value="2.8877008022580138E-2" table:style-name="ce22">
            <text:p>0.0289</text:p>
          </table:table-cell>
          <table:table-cell office:value-type="float" office:value="2.8692700295170626E-2" table:style-name="ce22">
            <text:p>0.0287</text:p>
          </table:table-cell>
          <table:table-cell office:value-type="float" office:value="9.6398187283845985E-2" table:style-name="ce22">
            <text:p>0.0964</text:p>
          </table:table-cell>
          <table:table-cell office:value-type="float" office:value="7.7812318546435846E-2" table:style-name="ce22">
            <text:p>0.0778</text:p>
          </table:table-cell>
          <table:table-cell office:value-type="float" office:value="4.8758088495133689E-2" table:style-name="ce22">
            <text:p>0.0488</text:p>
          </table:table-cell>
          <table:table-cell office:value-type="float" office:value="4.6609780162874329E-2" table:style-name="ce22">
            <text:p>0.0466</text:p>
          </table:table-cell>
          <table:table-cell office:value-type="float" office:value="0.11394952547697901" table:style-name="ce22">
            <text:p>0.1139</text:p>
          </table:table-cell>
          <table:table-cell office:value-type="float" office:value="6.4831845935608257E-2" table:style-name="ce22">
            <text:p>0.0648</text:p>
          </table:table-cell>
          <table:table-cell office:value-type="float" office:value="9.1427547688698457E-2" table:style-name="ce22">
            <text:p>0.0914</text:p>
          </table:table-cell>
          <table:table-cell office:value-type="float" office:value="4.8766154780681373E-2" table:style-name="ce22">
            <text:p>0.0488</text:p>
          </table:table-cell>
          <table:table-cell office:value-type="float" office:value="0.20151310719642013" table:style-name="ce22">
            <text:p>0.2015</text:p>
          </table:table-cell>
          <table:table-cell office:value-type="float" office:value="6.6300938412922325E-2" table:style-name="ce22">
            <text:p>0.0663</text:p>
          </table:table-cell>
          <table:table-cell office:value-type="float" office:value="2.2878557416058248E-2" table:style-name="ce22">
            <text:p>0.0229</text:p>
          </table:table-cell>
          <table:table-cell office:value-type="float" office:value="5.2579587864620532E-2" table:style-name="ce22">
            <text:p>0.0526</text:p>
          </table:table-cell>
          <table:table-cell office:value-type="float" office:value="0.12141743860966954" table:style-name="ce22">
            <text:p>0.1214</text:p>
          </table:table-cell>
          <table:table-cell office:value-type="float" office:value="7.8455846787009467E-2" table:style-name="ce22">
            <text:p>0.0785</text:p>
          </table:table-cell>
          <table:table-cell office:value-type="float" office:value="7.714840443599251E-2" table:style-name="ce22">
            <text:p>0.0771</text:p>
          </table:table-cell>
          <table:table-cell office:value-type="float" office:value="7.2654587422284048E-2" table:style-name="ce22">
            <text:p>0.0727</text:p>
          </table:table-cell>
          <table:table-cell office:value-type="float" office:value="5.4597858642125692E-2" table:style-name="ce22">
            <text:p>0.0546</text:p>
          </table:table-cell>
          <table:table-cell office:value-type="float" office:value="5.7852681861809557E-2" table:style-name="ce22">
            <text:p>0.0579</text:p>
          </table:table-cell>
          <table:table-cell office:value-type="float" office:value="0.11843291986643811" table:style-name="ce22">
            <text:p>0.1184</text:p>
          </table:table-cell>
          <table:table-cell office:value-type="float" office:value="4.3167810243530176E-2" table:style-name="ce22">
            <text:p>0.0432</text:p>
          </table:table-cell>
          <table:table-cell office:value-type="float" office:value="6.916651714326319E-2" table:style-name="ce22">
            <text:p>0.0692</text:p>
          </table:table-cell>
          <table:table-cell office:value-type="float" office:value="0.12217279275829231" table:style-name="ce22">
            <text:p>0.1222</text:p>
          </table:table-cell>
          <table:table-cell office:value-type="float" office:value="6.4916032616118682E-2" table:style-name="ce22">
            <text:p>0.0649</text:p>
          </table:table-cell>
          <table:table-cell office:value-type="float" office:value="0.12289815607398336" table:style-name="ce22">
            <text:p>0.1229</text:p>
          </table:table-cell>
          <table:table-cell office:value-type="float" office:value="3.0823881109030622E-2" table:style-name="ce22">
            <text:p>0.0308</text:p>
          </table:table-cell>
          <table:table-cell office:value-type="float" office:value="3.6941274182889242E-2" table:style-name="ce22">
            <text:p>0.0369</text:p>
          </table:table-cell>
          <table:table-cell office:value-type="float" office:value="0.10795452267161515" table:style-name="ce22">
            <text:p>0.1080</text:p>
          </table:table-cell>
          <table:table-cell office:value-type="float" office:value="4.8109666053063854E-2" table:style-name="ce22">
            <text:p>0.0481</text:p>
          </table:table-cell>
          <table:table-cell office:value-type="float" office:value="0.1545224581683094" table:style-name="ce22">
            <text:p>0.1545</text:p>
          </table:table-cell>
          <table:table-cell office:value-type="float" office:value="0.35936864401277807" table:style-name="ce22">
            <text:p>0.3594</text:p>
          </table:table-cell>
          <table:table-cell office:value-type="float" office:value="5.3957108702018454E-2" table:style-name="ce22">
            <text:p>0.0540</text:p>
          </table:table-cell>
          <table:table-cell office:value-type="float" office:value="4.8681419959537071E-2" table:style-name="ce22">
            <text:p>0.0487</text:p>
          </table:table-cell>
          <table:table-cell office:value-type="float" office:value="8.9256853187192522E-2" table:style-name="ce22">
            <text:p>0.0893</text:p>
          </table:table-cell>
          <table:table-cell office:value-type="float" office:value="6.2064733951036989E-2" table:style-name="ce22">
            <text:p>0.0621</text:p>
          </table:table-cell>
          <table:table-cell office:value-type="float" office:value="5.7295999562717144E-2" table:style-name="ce22">
            <text:p>0.0573</text:p>
          </table:table-cell>
          <table:table-cell office:value-type="float" office:value="6.0058916908571271E-2" table:style-name="ce22">
            <text:p>0.0601</text:p>
          </table:table-cell>
          <table:table-cell office:value-type="float" office:value="6.9105253162257504E-2" table:style-name="ce22">
            <text:p>0.0691</text:p>
          </table:table-cell>
          <table:table-cell office:value-type="float" office:value="6.843703971125166E-2" table:style-name="ce22">
            <text:p>0.0684</text:p>
          </table:table-cell>
          <table:table-cell office:value-type="float" office:value="5.9464185569860127E-2" table:style-name="ce22">
            <text:p>0.0595</text:p>
          </table:table-cell>
          <table:table-cell office:value-type="float" office:value="3.2010331727333474E-2" table:style-name="ce22">
            <text:p>0.0320</text:p>
          </table:table-cell>
          <table:table-cell office:value-type="float" office:value="9.4533386880993608E-2" table:style-name="ce22">
            <text:p>0.0945</text:p>
          </table:table-cell>
          <table:table-cell office:value-type="float" office:value="8.1647797266856947E-2" table:style-name="ce22">
            <text:p>0.0816</text:p>
          </table:table-cell>
          <table:table-cell office:value-type="float" office:value="7.1849290795961779E-2" table:style-name="ce22">
            <text:p>0.0718</text:p>
          </table:table-cell>
          <table:table-cell office:value-type="float" office:value="4.350773652324099E-2" table:style-name="ce22">
            <text:p>0.0435</text:p>
          </table:table-cell>
          <table:table-cell office:value-type="float" office:value="6.1142873421331061E-2" table:style-name="ce22">
            <text:p>0.0611</text:p>
          </table:table-cell>
          <table:table-cell office:value-type="float" office:value="2.9888063982164668E-2" table:style-name="ce22">
            <text:p>0.0299</text:p>
          </table:table-cell>
          <table:table-cell office:value-type="float" office:value="6.1840922359206289E-2" table:style-name="ce22">
            <text:p>0.0618</text:p>
          </table:table-cell>
          <table:table-cell office:value-type="float" office:value="4.4056671999468139E-2" table:style-name="ce22">
            <text:p>0.0441</text:p>
          </table:table-cell>
          <table:table-cell office:value-type="float" office:value="0.10917626979422086" table:style-name="ce22">
            <text:p>0.1092</text:p>
          </table:table-cell>
          <table:table-cell office:value-type="float" office:value="8.9663386055435806E-2" table:style-name="ce22">
            <text:p>0.0897</text:p>
          </table:table-cell>
          <table:table-cell office:value-type="float" office:value="5.9959067708383725E-2" table:style-name="ce22">
            <text:p>0.0600</text:p>
          </table:table-cell>
          <table:table-cell office:value-type="float" office:value="7.9175862872029296E-2" table:style-name="ce22">
            <text:p>0.0792</text:p>
          </table:table-cell>
          <table:table-cell office:value-type="float" office:value="3.2837330303845599E-2" table:style-name="ce22">
            <text:p>0.0328</text:p>
          </table:table-cell>
          <table:table-cell office:value-type="float" office:value="9.1188537227952629E-2" table:style-name="ce22">
            <text:p>0.0912</text:p>
          </table:table-cell>
          <table:table-cell office:value-type="float" office:value="7.2451251001143593E-2" table:style-name="ce22">
            <text:p>0.0725</text:p>
          </table:table-cell>
          <table:table-cell office:value-type="float" office:value="8.1434863187715881E-2" table:style-name="ce22">
            <text:p>0.0814</text:p>
          </table:table-cell>
          <table:table-cell office:value-type="float" office:value="0.42484098597489139" table:style-name="ce22">
            <text:p>0.4248</text:p>
          </table:table-cell>
          <table:table-cell office:value-type="float" office:value="0.15910579093206334" table:style-name="ce22">
            <text:p>0.1591</text:p>
          </table:table-cell>
          <table:table-cell office:value-type="float" office:value="0.19738879185884264" table:style-name="ce22">
            <text:p>0.1974</text:p>
          </table:table-cell>
          <table:table-cell office:value-type="float" office:value="0.10475095034795931" table:style-name="ce22">
            <text:p>0.1048</text:p>
          </table:table-cell>
          <table:table-cell office:value-type="float" office:value="6.1996052505107375E-2" table:style-name="ce22">
            <text:p>0.0620</text:p>
          </table:table-cell>
          <table:table-cell office:value-type="float" office:value="1.1039761590096633" table:style-name="ce22">
            <text:p>1.1040</text:p>
          </table:table-cell>
          <table:table-cell office:value-type="float" office:value="5.9739650637094396E-2" table:style-name="ce22">
            <text:p>0.0597</text:p>
          </table:table-cell>
          <table:table-cell office:value-type="float" office:value="4.0589317916509153E-2" table:style-name="ce22">
            <text:p>0.0406</text:p>
          </table:table-cell>
          <table:table-cell office:value-type="float" office:value="1.3922508696266525E-2" table:style-name="ce22">
            <text:p>0.0139</text:p>
          </table:table-cell>
          <table:table-cell office:value-type="float" office:value="5.0478525431671688E-2" table:style-name="ce22">
            <text:p>0.0505</text:p>
          </table:table-cell>
          <table:table-cell office:value-type="float" office:value="3.2546460395599081E-2" table:style-name="ce22">
            <text:p>0.0325</text:p>
          </table:table-cell>
          <table:table-cell office:value-type="float" office:value="0.12326675740231917" table:style-name="ce22">
            <text:p>0.1233</text:p>
          </table:table-cell>
          <table:table-cell office:value-type="float" office:value="0" table:style-name="ce22">
            <text:p>0.0000</text:p>
          </table:table-cell>
          <table:table-cell office:value-type="float" office:value="6.8072839451659455" table:style-name="ce23">
            <text:p>6.8073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5" table:style-name="ce25">
            <text:p>65</text:p>
          </table:table-cell>
          <table:table-cell office:value-type="string" table:style-name="ce26">
            <text:p>043001</text:p>
          </table:table-cell>
          <table:table-cell office:value-type="string" table:style-name="ce27">
            <text:p>Administración pública, defensa; planes de seguridad social obligatoria</text:p>
          </table:table-cell>
          <table:table-cell office:value-type="float" office:value="5.9619207486835723E-4" table:style-name="ce22">
            <text:p>0.0006</text:p>
          </table:table-cell>
          <table:table-cell office:value-type="float" office:value="9.7976625787423951E-4" table:style-name="ce22">
            <text:p>0.0010</text:p>
          </table:table-cell>
          <table:table-cell office:value-type="float" office:value="1.3876691202630901E-3" table:style-name="ce22">
            <text:p>0.0014</text:p>
          </table:table-cell>
          <table:table-cell office:value-type="float" office:value="4.0551819846152792E-4" table:style-name="ce22">
            <text:p>0.0004</text:p>
          </table:table-cell>
          <table:table-cell office:value-type="float" office:value="6.1505083159924467E-4" table:style-name="ce22">
            <text:p>0.0006</text:p>
          </table:table-cell>
          <table:table-cell office:value-type="float" office:value="8.624890174546132E-4" table:style-name="ce22">
            <text:p>0.0009</text:p>
          </table:table-cell>
          <table:table-cell office:value-type="float" office:value="2.1883674007093742E-3" table:style-name="ce22">
            <text:p>0.0022</text:p>
          </table:table-cell>
          <table:table-cell office:value-type="float" office:value="4.0004591561840095E-4" table:style-name="ce22">
            <text:p>0.0004</text:p>
          </table:table-cell>
          <table:table-cell office:value-type="float" office:value="9.7397670584267726E-4" table:style-name="ce22">
            <text:p>0.0010</text:p>
          </table:table-cell>
          <table:table-cell office:value-type="float" office:value="4.6211840248693844E-4" table:style-name="ce22">
            <text:p>0.0005</text:p>
          </table:table-cell>
          <table:table-cell office:value-type="float" office:value="1.2135557477137024E-3" table:style-name="ce22">
            <text:p>0.0012</text:p>
          </table:table-cell>
          <table:table-cell office:value-type="float" office:value="1.0528327573988791E-3" table:style-name="ce22">
            <text:p>0.0011</text:p>
          </table:table-cell>
          <table:table-cell office:value-type="float" office:value="7.3049628155100307E-4" table:style-name="ce22">
            <text:p>0.0007</text:p>
          </table:table-cell>
          <table:table-cell office:value-type="float" office:value="9.9780961315609068E-4" table:style-name="ce22">
            <text:p>0.0010</text:p>
          </table:table-cell>
          <table:table-cell office:value-type="float" office:value="8.7148821013522792E-4" table:style-name="ce22">
            <text:p>0.0009</text:p>
          </table:table-cell>
          <table:table-cell office:value-type="float" office:value="5.7262253121305104E-3" table:style-name="ce22">
            <text:p>0.0057</text:p>
          </table:table-cell>
          <table:table-cell office:value-type="float" office:value="1.3343658926225682E-3" table:style-name="ce22">
            <text:p>0.0013</text:p>
          </table:table-cell>
          <table:table-cell office:value-type="float" office:value="9.7544559908383172E-4" table:style-name="ce22">
            <text:p>0.0010</text:p>
          </table:table-cell>
          <table:table-cell office:value-type="float" office:value="6.0862429222116674E-4" table:style-name="ce22">
            <text:p>0.0006</text:p>
          </table:table-cell>
          <table:table-cell office:value-type="float" office:value="1.0182631741135427E-3" table:style-name="ce22">
            <text:p>0.0010</text:p>
          </table:table-cell>
          <table:table-cell office:value-type="float" office:value="4.2427575225702967E-3" table:style-name="ce22">
            <text:p>0.0042</text:p>
          </table:table-cell>
          <table:table-cell office:value-type="float" office:value="8.340537821542632E-4" table:style-name="ce22">
            <text:p>0.0008</text:p>
          </table:table-cell>
          <table:table-cell office:value-type="float" office:value="1.1950364565406874E-3" table:style-name="ce22">
            <text:p>0.0012</text:p>
          </table:table-cell>
          <table:table-cell office:value-type="float" office:value="1.2446138392194462E-3" table:style-name="ce22">
            <text:p>0.0012</text:p>
          </table:table-cell>
          <table:table-cell office:value-type="float" office:value="1.4723209876733138E-3" table:style-name="ce22">
            <text:p>0.0015</text:p>
          </table:table-cell>
          <table:table-cell office:value-type="float" office:value="9.1653310856513537E-4" table:style-name="ce22">
            <text:p>0.0009</text:p>
          </table:table-cell>
          <table:table-cell office:value-type="float" office:value="5.8177736234632017E-4" table:style-name="ce22">
            <text:p>0.0006</text:p>
          </table:table-cell>
          <table:table-cell office:value-type="float" office:value="8.710795430021635E-4" table:style-name="ce22">
            <text:p>0.0009</text:p>
          </table:table-cell>
          <table:table-cell office:value-type="float" office:value="1.5885245121895137E-3" table:style-name="ce22">
            <text:p>0.0016</text:p>
          </table:table-cell>
          <table:table-cell office:value-type="float" office:value="1.1955695637123882E-3" table:style-name="ce22">
            <text:p>0.0012</text:p>
          </table:table-cell>
          <table:table-cell office:value-type="float" office:value="1.1457433668742064E-3" table:style-name="ce22">
            <text:p>0.0011</text:p>
          </table:table-cell>
          <table:table-cell office:value-type="float" office:value="1.0705183676501375E-3" table:style-name="ce22">
            <text:p>0.0011</text:p>
          </table:table-cell>
          <table:table-cell office:value-type="float" office:value="9.4153132530984645E-4" table:style-name="ce22">
            <text:p>0.0009</text:p>
          </table:table-cell>
          <table:table-cell office:value-type="float" office:value="7.0286868631658521E-4" table:style-name="ce22">
            <text:p>0.0007</text:p>
          </table:table-cell>
          <table:table-cell office:value-type="float" office:value="1.4805645439640361E-3" table:style-name="ce22">
            <text:p>0.0015</text:p>
          </table:table-cell>
          <table:table-cell office:value-type="float" office:value="7.0588982199274548E-4" table:style-name="ce22">
            <text:p>0.0007</text:p>
          </table:table-cell>
          <table:table-cell office:value-type="float" office:value="1.3513336153988967E-3" table:style-name="ce22">
            <text:p>0.0014</text:p>
          </table:table-cell>
          <table:table-cell office:value-type="float" office:value="6.9990439244320434E-4" table:style-name="ce22">
            <text:p>0.0007</text:p>
          </table:table-cell>
          <table:table-cell office:value-type="float" office:value="1.2342810707762287E-3" table:style-name="ce22">
            <text:p>0.0012</text:p>
          </table:table-cell>
          <table:table-cell office:value-type="float" office:value="8.2385141458783825E-4" table:style-name="ce22">
            <text:p>0.0008</text:p>
          </table:table-cell>
          <table:table-cell office:value-type="float" office:value="5.4716174525836251E-4" table:style-name="ce22">
            <text:p>0.0005</text:p>
          </table:table-cell>
          <table:table-cell office:value-type="float" office:value="7.987713268123802E-4" table:style-name="ce22">
            <text:p>0.0008</text:p>
          </table:table-cell>
          <table:table-cell office:value-type="float" office:value="1.1666273431755159E-3" table:style-name="ce22">
            <text:p>0.0012</text:p>
          </table:table-cell>
          <table:table-cell office:value-type="float" office:value="3.5602448247927508E-3" table:style-name="ce22">
            <text:p>0.0036</text:p>
          </table:table-cell>
          <table:table-cell office:value-type="float" office:value="7.0087656027243372E-4" table:style-name="ce22">
            <text:p>0.0007</text:p>
          </table:table-cell>
          <table:table-cell office:value-type="float" office:value="5.8681569114478168E-4" table:style-name="ce22">
            <text:p>0.0006</text:p>
          </table:table-cell>
          <table:table-cell office:value-type="float" office:value="9.1168476871463248E-4" table:style-name="ce22">
            <text:p>0.0009</text:p>
          </table:table-cell>
          <table:table-cell office:value-type="float" office:value="5.0240473911762336E-4" table:style-name="ce22">
            <text:p>0.0005</text:p>
          </table:table-cell>
          <table:table-cell office:value-type="float" office:value="1.0152597211812245E-3" table:style-name="ce22">
            <text:p>0.0010</text:p>
          </table:table-cell>
          <table:table-cell office:value-type="float" office:value="1.0275622232788675E-3" table:style-name="ce22">
            <text:p>0.0010</text:p>
          </table:table-cell>
          <table:table-cell office:value-type="float" office:value="6.8677772097822361E-3" table:style-name="ce22">
            <text:p>0.0069</text:p>
          </table:table-cell>
          <table:table-cell office:value-type="float" office:value="1.2608216681037252E-3" table:style-name="ce22">
            <text:p>0.0013</text:p>
          </table:table-cell>
          <table:table-cell office:value-type="float" office:value="4.427807698413137E-3" table:style-name="ce22">
            <text:p>0.0044</text:p>
          </table:table-cell>
          <table:table-cell office:value-type="float" office:value="1.3121346839071585E-3" table:style-name="ce22">
            <text:p>0.0013</text:p>
          </table:table-cell>
          <table:table-cell office:value-type="float" office:value="2.135638626729439E-4" table:style-name="ce22">
            <text:p>0.0002</text:p>
          </table:table-cell>
          <table:table-cell office:value-type="float" office:value="2.3136888201879587E-3" table:style-name="ce22">
            <text:p>0.0023</text:p>
          </table:table-cell>
          <table:table-cell office:value-type="float" office:value="1.8803196933121112E-3" table:style-name="ce22">
            <text:p>0.0019</text:p>
          </table:table-cell>
          <table:table-cell office:value-type="float" office:value="8.5292976447521348E-4" table:style-name="ce22">
            <text:p>0.0009</text:p>
          </table:table-cell>
          <table:table-cell office:value-type="float" office:value="7.5172693630649737E-4" table:style-name="ce22">
            <text:p>0.0008</text:p>
          </table:table-cell>
          <table:table-cell office:value-type="float" office:value="8.9097745101423794E-4" table:style-name="ce22">
            <text:p>0.0009</text:p>
          </table:table-cell>
          <table:table-cell office:value-type="float" office:value="1.0870718117424595E-3" table:style-name="ce22">
            <text:p>0.0011</text:p>
          </table:table-cell>
          <table:table-cell office:value-type="float" office:value="6.2654636306426069E-4" table:style-name="ce22">
            <text:p>0.0006</text:p>
          </table:table-cell>
          <table:table-cell office:value-type="float" office:value="1.1479741030630674E-3" table:style-name="ce22">
            <text:p>0.0011</text:p>
          </table:table-cell>
          <table:table-cell office:value-type="float" office:value="6.3960968748373712E-4" table:style-name="ce22">
            <text:p>0.0006</text:p>
          </table:table-cell>
          <table:table-cell office:value-type="float" office:value="1.0008811446058876" table:style-name="ce22">
            <text:p>1.0009</text:p>
          </table:table-cell>
          <table:table-cell office:value-type="float" office:value="6.8585265647138054E-4" table:style-name="ce22">
            <text:p>0.0007</text:p>
          </table:table-cell>
          <table:table-cell office:value-type="float" office:value="3.237402212651575E-4" table:style-name="ce22">
            <text:p>0.0003</text:p>
          </table:table-cell>
          <table:table-cell office:value-type="float" office:value="9.9253132859912865E-4" table:style-name="ce22">
            <text:p>0.0010</text:p>
          </table:table-cell>
          <table:table-cell office:value-type="float" office:value="1.4542323307898078E-3" table:style-name="ce22">
            <text:p>0.0015</text:p>
          </table:table-cell>
          <table:table-cell office:value-type="float" office:value="1.6438731521750355E-3" table:style-name="ce22">
            <text:p>0.0016</text:p>
          </table:table-cell>
          <table:table-cell office:value-type="float" office:value="0" table:style-name="ce22">
            <text:p>0.0000</text:p>
          </table:table-cell>
          <table:table-cell office:value-type="float" office:value="1.0887707870810579" table:style-name="ce23">
            <text:p>1.0888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6" table:style-name="ce25">
            <text:p>66</text:p>
          </table:table-cell>
          <table:table-cell office:value-type="string" table:style-name="ce26">
            <text:p>044001</text:p>
          </table:table-cell>
          <table:table-cell office:value-type="string" table:style-name="ce27">
            <text:p>Servicios de enseñanza privado</text:p>
          </table:table-cell>
          <table:table-cell office:value-type="float" office:value="8.5853558881505046E-5" table:style-name="ce22">
            <text:p>0.0001</text:p>
          </table:table-cell>
          <table:table-cell office:value-type="float" office:value="5.986694519674732E-5" table:style-name="ce22">
            <text:p>0.0001</text:p>
          </table:table-cell>
          <table:table-cell office:value-type="float" office:value="1.1131462729852974E-4" table:style-name="ce22">
            <text:p>0.0001</text:p>
          </table:table-cell>
          <table:table-cell office:value-type="float" office:value="8.1817178256400288E-5" table:style-name="ce22">
            <text:p>0.0001</text:p>
          </table:table-cell>
          <table:table-cell office:value-type="float" office:value="6.7259285391983348E-5" table:style-name="ce22">
            <text:p>0.0001</text:p>
          </table:table-cell>
          <table:table-cell office:value-type="float" office:value="9.9727567525608596E-5" table:style-name="ce22">
            <text:p>0.0001</text:p>
          </table:table-cell>
          <table:table-cell office:value-type="float" office:value="1.6926466561398474E-4" table:style-name="ce22">
            <text:p>0.0002</text:p>
          </table:table-cell>
          <table:table-cell office:value-type="float" office:value="4.3482370136322621E-5" table:style-name="ce22">
            <text:p>0.0000</text:p>
          </table:table-cell>
          <table:table-cell office:value-type="float" office:value="1.8067791729595029E-4" table:style-name="ce22">
            <text:p>0.0002</text:p>
          </table:table-cell>
          <table:table-cell office:value-type="float" office:value="1.4477254680713919E-4" table:style-name="ce22">
            <text:p>0.0001</text:p>
          </table:table-cell>
          <table:table-cell office:value-type="float" office:value="1.75571801289794E-4" table:style-name="ce22">
            <text:p>0.0002</text:p>
          </table:table-cell>
          <table:table-cell office:value-type="float" office:value="1.7294484785657134E-4" table:style-name="ce22">
            <text:p>0.0002</text:p>
          </table:table-cell>
          <table:table-cell office:value-type="float" office:value="6.2659187629155401E-5" table:style-name="ce22">
            <text:p>0.0001</text:p>
          </table:table-cell>
          <table:table-cell office:value-type="float" office:value="6.8554064034149058E-5" table:style-name="ce22">
            <text:p>0.0001</text:p>
          </table:table-cell>
          <table:table-cell office:value-type="float" office:value="1.2107855871258203E-4" table:style-name="ce22">
            <text:p>0.0001</text:p>
          </table:table-cell>
          <table:table-cell office:value-type="float" office:value="2.3867541862519591E-4" table:style-name="ce22">
            <text:p>0.0002</text:p>
          </table:table-cell>
          <table:table-cell office:value-type="float" office:value="2.6564823354771345E-4" table:style-name="ce22">
            <text:p>0.0003</text:p>
          </table:table-cell>
          <table:table-cell office:value-type="float" office:value="1.8891155774650596E-4" table:style-name="ce22">
            <text:p>0.0002</text:p>
          </table:table-cell>
          <table:table-cell office:value-type="float" office:value="1.7886842372647803E-4" table:style-name="ce22">
            <text:p>0.0002</text:p>
          </table:table-cell>
          <table:table-cell office:value-type="float" office:value="1.8312083841925505E-4" table:style-name="ce22">
            <text:p>0.0002</text:p>
          </table:table-cell>
          <table:table-cell office:value-type="float" office:value="2.3433011402596403E-4" table:style-name="ce22">
            <text:p>0.0002</text:p>
          </table:table-cell>
          <table:table-cell office:value-type="float" office:value="1.5749426749359351E-4" table:style-name="ce22">
            <text:p>0.0002</text:p>
          </table:table-cell>
          <table:table-cell office:value-type="float" office:value="3.1919621761254696E-4" table:style-name="ce22">
            <text:p>0.0003</text:p>
          </table:table-cell>
          <table:table-cell office:value-type="float" office:value="2.3693497118198897E-4" table:style-name="ce22">
            <text:p>0.0002</text:p>
          </table:table-cell>
          <table:table-cell office:value-type="float" office:value="1.8969484906679793E-4" table:style-name="ce22">
            <text:p>0.0002</text:p>
          </table:table-cell>
          <table:table-cell office:value-type="float" office:value="2.8242308611803373E-4" table:style-name="ce22">
            <text:p>0.0003</text:p>
          </table:table-cell>
          <table:table-cell office:value-type="float" office:value="1.2739063937506248E-4" table:style-name="ce22">
            <text:p>0.0001</text:p>
          </table:table-cell>
          <table:table-cell office:value-type="float" office:value="1.0820040939413003E-4" table:style-name="ce22">
            <text:p>0.0001</text:p>
          </table:table-cell>
          <table:table-cell office:value-type="float" office:value="2.1030081117036183E-4" table:style-name="ce22">
            <text:p>0.0002</text:p>
          </table:table-cell>
          <table:table-cell office:value-type="float" office:value="1.1626933540068264E-4" table:style-name="ce22">
            <text:p>0.0001</text:p>
          </table:table-cell>
          <table:table-cell office:value-type="float" office:value="1.6410766006706305E-4" table:style-name="ce22">
            <text:p>0.0002</text:p>
          </table:table-cell>
          <table:table-cell office:value-type="float" office:value="2.36168382645489E-4" table:style-name="ce22">
            <text:p>0.0002</text:p>
          </table:table-cell>
          <table:table-cell office:value-type="float" office:value="1.3744693385542487E-4" table:style-name="ce22">
            <text:p>0.0001</text:p>
          </table:table-cell>
          <table:table-cell office:value-type="float" office:value="1.4764739155718768E-4" table:style-name="ce22">
            <text:p>0.0001</text:p>
          </table:table-cell>
          <table:table-cell office:value-type="float" office:value="1.9062537587319676E-4" table:style-name="ce22">
            <text:p>0.0002</text:p>
          </table:table-cell>
          <table:table-cell office:value-type="float" office:value="1.7502631068149431E-4" table:style-name="ce22">
            <text:p>0.0002</text:p>
          </table:table-cell>
          <table:table-cell office:value-type="float" office:value="1.3670476407568521E-4" table:style-name="ce22">
            <text:p>0.0001</text:p>
          </table:table-cell>
          <table:table-cell office:value-type="float" office:value="1.0169497129477256E-4" table:style-name="ce22">
            <text:p>0.0001</text:p>
          </table:table-cell>
          <table:table-cell office:value-type="float" office:value="1.7485465463496137E-4" table:style-name="ce22">
            <text:p>0.0002</text:p>
          </table:table-cell>
          <table:table-cell office:value-type="float" office:value="1.1809401239692757E-4" table:style-name="ce22">
            <text:p>0.0001</text:p>
          </table:table-cell>
          <table:table-cell office:value-type="float" office:value="1.3757967585556759E-4" table:style-name="ce22">
            <text:p>0.0001</text:p>
          </table:table-cell>
          <table:table-cell office:value-type="float" office:value="1.4824976789603965E-4" table:style-name="ce22">
            <text:p>0.0001</text:p>
          </table:table-cell>
          <table:table-cell office:value-type="float" office:value="1.5094319045914946E-4" table:style-name="ce22">
            <text:p>0.0002</text:p>
          </table:table-cell>
          <table:table-cell office:value-type="float" office:value="1.5951210639362695E-4" table:style-name="ce22">
            <text:p>0.0002</text:p>
          </table:table-cell>
          <table:table-cell office:value-type="float" office:value="1.4737599765355264E-4" table:style-name="ce22">
            <text:p>0.0001</text:p>
          </table:table-cell>
          <table:table-cell office:value-type="float" office:value="1.2702260471826466E-4" table:style-name="ce22">
            <text:p>0.0001</text:p>
          </table:table-cell>
          <table:table-cell office:value-type="float" office:value="1.6090911835330924E-4" table:style-name="ce22">
            <text:p>0.0002</text:p>
          </table:table-cell>
          <table:table-cell office:value-type="float" office:value="1.2767002371693423E-4" table:style-name="ce22">
            <text:p>0.0001</text:p>
          </table:table-cell>
          <table:table-cell office:value-type="float" office:value="1.854565874217044E-4" table:style-name="ce22">
            <text:p>0.0002</text:p>
          </table:table-cell>
          <table:table-cell office:value-type="float" office:value="1.116035135621383E-4" table:style-name="ce22">
            <text:p>0.0001</text:p>
          </table:table-cell>
          <table:table-cell office:value-type="float" office:value="1.7461892751638781E-4" table:style-name="ce22">
            <text:p>0.0002</text:p>
          </table:table-cell>
          <table:table-cell office:value-type="float" office:value="1.2800324503491026E-4" table:style-name="ce22">
            <text:p>0.0001</text:p>
          </table:table-cell>
          <table:table-cell office:value-type="float" office:value="1.6669904064033579E-4" table:style-name="ce22">
            <text:p>0.0002</text:p>
          </table:table-cell>
          <table:table-cell office:value-type="float" office:value="2.2912790791331799E-4" table:style-name="ce22">
            <text:p>0.0002</text:p>
          </table:table-cell>
          <table:table-cell office:value-type="float" office:value="3.0301277100337091E-5" table:style-name="ce22">
            <text:p>0.0000</text:p>
          </table:table-cell>
          <table:table-cell office:value-type="float" office:value="2.3401637078062677E-3" table:style-name="ce22">
            <text:p>0.0023</text:p>
          </table:table-cell>
          <table:table-cell office:value-type="float" office:value="8.6353005170308728E-4" table:style-name="ce22">
            <text:p>0.0009</text:p>
          </table:table-cell>
          <table:table-cell office:value-type="float" office:value="1.8885709480413396E-4" table:style-name="ce22">
            <text:p>0.0002</text:p>
          </table:table-cell>
          <table:table-cell office:value-type="float" office:value="2.5793007419869842E-4" table:style-name="ce22">
            <text:p>0.0003</text:p>
          </table:table-cell>
          <table:table-cell office:value-type="float" office:value="1.7946089244936993E-4" table:style-name="ce22">
            <text:p>0.0002</text:p>
          </table:table-cell>
          <table:table-cell office:value-type="float" office:value="3.451016020648972E-3" table:style-name="ce22">
            <text:p>0.0035</text:p>
          </table:table-cell>
          <table:table-cell office:value-type="float" office:value="2.1601114133144813E-3" table:style-name="ce22">
            <text:p>0.0022</text:p>
          </table:table-cell>
          <table:table-cell office:value-type="float" office:value="2.6629214349136089E-4" table:style-name="ce22">
            <text:p>0.0003</text:p>
          </table:table-cell>
          <table:table-cell office:value-type="float" office:value="4.170740556475505E-4" table:style-name="ce22">
            <text:p>0.0004</text:p>
          </table:table-cell>
          <table:table-cell office:value-type="float" office:value="1.6840150630148938E-4" table:style-name="ce22">
            <text:p>0.0002</text:p>
          </table:table-cell>
          <table:table-cell office:value-type="float" office:value="1.0000633021944814" table:style-name="ce22">
            <text:p>1.0001</text:p>
          </table:table-cell>
          <table:table-cell office:value-type="float" office:value="4.0277220109775723E-5" table:style-name="ce22">
            <text:p>0.0000</text:p>
          </table:table-cell>
          <table:table-cell office:value-type="float" office:value="6.8917143687091879E-5" table:style-name="ce22">
            <text:p>0.0001</text:p>
          </table:table-cell>
          <table:table-cell office:value-type="float" office:value="7.7352131786223008E-5" table:style-name="ce22">
            <text:p>0.0001</text:p>
          </table:table-cell>
          <table:table-cell office:value-type="float" office:value="2.4126422811676751E-3" table:style-name="ce22">
            <text:p>0.0024</text:p>
          </table:table-cell>
          <table:table-cell office:value-type="float" office:value="0" table:style-name="ce22">
            <text:p>0.0000</text:p>
          </table:table-cell>
          <table:table-cell office:value-type="float" office:value="1.0214050756677462" table:style-name="ce23">
            <text:p>1.0214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7" table:style-name="ce19">
            <text:p>67</text:p>
          </table:table-cell>
          <table:table-cell office:value-type="string" table:style-name="ce26">
            <text:p>044002</text:p>
          </table:table-cell>
          <table:table-cell office:value-type="string" table:style-name="ce27">
            <text:p>Servicios de enseñanza público (no de mercado)</text:p>
          </table:table-cell>
          <table:table-cell office:value-type="float" office:value="7.3570062640821274E-6" table:style-name="ce22">
            <text:p>0.0000</text:p>
          </table:table-cell>
          <table:table-cell office:value-type="float" office:value="2.4342204005718627E-6" table:style-name="ce22">
            <text:p>0.0000</text:p>
          </table:table-cell>
          <table:table-cell office:value-type="float" office:value="5.8924608202509101E-5" table:style-name="ce22">
            <text:p>0.0001</text:p>
          </table:table-cell>
          <table:table-cell office:value-type="float" office:value="3.0895981721921284E-6" table:style-name="ce22">
            <text:p>0.0000</text:p>
          </table:table-cell>
          <table:table-cell office:value-type="float" office:value="3.3113335540499825E-6" table:style-name="ce22">
            <text:p>0.0000</text:p>
          </table:table-cell>
          <table:table-cell office:value-type="float" office:value="3.8681080832098084E-6" table:style-name="ce22">
            <text:p>0.0000</text:p>
          </table:table-cell>
          <table:table-cell office:value-type="float" office:value="8.2880766276705015E-6" table:style-name="ce22">
            <text:p>0.0000</text:p>
          </table:table-cell>
          <table:table-cell office:value-type="float" office:value="2.4034383276320792E-6" table:style-name="ce22">
            <text:p>0.0000</text:p>
          </table:table-cell>
          <table:table-cell office:value-type="float" office:value="7.2282089441809118E-6" table:style-name="ce22">
            <text:p>0.0000</text:p>
          </table:table-cell>
          <table:table-cell office:value-type="float" office:value="4.1588531297504676E-6" table:style-name="ce22">
            <text:p>0.0000</text:p>
          </table:table-cell>
          <table:table-cell office:value-type="float" office:value="9.9388151876088445E-6" table:style-name="ce22">
            <text:p>0.0000</text:p>
          </table:table-cell>
          <table:table-cell office:value-type="float" office:value="6.2986485604187749E-6" table:style-name="ce22">
            <text:p>0.0000</text:p>
          </table:table-cell>
          <table:table-cell office:value-type="float" office:value="1.3336100829681734E-5" table:style-name="ce22">
            <text:p>0.0000</text:p>
          </table:table-cell>
          <table:table-cell office:value-type="float" office:value="4.7438150355898659E-6" table:style-name="ce22">
            <text:p>0.0000</text:p>
          </table:table-cell>
          <table:table-cell office:value-type="float" office:value="6.4228627702107301E-6" table:style-name="ce22">
            <text:p>0.0000</text:p>
          </table:table-cell>
          <table:table-cell office:value-type="float" office:value="1.158126592645213E-5" table:style-name="ce22">
            <text:p>0.0000</text:p>
          </table:table-cell>
          <table:table-cell office:value-type="float" office:value="3.1399170144970835E-5" table:style-name="ce22">
            <text:p>0.0000</text:p>
          </table:table-cell>
          <table:table-cell office:value-type="float" office:value="5.1271992830691714E-5" table:style-name="ce22">
            <text:p>0.0001</text:p>
          </table:table-cell>
          <table:table-cell office:value-type="float" office:value="2.7124502506087491E-5" table:style-name="ce22">
            <text:p>0.0000</text:p>
          </table:table-cell>
          <table:table-cell office:value-type="float" office:value="9.0375518547951612E-6" table:style-name="ce22">
            <text:p>0.0000</text:p>
          </table:table-cell>
          <table:table-cell office:value-type="float" office:value="4.5193154067907601E-5" table:style-name="ce22">
            <text:p>0.0000</text:p>
          </table:table-cell>
          <table:table-cell office:value-type="float" office:value="1.6757452948608758E-5" table:style-name="ce22">
            <text:p>0.0000</text:p>
          </table:table-cell>
          <table:table-cell office:value-type="float" office:value="4.4004043246081928E-5" table:style-name="ce22">
            <text:p>0.0000</text:p>
          </table:table-cell>
          <table:table-cell office:value-type="float" office:value="6.7836745763598464E-5" table:style-name="ce22">
            <text:p>0.0001</text:p>
          </table:table-cell>
          <table:table-cell office:value-type="float" office:value="3.4877630689727167E-5" table:style-name="ce22">
            <text:p>0.0000</text:p>
          </table:table-cell>
          <table:table-cell office:value-type="float" office:value="7.3096479050695359E-5" table:style-name="ce22">
            <text:p>0.0001</text:p>
          </table:table-cell>
          <table:table-cell office:value-type="float" office:value="1.2877022512315492E-5" table:style-name="ce22">
            <text:p>0.0000</text:p>
          </table:table-cell>
          <table:table-cell office:value-type="float" office:value="3.6194811375071052E-5" table:style-name="ce22">
            <text:p>0.0000</text:p>
          </table:table-cell>
          <table:table-cell office:value-type="float" office:value="6.6567458139876271E-5" table:style-name="ce22">
            <text:p>0.0001</text:p>
          </table:table-cell>
          <table:table-cell office:value-type="float" office:value="1.0947576953857737E-5" table:style-name="ce22">
            <text:p>0.0000</text:p>
          </table:table-cell>
          <table:table-cell office:value-type="float" office:value="3.4445808488539707E-5" table:style-name="ce22">
            <text:p>0.0000</text:p>
          </table:table-cell>
          <table:table-cell office:value-type="float" office:value="1.6994077827621213E-4" table:style-name="ce22">
            <text:p>0.0002</text:p>
          </table:table-cell>
          <table:table-cell office:value-type="float" office:value="2.9245706193207216E-5" table:style-name="ce22">
            <text:p>0.0000</text:p>
          </table:table-cell>
          <table:table-cell office:value-type="float" office:value="3.447022943601664E-5" table:style-name="ce22">
            <text:p>0.0000</text:p>
          </table:table-cell>
          <table:table-cell office:value-type="float" office:value="3.3924580644031041E-5" table:style-name="ce22">
            <text:p>0.0000</text:p>
          </table:table-cell>
          <table:table-cell office:value-type="float" office:value="1.5731353221090061E-5" table:style-name="ce22">
            <text:p>0.0000</text:p>
          </table:table-cell>
          <table:table-cell office:value-type="float" office:value="3.0333034973585772E-4" table:style-name="ce22">
            <text:p>0.0003</text:p>
          </table:table-cell>
          <table:table-cell office:value-type="float" office:value="4.759165658286961E-6" table:style-name="ce22">
            <text:p>0.0000</text:p>
          </table:table-cell>
          <table:table-cell office:value-type="float" office:value="2.1053718627280641E-5" table:style-name="ce22">
            <text:p>0.0000</text:p>
          </table:table-cell>
          <table:table-cell office:value-type="float" office:value="8.8185939101317076E-6" table:style-name="ce22">
            <text:p>0.0000</text:p>
          </table:table-cell>
          <table:table-cell office:value-type="float" office:value="2.2885324465994097E-5" table:style-name="ce22">
            <text:p>0.0000</text:p>
          </table:table-cell>
          <table:table-cell office:value-type="float" office:value="1.2805902908731992E-5" table:style-name="ce22">
            <text:p>0.0000</text:p>
          </table:table-cell>
          <table:table-cell office:value-type="float" office:value="2.7992344045426241E-5" table:style-name="ce22">
            <text:p>0.0000</text:p>
          </table:table-cell>
          <table:table-cell office:value-type="float" office:value="2.4695777930806005E-5" table:style-name="ce22">
            <text:p>0.0000</text:p>
          </table:table-cell>
          <table:table-cell office:value-type="float" office:value="8.6299250092772658E-6" table:style-name="ce22">
            <text:p>0.0000</text:p>
          </table:table-cell>
          <table:table-cell office:value-type="float" office:value="8.3278660414186328E-6" table:style-name="ce22">
            <text:p>0.0000</text:p>
          </table:table-cell>
          <table:table-cell office:value-type="float" office:value="1.3913537750490295E-5" table:style-name="ce22">
            <text:p>0.0000</text:p>
          </table:table-cell>
          <table:table-cell office:value-type="float" office:value="7.0507972445517251E-6" table:style-name="ce22">
            <text:p>0.0000</text:p>
          </table:table-cell>
          <table:table-cell office:value-type="float" office:value="3.0330968358698338E-5" table:style-name="ce22">
            <text:p>0.0000</text:p>
          </table:table-cell>
          <table:table-cell office:value-type="float" office:value="1.4188234749178669E-5" table:style-name="ce22">
            <text:p>0.0000</text:p>
          </table:table-cell>
          <table:table-cell office:value-type="float" office:value="7.978628244791667E-5" table:style-name="ce22">
            <text:p>0.0001</text:p>
          </table:table-cell>
          <table:table-cell office:value-type="float" office:value="2.0581728792632571E-5" table:style-name="ce22">
            <text:p>0.0000</text:p>
          </table:table-cell>
          <table:table-cell office:value-type="float" office:value="9.9254483982955572E-6" table:style-name="ce22">
            <text:p>0.0000</text:p>
          </table:table-cell>
          <table:table-cell office:value-type="float" office:value="1.8592327736557773E-5" table:style-name="ce22">
            <text:p>0.0000</text:p>
          </table:table-cell>
          <table:table-cell office:value-type="float" office:value="1.4119811272276542E-5" table:style-name="ce22">
            <text:p>0.0000</text:p>
          </table:table-cell>
          <table:table-cell office:value-type="float" office:value="3.1953505793964807E-5" table:style-name="ce22">
            <text:p>0.0000</text:p>
          </table:table-cell>
          <table:table-cell office:value-type="float" office:value="2.2832347577395204E-5" table:style-name="ce22">
            <text:p>0.0000</text:p>
          </table:table-cell>
          <table:table-cell office:value-type="float" office:value="1.0068784402578406E-5" table:style-name="ce22">
            <text:p>0.0000</text:p>
          </table:table-cell>
          <table:table-cell office:value-type="float" office:value="2.7753452907642773E-5" table:style-name="ce22">
            <text:p>0.0000</text:p>
          </table:table-cell>
          <table:table-cell office:value-type="float" office:value="2.0582794906686068E-5" table:style-name="ce22">
            <text:p>0.0000</text:p>
          </table:table-cell>
          <table:table-cell office:value-type="float" office:value="1.8195389298470879E-5" table:style-name="ce22">
            <text:p>0.0000</text:p>
          </table:table-cell>
          <table:table-cell office:value-type="float" office:value="4.2232084026989879E-5" table:style-name="ce22">
            <text:p>0.0000</text:p>
          </table:table-cell>
          <table:table-cell office:value-type="float" office:value="6.6303358996412664E-6" table:style-name="ce22">
            <text:p>0.0000</text:p>
          </table:table-cell>
          <table:table-cell office:value-type="float" office:value="2.6018475846644352E-5" table:style-name="ce22">
            <text:p>0.0000</text:p>
          </table:table-cell>
          <table:table-cell office:value-type="float" office:value="2.1079589635157963E-5" table:style-name="ce22">
            <text:p>0.0000</text:p>
          </table:table-cell>
          <table:table-cell office:value-type="float" office:value="2.0324065697437647E-5" table:style-name="ce22">
            <text:p>0.0000</text:p>
          </table:table-cell>
          <table:table-cell office:value-type="float" office:value="1.0000127673109285" table:style-name="ce22">
            <text:p>1.0000</text:p>
          </table:table-cell>
          <table:table-cell office:value-type="float" office:value="4.0992644930545037E-6" table:style-name="ce22">
            <text:p>0.0000</text:p>
          </table:table-cell>
          <table:table-cell office:value-type="float" office:value="1.3860602800076808E-5" table:style-name="ce22">
            <text:p>0.0000</text:p>
          </table:table-cell>
          <table:table-cell office:value-type="float" office:value="2.5793122886807628E-5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1.001954308240544" table:style-name="ce23">
            <text:p>1.0020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8" table:style-name="ce25">
            <text:p>68</text:p>
          </table:table-cell>
          <table:table-cell office:value-type="string" table:style-name="ce26">
            <text:p>045001</text:p>
          </table:table-cell>
          <table:table-cell office:value-type="string" table:style-name="ce27">
            <text:p>Servicios sociales y de salud privado</text:p>
          </table:table-cell>
          <table:table-cell office:value-type="float" office:value="1.9029174445673626E-4" table:style-name="ce22">
            <text:p>0.0002</text:p>
          </table:table-cell>
          <table:table-cell office:value-type="float" office:value="5.6080654797398274E-5" table:style-name="ce22">
            <text:p>0.0001</text:p>
          </table:table-cell>
          <table:table-cell office:value-type="float" office:value="7.1013033810240949E-5" table:style-name="ce22">
            <text:p>0.0001</text:p>
          </table:table-cell>
          <table:table-cell office:value-type="float" office:value="3.2840023214947404E-5" table:style-name="ce22">
            <text:p>0.0000</text:p>
          </table:table-cell>
          <table:table-cell office:value-type="float" office:value="9.0991518434140043E-5" table:style-name="ce22">
            <text:p>0.0001</text:p>
          </table:table-cell>
          <table:table-cell office:value-type="float" office:value="5.7319995316988467E-5" table:style-name="ce22">
            <text:p>0.0001</text:p>
          </table:table-cell>
          <table:table-cell office:value-type="float" office:value="1.66329980943476E-4" table:style-name="ce22">
            <text:p>0.0002</text:p>
          </table:table-cell>
          <table:table-cell office:value-type="float" office:value="3.3460765583327942E-5" table:style-name="ce22">
            <text:p>0.0000</text:p>
          </table:table-cell>
          <table:table-cell office:value-type="float" office:value="2.372959663104953E-4" table:style-name="ce22">
            <text:p>0.0002</text:p>
          </table:table-cell>
          <table:table-cell office:value-type="float" office:value="1.0188837637230023E-4" table:style-name="ce22">
            <text:p>0.0001</text:p>
          </table:table-cell>
          <table:table-cell office:value-type="float" office:value="1.3288441800963238E-4" table:style-name="ce22">
            <text:p>0.0001</text:p>
          </table:table-cell>
          <table:table-cell office:value-type="float" office:value="5.7028501310776192E-5" table:style-name="ce22">
            <text:p>0.0001</text:p>
          </table:table-cell>
          <table:table-cell office:value-type="float" office:value="1.0743394221330157E-4" table:style-name="ce22">
            <text:p>0.0001</text:p>
          </table:table-cell>
          <table:table-cell office:value-type="float" office:value="1.1041127596952985E-4" table:style-name="ce22">
            <text:p>0.0001</text:p>
          </table:table-cell>
          <table:table-cell office:value-type="float" office:value="1.3466575120047085E-4" table:style-name="ce22">
            <text:p>0.0001</text:p>
          </table:table-cell>
          <table:table-cell office:value-type="float" office:value="4.8684334244556983E-4" table:style-name="ce22">
            <text:p>0.0005</text:p>
          </table:table-cell>
          <table:table-cell office:value-type="float" office:value="4.9533671081375603E-4" table:style-name="ce22">
            <text:p>0.0005</text:p>
          </table:table-cell>
          <table:table-cell office:value-type="float" office:value="2.9020067002916015E-4" table:style-name="ce22">
            <text:p>0.0003</text:p>
          </table:table-cell>
          <table:table-cell office:value-type="float" office:value="3.1231537718167258E-4" table:style-name="ce22">
            <text:p>0.0003</text:p>
          </table:table-cell>
          <table:table-cell office:value-type="float" office:value="2.7467456672486369E-4" table:style-name="ce22">
            <text:p>0.0003</text:p>
          </table:table-cell>
          <table:table-cell office:value-type="float" office:value="4.222702137910474E-4" table:style-name="ce22">
            <text:p>0.0004</text:p>
          </table:table-cell>
          <table:table-cell office:value-type="float" office:value="3.6632028070959587E-4" table:style-name="ce22">
            <text:p>0.0004</text:p>
          </table:table-cell>
          <table:table-cell office:value-type="float" office:value="4.41532727124885E-4" table:style-name="ce22">
            <text:p>0.0004</text:p>
          </table:table-cell>
          <table:table-cell office:value-type="float" office:value="4.6572119859677926E-4" table:style-name="ce22">
            <text:p>0.0005</text:p>
          </table:table-cell>
          <table:table-cell office:value-type="float" office:value="1.1111673955106893E-4" table:style-name="ce22">
            <text:p>0.0001</text:p>
          </table:table-cell>
          <table:table-cell office:value-type="float" office:value="3.8601933666097653E-4" table:style-name="ce22">
            <text:p>0.0004</text:p>
          </table:table-cell>
          <table:table-cell office:value-type="float" office:value="2.8632690414205598E-4" table:style-name="ce22">
            <text:p>0.0003</text:p>
          </table:table-cell>
          <table:table-cell office:value-type="float" office:value="2.3293250096858824E-4" table:style-name="ce22">
            <text:p>0.0002</text:p>
          </table:table-cell>
          <table:table-cell office:value-type="float" office:value="2.8601926782500354E-4" table:style-name="ce22">
            <text:p>0.0003</text:p>
          </table:table-cell>
          <table:table-cell office:value-type="float" office:value="1.3815584095420376E-4" table:style-name="ce22">
            <text:p>0.0001</text:p>
          </table:table-cell>
          <table:table-cell office:value-type="float" office:value="2.3141945072055079E-4" table:style-name="ce22">
            <text:p>0.0002</text:p>
          </table:table-cell>
          <table:table-cell office:value-type="float" office:value="1.3150602132189253E-4" table:style-name="ce22">
            <text:p>0.0001</text:p>
          </table:table-cell>
          <table:table-cell office:value-type="float" office:value="2.5792094232438641E-4" table:style-name="ce22">
            <text:p>0.0003</text:p>
          </table:table-cell>
          <table:table-cell office:value-type="float" office:value="3.2573320015206303E-4" table:style-name="ce22">
            <text:p>0.0003</text:p>
          </table:table-cell>
          <table:table-cell office:value-type="float" office:value="2.9502618475516683E-4" table:style-name="ce22">
            <text:p>0.0003</text:p>
          </table:table-cell>
          <table:table-cell office:value-type="float" office:value="3.8712599041340612E-4" table:style-name="ce22">
            <text:p>0.0004</text:p>
          </table:table-cell>
          <table:table-cell office:value-type="float" office:value="1.9333143505403323E-4" table:style-name="ce22">
            <text:p>0.0002</text:p>
          </table:table-cell>
          <table:table-cell office:value-type="float" office:value="1.4302861287794174E-4" table:style-name="ce22">
            <text:p>0.0001</text:p>
          </table:table-cell>
          <table:table-cell office:value-type="float" office:value="3.3809032146100027E-4" table:style-name="ce22">
            <text:p>0.0003</text:p>
          </table:table-cell>
          <table:table-cell office:value-type="float" office:value="1.791498245009906E-4" table:style-name="ce22">
            <text:p>0.0002</text:p>
          </table:table-cell>
          <table:table-cell office:value-type="float" office:value="1.9764174256473643E-4" table:style-name="ce22">
            <text:p>0.0002</text:p>
          </table:table-cell>
          <table:table-cell office:value-type="float" office:value="3.2296508243852945E-4" table:style-name="ce22">
            <text:p>0.0003</text:p>
          </table:table-cell>
          <table:table-cell office:value-type="float" office:value="1.548909968245791E-4" table:style-name="ce22">
            <text:p>0.0002</text:p>
          </table:table-cell>
          <table:table-cell office:value-type="float" office:value="1.8833501746620885E-4" table:style-name="ce22">
            <text:p>0.0002</text:p>
          </table:table-cell>
          <table:table-cell office:value-type="float" office:value="2.7132486946406642E-4" table:style-name="ce22">
            <text:p>0.0003</text:p>
          </table:table-cell>
          <table:table-cell office:value-type="float" office:value="1.9690542695419776E-4" table:style-name="ce22">
            <text:p>0.0002</text:p>
          </table:table-cell>
          <table:table-cell office:value-type="float" office:value="2.746358082884536E-4" table:style-name="ce22">
            <text:p>0.0003</text:p>
          </table:table-cell>
          <table:table-cell office:value-type="float" office:value="1.9584981199336659E-4" table:style-name="ce22">
            <text:p>0.0002</text:p>
          </table:table-cell>
          <table:table-cell office:value-type="float" office:value="4.4067475167837417E-4" table:style-name="ce22">
            <text:p>0.0004</text:p>
          </table:table-cell>
          <table:table-cell office:value-type="float" office:value="2.3671883200089867E-4" table:style-name="ce22">
            <text:p>0.0002</text:p>
          </table:table-cell>
          <table:table-cell office:value-type="float" office:value="1.8989242824199212E-4" table:style-name="ce22">
            <text:p>0.0002</text:p>
          </table:table-cell>
          <table:table-cell office:value-type="float" office:value="3.3744925259650331E-5" table:style-name="ce22">
            <text:p>0.0000</text:p>
          </table:table-cell>
          <table:table-cell office:value-type="float" office:value="2.3667665526935623E-4" table:style-name="ce22">
            <text:p>0.0002</text:p>
          </table:table-cell>
          <table:table-cell office:value-type="float" office:value="5.4972393758411207E-5" table:style-name="ce22">
            <text:p>0.0001</text:p>
          </table:table-cell>
          <table:table-cell office:value-type="float" office:value="2.9158440057522029E-5" table:style-name="ce22">
            <text:p>0.0000</text:p>
          </table:table-cell>
          <table:table-cell office:value-type="float" office:value="1.427452680901849E-4" table:style-name="ce22">
            <text:p>0.0001</text:p>
          </table:table-cell>
          <table:table-cell office:value-type="float" office:value="2.5831278875491182E-4" table:style-name="ce22">
            <text:p>0.0003</text:p>
          </table:table-cell>
          <table:table-cell office:value-type="float" office:value="9.7349783175383831E-5" table:style-name="ce22">
            <text:p>0.0001</text:p>
          </table:table-cell>
          <table:table-cell office:value-type="float" office:value="4.1440629531549472E-5" table:style-name="ce22">
            <text:p>0.0000</text:p>
          </table:table-cell>
          <table:table-cell office:value-type="float" office:value="4.8886070779465485E-5" table:style-name="ce22">
            <text:p>0.0000</text:p>
          </table:table-cell>
          <table:table-cell office:value-type="float" office:value="3.8296494959261186E-5" table:style-name="ce22">
            <text:p>0.0000</text:p>
          </table:table-cell>
          <table:table-cell office:value-type="float" office:value="3.4513580256645697E-5" table:style-name="ce22">
            <text:p>0.0000</text:p>
          </table:table-cell>
          <table:table-cell office:value-type="float" office:value="4.4468989852344779E-5" table:style-name="ce22">
            <text:p>0.0000</text:p>
          </table:table-cell>
          <table:table-cell office:value-type="float" office:value="4.6320366878424501E-5" table:style-name="ce22">
            <text:p>0.0000</text:p>
          </table:table-cell>
          <table:table-cell office:value-type="float" office:value="1.958666729625143E-4" table:style-name="ce22">
            <text:p>0.0002</text:p>
          </table:table-cell>
          <table:table-cell office:value-type="float" office:value="9.4649629494213369E-5" table:style-name="ce22">
            <text:p>0.0001</text:p>
          </table:table-cell>
          <table:table-cell office:value-type="float" office:value="1.5249291172656491E-5" table:style-name="ce22">
            <text:p>0.0000</text:p>
          </table:table-cell>
          <table:table-cell office:value-type="float" office:value="1.0001436871091012" table:style-name="ce22">
            <text:p>1.0001</text:p>
          </table:table-cell>
          <table:table-cell office:value-type="float" office:value="1.9506711676324693E-4" table:style-name="ce22">
            <text:p>0.0002</text:p>
          </table:table-cell>
          <table:table-cell office:value-type="float" office:value="1.2787050692074795E-4" table:style-name="ce22">
            <text:p>0.0001</text:p>
          </table:table-cell>
          <table:table-cell office:value-type="float" office:value="0" table:style-name="ce22">
            <text:p>0.0000</text:p>
          </table:table-cell>
          <table:table-cell office:value-type="float" office:value="1.0136071650899974" table:style-name="ce23">
            <text:p>1.0136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69" table:style-name="ce25">
            <text:p>69</text:p>
          </table:table-cell>
          <table:table-cell office:value-type="string" table:style-name="ce26">
            <text:p>045002</text:p>
          </table:table-cell>
          <table:table-cell office:value-type="string" table:style-name="ce27">
            <text:p>Servicios sociales y de salud no de mercado</text:p>
          </table:table-cell>
          <table:table-cell office:value-type="float" office:value="1.0206728048635014E-5" table:style-name="ce22">
            <text:p>0.0000</text:p>
          </table:table-cell>
          <table:table-cell office:value-type="float" office:value="9.4897072032265077E-5" table:style-name="ce22">
            <text:p>0.0001</text:p>
          </table:table-cell>
          <table:table-cell office:value-type="float" office:value="1.2150562767131584E-4" table:style-name="ce22">
            <text:p>0.0001</text:p>
          </table:table-cell>
          <table:table-cell office:value-type="float" office:value="1.1858311301237079E-5" table:style-name="ce22">
            <text:p>0.0000</text:p>
          </table:table-cell>
          <table:table-cell office:value-type="float" office:value="1.348860449987034E-5" table:style-name="ce22">
            <text:p>0.0000</text:p>
          </table:table-cell>
          <table:table-cell office:value-type="float" office:value="5.9228790551149238E-5" table:style-name="ce22">
            <text:p>0.0001</text:p>
          </table:table-cell>
          <table:table-cell office:value-type="float" office:value="1.1237744528714717E-4" table:style-name="ce22">
            <text:p>0.0001</text:p>
          </table:table-cell>
          <table:table-cell office:value-type="float" office:value="5.0084787937861779E-6" table:style-name="ce22">
            <text:p>0.0000</text:p>
          </table:table-cell>
          <table:table-cell office:value-type="float" office:value="3.6272993785641948E-5" table:style-name="ce22">
            <text:p>0.0000</text:p>
          </table:table-cell>
          <table:table-cell office:value-type="float" office:value="1.2632872037313018E-5" table:style-name="ce22">
            <text:p>0.0000</text:p>
          </table:table-cell>
          <table:table-cell office:value-type="float" office:value="7.3510470350591882E-5" table:style-name="ce22">
            <text:p>0.0001</text:p>
          </table:table-cell>
          <table:table-cell office:value-type="float" office:value="4.6185184648482166E-5" table:style-name="ce22">
            <text:p>0.0000</text:p>
          </table:table-cell>
          <table:table-cell office:value-type="float" office:value="1.3988721651056181E-5" table:style-name="ce22">
            <text:p>0.0000</text:p>
          </table:table-cell>
          <table:table-cell office:value-type="float" office:value="5.5634642776349334E-6" table:style-name="ce22">
            <text:p>0.0000</text:p>
          </table:table-cell>
          <table:table-cell office:value-type="float" office:value="9.8689311087141185E-6" table:style-name="ce22">
            <text:p>0.0000</text:p>
          </table:table-cell>
          <table:table-cell office:value-type="float" office:value="1.0741039000038349E-4" table:style-name="ce22">
            <text:p>0.0001</text:p>
          </table:table-cell>
          <table:table-cell office:value-type="float" office:value="4.5990868868922358E-5" table:style-name="ce22">
            <text:p>0.0000</text:p>
          </table:table-cell>
          <table:table-cell office:value-type="float" office:value="3.4027797669666367E-5" table:style-name="ce22">
            <text:p>0.0000</text:p>
          </table:table-cell>
          <table:table-cell office:value-type="float" office:value="1.8573461913682278E-5" table:style-name="ce22">
            <text:p>0.0000</text:p>
          </table:table-cell>
          <table:table-cell office:value-type="float" office:value="1.5707186508160767E-5" table:style-name="ce22">
            <text:p>0.0000</text:p>
          </table:table-cell>
          <table:table-cell office:value-type="float" office:value="4.9805152647121087E-5" table:style-name="ce22">
            <text:p>0.0000</text:p>
          </table:table-cell>
          <table:table-cell office:value-type="float" office:value="5.2776436504351413E-5" table:style-name="ce22">
            <text:p>0.0001</text:p>
          </table:table-cell>
          <table:table-cell office:value-type="float" office:value="2.8479690714141583E-5" table:style-name="ce22">
            <text:p>0.0000</text:p>
          </table:table-cell>
          <table:table-cell office:value-type="float" office:value="4.1079310089604612E-5" table:style-name="ce22">
            <text:p>0.0000</text:p>
          </table:table-cell>
          <table:table-cell office:value-type="float" office:value="1.3712704174432344E-5" table:style-name="ce22">
            <text:p>0.0000</text:p>
          </table:table-cell>
          <table:table-cell office:value-type="float" office:value="1.4475122142528171E-5" table:style-name="ce22">
            <text:p>0.0000</text:p>
          </table:table-cell>
          <table:table-cell office:value-type="float" office:value="1.5274808233678799E-5" table:style-name="ce22">
            <text:p>0.0000</text:p>
          </table:table-cell>
          <table:table-cell office:value-type="float" office:value="6.1091249854339314E-5" table:style-name="ce22">
            <text:p>0.0001</text:p>
          </table:table-cell>
          <table:table-cell office:value-type="float" office:value="4.2971551444645419E-5" table:style-name="ce22">
            <text:p>0.0000</text:p>
          </table:table-cell>
          <table:table-cell office:value-type="float" office:value="5.4744000001692077E-5" table:style-name="ce22">
            <text:p>0.0001</text:p>
          </table:table-cell>
          <table:table-cell office:value-type="float" office:value="5.2402075349065133E-5" table:style-name="ce22">
            <text:p>0.0001</text:p>
          </table:table-cell>
          <table:table-cell office:value-type="float" office:value="2.217028358782463E-5" table:style-name="ce22">
            <text:p>0.0000</text:p>
          </table:table-cell>
          <table:table-cell office:value-type="float" office:value="2.0060771275826637E-5" table:style-name="ce22">
            <text:p>0.0000</text:p>
          </table:table-cell>
          <table:table-cell office:value-type="float" office:value="1.600063969521801E-5" table:style-name="ce22">
            <text:p>0.0000</text:p>
          </table:table-cell>
          <table:table-cell office:value-type="float" office:value="2.0621542777945261E-5" table:style-name="ce22">
            <text:p>0.0000</text:p>
          </table:table-cell>
          <table:table-cell office:value-type="float" office:value="1.6545112484478957E-5" table:style-name="ce22">
            <text:p>0.0000</text:p>
          </table:table-cell>
          <table:table-cell office:value-type="float" office:value="3.6097014092915979E-5" table:style-name="ce22">
            <text:p>0.0000</text:p>
          </table:table-cell>
          <table:table-cell office:value-type="float" office:value="1.3321541784582833E-5" table:style-name="ce22">
            <text:p>0.0000</text:p>
          </table:table-cell>
          <table:table-cell office:value-type="float" office:value="1.4888747854055557E-5" table:style-name="ce22">
            <text:p>0.0000</text:p>
          </table:table-cell>
          <table:table-cell office:value-type="float" office:value="8.8554789652647672E-6" table:style-name="ce22">
            <text:p>0.0000</text:p>
          </table:table-cell>
          <table:table-cell office:value-type="float" office:value="9.7168536046714353E-6" table:style-name="ce22">
            <text:p>0.0000</text:p>
          </table:table-cell>
          <table:table-cell office:value-type="float" office:value="1.4907608366182165E-5" table:style-name="ce22">
            <text:p>0.0000</text:p>
          </table:table-cell>
          <table:table-cell office:value-type="float" office:value="1.8303149321562992E-5" table:style-name="ce22">
            <text:p>0.0000</text:p>
          </table:table-cell>
          <table:table-cell office:value-type="float" office:value="1.5698659935811213E-5" table:style-name="ce22">
            <text:p>0.0000</text:p>
          </table:table-cell>
          <table:table-cell office:value-type="float" office:value="1.071363535287712E-5" table:style-name="ce22">
            <text:p>0.0000</text:p>
          </table:table-cell>
          <table:table-cell office:value-type="float" office:value="1.4879922455447364E-5" table:style-name="ce22">
            <text:p>0.0000</text:p>
          </table:table-cell>
          <table:table-cell office:value-type="float" office:value="2.4293732199747162E-5" table:style-name="ce22">
            <text:p>0.0000</text:p>
          </table:table-cell>
          <table:table-cell office:value-type="float" office:value="8.9193672047877056E-6" table:style-name="ce22">
            <text:p>0.0000</text:p>
          </table:table-cell>
          <table:table-cell office:value-type="float" office:value="1.7861866703272153E-5" table:style-name="ce22">
            <text:p>0.0000</text:p>
          </table:table-cell>
          <table:table-cell office:value-type="float" office:value="1.3805689695660301E-5" table:style-name="ce22">
            <text:p>0.0000</text:p>
          </table:table-cell>
          <table:table-cell office:value-type="float" office:value="9.4009320322401525E-5" table:style-name="ce22">
            <text:p>0.0001</text:p>
          </table:table-cell>
          <table:table-cell office:value-type="float" office:value="5.591868991346175E-5" table:style-name="ce22">
            <text:p>0.0001</text:p>
          </table:table-cell>
          <table:table-cell office:value-type="float" office:value="6.6496102981762283E-6" table:style-name="ce22">
            <text:p>0.0000</text:p>
          </table:table-cell>
          <table:table-cell office:value-type="float" office:value="1.1345261841522894E-5" table:style-name="ce22">
            <text:p>0.0000</text:p>
          </table:table-cell>
          <table:table-cell office:value-type="float" office:value="4.7579611255071512E-6" table:style-name="ce22">
            <text:p>0.0000</text:p>
          </table:table-cell>
          <table:table-cell office:value-type="float" office:value="7.5453453448267254E-5" table:style-name="ce22">
            <text:p>0.0001</text:p>
          </table:table-cell>
          <table:table-cell office:value-type="float" office:value="4.336190610593105E-5" table:style-name="ce22">
            <text:p>0.0000</text:p>
          </table:table-cell>
          <table:table-cell office:value-type="float" office:value="6.62960755617426E-6" table:style-name="ce22">
            <text:p>0.0000</text:p>
          </table:table-cell>
          <table:table-cell office:value-type="float" office:value="3.138835996198919E-5" table:style-name="ce22">
            <text:p>0.0000</text:p>
          </table:table-cell>
          <table:table-cell office:value-type="float" office:value="1.2963827767840979E-5" table:style-name="ce22">
            <text:p>0.0000</text:p>
          </table:table-cell>
          <table:table-cell office:value-type="float" office:value="1.1460165069255691E-5" table:style-name="ce22">
            <text:p>0.0000</text:p>
          </table:table-cell>
          <table:table-cell office:value-type="float" office:value="9.2752993454674491E-6" table:style-name="ce22">
            <text:p>0.0000</text:p>
          </table:table-cell>
          <table:table-cell office:value-type="float" office:value="6.8843206432394866E-6" table:style-name="ce22">
            <text:p>0.0000</text:p>
          </table:table-cell>
          <table:table-cell office:value-type="float" office:value="2.0832486470347295E-5" table:style-name="ce22">
            <text:p>0.0000</text:p>
          </table:table-cell>
          <table:table-cell office:value-type="float" office:value="4.0559483813684783E-5" table:style-name="ce22">
            <text:p>0.0000</text:p>
          </table:table-cell>
          <table:table-cell office:value-type="float" office:value="2.0707726411280906E-5" table:style-name="ce22">
            <text:p>0.0000</text:p>
          </table:table-cell>
          <table:table-cell office:value-type="float" office:value="1.862424828768121E-5" table:style-name="ce22">
            <text:p>0.0000</text:p>
          </table:table-cell>
          <table:table-cell office:value-type="float" office:value="1.0559818308959273E-5" table:style-name="ce22">
            <text:p>0.0000</text:p>
          </table:table-cell>
          <table:table-cell office:value-type="float" office:value="1.0000192252866746" table:style-name="ce22">
            <text:p>1.0000</text:p>
          </table:table-cell>
          <table:table-cell office:value-type="float" office:value="1.9125343715616879E-5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1.0021125092966008" table:style-name="ce23">
            <text:p>1.0021</text:p>
          </table:table-cell>
          <table:table-cell table:style-name="ce24"/>
          <table:table-cell table:number-columns-repeated="16307"/>
        </table:table-row>
        <table:table-row table:style-name="ro3">
          <table:table-cell table:style-name="ce18"/>
          <table:table-cell office:value-type="float" office:value="70" table:style-name="ce19">
            <text:p>70</text:p>
          </table:table-cell>
          <table:table-cell office:value-type="string" table:style-name="ce26">
            <text:p>046001</text:p>
          </table:table-cell>
          <table:table-cell office:value-type="string" table:style-name="ce27">
            <text:p>Servicios de asociaciones; esparcimiento; culturales y deportivos</text:p>
          </table:table-cell>
          <table:table-cell office:value-type="float" office:value="2.341817741011277E-3" table:style-name="ce22">
            <text:p>0.0023</text:p>
          </table:table-cell>
          <table:table-cell office:value-type="float" office:value="1.4682796333331174E-3" table:style-name="ce22">
            <text:p>0.0015</text:p>
          </table:table-cell>
          <table:table-cell office:value-type="float" office:value="2.255662849593732E-3" table:style-name="ce22">
            <text:p>0.0023</text:p>
          </table:table-cell>
          <table:table-cell office:value-type="float" office:value="1.5185250311263881E-3" table:style-name="ce22">
            <text:p>0.0015</text:p>
          </table:table-cell>
          <table:table-cell office:value-type="float" office:value="1.8171414737659403E-3" table:style-name="ce22">
            <text:p>0.0018</text:p>
          </table:table-cell>
          <table:table-cell office:value-type="float" office:value="1.6416717094106992E-3" table:style-name="ce22">
            <text:p>0.0016</text:p>
          </table:table-cell>
          <table:table-cell office:value-type="float" office:value="1.6685461302938003E-2" table:style-name="ce22">
            <text:p>0.0167</text:p>
          </table:table-cell>
          <table:table-cell office:value-type="float" office:value="1.5222639533833721E-3" table:style-name="ce22">
            <text:p>0.0015</text:p>
          </table:table-cell>
          <table:table-cell office:value-type="float" office:value="1.8312915961957183E-2" table:style-name="ce22">
            <text:p>0.0183</text:p>
          </table:table-cell>
          <table:table-cell office:value-type="float" office:value="1.0827483038412508E-2" table:style-name="ce22">
            <text:p>0.0108</text:p>
          </table:table-cell>
          <table:table-cell office:value-type="float" office:value="4.6426497344784923E-3" table:style-name="ce22">
            <text:p>0.0046</text:p>
          </table:table-cell>
          <table:table-cell office:value-type="float" office:value="2.1156340809645184E-3" table:style-name="ce22">
            <text:p>0.0021</text:p>
          </table:table-cell>
          <table:table-cell office:value-type="float" office:value="1.5945675289440367E-3" table:style-name="ce22">
            <text:p>0.0016</text:p>
          </table:table-cell>
          <table:table-cell office:value-type="float" office:value="1.7713480722343616E-3" table:style-name="ce22">
            <text:p>0.0018</text:p>
          </table:table-cell>
          <table:table-cell office:value-type="float" office:value="3.0341284795810022E-3" table:style-name="ce22">
            <text:p>0.0030</text:p>
          </table:table-cell>
          <table:table-cell office:value-type="float" office:value="1.0696623128829377E-2" table:style-name="ce22">
            <text:p>0.0107</text:p>
          </table:table-cell>
          <table:table-cell office:value-type="float" office:value="2.0415306765385895E-2" table:style-name="ce22">
            <text:p>0.0204</text:p>
          </table:table-cell>
          <table:table-cell office:value-type="float" office:value="5.4371929412799259E-3" table:style-name="ce22">
            <text:p>0.0054</text:p>
          </table:table-cell>
          <table:table-cell office:value-type="float" office:value="6.102934879438672E-3" table:style-name="ce22">
            <text:p>0.0061</text:p>
          </table:table-cell>
          <table:table-cell office:value-type="float" office:value="3.4882124052307006E-3" table:style-name="ce22">
            <text:p>0.0035</text:p>
          </table:table-cell>
          <table:table-cell office:value-type="float" office:value="9.1595546935942813E-3" table:style-name="ce22">
            <text:p>0.0092</text:p>
          </table:table-cell>
          <table:table-cell office:value-type="float" office:value="3.7416033452699932E-3" table:style-name="ce22">
            <text:p>0.0037</text:p>
          </table:table-cell>
          <table:table-cell office:value-type="float" office:value="5.125736413859102E-3" table:style-name="ce22">
            <text:p>0.0051</text:p>
          </table:table-cell>
          <table:table-cell office:value-type="float" office:value="5.457947552136147E-3" table:style-name="ce22">
            <text:p>0.0055</text:p>
          </table:table-cell>
          <table:table-cell office:value-type="float" office:value="2.5674150527328471E-3" table:style-name="ce22">
            <text:p>0.0026</text:p>
          </table:table-cell>
          <table:table-cell office:value-type="float" office:value="4.9170869879207576E-3" table:style-name="ce22">
            <text:p>0.0049</text:p>
          </table:table-cell>
          <table:table-cell office:value-type="float" office:value="2.8556647025660877E-3" table:style-name="ce22">
            <text:p>0.0029</text:p>
          </table:table-cell>
          <table:table-cell office:value-type="float" office:value="2.4312989161500756E-3" table:style-name="ce22">
            <text:p>0.0024</text:p>
          </table:table-cell>
          <table:table-cell office:value-type="float" office:value="4.6736654088430935E-3" table:style-name="ce22">
            <text:p>0.0047</text:p>
          </table:table-cell>
          <table:table-cell office:value-type="float" office:value="2.0745745207727605E-3" table:style-name="ce22">
            <text:p>0.0021</text:p>
          </table:table-cell>
          <table:table-cell office:value-type="float" office:value="4.1425511318817767E-3" table:style-name="ce22">
            <text:p>0.0041</text:p>
          </table:table-cell>
          <table:table-cell office:value-type="float" office:value="4.9830499203980432E-3" table:style-name="ce22">
            <text:p>0.0050</text:p>
          </table:table-cell>
          <table:table-cell office:value-type="float" office:value="2.7951752212923759E-3" table:style-name="ce22">
            <text:p>0.0028</text:p>
          </table:table-cell>
          <table:table-cell office:value-type="float" office:value="3.213522704396623E-3" table:style-name="ce22">
            <text:p>0.0032</text:p>
          </table:table-cell>
          <table:table-cell office:value-type="float" office:value="4.4773477108234734E-3" table:style-name="ce22">
            <text:p>0.0045</text:p>
          </table:table-cell>
          <table:table-cell office:value-type="float" office:value="3.962426834269667E-3" table:style-name="ce22">
            <text:p>0.0040</text:p>
          </table:table-cell>
          <table:table-cell office:value-type="float" office:value="2.609107203075809E-3" table:style-name="ce22">
            <text:p>0.0026</text:p>
          </table:table-cell>
          <table:table-cell office:value-type="float" office:value="2.3182905078138302E-3" table:style-name="ce22">
            <text:p>0.0023</text:p>
          </table:table-cell>
          <table:table-cell office:value-type="float" office:value="3.7809441999944885E-3" table:style-name="ce22">
            <text:p>0.0038</text:p>
          </table:table-cell>
          <table:table-cell office:value-type="float" office:value="2.4261308744891264E-3" table:style-name="ce22">
            <text:p>0.0024</text:p>
          </table:table-cell>
          <table:table-cell office:value-type="float" office:value="2.3973059936779929E-3" table:style-name="ce22">
            <text:p>0.0024</text:p>
          </table:table-cell>
          <table:table-cell office:value-type="float" office:value="3.1035974113507317E-3" table:style-name="ce22">
            <text:p>0.0031</text:p>
          </table:table-cell>
          <table:table-cell office:value-type="float" office:value="2.8299562054395228E-3" table:style-name="ce22">
            <text:p>0.0028</text:p>
          </table:table-cell>
          <table:table-cell office:value-type="float" office:value="3.06174409221873E-3" table:style-name="ce22">
            <text:p>0.0031</text:p>
          </table:table-cell>
          <table:table-cell office:value-type="float" office:value="3.1409320088250925E-3" table:style-name="ce22">
            <text:p>0.0031</text:p>
          </table:table-cell>
          <table:table-cell office:value-type="float" office:value="2.2842936742060969E-3" table:style-name="ce22">
            <text:p>0.0023</text:p>
          </table:table-cell>
          <table:table-cell office:value-type="float" office:value="3.1212675146421232E-3" table:style-name="ce22">
            <text:p>0.0031</text:p>
          </table:table-cell>
          <table:table-cell office:value-type="float" office:value="2.0097396312001936E-3" table:style-name="ce22">
            <text:p>0.0020</text:p>
          </table:table-cell>
          <table:table-cell office:value-type="float" office:value="4.3424505011886031E-3" table:style-name="ce22">
            <text:p>0.0043</text:p>
          </table:table-cell>
          <table:table-cell office:value-type="float" office:value="2.5026174750366463E-3" table:style-name="ce22">
            <text:p>0.0025</text:p>
          </table:table-cell>
          <table:table-cell office:value-type="float" office:value="3.2650830285911366E-3" table:style-name="ce22">
            <text:p>0.0033</text:p>
          </table:table-cell>
          <table:table-cell office:value-type="float" office:value="1.7229341948170719E-3" table:style-name="ce22">
            <text:p>0.0017</text:p>
          </table:table-cell>
          <table:table-cell office:value-type="float" office:value="3.1736618953479862E-3" table:style-name="ce22">
            <text:p>0.0032</text:p>
          </table:table-cell>
          <table:table-cell office:value-type="float" office:value="7.1871329849428683E-3" table:style-name="ce22">
            <text:p>0.0072</text:p>
          </table:table-cell>
          <table:table-cell office:value-type="float" office:value="6.2141701990696299E-4" table:style-name="ce22">
            <text:p>0.0006</text:p>
          </table:table-cell>
          <table:table-cell office:value-type="float" office:value="1.1954363984306176E-2" table:style-name="ce22">
            <text:p>0.0120</text:p>
          </table:table-cell>
          <table:table-cell office:value-type="float" office:value="7.1228653832118493E-3" table:style-name="ce22">
            <text:p>0.0071</text:p>
          </table:table-cell>
          <table:table-cell office:value-type="float" office:value="1.3293413954860007E-2" table:style-name="ce22">
            <text:p>0.0133</text:p>
          </table:table-cell>
          <table:table-cell office:value-type="float" office:value="4.8750338556837461E-3" table:style-name="ce22">
            <text:p>0.0049</text:p>
          </table:table-cell>
          <table:table-cell office:value-type="float" office:value="2.4385303189802814E-3" table:style-name="ce22">
            <text:p>0.0024</text:p>
          </table:table-cell>
          <table:table-cell office:value-type="float" office:value="9.739219329491941E-3" table:style-name="ce22">
            <text:p>0.0097</text:p>
          </table:table-cell>
          <table:table-cell office:value-type="float" office:value="4.5514778809376188E-3" table:style-name="ce22">
            <text:p>0.0046</text:p>
          </table:table-cell>
          <table:table-cell office:value-type="float" office:value="2.5529781120191232E-3" table:style-name="ce22">
            <text:p>0.0026</text:p>
          </table:table-cell>
          <table:table-cell office:value-type="float" office:value="3.4481653381546115E-3" table:style-name="ce22">
            <text:p>0.0034</text:p>
          </table:table-cell>
          <table:table-cell office:value-type="float" office:value="1.4491928968466249E-2" table:style-name="ce22">
            <text:p>0.0145</text:p>
          </table:table-cell>
          <table:table-cell office:value-type="float" office:value="5.4529662347876278E-3" table:style-name="ce22">
            <text:p>0.0055</text:p>
          </table:table-cell>
          <table:table-cell office:value-type="float" office:value="7.2673853086916984E-3" table:style-name="ce22">
            <text:p>0.0073</text:p>
          </table:table-cell>
          <table:table-cell office:value-type="float" office:value="1.7262937142565116E-3" table:style-name="ce22">
            <text:p>0.0017</text:p>
          </table:table-cell>
          <table:table-cell office:value-type="float" office:value="7.0645856610290075E-3" table:style-name="ce22">
            <text:p>0.0071</text:p>
          </table:table-cell>
          <table:table-cell office:value-type="float" office:value="1.0375986875238965" table:style-name="ce22">
            <text:p>1.0376</text:p>
          </table:table-cell>
          <table:table-cell office:value-type="float" office:value="0" table:style-name="ce22">
            <text:p>0.0000</text:p>
          </table:table-cell>
          <table:table-cell office:value-type="float" office:value="1.3737449438137441" table:style-name="ce23">
            <text:p>1.3737</text:p>
          </table:table-cell>
          <table:table-cell table:style-name="ce24"/>
          <table:table-cell table:number-columns-repeated="16307"/>
        </table:table-row>
        <table:table-row table:style-name="ro4">
          <table:table-cell table:style-name="ce18"/>
          <table:table-cell office:value-type="float" office:value="71" table:style-name="ce28">
            <text:p>71</text:p>
          </table:table-cell>
          <table:table-cell office:value-type="string" table:style-name="ce26">
            <text:p>047001</text:p>
          </table:table-cell>
          <table:table-cell office:value-type="string" table:style-name="ce27">
            <text:p>Hogares privados con servicio doméstico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0" table:style-name="ce22">
            <text:p>0.0000</text:p>
          </table:table-cell>
          <table:table-cell office:value-type="float" office:value="1" table:style-name="ce22">
            <text:p>1.0000</text:p>
          </table:table-cell>
          <table:table-cell office:value-type="float" office:value="1" table:style-name="ce23">
            <text:p>1.0000</text:p>
          </table:table-cell>
          <table:table-cell table:style-name="ce24"/>
          <table:table-cell table:number-columns-repeated="16307"/>
        </table:table-row>
        <table:table-row table:style-name="ro4">
          <table:table-cell table:style-name="ce29"/>
          <table:table-cell office:value-type="string" table:number-columns-spanned="3" table:number-rows-spanned="1" table:style-name="ce37">
            <text:p>ENCADENAMIENTOS TOTALES HACIA ATRÁS</text:p>
          </table:table-cell>
          <table:covered-table-cell table:number-columns-repeated="2"/>
          <table:table-cell office:value-type="float" office:value="1.4925524559321288" table:style-name="ce33">
            <text:p>1.4926</text:p>
          </table:table-cell>
          <table:table-cell office:value-type="float" office:value="1.2782635696803182" table:style-name="ce33">
            <text:p>1.2783</text:p>
          </table:table-cell>
          <table:table-cell office:value-type="float" office:value="1.4906320788982441" table:style-name="ce33">
            <text:p>1.4906</text:p>
          </table:table-cell>
          <table:table-cell office:value-type="float" office:value="1.2597847711618748" table:style-name="ce33">
            <text:p>1.2598</text:p>
          </table:table-cell>
          <table:table-cell office:value-type="float" office:value="1.2732748451688116" table:style-name="ce33">
            <text:p>1.2733</text:p>
          </table:table-cell>
          <table:table-cell office:value-type="float" office:value="1.3840328361523824" table:style-name="ce33">
            <text:p>1.3840</text:p>
          </table:table-cell>
          <table:table-cell office:value-type="float" office:value="1.9382816038980168" table:style-name="ce33">
            <text:p>1.9383</text:p>
          </table:table-cell>
          <table:table-cell office:value-type="float" office:value="1.2012056028918989" table:style-name="ce33">
            <text:p>1.2012</text:p>
          </table:table-cell>
          <table:table-cell office:value-type="float" office:value="1.765690215038616" table:style-name="ce33">
            <text:p>1.7657</text:p>
          </table:table-cell>
          <table:table-cell office:value-type="float" office:value="1.3966285055443444" table:style-name="ce33">
            <text:p>1.3966</text:p>
          </table:table-cell>
          <table:table-cell office:value-type="float" office:value="1.58815884588718" table:style-name="ce33">
            <text:p>1.5882</text:p>
          </table:table-cell>
          <table:table-cell office:value-type="float" office:value="1.5173864663801557" table:style-name="ce33">
            <text:p>1.5174</text:p>
          </table:table-cell>
          <table:table-cell office:value-type="float" office:value="1.3353010478671687" table:style-name="ce33">
            <text:p>1.3353</text:p>
          </table:table-cell>
          <table:table-cell office:value-type="float" office:value="1.3869258742810655" table:style-name="ce33">
            <text:p>1.3869</text:p>
          </table:table-cell>
          <table:table-cell office:value-type="float" office:value="1.518148943186534" table:style-name="ce33">
            <text:p>1.5181</text:p>
          </table:table-cell>
          <table:table-cell office:value-type="float" office:value="2.3310588087316386" table:style-name="ce33">
            <text:p>2.3311</text:p>
          </table:table-cell>
          <table:table-cell office:value-type="float" office:value="2.4191266720336935" table:style-name="ce33">
            <text:p>2.4191</text:p>
          </table:table-cell>
          <table:table-cell office:value-type="float" office:value="1.8837443656765176" table:style-name="ce33">
            <text:p>1.8837</text:p>
          </table:table-cell>
          <table:table-cell office:value-type="float" office:value="1.8313718255304348" table:style-name="ce33">
            <text:p>1.8314</text:p>
          </table:table-cell>
          <table:table-cell office:value-type="float" office:value="1.8775982446699699" table:style-name="ce33">
            <text:p>1.8776</text:p>
          </table:table-cell>
          <table:table-cell office:value-type="float" office:value="2.1899889217660409" table:style-name="ce33">
            <text:p>2.1900</text:p>
          </table:table-cell>
          <table:table-cell office:value-type="float" office:value="1.9189672763222225" table:style-name="ce33">
            <text:p>1.9190</text:p>
          </table:table-cell>
          <table:table-cell office:value-type="float" office:value="2.1314487926213581" table:style-name="ce33">
            <text:p>2.1314</text:p>
          </table:table-cell>
          <table:table-cell office:value-type="float" office:value="2.2541606790481223" table:style-name="ce33">
            <text:p>2.2542</text:p>
          </table:table-cell>
          <table:table-cell office:value-type="float" office:value="1.8342368186267324" table:style-name="ce33">
            <text:p>1.8342</text:p>
          </table:table-cell>
          <table:table-cell office:value-type="float" office:value="2.1055462681803543" table:style-name="ce33">
            <text:p>2.1055</text:p>
          </table:table-cell>
          <table:table-cell office:value-type="float" office:value="1.5419818453057228" table:style-name="ce33">
            <text:p>1.5420</text:p>
          </table:table-cell>
          <table:table-cell office:value-type="float" office:value="1.7281652601869046" table:style-name="ce33">
            <text:p>1.7282</text:p>
          </table:table-cell>
          <table:table-cell office:value-type="float" office:value="1.9905554767482951" table:style-name="ce33">
            <text:p>1.9906</text:p>
          </table:table-cell>
          <table:table-cell office:value-type="float" office:value="1.751072347497777" table:style-name="ce33">
            <text:p>1.7511</text:p>
          </table:table-cell>
          <table:table-cell office:value-type="float" office:value="1.7296258934087649" table:style-name="ce33">
            <text:p>1.7296</text:p>
          </table:table-cell>
          <table:table-cell office:value-type="float" office:value="1.9374112956729717" table:style-name="ce33">
            <text:p>1.9374</text:p>
          </table:table-cell>
          <table:table-cell office:value-type="float" office:value="1.6408574665205859" table:style-name="ce33">
            <text:p>1.6409</text:p>
          </table:table-cell>
          <table:table-cell office:value-type="float" office:value="1.7711542787778751" table:style-name="ce33">
            <text:p>1.7712</text:p>
          </table:table-cell>
          <table:table-cell office:value-type="float" office:value="1.8260784167573763" table:style-name="ce33">
            <text:p>1.8261</text:p>
          </table:table-cell>
          <table:table-cell office:value-type="float" office:value="1.8538944273101712" table:style-name="ce33">
            <text:p>1.8539</text:p>
          </table:table-cell>
          <table:table-cell office:value-type="float" office:value="1.5697012333470475" table:style-name="ce33">
            <text:p>1.5697</text:p>
          </table:table-cell>
          <table:table-cell office:value-type="float" office:value="1.5795306565509841" table:style-name="ce33">
            <text:p>1.5795</text:p>
          </table:table-cell>
          <table:table-cell office:value-type="float" office:value="1.5499122512489605" table:style-name="ce33">
            <text:p>1.5499</text:p>
          </table:table-cell>
          <table:table-cell office:value-type="float" office:value="1.3524712729369464" table:style-name="ce33">
            <text:p>1.3525</text:p>
          </table:table-cell>
          <table:table-cell office:value-type="float" office:value="1.3607397604998073" table:style-name="ce33">
            <text:p>1.3607</text:p>
          </table:table-cell>
          <table:table-cell office:value-type="float" office:value="1.4007931892100285" table:style-name="ce33">
            <text:p>1.4008</text:p>
          </table:table-cell>
          <table:table-cell office:value-type="float" office:value="1.5919316337483391" table:style-name="ce33">
            <text:p>1.5919</text:p>
          </table:table-cell>
          <table:table-cell office:value-type="float" office:value="1.6817975977074728" table:style-name="ce33">
            <text:p>1.6818</text:p>
          </table:table-cell>
          <table:table-cell office:value-type="float" office:value="1.6881458784887062" table:style-name="ce33">
            <text:p>1.6881</text:p>
          </table:table-cell>
          <table:table-cell office:value-type="float" office:value="1.4463671237661107" table:style-name="ce33">
            <text:p>1.4464</text:p>
          </table:table-cell>
          <table:table-cell office:value-type="float" office:value="1.7218181473191596" table:style-name="ce33">
            <text:p>1.7218</text:p>
          </table:table-cell>
          <table:table-cell office:value-type="float" office:value="1.3964095538423105" table:style-name="ce33">
            <text:p>1.3964</text:p>
          </table:table-cell>
          <table:table-cell office:value-type="float" office:value="2.1689193864914156" table:style-name="ce33">
            <text:p>2.1689</text:p>
          </table:table-cell>
          <table:table-cell office:value-type="float" office:value="1.6776128805144153" table:style-name="ce33">
            <text:p>1.6776</text:p>
          </table:table-cell>
          <table:table-cell office:value-type="float" office:value="2.6316363565058967" table:style-name="ce33">
            <text:p>2.6316</text:p>
          </table:table-cell>
          <table:table-cell office:value-type="float" office:value="1.3159967539370816" table:style-name="ce33">
            <text:p>1.3160</text:p>
          </table:table-cell>
          <table:table-cell office:value-type="float" office:value="1.5921756301780816" table:style-name="ce33">
            <text:p>1.5922</text:p>
          </table:table-cell>
          <table:table-cell office:value-type="float" office:value="1.4551722250682184" table:style-name="ce33">
            <text:p>1.4552</text:p>
          </table:table-cell>
          <table:table-cell office:value-type="float" office:value="1.1115245952943802" table:style-name="ce33">
            <text:p>1.1115</text:p>
          </table:table-cell>
          <table:table-cell office:value-type="float" office:value="1.6235617568918022" table:style-name="ce33">
            <text:p>1.6236</text:p>
          </table:table-cell>
          <table:table-cell office:value-type="float" office:value="1.787461756710939" table:style-name="ce33">
            <text:p>1.7875</text:p>
          </table:table-cell>
          <table:table-cell office:value-type="float" office:value="1.4881955780162461" table:style-name="ce33">
            <text:p>1.4882</text:p>
          </table:table-cell>
          <table:table-cell office:value-type="float" office:value="1.6745987893078917" table:style-name="ce33">
            <text:p>1.6746</text:p>
          </table:table-cell>
          <table:table-cell office:value-type="float" office:value="1.4898142001235501" table:style-name="ce33">
            <text:p>1.4898</text:p>
          </table:table-cell>
          <table:table-cell office:value-type="float" office:value="1.5355172549256315" table:style-name="ce33">
            <text:p>1.5355</text:p>
          </table:table-cell>
          <table:table-cell office:value-type="float" office:value="1.7096124824059591" table:style-name="ce33">
            <text:p>1.7096</text:p>
          </table:table-cell>
          <table:table-cell office:value-type="float" office:value="1.4325559850220473" table:style-name="ce33">
            <text:p>1.4326</text:p>
          </table:table-cell>
          <table:table-cell office:value-type="float" office:value="1.3329567712255872" table:style-name="ce33">
            <text:p>1.3330</text:p>
          </table:table-cell>
          <table:table-cell office:value-type="float" office:value="1.3113801280405784" table:style-name="ce33">
            <text:p>1.3114</text:p>
          </table:table-cell>
          <table:table-cell office:value-type="float" office:value="1.2264045710117217" table:style-name="ce33">
            <text:p>1.2264</text:p>
          </table:table-cell>
          <table:table-cell office:value-type="float" office:value="1.0819448258955722" table:style-name="ce33">
            <text:p>1.0819</text:p>
          </table:table-cell>
          <table:table-cell office:value-type="float" office:value="1.295997262526025" table:style-name="ce33">
            <text:p>1.2960</text:p>
          </table:table-cell>
          <table:table-cell office:value-type="float" office:value="1.255083633451642" table:style-name="ce33">
            <text:p>1.2551</text:p>
          </table:table-cell>
          <table:table-cell office:value-type="float" office:value="1.6281535325590766" table:style-name="ce33">
            <text:p>1.6282</text:p>
          </table:table-cell>
          <table:table-cell office:value-type="float" office:value="1" table:style-name="ce33">
            <text:p>1.0000</text:p>
          </table:table-cell>
          <table:table-cell table:style-name="ce33"/>
          <table:table-cell table:style-name="ce24"/>
          <table:table-cell table:number-columns-repeated="16307" table:style-name="ce3"/>
        </table:table-row>
        <table:table-row table:style-name="ro3">
          <table:table-cell table:number-columns-repeated="4" table:style-name="ce2"/>
          <table:table-cell table:number-columns-repeated="72" table:style-name="ce34"/>
          <table:table-cell table:number-columns-repeated="16308" table:style-name="ce2"/>
        </table:table-row>
        <table:table-row table:style-name="ro5">
          <table:table-cell table:style-name="ce2"/>
          <table:table-cell office:value-type="string" table:number-columns-spanned="3" table:number-rows-spanned="1" table:style-name="ce35">
            <text:p><text:span text:style-name="T1">Elaboración:<text:s text:c="2"/></text:span><text:span text:style-name="T2"><text:s/>Subgerencia de Programación y Regulación.<text:s/></text:span><text:span text:style-name="T3"/></text:p>
            <text:p><text:span text:style-name="T4">Dirección Nacional de Síntesis Macroeconómica</text:span></text:p>
          </table:table-cell>
          <table:covered-table-cell table:number-columns-repeated="2"/>
          <table:table-cell table:number-columns-repeated="71" table:style-name="ce2"/>
          <table:table-cell table:style-name="ce3"/>
          <table:table-cell table:number-columns-repeated="16308" table:style-name="ce2"/>
        </table:table-row>
        <table:table-row table:number-rows-repeated="1048500" table:style-name="ro3">
          <table:table-cell table:number-columns-repeated="16384"/>
        </table:table-row>
      </table:table>
      <table:table table:name="'file:///C:/Users/SAMIRA/Downloads/MIPDatos2007C_d.xlsm'#INDICE" table:style-name="ta2">
        <table:table-source xlink:href="file:///C:/Users/SAMIRA/Downloads/MIPDatos2007C_d.xlsm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Componente_Nacional" table:style-name="ta2">
        <table:table-source xlink:href="file:///C:/Users/SAMIRA/Downloads/MIPDatos2007C_d.xlsm" table:table-name="Componente_Nacio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Componente_Importado" table:style-name="ta2">
        <table:table-source xlink:href="file:///C:/Users/SAMIRA/Downloads/MIPDatos2007C_d.xlsm" table:table-name="Componente_Impor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Matriz_Simetrica" table:style-name="ta2">
        <table:table-source xlink:href="file:///C:/Users/SAMIRA/Downloads/MIPDatos2007C_d.xlsm" table:table-name="Matriz_Simetri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Matriz_Coeficientes_Tecnicos" table:style-name="ta2">
        <table:table-source xlink:href="file:///C:/Users/SAMIRA/Downloads/MIPDatos2007C_d.xlsm" table:table-name="Matriz_Coeficientes_Tecnic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Encadenamientos_Directos" table:style-name="ta2">
        <table:table-source xlink:href="file:///C:/Users/SAMIRA/Downloads/MIPDatos2007C_d.xlsm" table:table-name="Encadenamientos_Direct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Manufactureros_Destino_Intermed" table:style-name="ta2">
        <table:table-source xlink:href="file:///C:/Users/SAMIRA/Downloads/MIPDatos2007C_d.xlsm" table:table-name="Manufactureros_Destino_Interm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Manufactureros_Destino_Final" table:style-name="ta2">
        <table:table-source xlink:href="file:///C:/Users/SAMIRA/Downloads/MIPDatos2007C_d.xlsm" table:table-name="Manufactureros_Destino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No_Manufactureros_Destino_Inter" table:style-name="ta2">
        <table:table-source xlink:href="file:///C:/Users/SAMIRA/Downloads/MIPDatos2007C_d.xlsm" table:table-name="No_Manufactureros_Destino_Int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No_Manufactureros_Destino_Final" table:style-name="ta2">
        <table:table-source xlink:href="file:///C:/Users/SAMIRA/Downloads/MIPDatos2007C_d.xlsm" table:table-name="No_Manufactureros_Destino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Matriz_Inversa" table:style-name="ta2">
        <table:table-source xlink:href="file:///C:/Users/SAMIRA/Downloads/MIPDatos2007C_d.xlsm" table:table-name="Matriz_Inver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Encadenamientos_totales" table:style-name="ta2">
        <table:table-source xlink:href="file:///C:/Users/SAMIRA/Downloads/MIPDatos2007C_d.xlsm" table:table-name="Encadenamientos_tota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Sectores_Clave" table:style-name="ta2">
        <table:table-source xlink:href="file:///C:/Users/SAMIRA/Downloads/MIPDatos2007C_d.xlsm" table:table-name="Sectores_Clav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Sectores_Motor" table:style-name="ta2">
        <table:table-source xlink:href="file:///C:/Users/SAMIRA/Downloads/MIPDatos2007C_d.xlsm" table:table-name="Sectores_Mo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Sectores_Base" table:style-name="ta2">
        <table:table-source xlink:href="file:///C:/Users/SAMIRA/Downloads/MIPDatos2007C_d.xlsm" table:table-name="Sectores_Ba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Sectores_Isla" table:style-name="ta2">
        <table:table-source xlink:href="file:///C:/Users/SAMIRA/Downloads/MIPDatos2007C_d.xlsm" table:table-name="Sectores_Isl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Componentes_demanda_final" table:style-name="ta2">
        <table:table-source xlink:href="file:///C:/Users/SAMIRA/Downloads/MIPDatos2007C_d.xlsm" table:table-name="Componentes_demanda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Datos_Simulación_Dinámica" table:style-name="ta2">
        <table:table-source xlink:href="file:///C:/Users/SAMIRA/Downloads/MIPDatos2007C_d.xlsm" table:table-name="Datos_Simulación_Dinámi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Coeficientes_adicionales" table:style-name="ta2">
        <table:table-source xlink:href="file:///C:/Users/SAMIRA/Downloads/MIPDatos2007C_d.xlsm" table:table-name="Coeficientes_adiciona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AMIRA/Downloads/MIPDatos2007C_d.xlsm'#Datos_Simulación_Dinámica_Int" table:style-name="ta2">
        <table:table-source xlink:href="file:///C:/Users/SAMIRA/Downloads/MIPDatos2007C_d.xlsm" table:table-name="Datos_Simulación_Dinámica_Int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4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MIRA</meta:initial-creator>
    <dc:creator>SAMIRA</dc:creator>
    <meta:creation-date>2023-07-09T22:18:53Z</meta:creation-date>
    <dc:date>2023-07-09T22:22:05Z</dc:date>
  </office:meta>
</office:document-meta>
</file>